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61.86pt"/>
    </style:style>
    <style:style style:name="co4" style:family="table-column">
      <style:table-column-properties fo:break-before="auto" style:column-width="9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5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5" style:family="table" style:master-page-name="PageStyle_5f_Sheet4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res_5f_datasets">
      <style:table-properties table:display="true" style:writing-mode="lr-tb"/>
    </style:style>
    <style:style style:name="ta9" style:family="table" style:master-page-name="PageStyle_5f_res_5f_datasets_20__28_1_29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7e379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99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number-columns-repeated="2" table:style-name="ce1" office:value-type="string" calcext:value-type="string">
            <text:p>DLGN</text:p>
          </table:table-cell>
          <table:table-cell table:style-name="ce1" office:value-type="string" calcext:value-type="string">
            <text:p>DLGN VT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odel Max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 table:style-name="ce1" office:value-type="float" office:value="19.2797921049375" calcext:value-type="float">
            <text:p>19.2797921049375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office:value-type="float" office:value="80.44" calcext:value-type="float">
            <text:p>80.44</text:p>
          </table:table-cell>
          <table:table-cell table:style-name="ce1" office:value-type="float" office:value="0.69186981809182" calcext:value-type="float">
            <text:p>0.69186981809182</text:p>
          </table:table-cell>
          <table:table-cell table:style-name="ce1" office:value-type="float" office:value="0.766118054696201" calcext:value-type="float">
            <text:p>0.766118054696201</text:p>
          </table:table-cell>
          <table:table-cell table:style-name="ce1" office:value-type="float" office:value="0.815245637916099" calcext:value-type="float">
            <text:p>0.815245637916099</text:p>
          </table:table-cell>
          <table:table-cell table:style-name="ce2" table:formula="of:=ROUND(100*[.E3]; 2)" office:value-type="float" office:value="69.19" calcext:value-type="float">
            <text:p>69.19</text:p>
          </table:table-cell>
          <table:table-cell table:style-name="ce2" table:formula="of:=ROUND(100*[.F3]; 2)" office:value-type="float" office:value="76.61" calcext:value-type="float">
            <text:p>76.61</text:p>
          </table:table-cell>
          <table:table-cell table:style-name="ce2" table:formula="of:=ROUND(100*[.G3]; 2)" office:value-type="float" office:value="81.52" calcext:value-type="float">
            <text:p>81.52</text:p>
          </table:table-cell>
          <table:table-cell table:style-name="ce1" office:value-type="float" office:value="76.414" calcext:value-type="float">
            <text:p>76.414</text:p>
          </table:table-cell>
          <table:table-cell table:style-name="ce2" table:formula="of:=ROUND(100*[.S3]; 2)" office:value-type="float" office:value="81.94" calcext:value-type="float">
            <text:p>81.94</text:p>
          </table:table-cell>
          <table:table-cell table:style-name="ce2" table:formula="of:=ROUND(100*[.T3]; 2)" office:value-type="float" office:value="86.65" calcext:value-type="float">
            <text:p>86.65</text:p>
          </table:table-cell>
          <table:table-cell table:style-name="ce2" table:formula="of:=ROUND(100*[.U3]; 2)" office:value-type="float" office:value="80.48" calcext:value-type="float">
            <text:p>80.48</text:p>
          </table:table-cell>
          <table:table-cell table:style-name="ce2" table:formula="of:=ROUND(100*[.V3]; 2)" office:value-type="float" office:value="86.1" calcext:value-type="float">
            <text:p>86.1</text:p>
          </table:table-cell>
          <table:table-cell table:style-name="ce2" table:formula="of:=ROUND(100*[.W3]; 2)" office:value-type="float" office:value="81.06" calcext:value-type="float">
            <text:p>81.06</text:p>
          </table:table-cell>
          <table:table-cell table:style-name="ce2" table:formula="of:=ROUND(100*[.X3]; 2)" office:value-type="float" office:value="81.81" calcext:value-type="float">
            <text:p>81.81</text:p>
          </table:table-cell>
          <table:table-cell table:style-name="ce2" table:formula="of:=ROUND(100*[.Y3]; 2)" office:value-type="float" office:value="86.93" calcext:value-type="float">
            <text:p>86.93</text:p>
          </table:table-cell>
          <table:table-cell table:style-name="ce1" office:value-type="float" office:value="0.819372533279818" calcext:value-type="float">
            <text:p>0.819372533279818</text:p>
          </table:table-cell>
          <table:table-cell table:style-name="ce2" office:value-type="float" office:value="0.86653622315874" calcext:value-type="float">
            <text:p>0.86653622315874</text:p>
          </table:table-cell>
          <table:table-cell table:style-name="ce2" office:value-type="float" office:value="0.80478627332932" calcext:value-type="float">
            <text:p>0.80478627332932</text:p>
          </table:table-cell>
          <table:table-cell table:style-name="ce2" office:value-type="float" office:value="0.860997391129842" calcext:value-type="float">
            <text:p>0.860997391129842</text:p>
          </table:table-cell>
          <table:table-cell table:style-name="ce2" office:value-type="float" office:value="0.81055923473142" calcext:value-type="float">
            <text:p>0.81055923473142</text:p>
          </table:table-cell>
          <table:table-cell table:style-name="ce2" office:value-type="float" office:value="0.818054719379223" calcext:value-type="float">
            <text:p>0.818054719379223</text:p>
          </table:table-cell>
          <table:table-cell table:style-name="ce2" office:value-type="float" office:value="0.869335741521172" calcext:value-type="float">
            <text:p>0.869335741521172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C3:.R3]) - [.C3]" office:value-type="float" office:value="4.94000000000001" calcext:value-type="float">
            <text:p>4.9400000000000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 table:style-name="ce1" office:value-type="float" office:value="22.2772277227722" calcext:value-type="float">
            <text:p>22.2772277227722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office:value-type="float" office:value="77.95" calcext:value-type="float">
            <text:p>77.95</text:p>
          </table:table-cell>
          <table:table-cell table:style-name="ce1" office:value-type="float" office:value="0.729522952295229" calcext:value-type="float">
            <text:p>0.729522952295229</text:p>
          </table:table-cell>
          <table:table-cell table:style-name="ce1" office:value-type="float" office:value="0.778127812781278" calcext:value-type="float">
            <text:p>0.778127812781278</text:p>
          </table:table-cell>
          <table:table-cell table:style-name="ce1" office:value-type="float" office:value="0.774077407740774" calcext:value-type="float">
            <text:p>0.774077407740774</text:p>
          </table:table-cell>
          <table:table-cell table:style-name="ce2" table:formula="of:=ROUND(100*[.E4]; 2)" office:value-type="float" office:value="72.95" calcext:value-type="float">
            <text:p>72.95</text:p>
          </table:table-cell>
          <table:table-cell table:style-name="ce2" table:formula="of:=ROUND(100*[.F4]; 2)" office:value-type="float" office:value="77.81" calcext:value-type="float">
            <text:p>77.81</text:p>
          </table:table-cell>
          <table:table-cell table:style-name="ce2" table:formula="of:=ROUND(100*[.G4]; 2)" office:value-type="float" office:value="77.41" calcext:value-type="float">
            <text:p>77.41</text:p>
          </table:table-cell>
          <table:table-cell table:style-name="ce1" office:value-type="float" office:value="77.768" calcext:value-type="float">
            <text:p>77.768</text:p>
          </table:table-cell>
          <table:table-cell table:style-name="ce2" table:formula="of:=ROUND(100*[.S4]; 2)" office:value-type="float" office:value="79.33" calcext:value-type="float">
            <text:p>79.33</text:p>
          </table:table-cell>
          <table:table-cell table:style-name="ce2" table:formula="of:=ROUND(100*[.T4]; 2)" office:value-type="float" office:value="80.2" calcext:value-type="float">
            <text:p>80.2</text:p>
          </table:table-cell>
          <table:table-cell table:style-name="ce2" table:formula="of:=ROUND(100*[.U4]; 2)" office:value-type="float" office:value="78.89" calcext:value-type="float">
            <text:p>78.89</text:p>
          </table:table-cell>
          <table:table-cell table:style-name="ce2" table:formula="of:=ROUND(100*[.V4]; 2)" office:value-type="float" office:value="79.8" calcext:value-type="float">
            <text:p>79.8</text:p>
          </table:table-cell>
          <table:table-cell table:style-name="ce2" table:formula="of:=ROUND(100*[.W4]; 2)" office:value-type="float" office:value="78.62" calcext:value-type="float">
            <text:p>78.62</text:p>
          </table:table-cell>
          <table:table-cell table:style-name="ce2" table:formula="of:=ROUND(100*[.X4]; 2)" office:value-type="float" office:value="79.13" calcext:value-type="float">
            <text:p>79.13</text:p>
          </table:table-cell>
          <table:table-cell table:style-name="ce2" table:formula="of:=ROUND(100*[.Y4]; 2)" office:value-type="float" office:value="80.3" calcext:value-type="float">
            <text:p>80.3</text:p>
          </table:table-cell>
          <table:table-cell table:style-name="ce1" office:value-type="float" office:value="0.793279327932793" calcext:value-type="float">
            <text:p>0.793279327932793</text:p>
          </table:table-cell>
          <table:table-cell table:style-name="ce2" office:value-type="float" office:value="0.802010201020102" calcext:value-type="float">
            <text:p>0.802010201020102</text:p>
          </table:table-cell>
          <table:table-cell table:style-name="ce2" office:value-type="float" office:value="0.788888888888889" calcext:value-type="float">
            <text:p>0.788888888888889</text:p>
          </table:table-cell>
          <table:table-cell table:style-name="ce2" office:value-type="float" office:value="0.798019801980198" calcext:value-type="float">
            <text:p>0.798019801980198</text:p>
          </table:table-cell>
          <table:table-cell table:style-name="ce2" office:value-type="float" office:value="0.786228622862286" calcext:value-type="float">
            <text:p>0.786228622862286</text:p>
          </table:table-cell>
          <table:table-cell table:style-name="ce2" office:value-type="float" office:value="0.791349134913491" calcext:value-type="float">
            <text:p>0.791349134913491</text:p>
          </table:table-cell>
          <table:table-cell table:style-name="ce2" office:value-type="float" office:value="0.803020302030203" calcext:value-type="float">
            <text:p>0.803020302030203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C4:.R4]) - [.C4]" office:value-type="float" office:value="1.77" calcext:value-type="float">
            <text:p>1.77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 table:style-name="ce1" office:value-type="float" office:value="39.0917007167258" calcext:value-type="float">
            <text:p>39.0917007167258</text:p>
          </table:table-cell>
          <table:table-cell table:style-name="ce1" office:value-type="float" office:value="61.01" calcext:value-type="float">
            <text:p>61.01</text:p>
          </table:table-cell>
          <table:table-cell table:style-name="ce2" office:value-type="float" office:value="61.08" calcext:value-type="float">
            <text:p>61.08</text:p>
          </table:table-cell>
          <table:table-cell table:style-name="ce1" office:value-type="float" office:value="0.588719941054323" calcext:value-type="float">
            <text:p>0.588719941054323</text:p>
          </table:table-cell>
          <table:table-cell table:style-name="ce1" office:value-type="float" office:value="0.606604595083394" calcext:value-type="float">
            <text:p>0.606604595083394</text:p>
          </table:table-cell>
          <table:table-cell table:style-name="ce1" office:value-type="float" office:value="0.605063969455422" calcext:value-type="float">
            <text:p>0.605063969455422</text:p>
          </table:table-cell>
          <table:table-cell table:style-name="ce2" table:formula="of:=ROUND(100*[.E5]; 2)" office:value-type="float" office:value="58.87" calcext:value-type="float">
            <text:p>58.87</text:p>
          </table:table-cell>
          <table:table-cell table:style-name="ce2" table:formula="of:=ROUND(100*[.F5]; 2)" office:value-type="float" office:value="60.66" calcext:value-type="float">
            <text:p>60.66</text:p>
          </table:table-cell>
          <table:table-cell table:style-name="ce2" table:formula="of:=ROUND(100*[.G5]; 2)" office:value-type="float" office:value="60.51" calcext:value-type="float">
            <text:p>60.51</text:p>
          </table:table-cell>
          <table:table-cell table:style-name="ce1" office:value-type="float" office:value="60.835" calcext:value-type="float">
            <text:p>60.835</text:p>
          </table:table-cell>
          <table:table-cell table:style-name="ce2" table:formula="of:=ROUND(100*[.S5]; 2)" office:value-type="float" office:value="60.42" calcext:value-type="float">
            <text:p>60.42</text:p>
          </table:table-cell>
          <table:table-cell table:style-name="ce2" table:formula="of:=ROUND(100*[.T5]; 2)" office:value-type="float" office:value="60.4" calcext:value-type="float">
            <text:p>60.4</text:p>
          </table:table-cell>
          <table:table-cell table:style-name="ce2" table:formula="of:=ROUND(100*[.U5]; 2)" office:value-type="float" office:value="60.33" calcext:value-type="float">
            <text:p>60.33</text:p>
          </table:table-cell>
          <table:table-cell table:style-name="ce2" table:formula="of:=ROUND(100*[.V5]; 2)" office:value-type="float" office:value="60.47" calcext:value-type="float">
            <text:p>60.47</text:p>
          </table:table-cell>
          <table:table-cell table:style-name="ce2" table:formula="of:=ROUND(100*[.W5]; 2)" office:value-type="float" office:value="60.44" calcext:value-type="float">
            <text:p>60.44</text:p>
          </table:table-cell>
          <table:table-cell table:style-name="ce2" table:formula="of:=ROUND(100*[.X5]; 2)" office:value-type="float" office:value="60.47" calcext:value-type="float">
            <text:p>60.47</text:p>
          </table:table-cell>
          <table:table-cell table:style-name="ce2" table:formula="of:=ROUND(100*[.Y5]; 2)" office:value-type="float" office:value="60.59" calcext:value-type="float">
            <text:p>60.59</text:p>
          </table:table-cell>
          <table:table-cell table:style-name="ce1" office:value-type="float" office:value="0.604167153847953" calcext:value-type="float">
            <text:p>0.604167153847953</text:p>
          </table:table-cell>
          <table:table-cell table:style-name="ce2" office:value-type="float" office:value="0.603978517254012" calcext:value-type="float">
            <text:p>0.603978517254012</text:p>
          </table:table-cell>
          <table:table-cell table:style-name="ce2" office:value-type="float" office:value="0.603331540506201" calcext:value-type="float">
            <text:p>0.603331540506201</text:p>
          </table:table-cell>
          <table:table-cell table:style-name="ce2" office:value-type="float" office:value="0.604736181590004" calcext:value-type="float">
            <text:p>0.604736181590004</text:p>
          </table:table-cell>
          <table:table-cell table:style-name="ce2" office:value-type="float" office:value="0.604449329248805" calcext:value-type="float">
            <text:p>0.604449329248805</text:p>
          </table:table-cell>
          <table:table-cell table:style-name="ce2" office:value-type="float" office:value="0.604656673604128" calcext:value-type="float">
            <text:p>0.604656673604128</text:p>
          </table:table-cell>
          <table:table-cell table:style-name="ce2" office:value-type="float" office:value="0.605906975656526" calcext:value-type="float">
            <text:p>0.605906975656526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C5:.R5]) - [.C5]" office:value-type="float" office:value="0.0700000000000003" calcext:value-type="float">
            <text:p>0.07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float" office:value="12.2981079833871" calcext:value-type="float">
            <text:p>12.2981079833871</text:p>
          </table:table-cell>
          <table:table-cell table:style-name="ce2" office:value-type="float" office:value="88.69" calcext:value-type="float">
            <text:p>88.69</text:p>
          </table:table-cell>
          <table:table-cell table:style-name="ce2" office:value-type="float" office:value="87.66" calcext:value-type="float">
            <text:p>87.66</text:p>
          </table:table-cell>
          <table:table-cell table:style-name="ce1" office:value-type="float" office:value="0.677434240886017" calcext:value-type="float">
            <text:p>0.677434240886017</text:p>
          </table:table-cell>
          <table:table-cell table:style-name="ce1" office:value-type="float" office:value="0.859252422704199" calcext:value-type="float">
            <text:p>0.859252422704199</text:p>
          </table:table-cell>
          <table:table-cell table:style-name="ce1" office:value-type="float" office:value="0.86455929856945" calcext:value-type="float">
            <text:p>0.86455929856945</text:p>
          </table:table-cell>
          <table:table-cell table:style-name="ce2" table:formula="of:=ROUND(100*[.E6]; 2)" office:value-type="float" office:value="67.74" calcext:value-type="float">
            <text:p>67.74</text:p>
          </table:table-cell>
          <table:table-cell table:style-name="ce2" table:formula="of:=ROUND(100*[.F6]; 2)" office:value-type="float" office:value="85.93" calcext:value-type="float">
            <text:p>85.93</text:p>
          </table:table-cell>
          <table:table-cell table:style-name="ce2" table:formula="of:=ROUND(100*[.G6]; 2)" office:value-type="float" office:value="86.46" calcext:value-type="float">
            <text:p>86.46</text:p>
          </table:table-cell>
          <table:table-cell table:style-name="ce1" office:value-type="float" office:value="84.656" calcext:value-type="float">
            <text:p>84.656</text:p>
          </table:table-cell>
          <table:table-cell table:style-name="ce2" table:formula="of:=ROUND(100*[.S6]; 2)" office:value-type="float" office:value="88.64" calcext:value-type="float">
            <text:p>88.64</text:p>
          </table:table-cell>
          <table:table-cell table:style-name="ce2" table:formula="of:=ROUND(100*[.T6]; 2)" office:value-type="float" office:value="89.75" calcext:value-type="float">
            <text:p>89.75</text:p>
          </table:table-cell>
          <table:table-cell table:style-name="ce2" table:formula="of:=ROUND(100*[.U6]; 2)" office:value-type="float" office:value="86.74" calcext:value-type="float">
            <text:p>86.74</text:p>
          </table:table-cell>
          <table:table-cell table:style-name="ce2" table:formula="of:=ROUND(100*[.V6]; 2)" office:value-type="float" office:value="89.26" calcext:value-type="float">
            <text:p>89.26</text:p>
          </table:table-cell>
          <table:table-cell table:style-name="ce2" table:formula="of:=ROUND(100*[.W6]; 2)" office:value-type="float" office:value="87.79" calcext:value-type="float">
            <text:p>87.79</text:p>
          </table:table-cell>
          <table:table-cell table:style-name="ce2" table:formula="of:=ROUND(100*[.X6]; 2)" office:value-type="float" office:value="88.81" calcext:value-type="float">
            <text:p>88.81</text:p>
          </table:table-cell>
          <table:table-cell table:style-name="ce2" table:formula="of:=ROUND(100*[.Y6]; 2)" office:value-type="float" office:value="90.1" calcext:value-type="float">
            <text:p>90.1</text:p>
          </table:table-cell>
          <table:table-cell table:style-name="ce1" office:value-type="float" office:value="0.886360379724163" calcext:value-type="float">
            <text:p>0.886360379724163</text:p>
          </table:table-cell>
          <table:table-cell table:style-name="ce2" office:value-type="float" office:value="0.897474476088125" calcext:value-type="float">
            <text:p>0.897474476088125</text:p>
          </table:table-cell>
          <table:table-cell table:style-name="ce2" office:value-type="float" office:value="0.867409994626545" calcext:value-type="float">
            <text:p>0.867409994626545</text:p>
          </table:table-cell>
          <table:table-cell table:style-name="ce2" office:value-type="float" office:value="0.892629410711087" calcext:value-type="float">
            <text:p>0.892629410711087</text:p>
          </table:table-cell>
          <table:table-cell table:style-name="ce2" office:value-type="float" office:value="0.877924055167473" calcext:value-type="float">
            <text:p>0.877924055167473</text:p>
          </table:table-cell>
          <table:table-cell table:style-name="ce2" office:value-type="float" office:value="0.888053018090632" calcext:value-type="float">
            <text:p>0.888053018090632</text:p>
          </table:table-cell>
          <table:table-cell table:style-name="ce2" office:value-type="float" office:value="0.901029912233566" calcext:value-type="float">
            <text:p>0.901029912233566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C6:.R6]) - [.C6]" office:value-type="float" office:value="1.41" calcext:value-type="float">
            <text:p>1.4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 table:style-name="ce1" office:value-type="float" office:value="25.0071204784961" calcext:value-type="float">
            <text:p>25.0071204784961</text:p>
          </table:table-cell>
          <table:table-cell table:style-name="ce2" office:value-type="float" office:value="76.42" calcext:value-type="float">
            <text:p>76.42</text:p>
          </table:table-cell>
          <table:table-cell table:style-name="ce2" office:value-type="float" office:value="75.51" calcext:value-type="float">
            <text:p>75.51</text:p>
          </table:table-cell>
          <table:table-cell table:style-name="ce1" office:value-type="float" office:value="0.609228140131016" calcext:value-type="float">
            <text:p>0.609228140131016</text:p>
          </table:table-cell>
          <table:table-cell table:style-name="ce1" office:value-type="float" office:value="0.513244090002848" calcext:value-type="float">
            <text:p>0.513244090002848</text:p>
          </table:table-cell>
          <table:table-cell table:style-name="ce1" office:value-type="float" office:value="0.764169752207348" calcext:value-type="float">
            <text:p>0.764169752207348</text:p>
          </table:table-cell>
          <table:table-cell table:style-name="ce2" table:formula="of:=ROUND(100*[.E7]; 2)" office:value-type="float" office:value="60.92" calcext:value-type="float">
            <text:p>60.92</text:p>
          </table:table-cell>
          <table:table-cell table:style-name="ce2" table:formula="of:=ROUND(100*[.F7]; 2)" office:value-type="float" office:value="51.32" calcext:value-type="float">
            <text:p>51.32</text:p>
          </table:table-cell>
          <table:table-cell table:style-name="ce2" table:formula="of:=ROUND(100*[.G7]; 2)" office:value-type="float" office:value="76.42" calcext:value-type="float">
            <text:p>76.42</text:p>
          </table:table-cell>
          <table:table-cell table:style-name="ce1" office:value-type="float" office:value="73.284" calcext:value-type="float">
            <text:p>73.284</text:p>
          </table:table-cell>
          <table:table-cell table:style-name="ce2" table:formula="of:=ROUND(100*[.S7]; 2)" office:value-type="float" office:value="77.53" calcext:value-type="float">
            <text:p>77.53</text:p>
          </table:table-cell>
          <table:table-cell table:style-name="ce2" table:formula="of:=ROUND(100*[.T7]; 2)" office:value-type="float" office:value="77.23" calcext:value-type="float">
            <text:p>77.23</text:p>
          </table:table-cell>
          <table:table-cell table:style-name="ce2" table:formula="of:=ROUND(100*[.U7]; 2)" office:value-type="float" office:value="76.85" calcext:value-type="float">
            <text:p>76.85</text:p>
          </table:table-cell>
          <table:table-cell table:style-name="ce2" table:formula="of:=ROUND(100*[.V7]; 2)" office:value-type="float" office:value="77.25" calcext:value-type="float">
            <text:p>77.25</text:p>
          </table:table-cell>
          <table:table-cell table:style-name="ce2" table:formula="of:=ROUND(100*[.W7]; 2)" office:value-type="float" office:value="77.01" calcext:value-type="float">
            <text:p>77.01</text:p>
          </table:table-cell>
          <table:table-cell table:style-name="ce2" table:formula="of:=ROUND(100*[.X7]; 2)" office:value-type="float" office:value="75.99" calcext:value-type="float">
            <text:p>75.99</text:p>
          </table:table-cell>
          <table:table-cell table:style-name="ce2" table:formula="of:=ROUND(100*[.Y7]; 2)" office:value-type="float" office:value="77.34" calcext:value-type="float">
            <text:p>77.34</text:p>
          </table:table-cell>
          <table:table-cell table:style-name="ce1" office:value-type="float" office:value="0.775340425531915" calcext:value-type="float">
            <text:p>0.775340425531915</text:p>
          </table:table-cell>
          <table:table-cell table:style-name="ce2" office:value-type="float" office:value="0.772283687943262" calcext:value-type="float">
            <text:p>0.772283687943262</text:p>
          </table:table-cell>
          <table:table-cell table:style-name="ce2" office:value-type="float" office:value="0.768489361702128" calcext:value-type="float">
            <text:p>0.768489361702128</text:p>
          </table:table-cell>
          <table:table-cell table:style-name="ce2" office:value-type="float" office:value="0.772482269503546" calcext:value-type="float">
            <text:p>0.772482269503546</text:p>
          </table:table-cell>
          <table:table-cell table:style-name="ce2" office:value-type="float" office:value="0.770113475177305" calcext:value-type="float">
            <text:p>0.770113475177305</text:p>
          </table:table-cell>
          <table:table-cell table:style-name="ce2" office:value-type="float" office:value="0.759893617021277" calcext:value-type="float">
            <text:p>0.759893617021277</text:p>
          </table:table-cell>
          <table:table-cell table:style-name="ce2" office:value-type="float" office:value="0.77341134751773" calcext:value-type="float">
            <text:p>0.77341134751773</text:p>
          </table:table-cell>
          <table:table-cell table:style-name="ce2" office:value-type="string" calcext:value-type="string">
            <text:p>FT Transformer</text:p>
          </table:table-cell>
          <table:table-cell table:style-name="ce2" table:formula="of:=MAX([.C7:.R7]) - [.C7]" office:value-type="float" office:value="1.11" calcext:value-type="float">
            <text:p>1.1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style-name="ce1" office:value-type="float" office:value="8.90265323102523" calcext:value-type="float">
            <text:p>8.90265323102523</text:p>
          </table:table-cell>
          <table:table-cell table:style-name="ce2" office:value-type="float" office:value="94.24" calcext:value-type="float">
            <text:p>94.2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.666467765386134" calcext:value-type="float">
            <text:p>0.666467765386134</text:p>
          </table:table-cell>
          <table:table-cell table:style-name="ce1" office:value-type="float" office:value="0.788346626102011" calcext:value-type="float">
            <text:p>0.788346626102011</text:p>
          </table:table-cell>
          <table:table-cell table:style-name="ce1" office:value-type="float" office:value="0.818551606478018" calcext:value-type="float">
            <text:p>0.818551606478018</text:p>
          </table:table-cell>
          <table:table-cell table:style-name="ce2" table:formula="of:=ROUND(100*[.E8]; 2)" office:value-type="float" office:value="66.65" calcext:value-type="float">
            <text:p>66.65</text:p>
          </table:table-cell>
          <table:table-cell table:style-name="ce2" table:formula="of:=ROUND(100*[.F8]; 2)" office:value-type="float" office:value="78.83" calcext:value-type="float">
            <text:p>78.83</text:p>
          </table:table-cell>
          <table:table-cell table:style-name="ce2" table:formula="of:=ROUND(100*[.G8]; 2)" office:value-type="float" office:value="81.86" calcext:value-type="float">
            <text:p>81.86</text:p>
          </table:table-cell>
          <table:table-cell table:style-name="ce1" office:value-type="float" office:value="82.986" calcext:value-type="float">
            <text:p>82.986</text:p>
          </table:table-cell>
          <table:table-cell table:style-name="ce2" table:formula="of:=ROUND(100*[.S8]; 2)" office:value-type="float" office:value="80.52" calcext:value-type="float">
            <text:p>80.52</text:p>
          </table:table-cell>
          <table:table-cell table:style-name="ce2" table:formula="of:=ROUND(100*[.T8]; 2)" office:value-type="float" office:value="81.82" calcext:value-type="float">
            <text:p>81.82</text:p>
          </table:table-cell>
          <table:table-cell table:style-name="ce2" table:formula="of:=ROUND(100*[.U8]; 2)" office:value-type="float" office:value="78.4" calcext:value-type="float">
            <text:p>78.4</text:p>
          </table:table-cell>
          <table:table-cell table:style-name="ce2" table:formula="of:=ROUND(100*[.V8]; 2)" office:value-type="float" office:value="82.77" calcext:value-type="float">
            <text:p>82.77</text:p>
          </table:table-cell>
          <table:table-cell table:style-name="ce2" table:formula="of:=ROUND(100*[.W8]; 2)" office:value-type="float" office:value="79.63" calcext:value-type="float">
            <text:p>79.63</text:p>
          </table:table-cell>
          <table:table-cell table:style-name="ce2" table:formula="of:=ROUND(100*[.X8]; 2)" office:value-type="float" office:value="80.42" calcext:value-type="float">
            <text:p>80.42</text:p>
          </table:table-cell>
          <table:table-cell table:style-name="ce2" table:formula="of:=ROUND(100*[.Y8]; 2)" office:value-type="float" office:value="81.83" calcext:value-type="float">
            <text:p>81.83</text:p>
          </table:table-cell>
          <table:table-cell table:style-name="ce1" office:value-type="float" office:value="0.805168" calcext:value-type="float">
            <text:p>0.805168</text:p>
          </table:table-cell>
          <table:table-cell table:style-name="ce2" office:value-type="float" office:value="0.818154666666667" calcext:value-type="float">
            <text:p>0.818154666666667</text:p>
          </table:table-cell>
          <table:table-cell table:style-name="ce2" office:value-type="float" office:value="0.783978666666667" calcext:value-type="float">
            <text:p>0.783978666666667</text:p>
          </table:table-cell>
          <table:table-cell table:style-name="ce2" office:value-type="float" office:value="0.827733333333333" calcext:value-type="float">
            <text:p>0.827733333333333</text:p>
          </table:table-cell>
          <table:table-cell table:style-name="ce2" office:value-type="float" office:value="0.796322666666667" calcext:value-type="float">
            <text:p>0.796322666666667</text:p>
          </table:table-cell>
          <table:table-cell table:style-name="ce2" office:value-type="float" office:value="0.804177333333333" calcext:value-type="float">
            <text:p>0.804177333333333</text:p>
          </table:table-cell>
          <table:table-cell table:style-name="ce2" office:value-type="float" office:value="0.818293333333333" calcext:value-type="float">
            <text:p>0.818293333333333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C8:.R8]) - [.C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 table:style-name="ce1" office:value-type="float" office:value="15.6227758007117" calcext:value-type="float">
            <text:p>15.6227758007117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84.7" calcext:value-type="float">
            <text:p>84.7</text:p>
          </table:table-cell>
          <table:table-cell table:style-name="ce1" office:value-type="float" office:value="0.680427046263345" calcext:value-type="float">
            <text:p>0.680427046263345</text:p>
          </table:table-cell>
          <table:table-cell table:style-name="ce1" office:value-type="float" office:value="0.824555160142348" calcext:value-type="float">
            <text:p>0.824555160142348</text:p>
          </table:table-cell>
          <table:table-cell table:style-name="ce1" office:value-type="float" office:value="0.834875444839857" calcext:value-type="float">
            <text:p>0.834875444839857</text:p>
          </table:table-cell>
          <table:table-cell table:style-name="ce2" table:formula="of:=ROUND(100*[.E9]; 2)" office:value-type="float" office:value="68.04" calcext:value-type="float">
            <text:p>68.04</text:p>
          </table:table-cell>
          <table:table-cell table:style-name="ce2" table:formula="of:=ROUND(100*[.F9]; 2)" office:value-type="float" office:value="82.46" calcext:value-type="float">
            <text:p>82.46</text:p>
          </table:table-cell>
          <table:table-cell table:style-name="ce2" table:formula="of:=ROUND(100*[.G9]; 2)" office:value-type="float" office:value="83.49" calcext:value-type="float">
            <text:p>83.49</text:p>
          </table:table-cell>
          <table:table-cell table:style-name="ce1" office:value-type="float" office:value="83.06" calcext:value-type="float">
            <text:p>83.06</text:p>
          </table:table-cell>
          <table:table-cell table:style-name="ce2" table:formula="of:=ROUND(100*[.S9]; 2)" office:value-type="float" office:value="85.89" calcext:value-type="float">
            <text:p>85.89</text:p>
          </table:table-cell>
          <table:table-cell table:style-name="ce2" table:formula="of:=ROUND(100*[.T9]; 2)" office:value-type="float" office:value="85.36" calcext:value-type="float">
            <text:p>85.36</text:p>
          </table:table-cell>
          <table:table-cell table:style-name="ce2" table:formula="of:=ROUND(100*[.U9]; 2)" office:value-type="float" office:value="85.41" calcext:value-type="float">
            <text:p>85.41</text:p>
          </table:table-cell>
          <table:table-cell table:style-name="ce2" table:formula="of:=ROUND(100*[.V9]; 2)" office:value-type="float" office:value="85.43" calcext:value-type="float">
            <text:p>85.43</text:p>
          </table:table-cell>
          <table:table-cell table:style-name="ce2" table:formula="of:=ROUND(100*[.W9]; 2)" office:value-type="float" office:value="85.72" calcext:value-type="float">
            <text:p>85.72</text:p>
          </table:table-cell>
          <table:table-cell table:style-name="ce2" table:formula="of:=ROUND(100*[.X9]; 2)" office:value-type="float" office:value="84.75" calcext:value-type="float">
            <text:p>84.75</text:p>
          </table:table-cell>
          <table:table-cell table:style-name="ce2" table:formula="of:=ROUND(100*[.Y9]; 2)" office:value-type="float" office:value="85.96" calcext:value-type="float">
            <text:p>85.96</text:p>
          </table:table-cell>
          <table:table-cell table:style-name="ce1" office:value-type="float" office:value="0.858916567813365" calcext:value-type="float">
            <text:p>0.858916567813365</text:p>
          </table:table-cell>
          <table:table-cell table:style-name="ce2" office:value-type="float" office:value="0.853602214313958" calcext:value-type="float">
            <text:p>0.853602214313958</text:p>
          </table:table-cell>
          <table:table-cell table:style-name="ce2" office:value-type="float" office:value="0.854092526690391" calcext:value-type="float">
            <text:p>0.854092526690391</text:p>
          </table:table-cell>
          <table:table-cell table:style-name="ce2" office:value-type="float" office:value="0.854306049822064" calcext:value-type="float">
            <text:p>0.854306049822064</text:p>
          </table:table-cell>
          <table:table-cell table:style-name="ce2" office:value-type="float" office:value="0.857153024911032" calcext:value-type="float">
            <text:p>0.857153024911032</text:p>
          </table:table-cell>
          <table:table-cell table:style-name="ce2" office:value-type="float" office:value="0.847465401344405" calcext:value-type="float">
            <text:p>0.847465401344405</text:p>
          </table:table-cell>
          <table:table-cell table:style-name="ce2" office:value-type="float" office:value="0.859604586793199" calcext:value-type="float">
            <text:p>0.859604586793199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C9:.R9]) - [.C9]" office:value-type="float" office:value="0.439999999999998" calcext:value-type="float">
            <text:p>0.439999999999998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 table:style-name="ce1" office:value-type="float" office:value="13.6556104446012" calcext:value-type="float">
            <text:p>13.6556104446012</text:p>
          </table:table-cell>
          <table:table-cell table:style-name="ce2" office:value-type="float" office:value="86.66" calcext:value-type="float">
            <text:p>86.66</text:p>
          </table:table-cell>
          <table:table-cell table:style-name="ce2" office:value-type="float" office:value="86.8" calcext:value-type="float">
            <text:p>86.8</text:p>
          </table:table-cell>
          <table:table-cell table:style-name="ce1" office:value-type="float" office:value="0.719124911785462" calcext:value-type="float">
            <text:p>0.719124911785462</text:p>
          </table:table-cell>
          <table:table-cell table:style-name="ce1" office:value-type="float" office:value="0.849329569513055" calcext:value-type="float">
            <text:p>0.849329569513055</text:p>
          </table:table-cell>
          <table:table-cell table:style-name="ce1" office:value-type="float" office:value="0.855328158080451" calcext:value-type="float">
            <text:p>0.855328158080451</text:p>
          </table:table-cell>
          <table:table-cell table:style-name="ce2" table:formula="of:=ROUND(100*[.E10]; 2)" office:value-type="float" office:value="71.91" calcext:value-type="float">
            <text:p>71.91</text:p>
          </table:table-cell>
          <table:table-cell table:style-name="ce2" table:formula="of:=ROUND(100*[.F10]; 2)" office:value-type="float" office:value="84.93" calcext:value-type="float">
            <text:p>84.93</text:p>
          </table:table-cell>
          <table:table-cell table:style-name="ce2" table:formula="of:=ROUND(100*[.G10]; 2)" office:value-type="float" office:value="85.53" calcext:value-type="float">
            <text:p>85.53</text:p>
          </table:table-cell>
          <table:table-cell table:style-name="ce1" office:value-type="float" office:value="84.721" calcext:value-type="float">
            <text:p>84.721</text:p>
          </table:table-cell>
          <table:table-cell table:style-name="ce2" table:formula="of:=ROUND(100*[.S10]; 2)" office:value-type="float" office:value="87.84" calcext:value-type="float">
            <text:p>87.84</text:p>
          </table:table-cell>
          <table:table-cell table:style-name="ce2" table:formula="of:=ROUND(100*[.T10]; 2)" office:value-type="float" office:value="88.2" calcext:value-type="float">
            <text:p>88.2</text:p>
          </table:table-cell>
          <table:table-cell table:style-name="ce2" table:formula="of:=ROUND(100*[.U10]; 2)" office:value-type="float" office:value="87.72" calcext:value-type="float">
            <text:p>87.72</text:p>
          </table:table-cell>
          <table:table-cell table:style-name="ce2" table:formula="of:=ROUND(100*[.V10]; 2)" office:value-type="float" office:value="87.96" calcext:value-type="float">
            <text:p>87.96</text:p>
          </table:table-cell>
          <table:table-cell table:style-name="ce2" table:formula="of:=ROUND(100*[.W10]; 2)" office:value-type="float" office:value="87.34" calcext:value-type="float">
            <text:p>87.34</text:p>
          </table:table-cell>
          <table:table-cell table:style-name="ce2" table:formula="of:=ROUND(100*[.X10]; 2)" office:value-type="float" office:value="88.44" calcext:value-type="float">
            <text:p>88.44</text:p>
          </table:table-cell>
          <table:table-cell table:style-name="ce2" table:formula="of:=ROUND(100*[.Y10]; 2)" office:value-type="float" office:value="88.8" calcext:value-type="float">
            <text:p>88.8</text:p>
          </table:table-cell>
          <table:table-cell table:style-name="ce1" office:value-type="float" office:value="0.878424912734831" calcext:value-type="float">
            <text:p>0.878424912734831</text:p>
          </table:table-cell>
          <table:table-cell table:style-name="ce2" office:value-type="float" office:value="0.882041024434247" calcext:value-type="float">
            <text:p>0.882041024434247</text:p>
          </table:table-cell>
          <table:table-cell table:style-name="ce2" office:value-type="float" office:value="0.877162019061066" calcext:value-type="float">
            <text:p>0.877162019061066</text:p>
          </table:table-cell>
          <table:table-cell table:style-name="ce2" office:value-type="float" office:value="0.879554457387144" calcext:value-type="float">
            <text:p>0.879554457387144</text:p>
          </table:table-cell>
          <table:table-cell table:style-name="ce2" office:value-type="float" office:value="0.873373338039769" calcext:value-type="float">
            <text:p>0.873373338039769</text:p>
          </table:table-cell>
          <table:table-cell table:style-name="ce2" office:value-type="float" office:value="0.884362866219555" calcext:value-type="float">
            <text:p>0.884362866219555</text:p>
          </table:table-cell>
          <table:table-cell table:style-name="ce2" office:value-type="float" office:value="0.888002510099227" calcext:value-type="float">
            <text:p>0.888002510099227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C10:.R10]) - [.C10]" office:value-type="float" office:value="2.14" calcext:value-type="float">
            <text:p>2.14</text:p>
          </table:table-cell>
          <table:table-cell table:number-columns-repeated="997"/>
        </table:table-row>
        <table:table-row table:style-name="ro1" table:visibility="collapse">
          <table:table-cell/>
          <table:table-cell table:number-columns-repeated="2" table:style-name="ce1" office:value-type="string" calcext:value-type="string">
            <text:p>DLGN</text:p>
          </table:table-cell>
          <table:table-cell table:style-name="ce1" office:value-type="string" calcext:value-type="string">
            <text:p>DLGN VT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 table:style-name="ce1" office:value-type="float" office:value="42.8392745465916" calcext:value-type="float">
            <text:p>42.8392745465916</text:p>
          </table:table-cell>
          <table:table-cell table:style-name="ce2" office:value-type="float" office:value="58.29" calcext:value-type="float">
            <text:p>58.29</text:p>
          </table:table-cell>
          <table:table-cell table:style-name="ce2" office:value-type="float" office:value="56.72" calcext:value-type="float">
            <text:p>56.72</text:p>
          </table:table-cell>
          <table:table-cell table:style-name="ce1" office:value-type="float" office:value="0.523452157598499" calcext:value-type="float">
            <text:p>0.523452157598499</text:p>
          </table:table-cell>
          <table:table-cell table:style-name="ce1" office:value-type="float" office:value="0.534083802376485" calcext:value-type="float">
            <text:p>0.534083802376485</text:p>
          </table:table-cell>
          <table:table-cell table:style-name="ce1" office:value-type="float" office:value="0.564727954971857" calcext:value-type="float">
            <text:p>0.564727954971857</text:p>
          </table:table-cell>
          <table:table-cell table:style-name="ce2" table:formula="of:=ROUND(100*[.E12]; 2)" office:value-type="float" office:value="52.35" calcext:value-type="float">
            <text:p>52.35</text:p>
          </table:table-cell>
          <table:table-cell table:style-name="ce2" table:formula="of:=ROUND(100*[.F12]; 2)" office:value-type="float" office:value="53.41" calcext:value-type="float">
            <text:p>53.41</text:p>
          </table:table-cell>
          <table:table-cell table:style-name="ce2" table:formula="of:=ROUND(100*[.G12]; 2)" office:value-type="float" office:value="56.47" calcext:value-type="float">
            <text:p>56.47</text:p>
          </table:table-cell>
          <table:table-cell table:style-name="ce1" office:value-type="float" office:value="55.097" calcext:value-type="float">
            <text:p>55.097</text:p>
          </table:table-cell>
          <table:table-cell table:style-name="ce2" table:formula="of:=ROUND(100*[.S12]; 2)" office:value-type="float" office:value="57.83" calcext:value-type="float">
            <text:p>57.83</text:p>
          </table:table-cell>
          <table:table-cell table:style-name="ce2" table:formula="of:=ROUND(100*[.T12]; 2)" office:value-type="float" office:value="63.43" calcext:value-type="float">
            <text:p>63.43</text:p>
          </table:table-cell>
          <table:table-cell table:style-name="ce2" table:formula="of:=ROUND(100*[.U12]; 2)" office:value-type="float" office:value="58.35" calcext:value-type="float">
            <text:p>58.35</text:p>
          </table:table-cell>
          <table:table-cell table:style-name="ce2" table:formula="of:=ROUND(100*[.V12]; 2)" office:value-type="float" office:value="65.08" calcext:value-type="float">
            <text:p>65.08</text:p>
          </table:table-cell>
          <table:table-cell table:style-name="ce2" table:formula="of:=ROUND(100*[.W12]; 2)" office:value-type="float" office:value="58.12" calcext:value-type="float">
            <text:p>58.12</text:p>
          </table:table-cell>
          <table:table-cell table:style-name="ce2" table:formula="of:=ROUND(100*[.X12]; 2)" office:value-type="float" office:value="58.45" calcext:value-type="float">
            <text:p>58.45</text:p>
          </table:table-cell>
          <table:table-cell table:style-name="ce2" table:formula="of:=ROUND(100*[.Y12]; 2)" office:value-type="float" office:value="65.88" calcext:value-type="float">
            <text:p>65.88</text:p>
          </table:table-cell>
          <table:table-cell table:style-name="ce1" office:value-type="float" office:value="0.578319783197832" calcext:value-type="float">
            <text:p>0.578319783197832</text:p>
          </table:table-cell>
          <table:table-cell table:style-name="ce2" office:value-type="float" office:value="0.634271419637273" calcext:value-type="float">
            <text:p>0.634271419637273</text:p>
          </table:table-cell>
          <table:table-cell table:style-name="ce2" office:value-type="float" office:value="0.58346188590091" calcext:value-type="float">
            <text:p>0.58346188590091</text:p>
          </table:table-cell>
          <table:table-cell table:style-name="ce2" office:value-type="float" office:value="0.650767841011743" calcext:value-type="float">
            <text:p>0.650767841011743</text:p>
          </table:table-cell>
          <table:table-cell table:style-name="ce2" office:value-type="float" office:value="0.581182683621708" calcext:value-type="float">
            <text:p>0.581182683621708</text:p>
          </table:table-cell>
          <table:table-cell table:style-name="ce2" office:value-type="float" office:value="0.584490306441526" calcext:value-type="float">
            <text:p>0.584490306441526</text:p>
          </table:table-cell>
          <table:table-cell table:style-name="ce2" office:value-type="float" office:value="0.658828434438191" calcext:value-type="float">
            <text:p>0.658828434438191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C12:.R12]) - [.C12]" office:value-type="float" office:value="7.59" calcext:value-type="float">
            <text:p>7.59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30.7747489239598" calcext:value-type="float">
            <text:p>30.7747489239598</text:p>
          </table:table-cell>
          <table:table-cell table:style-name="ce2" office:value-type="float" office:value="70.62" calcext:value-type="float">
            <text:p>70.62</text:p>
          </table:table-cell>
          <table:table-cell table:style-name="ce2" office:value-type="float" office:value="69.94" calcext:value-type="float">
            <text:p>69.94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75394548063127" calcext:value-type="float">
            <text:p>0.675394548063127</text:p>
          </table:table-cell>
          <table:table-cell table:style-name="ce1" office:value-type="float" office:value="0.697991391678622" calcext:value-type="float">
            <text:p>0.697991391678622</text:p>
          </table:table-cell>
          <table:table-cell table:style-name="ce2" table:formula="of:=ROUND(100*[.E13]; 2)" office:value-type="float" office:value="64.13" calcext:value-type="float">
            <text:p>64.13</text:p>
          </table:table-cell>
          <table:table-cell table:style-name="ce2" table:formula="of:=ROUND(100*[.F13]; 2)" office:value-type="float" office:value="67.54" calcext:value-type="float">
            <text:p>67.54</text:p>
          </table:table-cell>
          <table:table-cell table:style-name="ce2" table:formula="of:=ROUND(100*[.G13]; 2)" office:value-type="float" office:value="69.8" calcext:value-type="float">
            <text:p>69.8</text:p>
          </table:table-cell>
          <table:table-cell table:style-name="ce1" office:value-type="float" office:value="69.763" calcext:value-type="float">
            <text:p>69.763</text:p>
          </table:table-cell>
          <table:table-cell table:style-name="ce2" table:formula="of:=ROUND(100*[.S13]; 2)" office:value-type="float" office:value="71.57" calcext:value-type="float">
            <text:p>71.57</text:p>
          </table:table-cell>
          <table:table-cell table:style-name="ce2" table:formula="of:=ROUND(100*[.T13]; 2)" office:value-type="float" office:value="71.72" calcext:value-type="float">
            <text:p>71.72</text:p>
          </table:table-cell>
          <table:table-cell table:style-name="ce2" table:formula="of:=ROUND(100*[.U13]; 2)" office:value-type="float" office:value="70.58" calcext:value-type="float">
            <text:p>70.58</text:p>
          </table:table-cell>
          <table:table-cell table:style-name="ce2" table:formula="of:=ROUND(100*[.V13]; 2)" office:value-type="float" office:value="71.81" calcext:value-type="float">
            <text:p>71.81</text:p>
          </table:table-cell>
          <table:table-cell table:style-name="ce2" table:formula="of:=ROUND(100*[.W13]; 2)" office:value-type="float" office:value="70.57" calcext:value-type="float">
            <text:p>70.57</text:p>
          </table:table-cell>
          <table:table-cell table:style-name="ce2" table:formula="of:=ROUND(100*[.X13]; 2)" office:value-type="float" office:value="71.5" calcext:value-type="float">
            <text:p>71.5</text:p>
          </table:table-cell>
          <table:table-cell table:style-name="ce2" table:formula="of:=ROUND(100*[.Y13]; 2)" office:value-type="float" office:value="71.56" calcext:value-type="float">
            <text:p>71.56</text:p>
          </table:table-cell>
          <table:table-cell table:style-name="ce1" office:value-type="float" office:value="0.715686274509804" calcext:value-type="float">
            <text:p>0.715686274509804</text:p>
          </table:table-cell>
          <table:table-cell table:style-name="ce2" office:value-type="float" office:value="0.717216642754663" calcext:value-type="float">
            <text:p>0.717216642754663</text:p>
          </table:table-cell>
          <table:table-cell table:style-name="ce2" office:value-type="float" office:value="0.705762792922047" calcext:value-type="float">
            <text:p>0.705762792922047</text:p>
          </table:table-cell>
          <table:table-cell table:style-name="ce2" office:value-type="float" office:value="0.718077474892396" calcext:value-type="float">
            <text:p>0.718077474892396</text:p>
          </table:table-cell>
          <table:table-cell table:style-name="ce2" office:value-type="float" office:value="0.705651203570859" calcext:value-type="float">
            <text:p>0.705651203570859</text:p>
          </table:table-cell>
          <table:table-cell table:style-name="ce2" office:value-type="float" office:value="0.715040650406504" calcext:value-type="float">
            <text:p>0.715040650406504</text:p>
          </table:table-cell>
          <table:table-cell table:style-name="ce2" office:value-type="float" office:value="0.715566714490674" calcext:value-type="float">
            <text:p>0.715566714490674</text:p>
          </table:table-cell>
          <table:table-cell table:style-name="ce2" office:value-type="string" calcext:value-type="string">
            <text:p>RandomForest</text:p>
          </table:table-cell>
          <table:table-cell table:style-name="ce2" table:formula="of:=MAX([.C13:.R13]) - [.C13]" office:value-type="float" office:value="1.19" calcext:value-type="float">
            <text:p>1.19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heloc</text:p>
          </table:table-cell>
          <table:table-cell table:style-name="ce1" office:value-type="float" office:value="28.3809523809523" calcext:value-type="float">
            <text:p>28.3809523809523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1.95" calcext:value-type="float">
            <text:p>71.95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89523809523809" calcext:value-type="float">
            <text:p>0.689523809523809</text:p>
          </table:table-cell>
          <table:table-cell table:style-name="ce1" office:value-type="float" office:value="0.699523809523809" calcext:value-type="float">
            <text:p>0.699523809523809</text:p>
          </table:table-cell>
          <table:table-cell table:style-name="ce2" table:formula="of:=ROUND(100*[.E14]; 2)" office:value-type="float" office:value="64.13" calcext:value-type="float">
            <text:p>64.13</text:p>
          </table:table-cell>
          <table:table-cell table:style-name="ce2" table:formula="of:=ROUND(100*[.F14]; 2)" office:value-type="float" office:value="68.95" calcext:value-type="float">
            <text:p>68.95</text:p>
          </table:table-cell>
          <table:table-cell table:style-name="ce2" table:formula="of:=ROUND(100*[.G14]; 2)" office:value-type="float" office:value="69.95" calcext:value-type="float">
            <text:p>69.95</text:p>
          </table:table-cell>
          <table:table-cell table:style-name="ce1" office:value-type="float" office:value="71.095" calcext:value-type="float">
            <text:p>71.095</text:p>
          </table:table-cell>
          <table:table-cell table:style-name="ce2" table:formula="of:=ROUND(100*[.S14]; 2)" office:value-type="float" office:value="71.87" calcext:value-type="float">
            <text:p>71.87</text:p>
          </table:table-cell>
          <table:table-cell table:style-name="ce2" table:formula="of:=ROUND(100*[.T14]; 2)" office:value-type="float" office:value="71.82" calcext:value-type="float">
            <text:p>71.82</text:p>
          </table:table-cell>
          <table:table-cell table:style-name="ce2" table:formula="of:=ROUND(100*[.U14]; 2)" office:value-type="float" office:value="71.86" calcext:value-type="float">
            <text:p>71.86</text:p>
          </table:table-cell>
          <table:table-cell table:style-name="ce2" table:formula="of:=ROUND(100*[.V14]; 2)" office:value-type="float" office:value="71.62" calcext:value-type="float">
            <text:p>71.62</text:p>
          </table:table-cell>
          <table:table-cell table:style-name="ce2" table:formula="of:=ROUND(100*[.W14]; 2)" office:value-type="float" office:value="71.9" calcext:value-type="float">
            <text:p>71.9</text:p>
          </table:table-cell>
          <table:table-cell table:style-name="ce2" table:formula="of:=ROUND(100*[.X14]; 2)" office:value-type="float" office:value="71.98" calcext:value-type="float">
            <text:p>71.98</text:p>
          </table:table-cell>
          <table:table-cell table:style-name="ce2" table:formula="of:=ROUND(100*[.Y14]; 2)" office:value-type="float" office:value="71.72" calcext:value-type="float">
            <text:p>71.72</text:p>
          </table:table-cell>
          <table:table-cell table:style-name="ce1" office:value-type="float" office:value="0.718730158730159" calcext:value-type="float">
            <text:p>0.718730158730159</text:p>
          </table:table-cell>
          <table:table-cell table:style-name="ce2" office:value-type="float" office:value="0.71815873015873" calcext:value-type="float">
            <text:p>0.71815873015873</text:p>
          </table:table-cell>
          <table:table-cell table:style-name="ce2" office:value-type="float" office:value="0.718571428571429" calcext:value-type="float">
            <text:p>0.718571428571429</text:p>
          </table:table-cell>
          <table:table-cell table:style-name="ce2" office:value-type="float" office:value="0.716190476190476" calcext:value-type="float">
            <text:p>0.716190476190476</text:p>
          </table:table-cell>
          <table:table-cell table:style-name="ce2" office:value-type="float" office:value="0.718962962962963" calcext:value-type="float">
            <text:p>0.718962962962963</text:p>
          </table:table-cell>
          <table:table-cell table:style-name="ce2" office:value-type="float" office:value="0.719798941798942" calcext:value-type="float">
            <text:p>0.719798941798942</text:p>
          </table:table-cell>
          <table:table-cell table:style-name="ce2" office:value-type="float" office:value="0.717216931216931" calcext:value-type="float">
            <text:p>0.717216931216931</text:p>
          </table:table-cell>
          <table:table-cell table:style-name="ce2" office:value-type="string" calcext:value-type="string">
            <text:p>SAINT</text:p>
          </table:table-cell>
          <table:table-cell table:style-name="ce2" table:formula="of:=MAX([.C14:.R14]) - [.C14]" office:value-type="float" office:value="0.0799999999999983" calcext:value-type="float">
            <text:p>0.079999999999998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style-name="ce1" office:value-type="float" office:value="24.9789803174731" calcext:value-type="float">
            <text:p>24.9789803174731</text:p>
          </table:table-cell>
          <table:table-cell table:style-name="ce2" office:value-type="float" office:value="75.02" calcext:value-type="float">
            <text:p>75.0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.533357982920874" calcext:value-type="float">
            <text:p>0.533357982920874</text:p>
          </table:table-cell>
          <table:table-cell table:style-name="ce1" office:value-type="float" office:value="0.709984095951052" calcext:value-type="float">
            <text:p>0.709984095951052</text:p>
          </table:table-cell>
          <table:table-cell table:style-name="ce1" office:value-type="float" office:value="0.715697397611353" calcext:value-type="float">
            <text:p>0.715697397611353</text:p>
          </table:table-cell>
          <table:table-cell table:style-name="ce2" table:formula="of:=ROUND(100*[.E15]; 2)" office:value-type="float" office:value="53.34" calcext:value-type="float">
            <text:p>53.34</text:p>
          </table:table-cell>
          <table:table-cell table:style-name="ce2" table:formula="of:=ROUND(100*[.F15]; 2)" office:value-type="float" office:value="71" calcext:value-type="float">
            <text:p>71</text:p>
          </table:table-cell>
          <table:table-cell table:style-name="ce2" table:formula="of:=ROUND(100*[.G15]; 2)" office:value-type="float" office:value="71.57" calcext:value-type="float">
            <text:p>71.57</text:p>
          </table:table-cell>
          <table:table-cell table:style-name="ce1" office:value-type="float" office:value="71.632" calcext:value-type="float">
            <text:p>71.632</text:p>
          </table:table-cell>
          <table:table-cell table:style-name="ce2" table:formula="of:=ROUND(100*[.S15]; 2)" office:value-type="float" office:value="70.34" calcext:value-type="float">
            <text:p>70.34</text:p>
          </table:table-cell>
          <table:table-cell table:style-name="ce2" table:formula="of:=ROUND(100*[.T15]; 2)" office:value-type="float" office:value="71.04" calcext:value-type="float">
            <text:p>71.04</text:p>
          </table:table-cell>
          <table:table-cell table:style-name="ce2" table:formula="of:=ROUND(100*[.U15]; 2)" office:value-type="float" office:value="68.59" calcext:value-type="float">
            <text:p>68.59</text:p>
          </table:table-cell>
          <table:table-cell table:style-name="ce2" table:formula="of:=ROUND(100*[.V15]; 2)" office:value-type="float" office:value="70.53" calcext:value-type="float">
            <text:p>70.53</text:p>
          </table:table-cell>
          <table:table-cell table:style-name="ce2" table:formula="of:=ROUND(100*[.W15]; 2)" office:value-type="float" office:value="69.37" calcext:value-type="float">
            <text:p>69.37</text:p>
          </table:table-cell>
          <table:table-cell table:style-name="ce2" table:formula="of:=ROUND(100*[.X15]; 2)" office:value-type="float" office:value="70.6" calcext:value-type="float">
            <text:p>70.6</text:p>
          </table:table-cell>
          <table:table-cell table:style-name="ce2" table:formula="of:=ROUND(100*[.Y15]; 2)" office:value-type="float" office:value="71.36" calcext:value-type="float">
            <text:p>71.36</text:p>
          </table:table-cell>
          <table:table-cell table:style-name="ce1" office:value-type="float" office:value="0.703373333333333" calcext:value-type="float">
            <text:p>0.703373333333333</text:p>
          </table:table-cell>
          <table:table-cell table:style-name="ce2" office:value-type="float" office:value="0.710354666666667" calcext:value-type="float">
            <text:p>0.710354666666667</text:p>
          </table:table-cell>
          <table:table-cell table:style-name="ce2" office:value-type="float" office:value="0.685917333333333" calcext:value-type="float">
            <text:p>0.685917333333333</text:p>
          </table:table-cell>
          <table:table-cell table:style-name="ce2" office:value-type="float" office:value="0.705314666666667" calcext:value-type="float">
            <text:p>0.705314666666667</text:p>
          </table:table-cell>
          <table:table-cell table:style-name="ce2" office:value-type="float" office:value="0.693676" calcext:value-type="float">
            <text:p>0.693676</text:p>
          </table:table-cell>
          <table:table-cell table:style-name="ce2" office:value-type="float" office:value="0.706032" calcext:value-type="float">
            <text:p>0.706032</text:p>
          </table:table-cell>
          <table:table-cell table:style-name="ce2" office:value-type="float" office:value="0.713621333333333" calcext:value-type="float">
            <text:p>0.713621333333333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C15:.R15]) - [.C15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ol</text:p>
          </table:table-cell>
          <table:table-cell table:style-name="ce1" office:value-type="float" office:value="1.08593012275731" calcext:value-type="float">
            <text:p>1.08593012275731</text:p>
          </table:table-cell>
          <table:table-cell table:style-name="ce2" office:value-type="float" office:value="98.91" calcext:value-type="float">
            <text:p>98.91</text:p>
          </table:table-cell>
          <table:table-cell table:style-name="ce2" office:value-type="float" office:value="98.54" calcext:value-type="float">
            <text:p>98.54</text:p>
          </table:table-cell>
          <table:table-cell table:style-name="ce1" office:value-type="float" office:value="0.838999055712936" calcext:value-type="float">
            <text:p>0.838999055712936</text:p>
          </table:table-cell>
          <table:table-cell table:style-name="ce1" office:value-type="float" office:value="0.982530689329556" calcext:value-type="float">
            <text:p>0.982530689329556</text:p>
          </table:table-cell>
          <table:table-cell table:style-name="ce1" office:value-type="float" office:value="0.978281397544853" calcext:value-type="float">
            <text:p>0.978281397544853</text:p>
          </table:table-cell>
          <table:table-cell table:style-name="ce2" table:formula="of:=ROUND(100*[.E16]; 2)" office:value-type="float" office:value="83.9" calcext:value-type="float">
            <text:p>83.9</text:p>
          </table:table-cell>
          <table:table-cell table:style-name="ce2" table:formula="of:=ROUND(100*[.F16]; 2)" office:value-type="float" office:value="98.25" calcext:value-type="float">
            <text:p>98.25</text:p>
          </table:table-cell>
          <table:table-cell table:style-name="ce2" table:formula="of:=ROUND(100*[.G16]; 2)" office:value-type="float" office:value="97.83" calcext:value-type="float">
            <text:p>97.83</text:p>
          </table:table-cell>
          <table:table-cell table:style-name="ce1" office:value-type="float" office:value="97.686" calcext:value-type="float">
            <text:p>97.686</text:p>
          </table:table-cell>
          <table:table-cell table:style-name="ce2" table:formula="of:=ROUND(100*[.S16]; 2)" office:value-type="float" office:value="98.4" calcext:value-type="float">
            <text:p>98.4</text:p>
          </table:table-cell>
          <table:table-cell table:style-name="ce2" table:formula="of:=ROUND(100*[.T16]; 2)" office:value-type="float" office:value="98.08" calcext:value-type="float">
            <text:p>98.08</text:p>
          </table:table-cell>
          <table:table-cell table:style-name="ce2" table:formula="of:=ROUND(100*[.U16]; 2)" office:value-type="float" office:value="94.75" calcext:value-type="float">
            <text:p>94.75</text:p>
          </table:table-cell>
          <table:table-cell table:style-name="ce2" table:formula="of:=ROUND(100*[.V16]; 2)" office:value-type="float" office:value="98.17" calcext:value-type="float">
            <text:p>98.17</text:p>
          </table:table-cell>
          <table:table-cell table:style-name="ce2" table:formula="of:=ROUND(100*[.W16]; 2)" office:value-type="float" office:value="94.98" calcext:value-type="float">
            <text:p>94.98</text:p>
          </table:table-cell>
          <table:table-cell table:style-name="ce2" table:formula="of:=ROUND(100*[.X16]; 2)" office:value-type="float" office:value="98" calcext:value-type="float">
            <text:p>98</text:p>
          </table:table-cell>
          <table:table-cell table:style-name="ce2" table:formula="of:=ROUND(100*[.Y16]; 2)" office:value-type="float" office:value="98.16" calcext:value-type="float">
            <text:p>98.16</text:p>
          </table:table-cell>
          <table:table-cell table:style-name="ce1" office:value-type="float" office:value="0.984010072395342" calcext:value-type="float">
            <text:p>0.984010072395342</text:p>
          </table:table-cell>
          <table:table-cell table:style-name="ce2" office:value-type="float" office:value="0.98075752806631" calcext:value-type="float">
            <text:p>0.98075752806631</text:p>
          </table:table-cell>
          <table:table-cell table:style-name="ce2" office:value-type="float" office:value="0.947539607596265" calcext:value-type="float">
            <text:p>0.947539607596265</text:p>
          </table:table-cell>
          <table:table-cell table:style-name="ce2" office:value-type="float" office:value="0.981733291365019" calcext:value-type="float">
            <text:p>0.981733291365019</text:p>
          </table:table-cell>
          <table:table-cell table:style-name="ce2" office:value-type="float" office:value="0.949774420312664" calcext:value-type="float">
            <text:p>0.949774420312664</text:p>
          </table:table-cell>
          <table:table-cell table:style-name="ce2" office:value-type="float" office:value="0.980012590494177" calcext:value-type="float">
            <text:p>0.980012590494177</text:p>
          </table:table-cell>
          <table:table-cell table:style-name="ce2" office:value-type="float" office:value="0.981638862658693" calcext:value-type="float">
            <text:p>0.981638862658693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C16:.R16]) - [.C16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 table:style-name="ce1" office:value-type="float" office:value="6.61404996412497" calcext:value-type="float">
            <text:p>6.61404996412497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float" office:value="93.67" calcext:value-type="float">
            <text:p>93.67</text:p>
          </table:table-cell>
          <table:table-cell table:style-name="ce1" office:value-type="float" office:value="0.695584110625529" calcext:value-type="float">
            <text:p>0.695584110625529</text:p>
          </table:table-cell>
          <table:table-cell table:style-name="ce1" office:value-type="float" office:value="0.899680386145717" calcext:value-type="float">
            <text:p>0.899680386145717</text:p>
          </table:table-cell>
          <table:table-cell table:style-name="ce1" office:value-type="float" office:value="0.919835627160654" calcext:value-type="float">
            <text:p>0.919835627160654</text:p>
          </table:table-cell>
          <table:table-cell table:style-name="ce2" table:formula="of:=ROUND(100*[.E17]; 2)" office:value-type="float" office:value="69.56" calcext:value-type="float">
            <text:p>69.56</text:p>
          </table:table-cell>
          <table:table-cell table:style-name="ce2" table:formula="of:=ROUND(100*[.F17]; 2)" office:value-type="float" office:value="89.97" calcext:value-type="float">
            <text:p>89.97</text:p>
          </table:table-cell>
          <table:table-cell table:style-name="ce2" table:formula="of:=ROUND(100*[.G17]; 2)" office:value-type="float" office:value="91.98" calcext:value-type="float">
            <text:p>91.98</text:p>
          </table:table-cell>
          <table:table-cell table:style-name="ce1" office:value-type="float" office:value="88.885" calcext:value-type="float">
            <text:p>88.885</text:p>
          </table:table-cell>
          <table:table-cell table:style-name="ce2" table:formula="of:=ROUND(100*[.S17]; 2)" office:value-type="float" office:value="93.51" calcext:value-type="float">
            <text:p>93.51</text:p>
          </table:table-cell>
          <table:table-cell table:style-name="ce2" table:formula="of:=ROUND(100*[.T17]; 2)" office:value-type="float" office:value="93.31" calcext:value-type="float">
            <text:p>93.31</text:p>
          </table:table-cell>
          <table:table-cell table:style-name="ce2" table:formula="of:=ROUND(100*[.U17]; 2)" office:value-type="float" office:value="93.5" calcext:value-type="float">
            <text:p>93.5</text:p>
          </table:table-cell>
          <table:table-cell table:style-name="ce2" table:formula="of:=ROUND(100*[.V17]; 2)" office:value-type="float" office:value="92.67" calcext:value-type="float">
            <text:p>92.67</text:p>
          </table:table-cell>
          <table:table-cell table:style-name="ce2" table:formula="of:=ROUND(100*[.W17]; 2)" office:value-type="float" office:value="93.59" calcext:value-type="float">
            <text:p>93.59</text:p>
          </table:table-cell>
          <table:table-cell table:style-name="ce2" table:formula="of:=ROUND(100*[.X17]; 2)" office:value-type="float" office:value="93.65" calcext:value-type="float">
            <text:p>93.65</text:p>
          </table:table-cell>
          <table:table-cell table:style-name="ce2" table:formula="of:=ROUND(100*[.Y17]; 2)" office:value-type="float" office:value="93.68" calcext:value-type="float">
            <text:p>93.68</text:p>
          </table:table-cell>
          <table:table-cell table:style-name="ce1" office:value-type="float" office:value="0.935086963423207" calcext:value-type="float">
            <text:p>0.935086963423207</text:p>
          </table:table-cell>
          <table:table-cell table:style-name="ce2" office:value-type="float" office:value="0.933109594321867" calcext:value-type="float">
            <text:p>0.933109594321867</text:p>
          </table:table-cell>
          <table:table-cell table:style-name="ce2" office:value-type="float" office:value="0.934987187918093" calcext:value-type="float">
            <text:p>0.934987187918093</text:p>
          </table:table-cell>
          <table:table-cell table:style-name="ce2" office:value-type="float" office:value="0.926714891494138" calcext:value-type="float">
            <text:p>0.926714891494138</text:p>
          </table:table-cell>
          <table:table-cell table:style-name="ce2" office:value-type="float" office:value="0.935924472966129" calcext:value-type="float">
            <text:p>0.935924472966129</text:p>
          </table:table-cell>
          <table:table-cell table:style-name="ce2" office:value-type="float" office:value="0.936464167743789" calcext:value-type="float">
            <text:p>0.936464167743789</text:p>
          </table:table-cell>
          <table:table-cell table:style-name="ce2" office:value-type="float" office:value="0.936802799761143" calcext:value-type="float">
            <text:p>0.936802799761143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C17:.R17]) - [.C17]" office:value-type="float" office:value="0.0200000000000102" calcext:value-type="float">
            <text:p>0.0200000000000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 table:style-name="ce1" office:value-type="float" office:value="21.8491564670856" calcext:value-type="float">
            <text:p>21.8491564670856</text:p>
          </table:table-cell>
          <table:table-cell table:style-name="ce2" office:value-type="float" office:value="78.87" calcext:value-type="float">
            <text:p>78.87</text:p>
          </table:table-cell>
          <table:table-cell table:style-name="ce2" office:value-type="float" office:value="78.18" calcext:value-type="float">
            <text:p>78.18</text:p>
          </table:table-cell>
          <table:table-cell table:style-name="ce1" office:value-type="float" office:value="0.642821700297717" calcext:value-type="float">
            <text:p>0.642821700297717</text:p>
          </table:table-cell>
          <table:table-cell table:style-name="ce1" office:value-type="float" office:value="0.74958650347337" calcext:value-type="float">
            <text:p>0.74958650347337</text:p>
          </table:table-cell>
          <table:table-cell table:style-name="ce1" office:value-type="float" office:value="0.768028448561032" calcext:value-type="float">
            <text:p>0.768028448561032</text:p>
          </table:table-cell>
          <table:table-cell table:style-name="ce2" table:formula="of:=ROUND(100*[.E18]; 2)" office:value-type="float" office:value="64.28" calcext:value-type="float">
            <text:p>64.28</text:p>
          </table:table-cell>
          <table:table-cell table:style-name="ce2" table:formula="of:=ROUND(100*[.F18]; 2)" office:value-type="float" office:value="74.96" calcext:value-type="float">
            <text:p>74.96</text:p>
          </table:table-cell>
          <table:table-cell table:style-name="ce2" table:formula="of:=ROUND(100*[.G18]; 2)" office:value-type="float" office:value="76.8" calcext:value-type="float">
            <text:p>76.8</text:p>
          </table:table-cell>
          <table:table-cell table:style-name="ce1" office:value-type="float" office:value="77.845" calcext:value-type="float">
            <text:p>77.845</text:p>
          </table:table-cell>
          <table:table-cell table:style-name="ce2" table:formula="of:=ROUND(100*[.S18]; 2)" office:value-type="float" office:value="76.77" calcext:value-type="float">
            <text:p>76.77</text:p>
          </table:table-cell>
          <table:table-cell table:style-name="ce2" table:formula="of:=ROUND(100*[.T18]; 2)" office:value-type="float" office:value="77.27" calcext:value-type="float">
            <text:p>77.27</text:p>
          </table:table-cell>
          <table:table-cell table:style-name="ce2" table:formula="of:=ROUND(100*[.U18]; 2)" office:value-type="float" office:value="74.46" calcext:value-type="float">
            <text:p>74.46</text:p>
          </table:table-cell>
          <table:table-cell table:style-name="ce2" table:formula="of:=ROUND(100*[.V18]; 2)" office:value-type="float" office:value="77.21" calcext:value-type="float">
            <text:p>77.21</text:p>
          </table:table-cell>
          <table:table-cell table:style-name="ce2" table:formula="of:=ROUND(100*[.W18]; 2)" office:value-type="float" office:value="75.03" calcext:value-type="float">
            <text:p>75.03</text:p>
          </table:table-cell>
          <table:table-cell table:style-name="ce2" table:formula="of:=ROUND(100*[.X18]; 2)" office:value-type="float" office:value="77.16" calcext:value-type="float">
            <text:p>77.16</text:p>
          </table:table-cell>
          <table:table-cell table:style-name="ce2" table:formula="of:=ROUND(100*[.Y18]; 2)" office:value-type="float" office:value="77.85" calcext:value-type="float">
            <text:p>77.85</text:p>
          </table:table-cell>
          <table:table-cell table:style-name="ce1" office:value-type="float" office:value="0.767733541504033" calcext:value-type="float">
            <text:p>0.767733541504033</text:p>
          </table:table-cell>
          <table:table-cell table:style-name="ce2" office:value-type="float" office:value="0.772741648151484" calcext:value-type="float">
            <text:p>0.772741648151484</text:p>
          </table:table-cell>
          <table:table-cell table:style-name="ce2" office:value-type="float" office:value="0.744590564262695" calcext:value-type="float">
            <text:p>0.744590564262695</text:p>
          </table:table-cell>
          <table:table-cell table:style-name="ce2" office:value-type="float" office:value="0.772105126203487" calcext:value-type="float">
            <text:p>0.772105126203487</text:p>
          </table:table-cell>
          <table:table-cell table:style-name="ce2" office:value-type="float" office:value="0.750311255229288" calcext:value-type="float">
            <text:p>0.750311255229288</text:p>
          </table:table-cell>
          <table:table-cell table:style-name="ce2" office:value-type="float" office:value="0.771602714225665" calcext:value-type="float">
            <text:p>0.771602714225665</text:p>
          </table:table-cell>
          <table:table-cell table:style-name="ce2" office:value-type="float" office:value="0.778510378510379" calcext:value-type="float">
            <text:p>0.778510378510379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C18:.R18]) - [.C1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 table:style-name="ce1" office:value-type="float" office:value="24.2382271468144" calcext:value-type="float">
            <text:p>24.2382271468144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office:value-type="float" office:value="77.84" calcext:value-type="float">
            <text:p>77.84</text:p>
          </table:table-cell>
          <table:table-cell table:style-name="ce1" office:value-type="float" office:value="0.590027700831025" calcext:value-type="float">
            <text:p>0.590027700831025</text:p>
          </table:table-cell>
          <table:table-cell table:style-name="ce1" office:value-type="float" office:value="0.696675900277008" calcext:value-type="float">
            <text:p>0.696675900277008</text:p>
          </table:table-cell>
          <table:table-cell table:style-name="ce1" office:value-type="float" office:value="0.692520775623268" calcext:value-type="float">
            <text:p>0.692520775623268</text:p>
          </table:table-cell>
          <table:table-cell table:style-name="ce2" table:formula="of:=ROUND(100*[.E19]; 2)" office:value-type="float" office:value="59" calcext:value-type="float">
            <text:p>59</text:p>
          </table:table-cell>
          <table:table-cell table:style-name="ce2" table:formula="of:=ROUND(100*[.F19]; 2)" office:value-type="float" office:value="69.67" calcext:value-type="float">
            <text:p>69.67</text:p>
          </table:table-cell>
          <table:table-cell table:style-name="ce2" table:formula="of:=ROUND(100*[.G19]; 2)" office:value-type="float" office:value="69.25" calcext:value-type="float">
            <text:p>69.25</text:p>
          </table:table-cell>
          <table:table-cell table:style-name="ce1" office:value-type="float" office:value="76.87" calcext:value-type="float">
            <text:p>76.87</text:p>
          </table:table-cell>
          <table:table-cell table:style-name="ce2" table:formula="of:=ROUND(100*[.S19]; 2)" office:value-type="float" office:value="75.63" calcext:value-type="float">
            <text:p>75.63</text:p>
          </table:table-cell>
          <table:table-cell table:style-name="ce2" table:formula="of:=ROUND(100*[.T19]; 2)" office:value-type="float" office:value="76.8" calcext:value-type="float">
            <text:p>76.8</text:p>
          </table:table-cell>
          <table:table-cell table:style-name="ce2" table:formula="of:=ROUND(100*[.U19]; 2)" office:value-type="float" office:value="76.6" calcext:value-type="float">
            <text:p>76.6</text:p>
          </table:table-cell>
          <table:table-cell table:style-name="ce2" table:formula="of:=ROUND(100*[.V19]; 2)" office:value-type="float" office:value="79.37" calcext:value-type="float">
            <text:p>79.37</text:p>
          </table:table-cell>
          <table:table-cell table:style-name="ce2" table:formula="of:=ROUND(100*[.W19]; 2)" office:value-type="float" office:value="76.72" calcext:value-type="float">
            <text:p>76.72</text:p>
          </table:table-cell>
          <table:table-cell table:style-name="ce2" table:formula="of:=ROUND(100*[.X19]; 2)" office:value-type="float" office:value="76.66" calcext:value-type="float">
            <text:p>76.66</text:p>
          </table:table-cell>
          <table:table-cell table:style-name="ce2" table:formula="of:=ROUND(100*[.Y19]; 2)" office:value-type="float" office:value="79.2" calcext:value-type="float">
            <text:p>79.2</text:p>
          </table:table-cell>
          <table:table-cell table:style-name="ce1" office:value-type="float" office:value="0.756288088642659" calcext:value-type="float">
            <text:p>0.756288088642659</text:p>
          </table:table-cell>
          <table:table-cell table:style-name="ce2" office:value-type="float" office:value="0.767996306555863" calcext:value-type="float">
            <text:p>0.767996306555863</text:p>
          </table:table-cell>
          <table:table-cell table:style-name="ce2" office:value-type="float" office:value="0.765983379501385" calcext:value-type="float">
            <text:p>0.765983379501385</text:p>
          </table:table-cell>
          <table:table-cell table:style-name="ce2" office:value-type="float" office:value="0.793721144967682" calcext:value-type="float">
            <text:p>0.793721144967682</text:p>
          </table:table-cell>
          <table:table-cell table:style-name="ce2" office:value-type="float" office:value="0.767220683287165" calcext:value-type="float">
            <text:p>0.767220683287165</text:p>
          </table:table-cell>
          <table:table-cell table:style-name="ce2" office:value-type="float" office:value="0.766648199445983" calcext:value-type="float">
            <text:p>0.766648199445983</text:p>
          </table:table-cell>
          <table:table-cell table:style-name="ce2" office:value-type="float" office:value="0.79196675900277" calcext:value-type="float">
            <text:p>0.79196675900277</text:p>
          </table:table-cell>
          <table:table-cell table:style-name="ce2" office:value-type="string" calcext:value-type="string">
            <text:p>RandomForest</text:p>
          </table:table-cell>
          <table:table-cell table:style-name="ce2" table:formula="of:=MAX([.C19:.R19]) - [.C19]" office:value-type="float" office:value="2.08" calcext:value-type="float">
            <text:p>2.08</text:p>
          </table:table-cell>
          <table:table-cell table:number-columns-repeated="99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Sheet1.P41" table:end-x="40.59pt" table:end-y="3.74pt" draw:z-index="0" draw:name="Chart 1" draw:style-name="gr1" draw:text-style-name="P1" svg:width="763.48pt" svg:height="278.22pt" svg:x="48.76pt" svg:y="9.01pt">
              <draw:object draw:notify-on-update-of-ranges="Sheet1.A3:Sheet1.A19 Sheet1.B2:Sheet1.B2 Sheet1.B3:Sheet1.B19 Sheet1.C2:Sheet1.C2 Sheet1.C3:Sheet1.C19 Sheet1.D2:Sheet1.D2 Sheet1.D3:Sheet1.D19 Sheet1.E2:Sheet1.E2 Sheet1.E3:Sheet1.E19 Sheet1.F2:Sheet1.F2 Sheet1.F3:Sheet1.F19 Sheet1.G2:Sheet1.G2 Sheet1.G3:Sheet1.G19 Sheet1.H2:Sheet1.H2 Sheet1.H3:Sheet1.H19 Sheet1.I2:Sheet1.I2 Sheet1.I3:Sheet1.I19 Sheet1.J2:Sheet1.J2 Sheet1.J3:Sheet1.J19 Sheet1.K2:Sheet1.K2 Sheet1.K3:Sheet1.K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/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CC4C84E5_596E_43B6_8B86_2D4C0BC1B73C_.wvu.FilterData" table:base-cell-address="$Sheet1.$A$1" table:cell-range-address="$Sheet1.$A$2:.$J$17"/>
        </table:named-expressions>
      </table:table>
      <table:table table:name="Sheet5" table:style-name="ta2">
        <table:table-column table:style-name="co3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LGN hyperparameter</text:p>
          </table:table-cell>
          <table:table-cell table:number-columns-repeated="10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ormat:lr,layers,neuron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0.01,4,50</text:p>
          </table:table-cell>
          <table:table-cell table:style-name="ce1" office:value-type="string" calcext:value-type="string">
            <text:p>0.01,4,100</text:p>
          </table:table-cell>
          <table:table-cell table:style-name="ce1" office:value-type="string" calcext:value-type="string">
            <text:p>0.001,4,50</text:p>
          </table:table-cell>
          <table:table-cell table:style-name="ce1" office:value-type="string" calcext:value-type="string">
            <text:p>0.001,4,100</text:p>
          </table:table-cell>
          <table:table-cell table:style-name="ce1" office:value-type="string" calcext:value-type="string">
            <text:p>0.01,5,50</text:p>
          </table:table-cell>
          <table:table-cell table:style-name="ce1" office:value-type="string" calcext:value-type="string">
            <text:p>0.01,5,75</text:p>
          </table:table-cell>
          <table:table-cell table:style-name="ce1" office:value-type="string" calcext:value-type="string">
            <text:p>0.001,5,50</text:p>
          </table:table-cell>
          <table:table-cell table:style-name="ce1" office:value-type="string" calcext:value-type="string">
            <text:p>0.001,5,75</text:p>
          </table:table-cell>
          <table:table-cell table:style-name="ce1" office:value-type="string" calcext:value-type="string">
            <text:p>0.005,3,50</text:p>
          </table:table-cell>
          <table:table-cell table:style-name="ce1" office:value-type="string" calcext:value-type="string">
            <text:p>0.005,3,75</text:p>
          </table:table-cell>
          <table:table-cell table:style-name="ce1" office:value-type="string" calcext:value-type="string">
            <text:p>0.001,3,50</text:p>
          </table:table-cell>
          <table:table-cell table:style-name="ce1" office:value-type="string" calcext:value-type="string">
            <text:p>0.001,3,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 table:style-name="ce2" office:value-type="float" office:value="80.7202078950625" calcext:value-type="float">
            <text:p>80.7202078950625</text:p>
          </table:table-cell>
          <table:table-cell table:style-name="ce1" office:value-type="float" office:value="81.4503155550055" calcext:value-type="float">
            <text:p>81.4503155550055</text:p>
          </table:table-cell>
          <table:table-cell table:style-name="ce1" office:value-type="float" office:value="81.3513179061997" calcext:value-type="float">
            <text:p>81.3513179061997</text:p>
          </table:table-cell>
          <table:table-cell table:style-name="ce1" office:value-type="float" office:value="80.7202078950624" calcext:value-type="float">
            <text:p>80.7202078950624</text:p>
          </table:table-cell>
          <table:table-cell table:number-columns-repeated="2" table:style-name="ce1" office:value-type="float" office:value="81.0295755475807" calcext:value-type="float">
            <text:p>81.0295755475807</text:p>
          </table:table-cell>
          <table:table-cell table:style-name="ce1" office:value-type="float" office:value="81.289444375696" calcext:value-type="float">
            <text:p>81.289444375696</text:p>
          </table:table-cell>
          <table:table-cell table:style-name="ce1" office:value-type="float" office:value="81.153322608588" calcext:value-type="float">
            <text:p>81.153322608588</text:p>
          </table:table-cell>
          <table:table-cell table:number-columns-repeated="2" table:style-name="ce1" office:value-type="float" office:value="80.7573320133646" calcext:value-type="float">
            <text:p>80.7573320133646</text:p>
          </table:table-cell>
          <table:table-cell table:style-name="ce1" office:value-type="float" office:value="81.8958049746318" calcext:value-type="float">
            <text:p>81.8958049746318</text:p>
          </table:table-cell>
          <table:table-cell table:style-name="ce1" office:value-type="float" office:value="81.2028214329909" calcext:value-type="float">
            <text:p>81.2028214329909</text:p>
          </table:table-cell>
          <table:table-cell table:style-name="ce1" office:value-type="float" office:value="81.2151961390917" calcext:value-type="float">
            <text:p>81.2151961390917</text:p>
          </table:table-cell>
          <table:table-cell table:style-name="ce2" table:formula="of:=MAX([.B4:.N4])" office:value-type="float" office:value="81.8958049746318" calcext:value-type="float">
            <text:p>81.8958049746318</text:p>
          </table:table-cell>
          <table:table-cell table:style-name="ce2" table:formula="of:=ROUND([.O4];2)" office:value-type="float" office:value="81.9" calcext:value-type="float">
            <text:p>81.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 table:style-name="ce2" office:value-type="float" office:value="77.7227722772278" calcext:value-type="float">
            <text:p>77.7227722772278</text:p>
          </table:table-cell>
          <table:table-cell table:style-name="ce1" office:value-type="float" office:value="76.6426642664266" calcext:value-type="float">
            <text:p>76.6426642664266</text:p>
          </table:table-cell>
          <table:table-cell table:style-name="ce1" office:value-type="float" office:value="76.9576957695769" calcext:value-type="float">
            <text:p>76.9576957695769</text:p>
          </table:table-cell>
          <table:table-cell table:style-name="ce1" office:value-type="float" office:value="77.7227722772277" calcext:value-type="float">
            <text:p>77.7227722772277</text:p>
          </table:table-cell>
          <table:table-cell table:style-name="ce1" office:value-type="float" office:value="77.992799279928" calcext:value-type="float">
            <text:p>77.992799279928</text:p>
          </table:table-cell>
          <table:table-cell table:style-name="ce1" office:value-type="float" office:value="77.9027902790279" calcext:value-type="float">
            <text:p>77.9027902790279</text:p>
          </table:table-cell>
          <table:table-cell table:style-name="ce1" office:value-type="float" office:value="75.9225922592259" calcext:value-type="float">
            <text:p>75.9225922592259</text:p>
          </table:table-cell>
          <table:table-cell table:style-name="ce1" office:value-type="float" office:value="78.5328532853285" calcext:value-type="float">
            <text:p>78.5328532853285</text:p>
          </table:table-cell>
          <table:table-cell table:style-name="ce1" office:value-type="float" office:value="77.8127812781278" calcext:value-type="float">
            <text:p>77.8127812781278</text:p>
          </table:table-cell>
          <table:table-cell table:style-name="ce1" office:value-type="float" office:value="77.7227722772277" calcext:value-type="float">
            <text:p>77.7227722772277</text:p>
          </table:table-cell>
          <table:table-cell table:style-name="ce1" office:value-type="float" office:value="77.8577857785778" calcext:value-type="float">
            <text:p>77.8577857785778</text:p>
          </table:table-cell>
          <table:table-cell table:style-name="ce1" office:value-type="float" office:value="77.5877587758775" calcext:value-type="float">
            <text:p>77.5877587758775</text:p>
          </table:table-cell>
          <table:table-cell table:style-name="ce1" office:value-type="float" office:value="78.1278127812781" calcext:value-type="float">
            <text:p>78.1278127812781</text:p>
          </table:table-cell>
          <table:table-cell table:style-name="ce2" table:formula="of:=MAX([.B5:.N5])" office:value-type="float" office:value="78.5328532853285" calcext:value-type="float">
            <text:p>78.5328532853285</text:p>
          </table:table-cell>
          <table:table-cell table:style-name="ce2" table:formula="of:=ROUND([.O5];2)" office:value-type="float" office:value="78.53" calcext:value-type="float">
            <text:p>78.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 table:style-name="ce2" office:value-type="float" office:value="60.9082992832742" calcext:value-type="float">
            <text:p>60.9082992832742</text:p>
          </table:table-cell>
          <table:table-cell table:style-name="ce1" office:value-type="float" office:value="60.6738562529305" calcext:value-type="float">
            <text:p>60.6738562529305</text:p>
          </table:table-cell>
          <table:table-cell table:style-name="ce1" office:value-type="float" office:value="60.8614106772054" calcext:value-type="float">
            <text:p>60.8614106772054</text:p>
          </table:table-cell>
          <table:table-cell table:style-name="ce1" office:value-type="float" office:value="60.9082992832741" calcext:value-type="float">
            <text:p>60.9082992832741</text:p>
          </table:table-cell>
          <table:table-cell table:style-name="ce1" office:value-type="float" office:value="61.0020764954116" calcext:value-type="float">
            <text:p>61.0020764954116</text:p>
          </table:table-cell>
          <table:table-cell table:style-name="ce1" office:value-type="float" office:value="60.4796034563601" calcext:value-type="float">
            <text:p>60.4796034563601</text:p>
          </table:table-cell>
          <table:table-cell table:style-name="ce1" office:value-type="float" office:value="60.2719539151986" calcext:value-type="float">
            <text:p>60.2719539151986</text:p>
          </table:table-cell>
          <table:table-cell table:style-name="ce1" office:value-type="float" office:value="60.9283944001607" calcext:value-type="float">
            <text:p>60.9283944001607</text:p>
          </table:table-cell>
          <table:table-cell table:style-name="ce1" office:value-type="float" office:value="60.7274432312948" calcext:value-type="float">
            <text:p>60.7274432312948</text:p>
          </table:table-cell>
          <table:table-cell table:style-name="ce1" office:value-type="float" office:value="60.9149976555697" calcext:value-type="float">
            <text:p>60.9149976555697</text:p>
          </table:table-cell>
          <table:table-cell table:style-name="ce1" office:value-type="float" office:value="60.8346171880233" calcext:value-type="float">
            <text:p>60.8346171880233</text:p>
          </table:table-cell>
          <table:table-cell table:style-name="ce1" office:value-type="float" office:value="60.7609350927724" calcext:value-type="float">
            <text:p>60.7609350927724</text:p>
          </table:table-cell>
          <table:table-cell table:style-name="ce1" office:value-type="float" office:value="60.981981378525" calcext:value-type="float">
            <text:p>60.981981378525</text:p>
          </table:table-cell>
          <table:table-cell table:style-name="ce2" table:formula="of:=MAX([.B6:.N6])" office:value-type="float" office:value="61.0020764954116" calcext:value-type="float">
            <text:p>61.0020764954116</text:p>
          </table:table-cell>
          <table:table-cell table:style-name="ce2" table:formula="of:=ROUND([.O6];2)" office:value-type="float" office:value="61" calcext:value-type="float">
            <text:p>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2" office:value-type="float" office:value="87.7018920166129" calcext:value-type="float">
            <text:p>87.7018920166129</text:p>
          </table:table-cell>
          <table:table-cell table:style-name="ce1" office:value-type="float" office:value="86.1098292570373" calcext:value-type="float">
            <text:p>86.1098292570373</text:p>
          </table:table-cell>
          <table:table-cell table:style-name="ce1" office:value-type="float" office:value="88.1864328564836" calcext:value-type="float">
            <text:p>88.1864328564836</text:p>
          </table:table-cell>
          <table:table-cell table:style-name="ce1" office:value-type="float" office:value="87.7018920166128" calcext:value-type="float">
            <text:p>87.7018920166128</text:p>
          </table:table-cell>
          <table:table-cell table:style-name="ce1" office:value-type="float" office:value="88.1864328564836" calcext:value-type="float">
            <text:p>88.1864328564836</text:p>
          </table:table-cell>
          <table:table-cell table:style-name="ce1" office:value-type="float" office:value="87.8403322565759" calcext:value-type="float">
            <text:p>87.8403322565759</text:p>
          </table:table-cell>
          <table:table-cell table:style-name="ce1" office:value-type="float" office:value="87.5634517766497" calcext:value-type="float">
            <text:p>87.5634517766497</text:p>
          </table:table-cell>
          <table:table-cell table:style-name="ce1" office:value-type="float" office:value="87.3788647900323" calcext:value-type="float">
            <text:p>87.3788647900323</text:p>
          </table:table-cell>
          <table:table-cell table:style-name="ce1" office:value-type="float" office:value="88.6940470696815" calcext:value-type="float">
            <text:p>88.6940470696815</text:p>
          </table:table-cell>
          <table:table-cell table:style-name="ce1" office:value-type="float" office:value="87.7941855099215" calcext:value-type="float">
            <text:p>87.7941855099215</text:p>
          </table:table-cell>
          <table:table-cell table:style-name="ce1" office:value-type="float" office:value="88.1402861098292" calcext:value-type="float">
            <text:p>88.1402861098292</text:p>
          </table:table-cell>
          <table:table-cell table:style-name="ce1" office:value-type="float" office:value="87.6788186432856" calcext:value-type="float">
            <text:p>87.6788186432856</text:p>
          </table:table-cell>
          <table:table-cell table:style-name="ce1" office:value-type="float" office:value="87.6095985233041" calcext:value-type="float">
            <text:p>87.6095985233041</text:p>
          </table:table-cell>
          <table:table-cell table:style-name="ce2" table:formula="of:=MAX([.B7:.N7])" office:value-type="float" office:value="88.6940470696815" calcext:value-type="float">
            <text:p>88.6940470696815</text:p>
          </table:table-cell>
          <table:table-cell table:style-name="ce2" table:formula="of:=ROUND([.O7];2)" office:value-type="float" office:value="88.69" calcext:value-type="float">
            <text:p>88.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 table:style-name="ce2" office:value-type="float" office:value="74.9928795215039" calcext:value-type="float">
            <text:p>74.9928795215039</text:p>
          </table:table-cell>
          <table:table-cell table:style-name="ce1" office:value-type="float" office:value="74.3662774138422" calcext:value-type="float">
            <text:p>74.3662774138422</text:p>
          </table:table-cell>
          <table:table-cell table:style-name="ce1" office:value-type="float" office:value="75.3061805753346" calcext:value-type="float">
            <text:p>75.3061805753346</text:p>
          </table:table-cell>
          <table:table-cell table:style-name="ce1" office:value-type="float" office:value="74.9928795215038" calcext:value-type="float">
            <text:p>74.9928795215038</text:p>
          </table:table-cell>
          <table:table-cell table:style-name="ce1" office:value-type="float" office:value="75.049843349473" calcext:value-type="float">
            <text:p>75.049843349473</text:p>
          </table:table-cell>
          <table:table-cell table:style-name="ce1" office:value-type="float" office:value="76.4169752207348" calcext:value-type="float">
            <text:p>76.4169752207348</text:p>
          </table:table-cell>
          <table:table-cell table:style-name="ce1" office:value-type="float" office:value="76.0751922529194" calcext:value-type="float">
            <text:p>76.0751922529194</text:p>
          </table:table-cell>
          <table:table-cell table:style-name="ce1" office:value-type="float" office:value="74.5656508117345" calcext:value-type="float">
            <text:p>74.5656508117345</text:p>
          </table:table-cell>
          <table:table-cell table:style-name="ce1" office:value-type="float" office:value="75.5340358872116" calcext:value-type="float">
            <text:p>75.5340358872116</text:p>
          </table:table-cell>
          <table:table-cell table:style-name="ce1" office:value-type="float" office:value="74.5656508117345" calcext:value-type="float">
            <text:p>74.5656508117345</text:p>
          </table:table-cell>
          <table:table-cell table:style-name="ce1" office:value-type="float" office:value="74.7080603816576" calcext:value-type="float">
            <text:p>74.7080603816576</text:p>
          </table:table-cell>
          <table:table-cell table:style-name="ce1" office:value-type="float" office:value="75.8188550270578" calcext:value-type="float">
            <text:p>75.8188550270578</text:p>
          </table:table-cell>
          <table:table-cell table:style-name="ce1" office:value-type="float" office:value="75.0783252634577" calcext:value-type="float">
            <text:p>75.0783252634577</text:p>
          </table:table-cell>
          <table:table-cell table:style-name="ce2" table:formula="of:=MAX([.B8:.N8])" office:value-type="float" office:value="76.4169752207348" calcext:value-type="float">
            <text:p>76.4169752207348</text:p>
          </table:table-cell>
          <table:table-cell table:style-name="ce2" table:formula="of:=ROUND([.O8];2)" office:value-type="float" office:value="76.42" calcext:value-type="float">
            <text:p>76.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style-name="ce2" office:value-type="float" office:value="91.0973467689748" calcext:value-type="float">
            <text:p>91.0973467689748</text:p>
          </table:table-cell>
          <table:table-cell table:style-name="ce1" office:value-type="float" office:value="92.1840201030364" calcext:value-type="float">
            <text:p>92.1840201030364</text:p>
          </table:table-cell>
          <table:table-cell table:style-name="ce1" office:value-type="float" office:value="92.0865304613109" calcext:value-type="float">
            <text:p>92.0865304613109</text:p>
          </table:table-cell>
          <table:table-cell table:style-name="ce1" office:value-type="float" office:value="91.0973467689747" calcext:value-type="float">
            <text:p>91.0973467689747</text:p>
          </table:table-cell>
          <table:table-cell table:style-name="ce1" office:value-type="float" office:value="94.2363451469488" calcext:value-type="float">
            <text:p>94.2363451469488</text:p>
          </table:table-cell>
          <table:table-cell table:number-columns-repeated="8"/>
          <table:table-cell table:style-name="ce2" table:formula="of:=MAX([.B9:.N9])" office:value-type="float" office:value="94.2363451469488" calcext:value-type="float">
            <text:p>94.2363451469488</text:p>
          </table:table-cell>
          <table:table-cell table:style-name="ce2" table:formula="of:=ROUND([.O9];2)" office:value-type="float" office:value="94.24" calcext:value-type="float">
            <text:p>94.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 table:style-name="ce2" office:value-type="float" office:value="84.3772241992883" calcext:value-type="float">
            <text:p>84.3772241992883</text:p>
          </table:table-cell>
          <table:table-cell table:style-name="ce1" office:value-type="float" office:value="83.7722419928825" calcext:value-type="float">
            <text:p>83.7722419928825</text:p>
          </table:table-cell>
          <table:table-cell table:style-name="ce1" office:value-type="float" office:value="83.594306049822" calcext:value-type="float">
            <text:p>83.594306049822</text:p>
          </table:table-cell>
          <table:table-cell table:style-name="ce1" office:value-type="float" office:value="84.3772241992882" calcext:value-type="float">
            <text:p>84.3772241992882</text:p>
          </table:table-cell>
          <table:table-cell table:style-name="ce1" office:value-type="float" office:value="85.1957295373665" calcext:value-type="float">
            <text:p>85.1957295373665</text:p>
          </table:table-cell>
          <table:table-cell table:style-name="ce1" office:value-type="float" office:value="84.4128113879003" calcext:value-type="float">
            <text:p>84.4128113879003</text:p>
          </table:table-cell>
          <table:table-cell table:style-name="ce1" office:value-type="float" office:value="84.6975088967971" calcext:value-type="float">
            <text:p>84.6975088967971</text:p>
          </table:table-cell>
          <table:table-cell table:style-name="ce1" office:value-type="float" office:value="85.2313167259786" calcext:value-type="float">
            <text:p>85.2313167259786</text:p>
          </table:table-cell>
          <table:table-cell table:style-name="ce1" office:value-type="float" office:value="85.4092526690391" calcext:value-type="float">
            <text:p>85.4092526690391</text:p>
          </table:table-cell>
          <table:table-cell table:style-name="ce1" office:value-type="float" office:value="85.5160142348754" calcext:value-type="float">
            <text:p>85.5160142348754</text:p>
          </table:table-cell>
          <table:table-cell table:style-name="ce1" office:value-type="float" office:value="84.7686832740213" calcext:value-type="float">
            <text:p>84.7686832740213</text:p>
          </table:table-cell>
          <table:table-cell table:style-name="ce1" office:value-type="float" office:value="85.1245551601423" calcext:value-type="float">
            <text:p>85.1245551601423</text:p>
          </table:table-cell>
          <table:table-cell table:style-name="ce1" office:value-type="float" office:value="84.9466192170818" calcext:value-type="float">
            <text:p>84.9466192170818</text:p>
          </table:table-cell>
          <table:table-cell table:style-name="ce2" table:formula="of:=MAX([.B10:.N10])" office:value-type="float" office:value="85.5160142348754" calcext:value-type="float">
            <text:p>85.5160142348754</text:p>
          </table:table-cell>
          <table:table-cell table:style-name="ce2" table:formula="of:=ROUND([.O10];2)" office:value-type="float" office:value="85.52" calcext:value-type="float">
            <text:p>85.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 table:style-name="ce2" office:value-type="float" office:value="86.3443895553988" calcext:value-type="float">
            <text:p>86.3443895553988</text:p>
          </table:table-cell>
          <table:table-cell table:style-name="ce1" office:value-type="float" office:value="86.0973888496824" calcext:value-type="float">
            <text:p>86.0973888496824</text:p>
          </table:table-cell>
          <table:table-cell table:style-name="ce1" office:value-type="float" office:value="84.8270995059985" calcext:value-type="float">
            <text:p>84.8270995059985</text:p>
          </table:table-cell>
          <table:table-cell table:style-name="ce1" office:value-type="float" office:value="86.3443895553987" calcext:value-type="float">
            <text:p>86.3443895553987</text:p>
          </table:table-cell>
          <table:table-cell table:style-name="ce1" office:value-type="float" office:value="86.6619618913196" calcext:value-type="float">
            <text:p>86.6619618913196</text:p>
          </table:table-cell>
          <table:table-cell table:style-name="ce1" office:value-type="float" office:value="84.0860973888496" calcext:value-type="float">
            <text:p>84.0860973888496</text:p>
          </table:table-cell>
          <table:table-cell table:style-name="ce1" office:value-type="float" office:value="83.592095977417" calcext:value-type="float">
            <text:p>83.592095977417</text:p>
          </table:table-cell>
          <table:table-cell table:style-name="ce1" office:value-type="float" office:value="86.3091037402964" calcext:value-type="float">
            <text:p>86.3091037402964</text:p>
          </table:table-cell>
          <table:table-cell table:style-name="ce1" office:value-type="float" office:value="84.9682427664079" calcext:value-type="float">
            <text:p>84.9682427664079</text:p>
          </table:table-cell>
          <table:table-cell table:style-name="ce1" office:value-type="float" office:value="86.0268172194777" calcext:value-type="float">
            <text:p>86.0268172194777</text:p>
          </table:table-cell>
          <table:table-cell table:style-name="ce1" office:value-type="float" office:value="84.6859562455892" calcext:value-type="float">
            <text:p>84.6859562455892</text:p>
          </table:table-cell>
          <table:table-cell table:style-name="ce1" office:value-type="float" office:value="86.4149611856033" calcext:value-type="float">
            <text:p>86.4149611856033</text:p>
          </table:table-cell>
          <table:table-cell table:style-name="ce1" office:value-type="float" office:value="86.0973888496824" calcext:value-type="float">
            <text:p>86.0973888496824</text:p>
          </table:table-cell>
          <table:table-cell table:style-name="ce2" table:formula="of:=MAX([.B11:.N11])" office:value-type="float" office:value="86.6619618913196" calcext:value-type="float">
            <text:p>86.6619618913196</text:p>
          </table:table-cell>
          <table:table-cell table:style-name="ce2" table:formula="of:=ROUND([.O11];2)" office:value-type="float" office:value="86.66" calcext:value-type="float">
            <text:p>86.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 table:style-name="ce2" office:value-type="float" office:value="57.1607254534084" calcext:value-type="float">
            <text:p>57.1607254534084</text:p>
          </table:table-cell>
          <table:table-cell table:style-name="ce1" office:value-type="float" office:value="55.0969355847404" calcext:value-type="float">
            <text:p>55.0969355847404</text:p>
          </table:table-cell>
          <table:table-cell table:style-name="ce1" office:value-type="float" office:value="55.2845528455284" calcext:value-type="float">
            <text:p>55.2845528455284</text:p>
          </table:table-cell>
          <table:table-cell table:style-name="ce1" office:value-type="float" office:value="57.1607254534083" calcext:value-type="float">
            <text:p>57.1607254534083</text:p>
          </table:table-cell>
          <table:table-cell table:style-name="ce1" office:value-type="float" office:value="58.2864290181363" calcext:value-type="float">
            <text:p>58.2864290181363</text:p>
          </table:table-cell>
          <table:table-cell table:style-name="ce1" office:value-type="float" office:value="52.7204502814258" calcext:value-type="float">
            <text:p>52.7204502814258</text:p>
          </table:table-cell>
          <table:table-cell table:style-name="ce1" office:value-type="float" office:value="55.0969355847404" calcext:value-type="float">
            <text:p>55.0969355847404</text:p>
          </table:table-cell>
          <table:table-cell table:style-name="ce1" office:value-type="float" office:value="57.1607254534083" calcext:value-type="float">
            <text:p>57.1607254534083</text:p>
          </table:table-cell>
          <table:table-cell table:style-name="ce1" office:value-type="float" office:value="56.2851782363977" calcext:value-type="float">
            <text:p>56.2851782363977</text:p>
          </table:table-cell>
          <table:table-cell table:style-name="ce1" office:value-type="float" office:value="55.6597873671044" calcext:value-type="float">
            <text:p>55.6597873671044</text:p>
          </table:table-cell>
          <table:table-cell table:style-name="ce1" office:value-type="float" office:value="56.0350218886804" calcext:value-type="float">
            <text:p>56.0350218886804</text:p>
          </table:table-cell>
          <table:table-cell table:style-name="ce1" office:value-type="float" office:value="55.8474046278924" calcext:value-type="float">
            <text:p>55.8474046278924</text:p>
          </table:table-cell>
          <table:table-cell table:style-name="ce1" office:value-type="float" office:value="52.3452157598499" calcext:value-type="float">
            <text:p>52.3452157598499</text:p>
          </table:table-cell>
          <table:table-cell table:style-name="ce2" table:formula="of:=MAX([.B12:.N12])" office:value-type="float" office:value="58.2864290181363" calcext:value-type="float">
            <text:p>58.2864290181363</text:p>
          </table:table-cell>
          <table:table-cell table:style-name="ce2" table:formula="of:=ROUND([.O12];2)" office:value-type="float" office:value="58.29" calcext:value-type="float">
            <text:p>58.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69.2252510760402" calcext:value-type="float">
            <text:p>69.2252510760402</text:p>
          </table:table-cell>
          <table:table-cell table:style-name="ce1" office:value-type="float" office:value="69.6197991391678" calcext:value-type="float">
            <text:p>69.6197991391678</text:p>
          </table:table-cell>
          <table:table-cell table:style-name="ce1" office:value-type="float" office:value="68.2209469153515" calcext:value-type="float">
            <text:p>68.2209469153515</text:p>
          </table:table-cell>
          <table:table-cell table:style-name="ce1" office:value-type="float" office:value="69.2252510760401" calcext:value-type="float">
            <text:p>69.2252510760401</text:p>
          </table:table-cell>
          <table:table-cell table:style-name="ce1" office:value-type="float" office:value="70.4447632711621" calcext:value-type="float">
            <text:p>70.4447632711621</text:p>
          </table:table-cell>
          <table:table-cell table:style-name="ce1" office:value-type="float" office:value="68.4361549497848" calcext:value-type="float">
            <text:p>68.4361549497848</text:p>
          </table:table-cell>
          <table:table-cell table:style-name="ce1" office:value-type="float" office:value="68.2568149210903" calcext:value-type="float">
            <text:p>68.2568149210903</text:p>
          </table:table-cell>
          <table:table-cell table:style-name="ce1" office:value-type="float" office:value="70.3012912482066" calcext:value-type="float">
            <text:p>70.3012912482066</text:p>
          </table:table-cell>
          <table:table-cell table:style-name="ce1" office:value-type="float" office:value="70.2295552367288" calcext:value-type="float">
            <text:p>70.2295552367288</text:p>
          </table:table-cell>
          <table:table-cell table:style-name="ce1" office:value-type="float" office:value="68.9383070301291" calcext:value-type="float">
            <text:p>68.9383070301291</text:p>
          </table:table-cell>
          <table:table-cell table:style-name="ce1" office:value-type="float" office:value="70.6241032998565" calcext:value-type="float">
            <text:p>70.6241032998565</text:p>
          </table:table-cell>
          <table:table-cell table:number-columns-repeated="2" table:style-name="ce1" office:value-type="float" office:value="69.2969870875179" calcext:value-type="float">
            <text:p>69.2969870875179</text:p>
          </table:table-cell>
          <table:table-cell table:style-name="ce2" table:formula="of:=MAX([.B13:.N13])" office:value-type="float" office:value="70.6241032998565" calcext:value-type="float">
            <text:p>70.6241032998565</text:p>
          </table:table-cell>
          <table:table-cell table:style-name="ce2" table:formula="of:=ROUND([.O13];2)" office:value-type="float" office:value="70.62" calcext:value-type="float">
            <text:p>70.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eloc</text:p>
          </table:table-cell>
          <table:table-cell table:style-name="ce2" office:value-type="float" office:value="71.6190476190477" calcext:value-type="float">
            <text:p>71.6190476190477</text:p>
          </table:table-cell>
          <table:table-cell table:style-name="ce1" office:value-type="float" office:value="71.6666666666666" calcext:value-type="float">
            <text:p>71.6666666666666</text:p>
          </table:table-cell>
          <table:table-cell table:style-name="ce1" office:value-type="float" office:value="71.9047619047619" calcext:value-type="float">
            <text:p>71.9047619047619</text:p>
          </table:table-cell>
          <table:table-cell table:number-columns-repeated="2" table:style-name="ce1" office:value-type="float" office:value="71.6190476190476" calcext:value-type="float">
            <text:p>71.6190476190476</text:p>
          </table:table-cell>
          <table:table-cell table:style-name="ce1" office:value-type="float" office:value="71.6666666666666" calcext:value-type="float">
            <text:p>71.6666666666666</text:p>
          </table:table-cell>
          <table:table-cell table:style-name="ce1" office:value-type="float" office:value="71.7142857142857" calcext:value-type="float">
            <text:p>71.7142857142857</text:p>
          </table:table-cell>
          <table:table-cell table:style-name="ce1" office:value-type="float" office:value="70.9523809523809" calcext:value-type="float">
            <text:p>70.9523809523809</text:p>
          </table:table-cell>
          <table:table-cell table:style-name="ce1" office:value-type="float" office:value="71.0952380952381" calcext:value-type="float">
            <text:p>71.0952380952381</text:p>
          </table:table-cell>
          <table:table-cell table:style-name="ce1" office:value-type="float" office:value="71.7619047619047" calcext:value-type="float">
            <text:p>71.7619047619047</text:p>
          </table:table-cell>
          <table:table-cell table:style-name="ce1" office:value-type="float" office:value="71.9047619047619" calcext:value-type="float">
            <text:p>71.9047619047619</text:p>
          </table:table-cell>
          <table:table-cell table:style-name="ce1" office:value-type="float" office:value="71.6666666666666" calcext:value-type="float">
            <text:p>71.6666666666666</text:p>
          </table:table-cell>
          <table:table-cell table:style-name="ce1" office:value-type="float" office:value="71.1904761904761" calcext:value-type="float">
            <text:p>71.1904761904761</text:p>
          </table:table-cell>
          <table:table-cell table:style-name="ce2" table:formula="of:=MAX([.B14:.N14])" office:value-type="float" office:value="71.9047619047619" calcext:value-type="float">
            <text:p>71.9047619047619</text:p>
          </table:table-cell>
          <table:table-cell table:style-name="ce2" table:formula="of:=ROUND([.O14];2)" office:value-type="float" office:value="71.9" calcext:value-type="float">
            <text:p>71.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style-name="ce2" office:value-type="float" office:value="75.0210196825269" calcext:value-type="float">
            <text:p>75.0210196825269</text:p>
          </table:table-cell>
          <table:table-cell table:number-columns-repeated="12"/>
          <table:table-cell table:style-name="ce2" table:formula="of:=MAX([.B15:.N15])" office:value-type="float" office:value="75.0210196825269" calcext:value-type="float">
            <text:p>75.0210196825269</text:p>
          </table:table-cell>
          <table:table-cell table:style-name="ce2" table:formula="of:=ROUND([.O15];2)" office:value-type="float" office:value="75.02" calcext:value-type="float">
            <text:p>75.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ol</text:p>
          </table:table-cell>
          <table:table-cell table:style-name="ce2" office:value-type="float" office:value="98.9140698772427" calcext:value-type="float">
            <text:p>98.9140698772427</text:p>
          </table:table-cell>
          <table:table-cell table:style-name="ce1" office:value-type="float" office:value="98.6779981114258" calcext:value-type="float">
            <text:p>98.6779981114258</text:p>
          </table:table-cell>
          <table:table-cell table:style-name="ce1" office:value-type="float" office:value="98.2058545797922" calcext:value-type="float">
            <text:p>98.2058545797922</text:p>
          </table:table-cell>
          <table:table-cell table:style-name="ce1" office:value-type="float" office:value="98.9140698772426" calcext:value-type="float">
            <text:p>98.9140698772426</text:p>
          </table:table-cell>
          <table:table-cell table:style-name="ce1" office:value-type="float" office:value="98.5835694050991" calcext:value-type="float">
            <text:p>98.5835694050991</text:p>
          </table:table-cell>
          <table:table-cell table:style-name="ce1" office:value-type="float" office:value="98.7724268177526" calcext:value-type="float">
            <text:p>98.7724268177526</text:p>
          </table:table-cell>
          <table:table-cell table:style-name="ce1" office:value-type="float" office:value="98.5363550519357" calcext:value-type="float">
            <text:p>98.5363550519357</text:p>
          </table:table-cell>
          <table:table-cell table:style-name="ce1" office:value-type="float" office:value="98.6307837582625" calcext:value-type="float">
            <text:p>98.6307837582625</text:p>
          </table:table-cell>
          <table:table-cell table:number-columns-repeated="2" table:style-name="ce1" office:value-type="float" office:value="98.8668555240793" calcext:value-type="float">
            <text:p>98.8668555240793</text:p>
          </table:table-cell>
          <table:table-cell table:style-name="ce1" office:value-type="float" office:value="98.7252124645892" calcext:value-type="float">
            <text:p>98.7252124645892</text:p>
          </table:table-cell>
          <table:table-cell table:style-name="ce1" office:value-type="float" office:value="98.7724268177526" calcext:value-type="float">
            <text:p>98.7724268177526</text:p>
          </table:table-cell>
          <table:table-cell table:style-name="ce1" office:value-type="float" office:value="98.6779981114258" calcext:value-type="float">
            <text:p>98.6779981114258</text:p>
          </table:table-cell>
          <table:table-cell table:style-name="ce2" table:formula="of:=MAX([.B16:.N16])" office:value-type="float" office:value="98.9140698772427" calcext:value-type="float">
            <text:p>98.9140698772427</text:p>
          </table:table-cell>
          <table:table-cell table:style-name="ce2" table:formula="of:=ROUND([.O16];2)" office:value-type="float" office:value="98.91" calcext:value-type="float">
            <text:p>98.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 table:style-name="ce2" office:value-type="float" office:value="93.385950035875" calcext:value-type="float">
            <text:p>93.385950035875</text:p>
          </table:table-cell>
          <table:table-cell table:style-name="ce1" office:value-type="float" office:value="93.0728589133129" calcext:value-type="float">
            <text:p>93.0728589133129</text:p>
          </table:table-cell>
          <table:table-cell table:style-name="ce1" office:value-type="float" office:value="93.4968364751157" calcext:value-type="float">
            <text:p>93.4968364751157</text:p>
          </table:table-cell>
          <table:table-cell table:style-name="ce1" office:value-type="float" office:value="93.385950035875" calcext:value-type="float">
            <text:p>93.385950035875</text:p>
          </table:table-cell>
          <table:table-cell table:style-name="ce1" office:value-type="float" office:value="93.1315634987933" calcext:value-type="float">
            <text:p>93.1315634987933</text:p>
          </table:table-cell>
          <table:table-cell table:style-name="ce1" office:value-type="float" office:value="93.6599047681168" calcext:value-type="float">
            <text:p>93.6599047681168</text:p>
          </table:table-cell>
          <table:table-cell table:style-name="ce1" office:value-type="float" office:value="93.392472767595" calcext:value-type="float">
            <text:p>93.392472767595</text:p>
          </table:table-cell>
          <table:table-cell table:style-name="ce1" office:value-type="float" office:value="92.9684952057921" calcext:value-type="float">
            <text:p>92.9684952057921</text:p>
          </table:table-cell>
          <table:table-cell table:style-name="ce1" office:value-type="float" office:value="92.942404278912" calcext:value-type="float">
            <text:p>92.942404278912</text:p>
          </table:table-cell>
          <table:table-cell table:style-name="ce1" office:value-type="float" office:value="93.3989954993151" calcext:value-type="float">
            <text:p>93.3989954993151</text:p>
          </table:table-cell>
          <table:table-cell table:style-name="ce1" office:value-type="float" office:value="93.0467679864327" calcext:value-type="float">
            <text:p>93.0467679864327</text:p>
          </table:table-cell>
          <table:table-cell table:style-name="ce1" office:value-type="float" office:value="93.2946317917944" calcext:value-type="float">
            <text:p>93.2946317917944</text:p>
          </table:table-cell>
          <table:table-cell table:style-name="ce1" office:value-type="float" office:value="93.3729045724349" calcext:value-type="float">
            <text:p>93.3729045724349</text:p>
          </table:table-cell>
          <table:table-cell table:style-name="ce2" table:formula="of:=MAX([.B17:.N17])" office:value-type="float" office:value="93.6599047681168" calcext:value-type="float">
            <text:p>93.6599047681168</text:p>
          </table:table-cell>
          <table:table-cell table:style-name="ce2" table:formula="of:=ROUND([.O17];2)" office:value-type="float" office:value="93.66" calcext:value-type="float">
            <text:p>93.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 table:style-name="ce2" office:value-type="float" office:value="78.1508435329144" calcext:value-type="float">
            <text:p>78.1508435329144</text:p>
          </table:table-cell>
          <table:table-cell table:style-name="ce1" office:value-type="float" office:value="77.4975190208402" calcext:value-type="float">
            <text:p>77.4975190208402</text:p>
          </table:table-cell>
          <table:table-cell table:style-name="ce1" office:value-type="float" office:value="77.4396295071121" calcext:value-type="float">
            <text:p>77.4396295071121</text:p>
          </table:table-cell>
          <table:table-cell table:style-name="ce1" office:value-type="float" office:value="78.1508435329143" calcext:value-type="float">
            <text:p>78.1508435329143</text:p>
          </table:table-cell>
          <table:table-cell table:style-name="ce1" office:value-type="float" office:value="78.870327489249" calcext:value-type="float">
            <text:p>78.870327489249</text:p>
          </table:table-cell>
          <table:table-cell table:style-name="ce1" office:value-type="float" office:value="77.6463777704267" calcext:value-type="float">
            <text:p>77.6463777704267</text:p>
          </table:table-cell>
          <table:table-cell table:style-name="ce1" office:value-type="float" office:value="77.5884882566986" calcext:value-type="float">
            <text:p>77.5884882566986</text:p>
          </table:table-cell>
          <table:table-cell table:style-name="ce1" office:value-type="float" office:value="78.5229904068805" calcext:value-type="float">
            <text:p>78.5229904068805</text:p>
          </table:table-cell>
          <table:table-cell table:style-name="ce1" office:value-type="float" office:value="78.1012239497188" calcext:value-type="float">
            <text:p>78.1012239497188</text:p>
          </table:table-cell>
          <table:table-cell table:style-name="ce1" office:value-type="float" office:value="77.8283162421435" calcext:value-type="float">
            <text:p>77.8283162421435</text:p>
          </table:table-cell>
          <table:table-cell table:style-name="ce1" office:value-type="float" office:value="77.7456169368177" calcext:value-type="float">
            <text:p>77.7456169368177</text:p>
          </table:table-cell>
          <table:table-cell table:style-name="ce1" office:value-type="float" office:value="77.8200463116109" calcext:value-type="float">
            <text:p>77.8200463116109</text:p>
          </table:table-cell>
          <table:table-cell table:style-name="ce1" office:value-type="float" office:value="78.1425736023817" calcext:value-type="float">
            <text:p>78.1425736023817</text:p>
          </table:table-cell>
          <table:table-cell table:style-name="ce2" table:formula="of:=MAX([.B18:.N18])" office:value-type="float" office:value="78.870327489249" calcext:value-type="float">
            <text:p>78.870327489249</text:p>
          </table:table-cell>
          <table:table-cell table:style-name="ce2" table:formula="of:=ROUND([.O18];2)" office:value-type="float" office:value="78.87" calcext:value-type="float">
            <text:p>78.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 table:style-name="ce2" office:value-type="float" office:value="75.7617728531856" calcext:value-type="float">
            <text:p>75.7617728531856</text:p>
          </table:table-cell>
          <table:table-cell table:style-name="ce1" office:value-type="float" office:value="72.2991689750692" calcext:value-type="float">
            <text:p>72.2991689750692</text:p>
          </table:table-cell>
          <table:table-cell table:style-name="ce1" office:value-type="float" office:value="73.5457063711911" calcext:value-type="float">
            <text:p>73.5457063711911</text:p>
          </table:table-cell>
          <table:table-cell table:style-name="ce1" office:value-type="float" office:value="75.7617728531855" calcext:value-type="float">
            <text:p>75.7617728531855</text:p>
          </table:table-cell>
          <table:table-cell table:style-name="ce1" office:value-type="float" office:value="76.5927977839335" calcext:value-type="float">
            <text:p>76.5927977839335</text:p>
          </table:table-cell>
          <table:table-cell table:style-name="ce1" office:value-type="float" office:value="75.3462603878116" calcext:value-type="float">
            <text:p>75.3462603878116</text:p>
          </table:table-cell>
          <table:table-cell table:style-name="ce1" office:value-type="float" office:value="69.1135734072022" calcext:value-type="float">
            <text:p>69.1135734072022</text:p>
          </table:table-cell>
          <table:table-cell table:style-name="ce1" office:value-type="float" office:value="75.0692520775623" calcext:value-type="float">
            <text:p>75.0692520775623</text:p>
          </table:table-cell>
          <table:table-cell table:style-name="ce1" office:value-type="float" office:value="75.7617728531855" calcext:value-type="float">
            <text:p>75.7617728531855</text:p>
          </table:table-cell>
          <table:table-cell table:style-name="ce1" office:value-type="float" office:value="73.1301939058171" calcext:value-type="float">
            <text:p>73.1301939058171</text:p>
          </table:table-cell>
          <table:table-cell table:style-name="ce1" office:value-type="float" office:value="74.5152354570637" calcext:value-type="float">
            <text:p>74.5152354570637</text:p>
          </table:table-cell>
          <table:table-cell table:style-name="ce1" office:value-type="float" office:value="76.5927977839335" calcext:value-type="float">
            <text:p>76.5927977839335</text:p>
          </table:table-cell>
          <table:table-cell table:style-name="ce1" office:value-type="float" office:value="77.2853185595567" calcext:value-type="float">
            <text:p>77.2853185595567</text:p>
          </table:table-cell>
          <table:table-cell table:style-name="ce2" table:formula="of:=MAX([.B19:.N19])" office:value-type="float" office:value="77.2853185595567" calcext:value-type="float">
            <text:p>77.2853185595567</text:p>
          </table:table-cell>
          <table:table-cell table:style-name="ce2" table:formula="of:=ROUND([.O19];2)" office:value-type="float" office:value="77.29" calcext:value-type="float">
            <text:p>77.29</text:p>
          </table:table-cell>
          <table:table-cell table:number-columns-repeated="1008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DLGN V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 table:style-name="ce1" office:value-type="float" office:value="78.0472713773047" calcext:value-type="float">
            <text:p>78.0472713773047</text:p>
          </table:table-cell>
          <table:table-cell table:style-name="ce1" office:value-type="float" office:value="77.8492760796931" calcext:value-type="float">
            <text:p>77.8492760796931</text:p>
          </table:table-cell>
          <table:table-cell table:style-name="ce1" office:value-type="float" office:value="74.6566019057047" calcext:value-type="float">
            <text:p>74.6566019057047</text:p>
          </table:table-cell>
          <table:table-cell table:style-name="ce1" office:value-type="float" office:value="76.1291919316916" calcext:value-type="float">
            <text:p>76.1291919316916</text:p>
          </table:table-cell>
          <table:table-cell table:style-name="ce1" office:value-type="float" office:value="78.7650043311471" calcext:value-type="float">
            <text:p>78.7650043311471</text:p>
          </table:table-cell>
          <table:table-cell table:style-name="ce1" office:value-type="float" office:value="79.2352431629748" calcext:value-type="float">
            <text:p>79.2352431629748</text:p>
          </table:table-cell>
          <table:table-cell table:style-name="ce1" office:value-type="float" office:value="79.136245514169" calcext:value-type="float">
            <text:p>79.136245514169</text:p>
          </table:table-cell>
          <table:table-cell table:style-name="ce1" office:value-type="float" office:value="78.5175102091325" calcext:value-type="float">
            <text:p>78.5175102091325</text:p>
          </table:table-cell>
          <table:table-cell table:style-name="ce1" office:value-type="float" office:value="77.898774904096" calcext:value-type="float">
            <text:p>77.898774904096</text:p>
          </table:table-cell>
          <table:table-cell table:style-name="ce1" office:value-type="float" office:value="78.2081425566142" calcext:value-type="float">
            <text:p>78.2081425566142</text:p>
          </table:table-cell>
          <table:table-cell table:style-name="ce1" office:value-type="float" office:value="80.4355896547457" calcext:value-type="float">
            <text:p>80.4355896547457</text:p>
          </table:table-cell>
          <table:table-cell table:style-name="ce2" table:formula="of:=MAX([.B26:.L26])" office:value-type="float" office:value="80.4355896547457" calcext:value-type="float">
            <text:p>80.4355896547457</text:p>
          </table:table-cell>
          <table:table-cell table:style-name="ce2" table:formula="of:=ROUND([.M26]; 2)" office:value-type="float" office:value="80.44" calcext:value-type="float">
            <text:p>80.4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 table:style-name="ce1" office:value-type="float" office:value="77.9477947794779" calcext:value-type="float">
            <text:p>77.9477947794779</text:p>
          </table:table-cell>
          <table:table-cell table:style-name="ce1" office:value-type="float" office:value="77.5877587758775" calcext:value-type="float">
            <text:p>77.5877587758775</text:p>
          </table:table-cell>
          <table:table-cell table:style-name="ce1" office:value-type="float" office:value="77.6327632763276" calcext:value-type="float">
            <text:p>77.6327632763276</text:p>
          </table:table-cell>
          <table:table-cell table:style-name="ce1" office:value-type="float" office:value="77.7227722772277" calcext:value-type="float">
            <text:p>77.7227722772277</text:p>
          </table:table-cell>
          <table:table-cell table:style-name="ce1" office:value-type="float" office:value="77.5877587758775" calcext:value-type="float">
            <text:p>77.5877587758775</text:p>
          </table:table-cell>
          <table:table-cell table:style-name="ce1" office:value-type="float" office:value="77.9027902790279" calcext:value-type="float">
            <text:p>77.9027902790279</text:p>
          </table:table-cell>
          <table:table-cell table:style-name="ce1" office:value-type="float" office:value="77.7677767776777" calcext:value-type="float">
            <text:p>77.7677767776777</text:p>
          </table:table-cell>
          <table:table-cell table:style-name="ce1" office:value-type="float" office:value="77.3177317731773" calcext:value-type="float">
            <text:p>77.3177317731773</text:p>
          </table:table-cell>
          <table:table-cell table:style-name="ce1" office:value-type="float" office:value="77.7677767776777" calcext:value-type="float">
            <text:p>77.7677767776777</text:p>
          </table:table-cell>
          <table:table-cell table:style-name="ce1" office:value-type="float" office:value="77.7227722772277" calcext:value-type="float">
            <text:p>77.7227722772277</text:p>
          </table:table-cell>
          <table:table-cell table:style-name="ce1" office:value-type="float" office:value="77.5877587758775" calcext:value-type="float">
            <text:p>77.5877587758775</text:p>
          </table:table-cell>
          <table:table-cell table:style-name="ce2" table:formula="of:=MAX([.B27:.L27])" office:value-type="float" office:value="77.9477947794779" calcext:value-type="float">
            <text:p>77.9477947794779</text:p>
          </table:table-cell>
          <table:table-cell table:style-name="ce2" table:formula="of:=ROUND([.M27]; 2)" office:value-type="float" office:value="77.95" calcext:value-type="float">
            <text:p>77.9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 table:style-name="ce1" office:value-type="float" office:value="60.9484895170473" calcext:value-type="float">
            <text:p>60.9484895170473</text:p>
          </table:table-cell>
          <table:table-cell table:style-name="ce1" office:value-type="float" office:value="61.0757585906624" calcext:value-type="float">
            <text:p>61.0757585906624</text:p>
          </table:table-cell>
          <table:table-cell table:style-name="ce1" office:value-type="float" office:value="60.7944269542501" calcext:value-type="float">
            <text:p>60.7944269542501</text:p>
          </table:table-cell>
          <table:table-cell table:style-name="ce1" office:value-type="float" office:value="60.8145220711367" calcext:value-type="float">
            <text:p>60.8145220711367</text:p>
          </table:table-cell>
          <table:table-cell table:style-name="ce1" office:value-type="float" office:value="60.9016009109786" calcext:value-type="float">
            <text:p>60.9016009109786</text:p>
          </table:table-cell>
          <table:table-cell table:style-name="ce1" office:value-type="float" office:value="60.7676334650679" calcext:value-type="float">
            <text:p>60.7676334650679</text:p>
          </table:table-cell>
          <table:table-cell table:style-name="ce1" office:value-type="float" office:value="60.9149976555697" calcext:value-type="float">
            <text:p>60.9149976555697</text:p>
          </table:table-cell>
          <table:table-cell table:style-name="ce1" office:value-type="float" office:value="61.0690602183669" calcext:value-type="float">
            <text:p>61.0690602183669</text:p>
          </table:table-cell>
          <table:table-cell table:style-name="ce1" office:value-type="float" office:value="60.6336660191573" calcext:value-type="float">
            <text:p>60.6336660191573</text:p>
          </table:table-cell>
          <table:table-cell table:style-name="ce1" office:value-type="float" office:value="60.9886797508205" calcext:value-type="float">
            <text:p>60.9886797508205</text:p>
          </table:table-cell>
          <table:table-cell table:style-name="ce1" office:value-type="float" office:value="60.9685846339339" calcext:value-type="float">
            <text:p>60.9685846339339</text:p>
          </table:table-cell>
          <table:table-cell table:style-name="ce2" table:formula="of:=MAX([.B28:.L28])" office:value-type="float" office:value="61.0757585906624" calcext:value-type="float">
            <text:p>61.0757585906624</text:p>
          </table:table-cell>
          <table:table-cell table:style-name="ce2" table:formula="of:=ROUND([.M28]; 2)" office:value-type="float" office:value="61.08" calcext:value-type="float">
            <text:p>61.0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float" office:value="86.9404706968158" calcext:value-type="float">
            <text:p>86.9404706968158</text:p>
          </table:table-cell>
          <table:table-cell table:style-name="ce1" office:value-type="float" office:value="86.3405629903091" calcext:value-type="float">
            <text:p>86.3405629903091</text:p>
          </table:table-cell>
          <table:table-cell table:style-name="ce1" office:value-type="float" office:value="85.5329949238578" calcext:value-type="float">
            <text:p>85.5329949238578</text:p>
          </table:table-cell>
          <table:table-cell table:style-name="ce1" office:value-type="float" office:value="85.4868481772035" calcext:value-type="float">
            <text:p>85.4868481772035</text:p>
          </table:table-cell>
          <table:table-cell table:style-name="ce1" office:value-type="float" office:value="87.6326718966313" calcext:value-type="float">
            <text:p>87.6326718966313</text:p>
          </table:table-cell>
          <table:table-cell table:style-name="ce1" office:value-type="float" office:value="86.7558837101984" calcext:value-type="float">
            <text:p>86.7558837101984</text:p>
          </table:table-cell>
          <table:table-cell table:style-name="ce1" office:value-type="float" office:value="86.963544070143" calcext:value-type="float">
            <text:p>86.963544070143</text:p>
          </table:table-cell>
          <table:table-cell table:style-name="ce1" office:value-type="float" office:value="87.6557452699584" calcext:value-type="float">
            <text:p>87.6557452699584</text:p>
          </table:table-cell>
          <table:table-cell table:style-name="ce1" office:value-type="float" office:value="86.5943700969081" calcext:value-type="float">
            <text:p>86.5943700969081</text:p>
          </table:table-cell>
          <table:table-cell table:style-name="ce1" office:value-type="float" office:value="86.9173973234887" calcext:value-type="float">
            <text:p>86.9173973234887</text:p>
          </table:table-cell>
          <table:table-cell table:style-name="ce1" office:value-type="float" office:value="87.4942316566682" calcext:value-type="float">
            <text:p>87.4942316566682</text:p>
          </table:table-cell>
          <table:table-cell table:style-name="ce2" table:formula="of:=MAX([.B29:.L29])" office:value-type="float" office:value="87.6557452699584" calcext:value-type="float">
            <text:p>87.6557452699584</text:p>
          </table:table-cell>
          <table:table-cell table:style-name="ce2" table:formula="of:=ROUND([.M29]; 2)" office:value-type="float" office:value="87.66" calcext:value-type="float">
            <text:p>87.6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 table:style-name="ce1" office:value-type="float" office:value="74.9643976075192" calcext:value-type="float">
            <text:p>74.9643976075192</text:p>
          </table:table-cell>
          <table:table-cell table:style-name="ce1" office:value-type="float" office:value="73.8251210481344" calcext:value-type="float">
            <text:p>73.8251210481344</text:p>
          </table:table-cell>
          <table:table-cell table:style-name="ce1" office:value-type="float" office:value="74.451723155796" calcext:value-type="float">
            <text:p>74.451723155796</text:p>
          </table:table-cell>
          <table:table-cell table:style-name="ce1" office:value-type="float" office:value="74.0529763600114" calcext:value-type="float">
            <text:p>74.0529763600114</text:p>
          </table:table-cell>
          <table:table-cell table:style-name="ce1" office:value-type="float" office:value="74.5371688977499" calcext:value-type="float">
            <text:p>74.5371688977499</text:p>
          </table:table-cell>
          <table:table-cell table:style-name="ce1" office:value-type="float" office:value="74.1953859299344" calcext:value-type="float">
            <text:p>74.1953859299344</text:p>
          </table:table-cell>
          <table:table-cell table:style-name="ce1" office:value-type="float" office:value="74.2238678439191" calcext:value-type="float">
            <text:p>74.2238678439191</text:p>
          </table:table-cell>
          <table:table-cell table:style-name="ce1" office:value-type="float" office:value="74.3377954998575" calcext:value-type="float">
            <text:p>74.3377954998575</text:p>
          </table:table-cell>
          <table:table-cell table:style-name="ce1" office:value-type="float" office:value="74.2238678439191" calcext:value-type="float">
            <text:p>74.2238678439191</text:p>
          </table:table-cell>
          <table:table-cell table:style-name="ce1" office:value-type="float" office:value="75.2207348333808" calcext:value-type="float">
            <text:p>75.2207348333808</text:p>
          </table:table-cell>
          <table:table-cell table:style-name="ce1" office:value-type="float" office:value="75.505553973227" calcext:value-type="float">
            <text:p>75.505553973227</text:p>
          </table:table-cell>
          <table:table-cell table:style-name="ce2" table:formula="of:=MAX([.B30:.L30])" office:value-type="float" office:value="75.505553973227" calcext:value-type="float">
            <text:p>75.505553973227</text:p>
          </table:table-cell>
          <table:table-cell table:style-name="ce2" table:formula="of:=ROUND([.M30]; 2)" office:value-type="float" office:value="75.51" calcext:value-type="float">
            <text:p>75.5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number-columns-repeated="11"/>
          <table:table-cell table:style-name="ce2" table:formula="of:=MAX([.B31:.L31])" office:value-type="float" office:value="0" calcext:value-type="float">
            <text:p>0</text:p>
          </table:table-cell>
          <table:table-cell table:style-name="ce2" table:formula="of:=ROUND([.M31]; 2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 table:style-name="ce1" office:value-type="float" office:value="84.3416370106761" calcext:value-type="float">
            <text:p>84.3416370106761</text:p>
          </table:table-cell>
          <table:table-cell table:style-name="ce1" office:value-type="float" office:value="84.306049822064" calcext:value-type="float">
            <text:p>84.306049822064</text:p>
          </table:table-cell>
          <table:table-cell table:style-name="ce1" office:value-type="float" office:value="83.8078291814946" calcext:value-type="float">
            <text:p>83.8078291814946</text:p>
          </table:table-cell>
          <table:table-cell table:style-name="ce1" office:value-type="float" office:value="83.594306049822" calcext:value-type="float">
            <text:p>83.594306049822</text:p>
          </table:table-cell>
          <table:table-cell table:style-name="ce1" office:value-type="float" office:value="84.6975088967971" calcext:value-type="float">
            <text:p>84.6975088967971</text:p>
          </table:table-cell>
          <table:table-cell table:style-name="ce1" office:value-type="float" office:value="84.6263345195729" calcext:value-type="float">
            <text:p>84.6263345195729</text:p>
          </table:table-cell>
          <table:table-cell table:style-name="ce1" office:value-type="float" office:value="84.3416370106761" calcext:value-type="float">
            <text:p>84.3416370106761</text:p>
          </table:table-cell>
          <table:table-cell table:style-name="ce1" office:value-type="float" office:value="84.4483985765124" calcext:value-type="float">
            <text:p>84.4483985765124</text:p>
          </table:table-cell>
          <table:table-cell table:style-name="ce1" office:value-type="float" office:value="84.2348754448398" calcext:value-type="float">
            <text:p>84.2348754448398</text:p>
          </table:table-cell>
          <table:table-cell table:style-name="ce1" office:value-type="float" office:value="84.1637010676156" calcext:value-type="float">
            <text:p>84.1637010676156</text:p>
          </table:table-cell>
          <table:table-cell table:style-name="ce1" office:value-type="float" office:value="84.1281138790035" calcext:value-type="float">
            <text:p>84.1281138790035</text:p>
          </table:table-cell>
          <table:table-cell table:style-name="ce2" table:formula="of:=MAX([.B32:.L32])" office:value-type="float" office:value="84.6975088967971" calcext:value-type="float">
            <text:p>84.6975088967971</text:p>
          </table:table-cell>
          <table:table-cell table:style-name="ce2" table:formula="of:=ROUND([.M32]; 2)" office:value-type="float" office:value="84.7" calcext:value-type="float">
            <text:p>84.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 table:style-name="ce1" office:value-type="float" office:value="86.5561044460127" calcext:value-type="float">
            <text:p>86.5561044460127</text:p>
          </table:table-cell>
          <table:table-cell table:style-name="ce1" office:value-type="float" office:value="86.7678193366266" calcext:value-type="float">
            <text:p>86.7678193366266</text:p>
          </table:table-cell>
          <table:table-cell table:style-name="ce1" office:value-type="float" office:value="85.4269583627381" calcext:value-type="float">
            <text:p>85.4269583627381</text:p>
          </table:table-cell>
          <table:table-cell table:style-name="ce1" office:value-type="float" office:value="85.9562455892731" calcext:value-type="float">
            <text:p>85.9562455892731</text:p>
          </table:table-cell>
          <table:table-cell table:style-name="ce1" office:value-type="float" office:value="86.4502470007057" calcext:value-type="float">
            <text:p>86.4502470007057</text:p>
          </table:table-cell>
          <table:table-cell table:style-name="ce1" office:value-type="float" office:value="86.379675370501" calcext:value-type="float">
            <text:p>86.379675370501</text:p>
          </table:table-cell>
          <table:table-cell table:style-name="ce1" office:value-type="float" office:value="86.2032462949894" calcext:value-type="float">
            <text:p>86.2032462949894</text:p>
          </table:table-cell>
          <table:table-cell table:style-name="ce1" office:value-type="float" office:value="86.803105151729" calcext:value-type="float">
            <text:p>86.803105151729</text:p>
          </table:table-cell>
          <table:table-cell table:style-name="ce1" office:value-type="float" office:value="85.9915314043754" calcext:value-type="float">
            <text:p>85.9915314043754</text:p>
          </table:table-cell>
          <table:table-cell table:style-name="ce1" office:value-type="float" office:value="85.8151023288638" calcext:value-type="float">
            <text:p>85.8151023288638</text:p>
          </table:table-cell>
          <table:table-cell table:style-name="ce1" office:value-type="float" office:value="84.1566690190543" calcext:value-type="float">
            <text:p>84.1566690190543</text:p>
          </table:table-cell>
          <table:table-cell table:style-name="ce2" table:formula="of:=MAX([.B33:.L33])" office:value-type="float" office:value="86.803105151729" calcext:value-type="float">
            <text:p>86.803105151729</text:p>
          </table:table-cell>
          <table:table-cell table:style-name="ce2" table:formula="of:=ROUND([.M33]; 2)" office:value-type="float" office:value="86.8" calcext:value-type="float">
            <text:p>86.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 table:style-name="ce1" office:value-type="float" office:value="53.9712320200125" calcext:value-type="float">
            <text:p>53.9712320200125</text:p>
          </table:table-cell>
          <table:table-cell table:style-name="ce1" office:value-type="float" office:value="56.4102564102564" calcext:value-type="float">
            <text:p>56.4102564102564</text:p>
          </table:table-cell>
          <table:table-cell table:style-name="ce1" office:value-type="float" office:value="54.9093183239524" calcext:value-type="float">
            <text:p>54.9093183239524</text:p>
          </table:table-cell>
          <table:table-cell table:style-name="ce1" office:value-type="float" office:value="55.9099437148217" calcext:value-type="float">
            <text:p>55.9099437148217</text:p>
          </table:table-cell>
          <table:table-cell table:style-name="ce1" office:value-type="float" office:value="54.7217010631644" calcext:value-type="float">
            <text:p>54.7217010631644</text:p>
          </table:table-cell>
          <table:table-cell table:style-name="ce1" office:value-type="float" office:value="55.3470919324577" calcext:value-type="float">
            <text:p>55.3470919324577</text:p>
          </table:table-cell>
          <table:table-cell table:style-name="ce1" office:value-type="float" office:value="56.722951844903" calcext:value-type="float">
            <text:p>56.722951844903</text:p>
          </table:table-cell>
          <table:table-cell table:style-name="ce1" office:value-type="float" office:value="55.4096310193871" calcext:value-type="float">
            <text:p>55.4096310193871</text:p>
          </table:table-cell>
          <table:table-cell table:style-name="ce1" office:value-type="float" office:value="54.9718574108818" calcext:value-type="float">
            <text:p>54.9718574108818</text:p>
          </table:table-cell>
          <table:table-cell table:style-name="ce1" office:value-type="float" office:value="55.9099437148217" calcext:value-type="float">
            <text:p>55.9099437148217</text:p>
          </table:table-cell>
          <table:table-cell table:style-name="ce1" office:value-type="float" office:value="55.8474046278924" calcext:value-type="float">
            <text:p>55.8474046278924</text:p>
          </table:table-cell>
          <table:table-cell table:style-name="ce2" table:formula="of:=MAX([.B34:.L34])" office:value-type="float" office:value="56.722951844903" calcext:value-type="float">
            <text:p>56.722951844903</text:p>
          </table:table-cell>
          <table:table-cell table:style-name="ce2" table:formula="of:=ROUND([.M34]; 2)" office:value-type="float" office:value="56.72" calcext:value-type="float">
            <text:p>56.7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69.7274031563845" calcext:value-type="float">
            <text:p>69.7274031563845</text:p>
          </table:table-cell>
          <table:table-cell table:style-name="ce1" office:value-type="float" office:value="69.8350071736011" calcext:value-type="float">
            <text:p>69.8350071736011</text:p>
          </table:table-cell>
          <table:table-cell table:number-columns-repeated="2" table:style-name="ce1" office:value-type="float" office:value="68.8307030129124" calcext:value-type="float">
            <text:p>68.8307030129124</text:p>
          </table:table-cell>
          <table:table-cell table:style-name="ce1" office:value-type="float" office:value="68.2926829268292" calcext:value-type="float">
            <text:p>68.2926829268292</text:p>
          </table:table-cell>
          <table:table-cell table:style-name="ce1" office:value-type="float" office:value="69.9426111908177" calcext:value-type="float">
            <text:p>69.9426111908177</text:p>
          </table:table-cell>
          <table:table-cell table:style-name="ce1" office:value-type="float" office:value="68.4002869440459" calcext:value-type="float">
            <text:p>68.4002869440459</text:p>
          </table:table-cell>
          <table:table-cell table:style-name="ce1" office:value-type="float" office:value="68.7948350071736" calcext:value-type="float">
            <text:p>68.7948350071736</text:p>
          </table:table-cell>
          <table:table-cell table:style-name="ce1" office:value-type="float" office:value="69.3328550932568" calcext:value-type="float">
            <text:p>69.3328550932568</text:p>
          </table:table-cell>
          <table:table-cell table:style-name="ce1" office:value-type="float" office:value="69.4404591104734" calcext:value-type="float">
            <text:p>69.4404591104734</text:p>
          </table:table-cell>
          <table:table-cell table:style-name="ce1" office:value-type="float" office:value="69.5480631276901" calcext:value-type="float">
            <text:p>69.5480631276901</text:p>
          </table:table-cell>
          <table:table-cell table:style-name="ce2" table:formula="of:=MAX([.B35:.L35])" office:value-type="float" office:value="69.9426111908177" calcext:value-type="float">
            <text:p>69.9426111908177</text:p>
          </table:table-cell>
          <table:table-cell table:style-name="ce2" table:formula="of:=ROUND([.M35]; 2)" office:value-type="float" office:value="69.94" calcext:value-type="float">
            <text:p>69.9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eloc</text:p>
          </table:table-cell>
          <table:table-cell table:style-name="ce1" office:value-type="float" office:value="70.8571428571428" calcext:value-type="float">
            <text:p>70.8571428571428</text:p>
          </table:table-cell>
          <table:table-cell table:style-name="ce1" office:value-type="float" office:value="71.5238095238095" calcext:value-type="float">
            <text:p>71.5238095238095</text:p>
          </table:table-cell>
          <table:table-cell table:style-name="ce1" office:value-type="float" office:value="71.2380952380952" calcext:value-type="float">
            <text:p>71.2380952380952</text:p>
          </table:table-cell>
          <table:table-cell table:style-name="ce1" office:value-type="float" office:value="71.6190476190476" calcext:value-type="float">
            <text:p>71.6190476190476</text:p>
          </table:table-cell>
          <table:table-cell table:style-name="ce1" office:value-type="float" office:value="71.4761904761904" calcext:value-type="float">
            <text:p>71.4761904761904</text:p>
          </table:table-cell>
          <table:table-cell table:style-name="ce1" office:value-type="float" office:value="71.047619047619" calcext:value-type="float">
            <text:p>71.047619047619</text:p>
          </table:table-cell>
          <table:table-cell table:style-name="ce1" office:value-type="float" office:value="71.9523809523809" calcext:value-type="float">
            <text:p>71.9523809523809</text:p>
          </table:table-cell>
          <table:table-cell table:style-name="ce1" office:value-type="float" office:value="71.5238095238095" calcext:value-type="float">
            <text:p>71.5238095238095</text:p>
          </table:table-cell>
          <table:table-cell table:style-name="ce1" office:value-type="float" office:value="71.5714285714285" calcext:value-type="float">
            <text:p>71.5714285714285</text:p>
          </table:table-cell>
          <table:table-cell table:style-name="ce1" office:value-type="float" office:value="71.3809523809523" calcext:value-type="float">
            <text:p>71.3809523809523</text:p>
          </table:table-cell>
          <table:table-cell table:style-name="ce1" office:value-type="float" office:value="69.5714285714285" calcext:value-type="float">
            <text:p>69.5714285714285</text:p>
          </table:table-cell>
          <table:table-cell table:style-name="ce2" table:formula="of:=MAX([.B36:.L36])" office:value-type="float" office:value="71.9523809523809" calcext:value-type="float">
            <text:p>71.9523809523809</text:p>
          </table:table-cell>
          <table:table-cell table:style-name="ce2" table:formula="of:=ROUND([.M36]; 2)" office:value-type="float" office:value="71.95" calcext:value-type="float">
            <text:p>71.9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number-columns-repeated="11"/>
          <table:table-cell table:style-name="ce2" table:formula="of:=MAX([.B37:.L37])" office:value-type="float" office:value="0" calcext:value-type="float">
            <text:p>0</text:p>
          </table:table-cell>
          <table:table-cell table:style-name="ce2" table:formula="of:=ROUND([.M37]; 2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ol</text:p>
          </table:table-cell>
          <table:table-cell table:style-name="ce1" office:value-type="float" office:value="98.1114258734655" calcext:value-type="float">
            <text:p>98.1114258734655</text:p>
          </table:table-cell>
          <table:table-cell table:number-columns-repeated="2" table:style-name="ce1" office:value-type="float" office:value="98.5363550519357" calcext:value-type="float">
            <text:p>98.5363550519357</text:p>
          </table:table-cell>
          <table:table-cell table:style-name="ce1" office:value-type="float" office:value="98.3474976392823" calcext:value-type="float">
            <text:p>98.3474976392823</text:p>
          </table:table-cell>
          <table:table-cell table:style-name="ce1" office:value-type="float" office:value="98.3002832861189" calcext:value-type="float">
            <text:p>98.3002832861189</text:p>
          </table:table-cell>
          <table:table-cell table:style-name="ce1" office:value-type="float" office:value="98.0642115203021" calcext:value-type="float">
            <text:p>98.0642115203021</text:p>
          </table:table-cell>
          <table:table-cell table:style-name="ce1" office:value-type="float" office:value="98.3002832861189" calcext:value-type="float">
            <text:p>98.3002832861189</text:p>
          </table:table-cell>
          <table:table-cell table:style-name="ce1" office:value-type="float" office:value="98.3474976392823" calcext:value-type="float">
            <text:p>98.3474976392823</text:p>
          </table:table-cell>
          <table:table-cell table:style-name="ce1" office:value-type="float" office:value="98.2058545797922" calcext:value-type="float">
            <text:p>98.2058545797922</text:p>
          </table:table-cell>
          <table:table-cell table:style-name="ce1" office:value-type="float" office:value="98.3474976392823" calcext:value-type="float">
            <text:p>98.3474976392823</text:p>
          </table:table-cell>
          <table:table-cell table:style-name="ce1" office:value-type="float" office:value="97.6864966949952" calcext:value-type="float">
            <text:p>97.6864966949952</text:p>
          </table:table-cell>
          <table:table-cell table:style-name="ce2" table:formula="of:=MAX([.B38:.L38])" office:value-type="float" office:value="98.5363550519357" calcext:value-type="float">
            <text:p>98.5363550519357</text:p>
          </table:table-cell>
          <table:table-cell table:style-name="ce2" table:formula="of:=ROUND([.M38]; 2)" office:value-type="float" office:value="98.54" calcext:value-type="float">
            <text:p>98.5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 table:style-name="ce1" office:value-type="float" office:value="92.948927010632" calcext:value-type="float">
            <text:p>92.948927010632</text:p>
          </table:table-cell>
          <table:table-cell table:style-name="ce1" office:value-type="float" office:value="92.798904181071" calcext:value-type="float">
            <text:p>92.798904181071</text:p>
          </table:table-cell>
          <table:table-cell table:style-name="ce1" office:value-type="float" office:value="92.6032222294697" calcext:value-type="float">
            <text:p>92.6032222294697</text:p>
          </table:table-cell>
          <table:table-cell table:style-name="ce1" office:value-type="float" office:value="92.6619268149501" calcext:value-type="float">
            <text:p>92.6619268149501</text:p>
          </table:table-cell>
          <table:table-cell table:style-name="ce1" office:value-type="float" office:value="93.3663818407149" calcext:value-type="float">
            <text:p>93.3663818407149</text:p>
          </table:table-cell>
          <table:table-cell table:style-name="ce1" office:value-type="float" office:value="93.529450133716" calcext:value-type="float">
            <text:p>93.529450133716</text:p>
          </table:table-cell>
          <table:table-cell table:style-name="ce1" office:value-type="float" office:value="93.3533363772748" calcext:value-type="float">
            <text:p>93.3533363772748</text:p>
          </table:table-cell>
          <table:table-cell table:style-name="ce1" office:value-type="float" office:value="93.2554954014741" calcext:value-type="float">
            <text:p>93.2554954014741</text:p>
          </table:table-cell>
          <table:table-cell table:style-name="ce1" office:value-type="float" office:value="92.8967451568717" calcext:value-type="float">
            <text:p>92.8967451568717</text:p>
          </table:table-cell>
          <table:table-cell table:style-name="ce1" office:value-type="float" office:value="93.2489726697541" calcext:value-type="float">
            <text:p>93.2489726697541</text:p>
          </table:table-cell>
          <table:table-cell table:style-name="ce1" office:value-type="float" office:value="93.6729502315569" calcext:value-type="float">
            <text:p>93.6729502315569</text:p>
          </table:table-cell>
          <table:table-cell table:style-name="ce2" table:formula="of:=MAX([.B39:.L39])" office:value-type="float" office:value="93.6729502315569" calcext:value-type="float">
            <text:p>93.6729502315569</text:p>
          </table:table-cell>
          <table:table-cell table:style-name="ce2" table:formula="of:=ROUND([.M39]; 2)" office:value-type="float" office:value="93.67" calcext:value-type="float">
            <text:p>93.6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 table:style-name="ce1" office:value-type="float" office:value="77.8531260337413" calcext:value-type="float">
            <text:p>77.8531260337413</text:p>
          </table:table-cell>
          <table:table-cell table:style-name="ce1" office:value-type="float" office:value="77.5223288124379" calcext:value-type="float">
            <text:p>77.5223288124379</text:p>
          </table:table-cell>
          <table:table-cell table:style-name="ce1" office:value-type="float" office:value="76.6953357591796" calcext:value-type="float">
            <text:p>76.6953357591796</text:p>
          </table:table-cell>
          <table:table-cell table:style-name="ce1" office:value-type="float" office:value="76.2570294409526" calcext:value-type="float">
            <text:p>76.2570294409526</text:p>
          </table:table-cell>
          <table:table-cell table:style-name="ce1" office:value-type="float" office:value="77.778696658948" calcext:value-type="float">
            <text:p>77.778696658948</text:p>
          </table:table-cell>
          <table:table-cell table:style-name="ce1" office:value-type="float" office:value="78.0267945749255" calcext:value-type="float">
            <text:p>78.0267945749255</text:p>
          </table:table-cell>
          <table:table-cell table:style-name="ce1" office:value-type="float" office:value="78.0929540191862" calcext:value-type="float">
            <text:p>78.0929540191862</text:p>
          </table:table-cell>
          <table:table-cell table:style-name="ce1" office:value-type="float" office:value="78.1839232550446" calcext:value-type="float">
            <text:p>78.1839232550446</text:p>
          </table:table-cell>
          <table:table-cell table:style-name="ce1" office:value-type="float" office:value="77.0922924247436" calcext:value-type="float">
            <text:p>77.0922924247436</text:p>
          </table:table-cell>
          <table:table-cell table:style-name="ce1" office:value-type="float" office:value="77.9275554085345" calcext:value-type="float">
            <text:p>77.9275554085345</text:p>
          </table:table-cell>
          <table:table-cell table:style-name="ce1" office:value-type="float" office:value="77.4478994376447" calcext:value-type="float">
            <text:p>77.4478994376447</text:p>
          </table:table-cell>
          <table:table-cell table:style-name="ce2" table:formula="of:=MAX([.B40:.L40])" office:value-type="float" office:value="78.1839232550446" calcext:value-type="float">
            <text:p>78.1839232550446</text:p>
          </table:table-cell>
          <table:table-cell table:style-name="ce2" table:formula="of:=ROUND([.M40]; 2)" office:value-type="float" office:value="78.18" calcext:value-type="float">
            <text:p>78.1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 table:style-name="ce1" office:value-type="float" office:value="74.9307479224376" calcext:value-type="float">
            <text:p>74.9307479224376</text:p>
          </table:table-cell>
          <table:table-cell table:style-name="ce1" office:value-type="float" office:value="77.7008310249307" calcext:value-type="float">
            <text:p>77.7008310249307</text:p>
          </table:table-cell>
          <table:table-cell table:style-name="ce1" office:value-type="float" office:value="76.0387811634349" calcext:value-type="float">
            <text:p>76.0387811634349</text:p>
          </table:table-cell>
          <table:table-cell table:style-name="ce1" office:value-type="float" office:value="76.1772853185595" calcext:value-type="float">
            <text:p>76.1772853185595</text:p>
          </table:table-cell>
          <table:table-cell table:style-name="ce1" office:value-type="float" office:value="76.8698060941828" calcext:value-type="float">
            <text:p>76.8698060941828</text:p>
          </table:table-cell>
          <table:table-cell table:style-name="ce1" office:value-type="float" office:value="75.4847645429362" calcext:value-type="float">
            <text:p>75.4847645429362</text:p>
          </table:table-cell>
          <table:table-cell table:style-name="ce1" office:value-type="float" office:value="77.2853185595567" calcext:value-type="float">
            <text:p>77.2853185595567</text:p>
          </table:table-cell>
          <table:table-cell table:style-name="ce1" office:value-type="float" office:value="77.4238227146814" calcext:value-type="float">
            <text:p>77.4238227146814</text:p>
          </table:table-cell>
          <table:table-cell table:style-name="ce1" office:value-type="float" office:value="75.9002770083102" calcext:value-type="float">
            <text:p>75.9002770083102</text:p>
          </table:table-cell>
          <table:table-cell table:style-name="ce1" office:value-type="float" office:value="77.5623268698061" calcext:value-type="float">
            <text:p>77.5623268698061</text:p>
          </table:table-cell>
          <table:table-cell table:style-name="ce1" office:value-type="float" office:value="77.8393351800554" calcext:value-type="float">
            <text:p>77.8393351800554</text:p>
          </table:table-cell>
          <table:table-cell table:style-name="ce2" table:formula="of:=MAX([.B41:.L41])" office:value-type="float" office:value="77.8393351800554" calcext:value-type="float">
            <text:p>77.8393351800554</text:p>
          </table:table-cell>
          <table:table-cell table:style-name="ce2" table:formula="of:=ROUND([.M41]; 2)" office:value-type="float" office:value="77.84" calcext:value-type="float">
            <text:p>77.84</text:p>
          </table:table-cell>
          <table:table-cell table:number-columns-repeated="1010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 table:style-name="ce1" office:value-type="float" office:value="73.6047518871426" calcext:value-type="float">
            <text:p>73.6047518871426</text:p>
          </table:table-cell>
          <table:table-cell table:style-name="ce1" office:value-type="float" office:value="79.779730231407" calcext:value-type="float">
            <text:p>79.779730231407</text:p>
          </table:table-cell>
          <table:table-cell table:number-columns-repeated="2" table:style-name="ce1" office:value-type="float" office:value="79.3961143422843" calcext:value-type="float">
            <text:p>79.3961143422843</text:p>
          </table:table-cell>
          <table:table-cell table:style-name="ce1" office:value-type="float" office:value="80.1262220022274" calcext:value-type="float">
            <text:p>80.1262220022274</text:p>
          </table:table-cell>
          <table:table-cell table:number-columns-repeated="2" table:style-name="ce1" office:value-type="float" office:value="80.7944561316668" calcext:value-type="float">
            <text:p>80.7944561316668</text:p>
          </table:table-cell>
          <table:table-cell table:style-name="ce1" office:value-type="float" office:value="80.8192055438683" calcext:value-type="float">
            <text:p>80.8192055438683</text:p>
          </table:table-cell>
          <table:table-cell table:number-columns-repeated="2" table:style-name="ce1" office:value-type="float" office:value="81.3141937878975" calcext:value-type="float">
            <text:p>81.314193787897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 table:style-name="ce1" office:value-type="float" office:value="71.062106210621" calcext:value-type="float">
            <text:p>71.062106210621</text:p>
          </table:table-cell>
          <table:table-cell table:style-name="ce1" office:value-type="float" office:value="72.1872187218721" calcext:value-type="float">
            <text:p>72.1872187218721</text:p>
          </table:table-cell>
          <table:table-cell table:number-columns-repeated="2" table:style-name="ce1" office:value-type="float" office:value="73.5823582358235" calcext:value-type="float">
            <text:p>73.5823582358235</text:p>
          </table:table-cell>
          <table:table-cell table:style-name="ce1" office:value-type="float" office:value="73.6273627362736" calcext:value-type="float">
            <text:p>73.6273627362736</text:p>
          </table:table-cell>
          <table:table-cell table:number-columns-repeated="2" table:style-name="ce1" office:value-type="float" office:value="78.3078307830783" calcext:value-type="float">
            <text:p>78.3078307830783</text:p>
          </table:table-cell>
          <table:table-cell table:style-name="ce1" office:value-type="float" office:value="77.9027902790279" calcext:value-type="float">
            <text:p>77.9027902790279</text:p>
          </table:table-cell>
          <table:table-cell table:number-columns-repeated="2" table:style-name="ce1" office:value-type="float" office:value="78.082808280828" calcext:value-type="float">
            <text:p>78.0828082808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 table:style-name="ce1" office:value-type="float" office:value="51.6243552816665" calcext:value-type="float">
            <text:p>51.6243552816665</text:p>
          </table:table-cell>
          <table:table-cell table:style-name="ce1" office:value-type="float" office:value="54.1362448924911" calcext:value-type="float">
            <text:p>54.1362448924911</text:p>
          </table:table-cell>
          <table:table-cell table:number-columns-repeated="2" table:style-name="ce1" office:value-type="float" office:value="54.8864625895907" calcext:value-type="float">
            <text:p>54.8864625895907</text:p>
          </table:table-cell>
          <table:table-cell table:style-name="ce1" office:value-type="float" office:value="56.4605800790407" calcext:value-type="float">
            <text:p>56.4605800790407</text:p>
          </table:table-cell>
          <table:table-cell table:number-columns-repeated="2" table:style-name="ce1" office:value-type="float" office:value="59.53513296269" calcext:value-type="float">
            <text:p>59.53513296269</text:p>
          </table:table-cell>
          <table:table-cell table:style-name="ce1" office:value-type="float" office:value="60.2920490320852" calcext:value-type="float">
            <text:p>60.2920490320852</text:p>
          </table:table-cell>
          <table:table-cell table:number-columns-repeated="2" table:style-name="ce1" office:value-type="float" office:value="60.7877285819545" calcext:value-type="float">
            <text:p>60.78772858195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float" office:value="74.8500230733733" calcext:value-type="float">
            <text:p>74.8500230733733</text:p>
          </table:table-cell>
          <table:table-cell table:style-name="ce1" office:value-type="float" office:value="80.179972311952" calcext:value-type="float">
            <text:p>80.179972311952</text:p>
          </table:table-cell>
          <table:table-cell table:style-name="ce1" office:value-type="float" office:value="87.471158283341" calcext:value-type="float">
            <text:p>87.471158283341</text:p>
          </table:table-cell>
          <table:table-cell table:style-name="ce1" office:value-type="float" office:value="88.7401938163359" calcext:value-type="float">
            <text:p>88.7401938163359</text:p>
          </table:table-cell>
          <table:table-cell table:number-columns-repeated="2" table:style-name="ce1" office:value-type="float" office:value="88.0018458698661" calcext:value-type="float">
            <text:p>88.0018458698661</text:p>
          </table:table-cell>
          <table:table-cell table:style-name="ce1" office:value-type="float" office:value="88.4402399630826" calcext:value-type="float">
            <text:p>88.4402399630826</text:p>
          </table:table-cell>
          <table:table-cell table:style-name="ce1" office:value-type="float" office:value="88.2325796031379" calcext:value-type="float">
            <text:p>88.2325796031379</text:p>
          </table:table-cell>
          <table:table-cell table:number-columns-repeated="2" table:style-name="ce1" office:value-type="float" office:value="87.6095985233041" calcext:value-type="float">
            <text:p>87.609598523304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 table:style-name="ce1" office:value-type="float" office:value="71.0908573056109" calcext:value-type="float">
            <text:p>71.0908573056109</text:p>
          </table:table-cell>
          <table:table-cell table:style-name="ce1" office:value-type="float" office:value="70.7775562517801" calcext:value-type="float">
            <text:p>70.7775562517801</text:p>
          </table:table-cell>
          <table:table-cell table:style-name="ce1" office:value-type="float" office:value="71.2902307035032" calcext:value-type="float">
            <text:p>71.2902307035032</text:p>
          </table:table-cell>
          <table:table-cell table:style-name="ce1" office:value-type="float" office:value="73.4263742523497" calcext:value-type="float">
            <text:p>73.4263742523497</text:p>
          </table:table-cell>
          <table:table-cell table:style-name="ce1" office:value-type="float" office:value="74.2238678439191" calcext:value-type="float">
            <text:p>74.2238678439191</text:p>
          </table:table-cell>
          <table:table-cell table:style-name="ce1" office:value-type="float" office:value="75.1922529193961" calcext:value-type="float">
            <text:p>75.1922529193961</text:p>
          </table:table-cell>
          <table:table-cell table:style-name="ce1" office:value-type="float" office:value="76.5593847906579" calcext:value-type="float">
            <text:p>76.5593847906579</text:p>
          </table:table-cell>
          <table:table-cell table:style-name="ce1" office:value-type="float" office:value="75.9043007690116" calcext:value-type="float">
            <text:p>75.9043007690116</text:p>
          </table:table-cell>
          <table:table-cell table:number-columns-repeated="2" table:style-name="ce1" office:value-type="float" office:value="76.5024209626886" calcext:value-type="float">
            <text:p>76.502420962688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 table:style-name="ce1" office:value-type="float" office:value="77.6512455516014" calcext:value-type="float">
            <text:p>77.6512455516014</text:p>
          </table:table-cell>
          <table:table-cell table:style-name="ce1" office:value-type="float" office:value="79.0747330960854" calcext:value-type="float">
            <text:p>79.0747330960854</text:p>
          </table:table-cell>
          <table:table-cell table:style-name="ce1" office:value-type="float" office:value="83.9145907473309" calcext:value-type="float">
            <text:p>83.9145907473309</text:p>
          </table:table-cell>
          <table:table-cell table:style-name="ce1" office:value-type="float" office:value="84.7686832740213" calcext:value-type="float">
            <text:p>84.7686832740213</text:p>
          </table:table-cell>
          <table:table-cell table:style-name="ce1" office:value-type="float" office:value="85.5160142348754" calcext:value-type="float">
            <text:p>85.5160142348754</text:p>
          </table:table-cell>
          <table:table-cell table:style-name="ce1" office:value-type="float" office:value="86.2633451957295" calcext:value-type="float">
            <text:p>86.2633451957295</text:p>
          </table:table-cell>
          <table:table-cell table:style-name="ce1" office:value-type="float" office:value="85.3024911032028" calcext:value-type="float">
            <text:p>85.3024911032028</text:p>
          </table:table-cell>
          <table:table-cell table:style-name="ce1" office:value-type="float" office:value="86.44128113879" calcext:value-type="float">
            <text:p>86.44128113879</text:p>
          </table:table-cell>
          <table:table-cell table:number-columns-repeated="2" table:style-name="ce1" office:value-type="float" office:value="85.5516014234875" calcext:value-type="float">
            <text:p>85.551601423487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 table:style-name="ce1" office:value-type="float" office:value="76.287932251235" calcext:value-type="float">
            <text:p>76.287932251235</text:p>
          </table:table-cell>
          <table:table-cell table:style-name="ce1" office:value-type="float" office:value="82.9922371206774" calcext:value-type="float">
            <text:p>82.9922371206774</text:p>
          </table:table-cell>
          <table:table-cell table:style-name="ce1" office:value-type="float" office:value="84.5800988002822" calcext:value-type="float">
            <text:p>84.5800988002822</text:p>
          </table:table-cell>
          <table:table-cell table:style-name="ce1" office:value-type="float" office:value="85.7798165137614" calcext:value-type="float">
            <text:p>85.7798165137614</text:p>
          </table:table-cell>
          <table:table-cell table:style-name="ce1" office:value-type="float" office:value="86.273817925194" calcext:value-type="float">
            <text:p>86.273817925194</text:p>
          </table:table-cell>
          <table:table-cell table:style-name="ce1" office:value-type="float" office:value="85.2152434721242" calcext:value-type="float">
            <text:p>85.2152434721242</text:p>
          </table:table-cell>
          <table:table-cell table:style-name="ce1" office:value-type="float" office:value="84.5095271700776" calcext:value-type="float">
            <text:p>84.5095271700776</text:p>
          </table:table-cell>
          <table:table-cell table:style-name="ce1" office:value-type="float" office:value="85.1799576570218" calcext:value-type="float">
            <text:p>85.1799576570218</text:p>
          </table:table-cell>
          <table:table-cell table:style-name="ce1" office:value-type="float" office:value="86.8383909668313" calcext:value-type="float">
            <text:p>86.8383909668313</text:p>
          </table:table-cell>
          <table:table-cell table:style-name="ce1" office:value-type="float" office:value="86.8736767819336" calcext:value-type="float">
            <text:p>86.87367678193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 table:style-name="ce1" office:value-type="float" office:value="50.6566604127579" calcext:value-type="float">
            <text:p>50.6566604127579</text:p>
          </table:table-cell>
          <table:table-cell table:style-name="ce1" office:value-type="float" office:value="50.7817385866166" calcext:value-type="float">
            <text:p>50.7817385866166</text:p>
          </table:table-cell>
          <table:table-cell table:style-name="ce1" office:value-type="float" office:value="49.53095684803" calcext:value-type="float">
            <text:p>49.53095684803</text:p>
          </table:table-cell>
          <table:table-cell table:style-name="ce1" office:value-type="float" office:value="52.2826766729205" calcext:value-type="float">
            <text:p>52.2826766729205</text:p>
          </table:table-cell>
          <table:table-cell table:style-name="ce1" office:value-type="float" office:value="53.7210756722951" calcext:value-type="float">
            <text:p>53.7210756722951</text:p>
          </table:table-cell>
          <table:table-cell table:style-name="ce1" office:value-type="float" office:value="54.5340838023764" calcext:value-type="float">
            <text:p>54.5340838023764</text:p>
          </table:table-cell>
          <table:table-cell table:style-name="ce1" office:value-type="float" office:value="56.722951844903" calcext:value-type="float">
            <text:p>56.722951844903</text:p>
          </table:table-cell>
          <table:table-cell table:style-name="ce1" office:value-type="float" office:value="57.098186366479" calcext:value-type="float">
            <text:p>57.098186366479</text:p>
          </table:table-cell>
          <table:table-cell table:style-name="ce1" office:value-type="float" office:value="56.2851782363977" calcext:value-type="float">
            <text:p>56.2851782363977</text:p>
          </table:table-cell>
          <table:table-cell table:style-name="ce1" office:value-type="float" office:value="56.910569105691" calcext:value-type="float">
            <text:p>56.91056910569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67.754662840746" calcext:value-type="float">
            <text:p>67.754662840746</text:p>
          </table:table-cell>
          <table:table-cell table:style-name="ce1" office:value-type="float" office:value="67.8981348637015" calcext:value-type="float">
            <text:p>67.8981348637015</text:p>
          </table:table-cell>
          <table:table-cell table:style-name="ce1" office:value-type="float" office:value="67.6829268292683" calcext:value-type="float">
            <text:p>67.6829268292683</text:p>
          </table:table-cell>
          <table:table-cell table:style-name="ce1" office:value-type="float" office:value="69.4404591104734" calcext:value-type="float">
            <text:p>69.4404591104734</text:p>
          </table:table-cell>
          <table:table-cell table:style-name="ce1" office:value-type="float" office:value="69.1176470588235" calcext:value-type="float">
            <text:p>69.1176470588235</text:p>
          </table:table-cell>
          <table:table-cell table:style-name="ce1" office:value-type="float" office:value="69.0100430416068" calcext:value-type="float">
            <text:p>69.0100430416068</text:p>
          </table:table-cell>
          <table:table-cell table:style-name="ce1" office:value-type="float" office:value="69.5839311334289" calcext:value-type="float">
            <text:p>69.5839311334289</text:p>
          </table:table-cell>
          <table:table-cell table:style-name="ce1" office:value-type="float" office:value="70.157819225251" calcext:value-type="float">
            <text:p>70.157819225251</text:p>
          </table:table-cell>
          <table:table-cell table:style-name="ce1" office:value-type="float" office:value="70.2654232424677" calcext:value-type="float">
            <text:p>70.2654232424677</text:p>
          </table:table-cell>
          <table:table-cell table:style-name="ce1" office:value-type="float" office:value="70.7317073170731" calcext:value-type="float">
            <text:p>70.73170731707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eloc</text:p>
          </table:table-cell>
          <table:table-cell table:style-name="ce1" office:value-type="float" office:value="68.8095238095238" calcext:value-type="float">
            <text:p>68.8095238095238</text:p>
          </table:table-cell>
          <table:table-cell table:style-name="ce1" office:value-type="float" office:value="68.7142857142857" calcext:value-type="float">
            <text:p>68.7142857142857</text:p>
          </table:table-cell>
          <table:table-cell table:style-name="ce1" office:value-type="float" office:value="69.9047619047619" calcext:value-type="float">
            <text:p>69.9047619047619</text:p>
          </table:table-cell>
          <table:table-cell table:style-name="ce1" office:value-type="float" office:value="69.8095238095238" calcext:value-type="float">
            <text:p>69.8095238095238</text:p>
          </table:table-cell>
          <table:table-cell table:style-name="ce1" office:value-type="float" office:value="70.7619047619047" calcext:value-type="float">
            <text:p>70.7619047619047</text:p>
          </table:table-cell>
          <table:table-cell table:style-name="ce1" office:value-type="float" office:value="71.0952380952381" calcext:value-type="float">
            <text:p>71.0952380952381</text:p>
          </table:table-cell>
          <table:table-cell table:style-name="ce1" office:value-type="float" office:value="70.7619047619047" calcext:value-type="float">
            <text:p>70.7619047619047</text:p>
          </table:table-cell>
          <table:table-cell table:style-name="ce1" office:value-type="float" office:value="70.0952380952381" calcext:value-type="float">
            <text:p>70.0952380952381</text:p>
          </table:table-cell>
          <table:table-cell table:style-name="ce1" office:value-type="float" office:value="71.4285714285714" calcext:value-type="float">
            <text:p>71.42857142857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3" office:value-type="string" calcext:value-type="string">
            <text:p>DLGN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/>
          <table:table-cell table:style-name="ce1" office:value-type="float" office:value="73.9388689518623" calcext:value-type="float">
            <text:p>73.9388689518623</text:p>
          </table:table-cell>
          <table:table-cell table:style-name="ce1" office:value-type="float" office:value="79.8044796436084" calcext:value-type="float">
            <text:p>79.8044796436084</text:p>
          </table:table-cell>
          <table:table-cell table:number-columns-repeated="2" table:style-name="ce1" office:value-type="float" office:value="79.4456131666873" calcext:value-type="float">
            <text:p>79.4456131666873</text:p>
          </table:table-cell>
          <table:table-cell table:style-name="ce1" office:value-type="float" office:value="80.0024749412201" calcext:value-type="float">
            <text:p>80.0024749412201</text:p>
          </table:table-cell>
          <table:table-cell table:number-columns-repeated="2" table:style-name="ce1" office:value-type="float" office:value="79.7178567009033" calcext:value-type="float">
            <text:p>79.7178567009033</text:p>
          </table:table-cell>
          <table:table-cell table:style-name="ce1" office:value-type="float" office:value="79.6559831703997" calcext:value-type="float">
            <text:p>79.6559831703997</text:p>
          </table:table-cell>
          <table:table-cell table:number-columns-repeated="2" table:style-name="ce1" office:value-type="float" office:value="81.5864373221136" calcext:value-type="float">
            <text:p>81.586437322113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/>
          <table:table-cell table:style-name="ce1" office:value-type="float" office:value="71.062106210621" calcext:value-type="float">
            <text:p>71.062106210621</text:p>
          </table:table-cell>
          <table:table-cell table:style-name="ce1" office:value-type="float" office:value="72.2772277227722" calcext:value-type="float">
            <text:p>72.2772277227722</text:p>
          </table:table-cell>
          <table:table-cell table:number-columns-repeated="2" table:style-name="ce1" office:value-type="float" office:value="73.7623762376237" calcext:value-type="float">
            <text:p>73.7623762376237</text:p>
          </table:table-cell>
          <table:table-cell table:style-name="ce1" office:value-type="float" office:value="73.8523852385238" calcext:value-type="float">
            <text:p>73.8523852385238</text:p>
          </table:table-cell>
          <table:table-cell table:number-columns-repeated="2" table:style-name="ce1" office:value-type="float" office:value="77.5427542754275" calcext:value-type="float">
            <text:p>77.5427542754275</text:p>
          </table:table-cell>
          <table:table-cell table:style-name="ce1" office:value-type="float" office:value="77.3177317731773" calcext:value-type="float">
            <text:p>77.3177317731773</text:p>
          </table:table-cell>
          <table:table-cell table:number-columns-repeated="2" table:style-name="ce1" office:value-type="float" office:value="77.5427542754275" calcext:value-type="float">
            <text:p>77.542754275427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/>
          <table:table-cell table:style-name="ce1" office:value-type="float" office:value="51.6980373769174" calcext:value-type="float">
            <text:p>51.6980373769174</text:p>
          </table:table-cell>
          <table:table-cell table:style-name="ce1" office:value-type="float" office:value="53.9754839573983" calcext:value-type="float">
            <text:p>53.9754839573983</text:p>
          </table:table-cell>
          <table:table-cell table:number-columns-repeated="2" table:style-name="ce1" office:value-type="float" office:value="53.8214213946011" calcext:value-type="float">
            <text:p>53.8214213946011</text:p>
          </table:table-cell>
          <table:table-cell table:style-name="ce1" office:value-type="float" office:value="56.6079442695425" calcext:value-type="float">
            <text:p>56.6079442695425</text:p>
          </table:table-cell>
          <table:table-cell table:number-columns-repeated="2" table:style-name="ce1" office:value-type="float" office:value="59.5820215687587" calcext:value-type="float">
            <text:p>59.5820215687587</text:p>
          </table:table-cell>
          <table:table-cell table:style-name="ce1" office:value-type="float" office:value="60.2987474043807" calcext:value-type="float">
            <text:p>60.2987474043807</text:p>
          </table:table-cell>
          <table:table-cell table:number-columns-repeated="2" table:style-name="ce1" office:value-type="float" office:value="60.9350927724562" calcext:value-type="float">
            <text:p>60.935092772456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/>
          <table:table-cell table:style-name="ce1" office:value-type="float" office:value="74.7808029533917" calcext:value-type="float">
            <text:p>74.7808029533917</text:p>
          </table:table-cell>
          <table:table-cell table:style-name="ce1" office:value-type="float" office:value="80.9183202584217" calcext:value-type="float">
            <text:p>80.9183202584217</text:p>
          </table:table-cell>
          <table:table-cell table:style-name="ce1" office:value-type="float" office:value="87.6326718966313" calcext:value-type="float">
            <text:p>87.6326718966313</text:p>
          </table:table-cell>
          <table:table-cell table:style-name="ce1" office:value-type="float" office:value="88.2095062298108" calcext:value-type="float">
            <text:p>88.2095062298108</text:p>
          </table:table-cell>
          <table:table-cell table:number-columns-repeated="2" table:style-name="ce1" office:value-type="float" office:value="88.4171665897554" calcext:value-type="float">
            <text:p>88.4171665897554</text:p>
          </table:table-cell>
          <table:table-cell table:style-name="ce1" office:value-type="float" office:value="88.3479464697738" calcext:value-type="float">
            <text:p>88.3479464697738</text:p>
          </table:table-cell>
          <table:table-cell table:style-name="ce1" office:value-type="float" office:value="88.5556068297185" calcext:value-type="float">
            <text:p>88.5556068297185</text:p>
          </table:table-cell>
          <table:table-cell table:number-columns-repeated="2" table:style-name="ce1" office:value-type="float" office:value="88.0249192431933" calcext:value-type="float">
            <text:p>88.024919243193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/>
          <table:table-cell table:style-name="ce1" office:value-type="float" office:value="71.2902307035032" calcext:value-type="float">
            <text:p>71.2902307035032</text:p>
          </table:table-cell>
          <table:table-cell table:style-name="ce1" office:value-type="float" office:value="71.005411563657" calcext:value-type="float">
            <text:p>71.005411563657</text:p>
          </table:table-cell>
          <table:table-cell table:style-name="ce1" office:value-type="float" office:value="70.5212190259185" calcext:value-type="float">
            <text:p>70.5212190259185</text:p>
          </table:table-cell>
          <table:table-cell table:style-name="ce1" office:value-type="float" office:value="72.1162062090572" calcext:value-type="float">
            <text:p>72.1162062090572</text:p>
          </table:table-cell>
          <table:table-cell table:style-name="ce1" office:value-type="float" office:value="72.1731700370265" calcext:value-type="float">
            <text:p>72.1731700370265</text:p>
          </table:table-cell>
          <table:table-cell table:style-name="ce1" office:value-type="float" office:value="73.9105667900883" calcext:value-type="float">
            <text:p>73.9105667900883</text:p>
          </table:table-cell>
          <table:table-cell table:style-name="ce1" office:value-type="float" office:value="75.3631444033039" calcext:value-type="float">
            <text:p>75.3631444033039</text:p>
          </table:table-cell>
          <table:table-cell table:style-name="ce1" office:value-type="float" office:value="75.6479635431501" calcext:value-type="float">
            <text:p>75.6479635431501</text:p>
          </table:table-cell>
          <table:table-cell table:number-columns-repeated="2" table:style-name="ce1" office:value-type="float" office:value="75.049843349473" calcext:value-type="float">
            <text:p>75.04984334947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/>
          <table:table-cell table:style-name="ce1" office:value-type="float" office:value="79.6085409252669" calcext:value-type="float">
            <text:p>79.6085409252669</text:p>
          </table:table-cell>
          <table:table-cell table:style-name="ce1" office:value-type="float" office:value="80.1423487544483" calcext:value-type="float">
            <text:p>80.1423487544483</text:p>
          </table:table-cell>
          <table:table-cell table:style-name="ce1" office:value-type="float" office:value="84.1992882562277" calcext:value-type="float">
            <text:p>84.1992882562277</text:p>
          </table:table-cell>
          <table:table-cell table:style-name="ce1" office:value-type="float" office:value="84.0213523131672" calcext:value-type="float">
            <text:p>84.0213523131672</text:p>
          </table:table-cell>
          <table:table-cell table:style-name="ce1" office:value-type="float" office:value="85.2313167259786" calcext:value-type="float">
            <text:p>85.2313167259786</text:p>
          </table:table-cell>
          <table:table-cell table:style-name="ce1" office:value-type="float" office:value="85.4448398576512" calcext:value-type="float">
            <text:p>85.4448398576512</text:p>
          </table:table-cell>
          <table:table-cell table:style-name="ce1" office:value-type="float" office:value="85.6583629893238" calcext:value-type="float">
            <text:p>85.6583629893238</text:p>
          </table:table-cell>
          <table:table-cell table:style-name="ce1" office:value-type="float" office:value="85.5516014234875" calcext:value-type="float">
            <text:p>85.5516014234875</text:p>
          </table:table-cell>
          <table:table-cell table:number-columns-repeated="2" table:style-name="ce1" office:value-type="float" office:value="85.3380782918149" calcext:value-type="float">
            <text:p>85.338078291814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/>
          <table:table-cell table:style-name="ce1" office:value-type="float" office:value="76.076217360621" calcext:value-type="float">
            <text:p>76.076217360621</text:p>
          </table:table-cell>
          <table:table-cell table:style-name="ce1" office:value-type="float" office:value="82.0395201129146" calcext:value-type="float">
            <text:p>82.0395201129146</text:p>
          </table:table-cell>
          <table:table-cell table:style-name="ce1" office:value-type="float" office:value="84.2625264643613" calcext:value-type="float">
            <text:p>84.2625264643613</text:p>
          </table:table-cell>
          <table:table-cell table:style-name="ce1" office:value-type="float" office:value="85.9562455892731" calcext:value-type="float">
            <text:p>85.9562455892731</text:p>
          </table:table-cell>
          <table:table-cell table:style-name="ce1" office:value-type="float" office:value="86.0973888496824" calcext:value-type="float">
            <text:p>86.0973888496824</text:p>
          </table:table-cell>
          <table:table-cell table:style-name="ce1" office:value-type="float" office:value="85.9915314043754" calcext:value-type="float">
            <text:p>85.9915314043754</text:p>
          </table:table-cell>
          <table:table-cell table:style-name="ce1" office:value-type="float" office:value="86.167960479887" calcext:value-type="float">
            <text:p>86.167960479887</text:p>
          </table:table-cell>
          <table:table-cell table:style-name="ce1" office:value-type="float" office:value="85.4269583627381" calcext:value-type="float">
            <text:p>85.4269583627381</text:p>
          </table:table-cell>
          <table:table-cell table:style-name="ce1" office:value-type="float" office:value="86.4149611856033" calcext:value-type="float">
            <text:p>86.4149611856033</text:p>
          </table:table-cell>
          <table:table-cell table:style-name="ce1" office:value-type="float" office:value="86.8383909668313" calcext:value-type="float">
            <text:p>86.838390966831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/>
          <table:table-cell table:style-name="ce1" office:value-type="float" office:value="51.1569731081926" calcext:value-type="float">
            <text:p>51.1569731081926</text:p>
          </table:table-cell>
          <table:table-cell table:style-name="ce1" office:value-type="float" office:value="52.2826766729205" calcext:value-type="float">
            <text:p>52.2826766729205</text:p>
          </table:table-cell>
          <table:table-cell table:style-name="ce1" office:value-type="float" office:value="50.8442776735459" calcext:value-type="float">
            <text:p>50.8442776735459</text:p>
          </table:table-cell>
          <table:table-cell table:style-name="ce1" office:value-type="float" office:value="51.6572858036272" calcext:value-type="float">
            <text:p>51.6572858036272</text:p>
          </table:table-cell>
          <table:table-cell table:style-name="ce1" office:value-type="float" office:value="53.8461538461538" calcext:value-type="float">
            <text:p>53.8461538461538</text:p>
          </table:table-cell>
          <table:table-cell table:style-name="ce1" office:value-type="float" office:value="52.5953721075672" calcext:value-type="float">
            <text:p>52.5953721075672</text:p>
          </table:table-cell>
          <table:table-cell table:style-name="ce1" office:value-type="float" office:value="55.0969355847404" calcext:value-type="float">
            <text:p>55.0969355847404</text:p>
          </table:table-cell>
          <table:table-cell table:style-name="ce1" office:value-type="float" office:value="54.7217010631644" calcext:value-type="float">
            <text:p>54.7217010631644</text:p>
          </table:table-cell>
          <table:table-cell table:style-name="ce1" office:value-type="float" office:value="54.8467792370231" calcext:value-type="float">
            <text:p>54.8467792370231</text:p>
          </table:table-cell>
          <table:table-cell table:style-name="ce1" office:value-type="float" office:value="56.0975609756097" calcext:value-type="float">
            <text:p>56.097560975609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/>
          <table:table-cell table:style-name="ce1" office:value-type="float" office:value="67.7187948350071" calcext:value-type="float">
            <text:p>67.7187948350071</text:p>
          </table:table-cell>
          <table:table-cell table:style-name="ce1" office:value-type="float" office:value="67.8622668579627" calcext:value-type="float">
            <text:p>67.8622668579627</text:p>
          </table:table-cell>
          <table:table-cell table:style-name="ce1" office:value-type="float" office:value="68.6872309899569" calcext:value-type="float">
            <text:p>68.6872309899569</text:p>
          </table:table-cell>
          <table:table-cell table:style-name="ce1" office:value-type="float" office:value="69.0817790530846" calcext:value-type="float">
            <text:p>69.0817790530846</text:p>
          </table:table-cell>
          <table:table-cell table:style-name="ce1" office:value-type="float" office:value="68.8665710186513" calcext:value-type="float">
            <text:p>68.8665710186513</text:p>
          </table:table-cell>
          <table:table-cell table:style-name="ce1" office:value-type="float" office:value="69.1893830703012" calcext:value-type="float">
            <text:p>69.1893830703012</text:p>
          </table:table-cell>
          <table:table-cell table:style-name="ce1" office:value-type="float" office:value="69.261119081779" calcext:value-type="float">
            <text:p>69.261119081779</text:p>
          </table:table-cell>
          <table:table-cell table:style-name="ce1" office:value-type="float" office:value="69.6197991391678" calcext:value-type="float">
            <text:p>69.6197991391678</text:p>
          </table:table-cell>
          <table:table-cell table:style-name="ce1" office:value-type="float" office:value="70.8393113342898" calcext:value-type="float">
            <text:p>70.8393113342898</text:p>
          </table:table-cell>
          <table:table-cell table:style-name="ce1" office:value-type="float" office:value="70.2654232424677" calcext:value-type="float">
            <text:p>70.265423242467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eloc</text:p>
          </table:table-cell>
          <table:table-cell/>
          <table:table-cell table:style-name="ce1" office:value-type="float" office:value="68.9523809523809" calcext:value-type="float">
            <text:p>68.9523809523809</text:p>
          </table:table-cell>
          <table:table-cell table:style-name="ce1" office:value-type="float" office:value="69.5238095238095" calcext:value-type="float">
            <text:p>69.5238095238095</text:p>
          </table:table-cell>
          <table:table-cell table:style-name="ce1" office:value-type="float" office:value="69.2857142857142" calcext:value-type="float">
            <text:p>69.2857142857142</text:p>
          </table:table-cell>
          <table:table-cell table:style-name="ce1" office:value-type="float" office:value="70.2380952380952" calcext:value-type="float">
            <text:p>70.2380952380952</text:p>
          </table:table-cell>
          <table:table-cell table:style-name="ce1" office:value-type="float" office:value="70.5714285714285" calcext:value-type="float">
            <text:p>70.5714285714285</text:p>
          </table:table-cell>
          <table:table-cell table:style-name="ce1" office:value-type="float" office:value="71.7142857142857" calcext:value-type="float">
            <text:p>71.7142857142857</text:p>
          </table:table-cell>
          <table:table-cell table:style-name="ce1" office:value-type="float" office:value="72.0952380952381" calcext:value-type="float">
            <text:p>72.0952380952381</text:p>
          </table:table-cell>
          <table:table-cell table:style-name="ce1" office:value-type="float" office:value="70.5238095238095" calcext:value-type="float">
            <text:p>70.5238095238095</text:p>
          </table:table-cell>
          <table:table-cell table:style-name="ce1" office:value-type="float" office:value="71.2857142857142" calcext:value-type="float">
            <text:p>71.2857142857142</text:p>
          </table:table-cell>
          <table:table-cell table:style-name="ce1" office:value-type="float" office:value="70.7619047619047" calcext:value-type="float">
            <text:p>70.761904761904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</text:p>
          </table:table-cell>
          <table:table-cell/>
          <table:table-cell table:style-name="ce1" office:value-type="float" office:value="93.1539187913125" calcext:value-type="float">
            <text:p>93.1539187913125</text:p>
          </table:table-cell>
          <table:table-cell table:style-name="ce1" office:value-type="float" office:value="97.4032105760151" calcext:value-type="float">
            <text:p>97.4032105760151</text:p>
          </table:table-cell>
          <table:table-cell table:style-name="ce1" office:value-type="float" office:value="97.3087818696883" calcext:value-type="float">
            <text:p>97.3087818696883</text:p>
          </table:table-cell>
          <table:table-cell table:style-name="ce1" office:value-type="float" office:value="98.2530689329556" calcext:value-type="float">
            <text:p>98.2530689329556</text:p>
          </table:table-cell>
          <table:table-cell table:style-name="ce1" office:value-type="float" office:value="99.0084985835694" calcext:value-type="float">
            <text:p>99.0084985835694</text:p>
          </table:table-cell>
          <table:table-cell table:style-name="ce1" office:value-type="float" office:value="98.4891406987724" calcext:value-type="float">
            <text:p>98.4891406987724</text:p>
          </table:table-cell>
          <table:table-cell table:style-name="ce1" office:value-type="float" office:value="99.0557129367327" calcext:value-type="float">
            <text:p>99.0557129367327</text:p>
          </table:table-cell>
          <table:table-cell table:style-name="ce1" office:value-type="float" office:value="98.7724268177526" calcext:value-type="float">
            <text:p>98.7724268177526</text:p>
          </table:table-cell>
          <table:table-cell table:style-name="ce1" office:value-type="float" office:value="98.8668555240793" calcext:value-type="float">
            <text:p>98.8668555240793</text:p>
          </table:table-cell>
          <table:table-cell table:style-name="ce1" office:value-type="float" office:value="98.9140698772426" calcext:value-type="float">
            <text:p>98.914069877242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/>
          <table:table-cell table:style-name="ce1" office:value-type="float" office:value="88.3569238797208" calcext:value-type="float">
            <text:p>88.3569238797208</text:p>
          </table:table-cell>
          <table:table-cell table:style-name="ce1" office:value-type="float" office:value="90.7964255430174" calcext:value-type="float">
            <text:p>90.7964255430174</text:p>
          </table:table-cell>
          <table:table-cell table:number-columns-repeated="2" table:style-name="ce1" office:value-type="float" office:value="92.1661992042267" calcext:value-type="float">
            <text:p>92.1661992042267</text:p>
          </table:table-cell>
          <table:table-cell table:style-name="ce1" office:value-type="float" office:value="92.1074946187463" calcext:value-type="float">
            <text:p>92.1074946187463</text:p>
          </table:table-cell>
          <table:table-cell table:style-name="ce1" office:value-type="float" office:value="92.7010632052703" calcext:value-type="float">
            <text:p>92.7010632052703</text:p>
          </table:table-cell>
          <table:table-cell table:style-name="ce1" office:value-type="float" office:value="92.7662905224708" calcext:value-type="float">
            <text:p>92.7662905224708</text:p>
          </table:table-cell>
          <table:table-cell table:style-name="ce1" office:value-type="float" office:value="92.9228360837518" calcext:value-type="float">
            <text:p>92.9228360837518</text:p>
          </table:table-cell>
          <table:table-cell table:number-columns-repeated="2" table:style-name="ce1" office:value-type="float" office:value="92.7858587176309" calcext:value-type="float">
            <text:p>92.785858717630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/>
          <table:table-cell table:style-name="ce1" office:value-type="float" office:value="74.8428713198809" calcext:value-type="float">
            <text:p>74.8428713198809</text:p>
          </table:table-cell>
          <table:table-cell table:style-name="ce1" office:value-type="float" office:value="77.9192854780019" calcext:value-type="float">
            <text:p>77.9192854780019</text:p>
          </table:table-cell>
          <table:table-cell table:style-name="ce1" office:value-type="float" office:value="79.209394641085" calcext:value-type="float">
            <text:p>79.209394641085</text:p>
          </table:table-cell>
          <table:table-cell table:style-name="ce1" office:value-type="float" office:value="79.2755540853456" calcext:value-type="float">
            <text:p>79.2755540853456</text:p>
          </table:table-cell>
          <table:table-cell table:style-name="ce1" office:value-type="float" office:value="79.5236520013231" calcext:value-type="float">
            <text:p>79.5236520013231</text:p>
          </table:table-cell>
          <table:table-cell table:style-name="ce1" office:value-type="float" office:value="79.5484617929209" calcext:value-type="float">
            <text:p>79.5484617929209</text:p>
          </table:table-cell>
          <table:table-cell table:style-name="ce1" office:value-type="float" office:value="78.911677141912" calcext:value-type="float">
            <text:p>78.911677141912</text:p>
          </table:table-cell>
          <table:table-cell table:style-name="ce1" office:value-type="float" office:value="78.1839232550446" calcext:value-type="float">
            <text:p>78.1839232550446</text:p>
          </table:table-cell>
          <table:table-cell table:style-name="ce1" office:value-type="float" office:value="78.3658617267615" calcext:value-type="float">
            <text:p>78.3658617267615</text:p>
          </table:table-cell>
          <table:table-cell table:style-name="ce1" office:value-type="float" office:value="78.2914323519682" calcext:value-type="float">
            <text:p>78.291432351968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/>
          <table:table-cell table:style-name="ce1" office:value-type="float" office:value="72.4376731301939" calcext:value-type="float">
            <text:p>72.4376731301939</text:p>
          </table:table-cell>
          <table:table-cell table:style-name="ce1" office:value-type="float" office:value="74.2382271468144" calcext:value-type="float">
            <text:p>74.2382271468144</text:p>
          </table:table-cell>
          <table:table-cell table:style-name="ce1" office:value-type="float" office:value="74.792243767313" calcext:value-type="float">
            <text:p>74.792243767313</text:p>
          </table:table-cell>
          <table:table-cell table:style-name="ce1" office:value-type="float" office:value="74.2382271468144" calcext:value-type="float">
            <text:p>74.2382271468144</text:p>
          </table:table-cell>
          <table:table-cell table:style-name="ce1" office:value-type="float" office:value="77.1468144044321" calcext:value-type="float">
            <text:p>77.1468144044321</text:p>
          </table:table-cell>
          <table:table-cell table:style-name="ce1" office:value-type="float" office:value="76.5927977839335" calcext:value-type="float">
            <text:p>76.5927977839335</text:p>
          </table:table-cell>
          <table:table-cell table:style-name="ce1" office:value-type="float" office:value="76.0387811634349" calcext:value-type="float">
            <text:p>76.0387811634349</text:p>
          </table:table-cell>
          <table:table-cell table:style-name="ce1" office:value-type="float" office:value="77.8393351800554" calcext:value-type="float">
            <text:p>77.8393351800554</text:p>
          </table:table-cell>
          <table:table-cell table:style-name="ce1" office:value-type="float" office:value="74.0997229916897" calcext:value-type="float">
            <text:p>74.0997229916897</text:p>
          </table:table-cell>
          <table:table-cell table:style-name="ce1" office:value-type="float" office:value="75.6232686980609" calcext:value-type="float">
            <text:p>75.623268698060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XGBoost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/>
          <table:table-cell table:style-name="ce1" office:value-type="float" office:value="73.9017448335602" calcext:value-type="float">
            <text:p>73.9017448335602</text:p>
          </table:table-cell>
          <table:table-cell table:style-name="ce1" office:value-type="float" office:value="86.2393268159881" calcext:value-type="float">
            <text:p>86.2393268159881</text:p>
          </table:table-cell>
          <table:table-cell table:number-columns-repeated="2" table:style-name="ce1" office:value-type="float" office:value="86.8333127088231" calcext:value-type="float">
            <text:p>86.8333127088231</text:p>
          </table:table-cell>
          <table:table-cell table:style-name="ce1" office:value-type="float" office:value="87.0189333003341" calcext:value-type="float">
            <text:p>87.0189333003341</text:p>
          </table:table-cell>
          <table:table-cell table:number-columns-repeated="2" table:style-name="ce1" office:value-type="float" office:value="87.3530503650538" calcext:value-type="float">
            <text:p>87.3530503650538</text:p>
          </table:table-cell>
          <table:table-cell table:style-name="ce1" office:value-type="float" office:value="87.1179309491399" calcext:value-type="float">
            <text:p>87.1179309491399</text:p>
          </table:table-cell>
          <table:table-cell table:number-columns-repeated="2" table:style-name="ce1" office:value-type="float" office:value="87.2664274223487" calcext:value-type="float">
            <text:p>87.266427422348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/>
          <table:table-cell table:style-name="ce1" office:value-type="float" office:value="70.7020702070207" calcext:value-type="float">
            <text:p>70.7020702070207</text:p>
          </table:table-cell>
          <table:table-cell table:style-name="ce1" office:value-type="float" office:value="69.9369936993699" calcext:value-type="float">
            <text:p>69.9369936993699</text:p>
          </table:table-cell>
          <table:table-cell table:number-columns-repeated="2" table:style-name="ce1" office:value-type="float" office:value="73.4023402340234" calcext:value-type="float">
            <text:p>73.4023402340234</text:p>
          </table:table-cell>
          <table:table-cell table:style-name="ce1" office:value-type="float" office:value="75.1575157515751" calcext:value-type="float">
            <text:p>75.1575157515751</text:p>
          </table:table-cell>
          <table:table-cell table:number-columns-repeated="2" table:style-name="ce1" office:value-type="float" office:value="77.9477947794779" calcext:value-type="float">
            <text:p>77.9477947794779</text:p>
          </table:table-cell>
          <table:table-cell table:style-name="ce1" office:value-type="float" office:value="78.3978397839784" calcext:value-type="float">
            <text:p>78.3978397839784</text:p>
          </table:table-cell>
          <table:table-cell table:number-columns-repeated="2" table:style-name="ce1" office:value-type="float" office:value="78.1278127812781" calcext:value-type="float">
            <text:p>78.127812781278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/>
          <table:table-cell table:style-name="ce1" office:value-type="float" office:value="51.631053653962" calcext:value-type="float">
            <text:p>51.631053653962</text:p>
          </table:table-cell>
          <table:table-cell table:style-name="ce1" office:value-type="float" office:value="53.7611360439413" calcext:value-type="float">
            <text:p>53.7611360439413</text:p>
          </table:table-cell>
          <table:table-cell table:number-columns-repeated="2" table:style-name="ce1" office:value-type="float" office:value="53.506597896711" calcext:value-type="float">
            <text:p>53.506597896711</text:p>
          </table:table-cell>
          <table:table-cell table:style-name="ce1" office:value-type="float" office:value="55.6701721481679" calcext:value-type="float">
            <text:p>55.6701721481679</text:p>
          </table:table-cell>
          <table:table-cell table:number-columns-repeated="2" table:style-name="ce1" office:value-type="float" office:value="58.1083796637417" calcext:value-type="float">
            <text:p>58.1083796637417</text:p>
          </table:table-cell>
          <table:table-cell table:style-name="ce1" office:value-type="float" office:value="59.7092906423739" calcext:value-type="float">
            <text:p>59.7092906423739</text:p>
          </table:table-cell>
          <table:table-cell table:number-columns-repeated="2" table:style-name="ce1" office:value-type="float" office:value="60.1714783307656" calcext:value-type="float">
            <text:p>60.171478330765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/>
          <table:table-cell table:style-name="ce1" office:value-type="float" office:value="74.4577757268112" calcext:value-type="float">
            <text:p>74.4577757268112</text:p>
          </table:table-cell>
          <table:table-cell table:style-name="ce1" office:value-type="float" office:value="80.826026765113" calcext:value-type="float">
            <text:p>80.826026765113</text:p>
          </table:table-cell>
          <table:table-cell table:style-name="ce1" office:value-type="float" office:value="90.2399630826026" calcext:value-type="float">
            <text:p>90.2399630826026</text:p>
          </table:table-cell>
          <table:table-cell table:style-name="ce1" office:value-type="float" office:value="89.9861559760036" calcext:value-type="float">
            <text:p>89.9861559760036</text:p>
          </table:table-cell>
          <table:table-cell table:number-columns-repeated="2" table:style-name="ce1" office:value-type="float" office:value="90.3322565759114" calcext:value-type="float">
            <text:p>90.3322565759114</text:p>
          </table:table-cell>
          <table:table-cell table:style-name="ce1" office:value-type="float" office:value="90.4476234425473" calcext:value-type="float">
            <text:p>90.4476234425473</text:p>
          </table:table-cell>
          <table:table-cell table:style-name="ce1" office:value-type="float" office:value="90.286109829257" calcext:value-type="float">
            <text:p>90.286109829257</text:p>
          </table:table-cell>
          <table:table-cell table:number-columns-repeated="2" table:style-name="ce1" office:value-type="float" office:value="89.9861559760036" calcext:value-type="float">
            <text:p>89.986155976003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/>
          <table:table-cell table:style-name="ce1" office:value-type="float" office:value="70.1224722301338" calcext:value-type="float">
            <text:p>70.1224722301338</text:p>
          </table:table-cell>
          <table:table-cell table:style-name="ce1" office:value-type="float" office:value="69.7522073483338" calcext:value-type="float">
            <text:p>69.7522073483338</text:p>
          </table:table-cell>
          <table:table-cell table:style-name="ce1" office:value-type="float" office:value="69.6952435203645" calcext:value-type="float">
            <text:p>69.6952435203645</text:p>
          </table:table-cell>
          <table:table-cell table:style-name="ce1" office:value-type="float" office:value="73.1985189404728" calcext:value-type="float">
            <text:p>73.1985189404728</text:p>
          </table:table-cell>
          <table:table-cell table:style-name="ce1" office:value-type="float" office:value="72.8282540586727" calcext:value-type="float">
            <text:p>72.8282540586727</text:p>
          </table:table-cell>
          <table:table-cell table:style-name="ce1" office:value-type="float" office:value="74.8219880375961" calcext:value-type="float">
            <text:p>74.8219880375961</text:p>
          </table:table-cell>
          <table:table-cell table:style-name="ce1" office:value-type="float" office:value="76.0751922529194" calcext:value-type="float">
            <text:p>76.0751922529194</text:p>
          </table:table-cell>
          <table:table-cell table:style-name="ce1" office:value-type="float" office:value="75.9897465109655" calcext:value-type="float">
            <text:p>75.9897465109655</text:p>
          </table:table-cell>
          <table:table-cell table:number-columns-repeated="2" table:style-name="ce1" office:value-type="float" office:value="75.875818855027" calcext:value-type="float">
            <text:p>75.87581885502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/>
          <table:table-cell table:style-name="ce1" office:value-type="float" office:value="79.7153024911032" calcext:value-type="float">
            <text:p>79.7153024911032</text:p>
          </table:table-cell>
          <table:table-cell table:style-name="ce1" office:value-type="float" office:value="81.1743772241992" calcext:value-type="float">
            <text:p>81.1743772241992</text:p>
          </table:table-cell>
          <table:table-cell table:style-name="ce1" office:value-type="float" office:value="84.1637010676156" calcext:value-type="float">
            <text:p>84.1637010676156</text:p>
          </table:table-cell>
          <table:table-cell table:style-name="ce1" office:value-type="float" office:value="85.1957295373665" calcext:value-type="float">
            <text:p>85.1957295373665</text:p>
          </table:table-cell>
          <table:table-cell table:style-name="ce1" office:value-type="float" office:value="85.8007117437722" calcext:value-type="float">
            <text:p>85.8007117437722</text:p>
          </table:table-cell>
          <table:table-cell table:style-name="ce1" office:value-type="float" office:value="85.8362989323843" calcext:value-type="float">
            <text:p>85.8362989323843</text:p>
          </table:table-cell>
          <table:table-cell table:style-name="ce1" office:value-type="float" office:value="86.8327402135231" calcext:value-type="float">
            <text:p>86.8327402135231</text:p>
          </table:table-cell>
          <table:table-cell table:style-name="ce1" office:value-type="float" office:value="85.3380782918149" calcext:value-type="float">
            <text:p>85.3380782918149</text:p>
          </table:table-cell>
          <table:table-cell table:number-columns-repeated="2" table:style-name="ce1" office:value-type="float" office:value="85.5871886120996" calcext:value-type="float">
            <text:p>85.587188612099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/>
          <table:table-cell table:style-name="ce1" office:value-type="float" office:value="74.5236414961185" calcext:value-type="float">
            <text:p>74.5236414961185</text:p>
          </table:table-cell>
          <table:table-cell table:style-name="ce1" office:value-type="float" office:value="82.0395201129146" calcext:value-type="float">
            <text:p>82.0395201129146</text:p>
          </table:table-cell>
          <table:table-cell table:style-name="ce1" office:value-type="float" office:value="84.4742413549753" calcext:value-type="float">
            <text:p>84.4742413549753</text:p>
          </table:table-cell>
          <table:table-cell table:style-name="ce1" office:value-type="float" office:value="85.9209597741707" calcext:value-type="float">
            <text:p>85.9209597741707</text:p>
          </table:table-cell>
          <table:table-cell table:style-name="ce1" office:value-type="float" office:value="87.2265349329569" calcext:value-type="float">
            <text:p>87.2265349329569</text:p>
          </table:table-cell>
          <table:table-cell table:style-name="ce1" office:value-type="float" office:value="87.2971065631616" calcext:value-type="float">
            <text:p>87.2971065631616</text:p>
          </table:table-cell>
          <table:table-cell table:style-name="ce1" office:value-type="float" office:value="87.3323923782639" calcext:value-type="float">
            <text:p>87.3323923782639</text:p>
          </table:table-cell>
          <table:table-cell table:style-name="ce1" office:value-type="float" office:value="87.4735356386732" calcext:value-type="float">
            <text:p>87.4735356386732</text:p>
          </table:table-cell>
          <table:table-cell table:style-name="ce1" office:value-type="float" office:value="88.3203952011291" calcext:value-type="float">
            <text:p>88.3203952011291</text:p>
          </table:table-cell>
          <table:table-cell table:style-name="ce1" office:value-type="float" office:value="87.6146788990825" calcext:value-type="float">
            <text:p>87.614678899082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/>
          <table:table-cell table:style-name="ce1" office:value-type="float" office:value="57.1607254534083" calcext:value-type="float">
            <text:p>57.1607254534083</text:p>
          </table:table-cell>
          <table:table-cell table:style-name="ce1" office:value-type="float" office:value="58.9743589743589" calcext:value-type="float">
            <text:p>58.9743589743589</text:p>
          </table:table-cell>
          <table:table-cell table:style-name="ce1" office:value-type="float" office:value="55.4721701063164" calcext:value-type="float">
            <text:p>55.4721701063164</text:p>
          </table:table-cell>
          <table:table-cell table:style-name="ce1" office:value-type="float" office:value="57.098186366479" calcext:value-type="float">
            <text:p>57.098186366479</text:p>
          </table:table-cell>
          <table:table-cell table:style-name="ce1" office:value-type="float" office:value="61.3508442776735" calcext:value-type="float">
            <text:p>61.3508442776735</text:p>
          </table:table-cell>
          <table:table-cell table:style-name="ce1" office:value-type="float" office:value="60.2876797998749" calcext:value-type="float">
            <text:p>60.2876797998749</text:p>
          </table:table-cell>
          <table:table-cell table:style-name="ce1" office:value-type="float" office:value="61.2883051907442" calcext:value-type="float">
            <text:p>61.2883051907442</text:p>
          </table:table-cell>
          <table:table-cell table:style-name="ce1" office:value-type="float" office:value="60.6629143214509" calcext:value-type="float">
            <text:p>60.6629143214509</text:p>
          </table:table-cell>
          <table:table-cell table:style-name="ce1" office:value-type="float" office:value="61.7886178861788" calcext:value-type="float">
            <text:p>61.7886178861788</text:p>
          </table:table-cell>
          <table:table-cell table:style-name="ce1" office:value-type="float" office:value="62.3514696685428" calcext:value-type="float">
            <text:p>62.351469668542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/>
          <table:table-cell table:style-name="ce1" office:value-type="float" office:value="66.5351506456241" calcext:value-type="float">
            <text:p>66.5351506456241</text:p>
          </table:table-cell>
          <table:table-cell table:style-name="ce1" office:value-type="float" office:value="67.0014347202295" calcext:value-type="float">
            <text:p>67.0014347202295</text:p>
          </table:table-cell>
          <table:table-cell table:style-name="ce1" office:value-type="float" office:value="68.3285509325681" calcext:value-type="float">
            <text:p>68.3285509325681</text:p>
          </table:table-cell>
          <table:table-cell table:style-name="ce1" office:value-type="float" office:value="67.3959827833572" calcext:value-type="float">
            <text:p>67.3959827833572</text:p>
          </table:table-cell>
          <table:table-cell table:style-name="ce1" office:value-type="float" office:value="66.7144906743185" calcext:value-type="float">
            <text:p>66.7144906743185</text:p>
          </table:table-cell>
          <table:table-cell table:number-columns-repeated="2" table:style-name="ce1" office:value-type="float" office:value="68.0416068866571" calcext:value-type="float">
            <text:p>68.0416068866571</text:p>
          </table:table-cell>
          <table:table-cell table:style-name="ce1" office:value-type="float" office:value="68.1133428981348" calcext:value-type="float">
            <text:p>68.1133428981348</text:p>
          </table:table-cell>
          <table:table-cell table:style-name="ce1" office:value-type="float" office:value="68.7589670014347" calcext:value-type="float">
            <text:p>68.7589670014347</text:p>
          </table:table-cell>
          <table:table-cell table:style-name="ce1" office:value-type="float" office:value="67.6470588235294" calcext:value-type="float">
            <text:p>67.647058823529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eloc</text:p>
          </table:table-cell>
          <table:table-cell/>
          <table:table-cell table:style-name="ce1" office:value-type="float" office:value="67.3333333333333" calcext:value-type="float">
            <text:p>67.3333333333333</text:p>
          </table:table-cell>
          <table:table-cell table:style-name="ce1" office:value-type="float" office:value="67.1428571428571" calcext:value-type="float">
            <text:p>67.1428571428571</text:p>
          </table:table-cell>
          <table:table-cell table:style-name="ce1" office:value-type="float" office:value="68.4285714285714" calcext:value-type="float">
            <text:p>68.4285714285714</text:p>
          </table:table-cell>
          <table:table-cell table:style-name="ce1" office:value-type="float" office:value="68.1904761904761" calcext:value-type="float">
            <text:p>68.1904761904761</text:p>
          </table:table-cell>
          <table:table-cell table:style-name="ce1" office:value-type="float" office:value="69.4761904761904" calcext:value-type="float">
            <text:p>69.4761904761904</text:p>
          </table:table-cell>
          <table:table-cell table:style-name="ce1" office:value-type="float" office:value="69.3809523809523" calcext:value-type="float">
            <text:p>69.3809523809523</text:p>
          </table:table-cell>
          <table:table-cell table:style-name="ce1" office:value-type="float" office:value="69.1428571428571" calcext:value-type="float">
            <text:p>69.1428571428571</text:p>
          </table:table-cell>
          <table:table-cell table:style-name="ce1" office:value-type="float" office:value="69.8095238095238" calcext:value-type="float">
            <text:p>69.8095238095238</text:p>
          </table:table-cell>
          <table:table-cell table:style-name="ce1" office:value-type="float" office:value="68.9047619047619" calcext:value-type="float">
            <text:p>68.904761904761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</text:p>
          </table:table-cell>
          <table:table-cell/>
          <table:table-cell table:style-name="ce1" office:value-type="float" office:value="92.6345609065155" calcext:value-type="float">
            <text:p>92.6345609065155</text:p>
          </table:table-cell>
          <table:table-cell table:style-name="ce1" office:value-type="float" office:value="97.2143531633616" calcext:value-type="float">
            <text:p>97.2143531633616</text:p>
          </table:table-cell>
          <table:table-cell table:style-name="ce1" office:value-type="float" office:value="97.6864966949952" calcext:value-type="float">
            <text:p>97.6864966949952</text:p>
          </table:table-cell>
          <table:table-cell table:style-name="ce1" office:value-type="float" office:value="98.3474976392823" calcext:value-type="float">
            <text:p>98.3474976392823</text:p>
          </table:table-cell>
          <table:table-cell table:style-name="ce1" office:value-type="float" office:value="98.7252124645892" calcext:value-type="float">
            <text:p>98.7252124645892</text:p>
          </table:table-cell>
          <table:table-cell table:number-columns-repeated="2" table:style-name="ce1" office:value-type="float" office:value="98.5363550519357" calcext:value-type="float">
            <text:p>98.5363550519357</text:p>
          </table:table-cell>
          <table:table-cell table:style-name="ce1" office:value-type="float" office:value="98.6779981114258" calcext:value-type="float">
            <text:p>98.6779981114258</text:p>
          </table:table-cell>
          <table:table-cell table:style-name="ce1" office:value-type="float" office:value="98.6307837582625" calcext:value-type="float">
            <text:p>98.6307837582625</text:p>
          </table:table-cell>
          <table:table-cell table:style-name="ce1" office:value-type="float" office:value="98.3947119924457" calcext:value-type="float">
            <text:p>98.394711992445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/>
          <table:table-cell table:style-name="ce1" office:value-type="float" office:value="88.7287195877633" calcext:value-type="float">
            <text:p>88.7287195877633</text:p>
          </table:table-cell>
          <table:table-cell table:style-name="ce1" office:value-type="float" office:value="91.7878807644641" calcext:value-type="float">
            <text:p>91.7878807644641</text:p>
          </table:table-cell>
          <table:table-cell table:style-name="ce1" office:value-type="float" office:value="92.7728132541908" calcext:value-type="float">
            <text:p>92.7728132541908</text:p>
          </table:table-cell>
          <table:table-cell table:style-name="ce1" office:value-type="float" office:value="93.385950035875" calcext:value-type="float">
            <text:p>93.385950035875</text:p>
          </table:table-cell>
          <table:table-cell table:style-name="ce1" office:value-type="float" office:value="93.8751549148783" calcext:value-type="float">
            <text:p>93.8751549148783</text:p>
          </table:table-cell>
          <table:table-cell table:style-name="ce1" office:value-type="float" office:value="93.979518622399" calcext:value-type="float">
            <text:p>93.979518622399</text:p>
          </table:table-cell>
          <table:table-cell table:style-name="ce1" office:value-type="float" office:value="93.8816776465983" calcext:value-type="float">
            <text:p>93.8816776465983</text:p>
          </table:table-cell>
          <table:table-cell table:style-name="ce1" office:value-type="float" office:value="94.0382232078794" calcext:value-type="float">
            <text:p>94.0382232078794</text:p>
          </table:table-cell>
          <table:table-cell table:style-name="ce1" office:value-type="float" office:value="94.0317004761594" calcext:value-type="float">
            <text:p>94.0317004761594</text:p>
          </table:table-cell>
          <table:table-cell table:style-name="ce1" office:value-type="float" office:value="94.1817233057204" calcext:value-type="float">
            <text:p>94.181723305720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/>
          <table:table-cell table:style-name="ce1" office:value-type="float" office:value="74.6774727092292" calcext:value-type="float">
            <text:p>74.6774727092292</text:p>
          </table:table-cell>
          <table:table-cell table:style-name="ce1" office:value-type="float" office:value="77.7456169368177" calcext:value-type="float">
            <text:p>77.7456169368177</text:p>
          </table:table-cell>
          <table:table-cell table:style-name="ce1" office:value-type="float" office:value="78.9530267945749" calcext:value-type="float">
            <text:p>78.9530267945749</text:p>
          </table:table-cell>
          <table:table-cell table:style-name="ce1" office:value-type="float" office:value="79.2672841548131" calcext:value-type="float">
            <text:p>79.2672841548131</text:p>
          </table:table-cell>
          <table:table-cell table:style-name="ce1" office:value-type="float" office:value="79.3913331128018" calcext:value-type="float">
            <text:p>79.3913331128018</text:p>
          </table:table-cell>
          <table:table-cell table:style-name="ce1" office:value-type="float" office:value="78.3824015878266" calcext:value-type="float">
            <text:p>78.3824015878266</text:p>
          </table:table-cell>
          <table:table-cell table:style-name="ce1" office:value-type="float" office:value="78.6553092954019" calcext:value-type="float">
            <text:p>78.6553092954019</text:p>
          </table:table-cell>
          <table:table-cell table:style-name="ce1" office:value-type="float" office:value="78.5229904068805" calcext:value-type="float">
            <text:p>78.5229904068805</text:p>
          </table:table-cell>
          <table:table-cell table:style-name="ce1" office:value-type="float" office:value="78.2997022825008" calcext:value-type="float">
            <text:p>78.2997022825008</text:p>
          </table:table-cell>
          <table:table-cell table:style-name="ce1" office:value-type="float" office:value="78.3245120740985" calcext:value-type="float">
            <text:p>78.324512074098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/>
          <table:table-cell table:style-name="ce1" office:value-type="float" office:value="76.1772853185595" calcext:value-type="float">
            <text:p>76.1772853185595</text:p>
          </table:table-cell>
          <table:table-cell table:style-name="ce1" office:value-type="float" office:value="76.5927977839335" calcext:value-type="float">
            <text:p>76.5927977839335</text:p>
          </table:table-cell>
          <table:table-cell table:style-name="ce1" office:value-type="float" office:value="76.3157894736842" calcext:value-type="float">
            <text:p>76.3157894736842</text:p>
          </table:table-cell>
          <table:table-cell table:style-name="ce1" office:value-type="float" office:value="77.5623268698061" calcext:value-type="float">
            <text:p>77.5623268698061</text:p>
          </table:table-cell>
          <table:table-cell table:style-name="ce1" office:value-type="float" office:value="77.0083102493074" calcext:value-type="float">
            <text:p>77.0083102493074</text:p>
          </table:table-cell>
          <table:table-cell table:style-name="ce1" office:value-type="float" office:value="78.6703601108033" calcext:value-type="float">
            <text:p>78.6703601108033</text:p>
          </table:table-cell>
          <table:table-cell table:style-name="ce1" office:value-type="float" office:value="78.393351800554" calcext:value-type="float">
            <text:p>78.393351800554</text:p>
          </table:table-cell>
          <table:table-cell table:style-name="ce1" office:value-type="float" office:value="78.9473684210526" calcext:value-type="float">
            <text:p>78.9473684210526</text:p>
          </table:table-cell>
          <table:table-cell table:style-name="ce1" office:value-type="float" office:value="78.1163434903047" calcext:value-type="float">
            <text:p>78.1163434903047</text:p>
          </table:table-cell>
          <table:table-cell table:style-name="ce1" office:value-type="float" office:value="76.7313019390581" calcext:value-type="float">
            <text:p>76.7313019390581</text:p>
          </table:table-cell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DLGN addition</text:p>
          </table:table-cell>
          <table:table-cell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/>
          <table:table-cell table:style-name="ce1" office:value-type="float" office:value="80.7944561316668" calcext:value-type="float">
            <text:p>80.7944561316668</text:p>
          </table:table-cell>
          <table:table-cell table:style-name="ce1" office:value-type="float" office:value="80.1633461205296" calcext:value-type="float">
            <text:p>80.1633461205296</text:p>
          </table:table-cell>
          <table:table-cell table:style-name="ce1" office:value-type="float" office:value="79.1238708080683" calcext:value-type="float">
            <text:p>79.1238708080683</text:p>
          </table:table-cell>
          <table:table-cell table:style-name="ce1" office:value-type="float" office:value="79.9777255290186" calcext:value-type="float">
            <text:p>79.9777255290186</text:p>
          </table:table-cell>
          <table:table-cell table:style-name="ce1" office:value-type="float" office:value="79.5693602276945" calcext:value-type="float">
            <text:p>79.56936022769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/>
          <table:table-cell table:style-name="ce1" office:value-type="float" office:value="77.4527452745274" calcext:value-type="float">
            <text:p>77.4527452745274</text:p>
          </table:table-cell>
          <table:table-cell table:style-name="ce1" office:value-type="float" office:value="78.037803780378" calcext:value-type="float">
            <text:p>78.037803780378</text:p>
          </table:table-cell>
          <table:table-cell table:style-name="ce1" office:value-type="float" office:value="77.1827182718271" calcext:value-type="float">
            <text:p>77.1827182718271</text:p>
          </table:table-cell>
          <table:table-cell table:style-name="ce1" office:value-type="float" office:value="77.4977497749775" calcext:value-type="float">
            <text:p>77.4977497749775</text:p>
          </table:table-cell>
          <table:table-cell table:style-name="ce1" office:value-type="float" office:value="78.082808280828" calcext:value-type="float">
            <text:p>78.0828082808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/>
          <table:table-cell table:style-name="ce1" office:value-type="float" office:value="60.8212204434322" calcext:value-type="float">
            <text:p>60.8212204434322</text:p>
          </table:table-cell>
          <table:table-cell table:style-name="ce1" office:value-type="float" office:value="60.4996985732467" calcext:value-type="float">
            <text:p>60.4996985732467</text:p>
          </table:table-cell>
          <table:table-cell table:style-name="ce1" office:value-type="float" office:value="60.6470627637484" calcext:value-type="float">
            <text:p>60.6470627637484</text:p>
          </table:table-cell>
          <table:table-cell table:style-name="ce1" office:value-type="float" office:value="60.7609350927724" calcext:value-type="float">
            <text:p>60.7609350927724</text:p>
          </table:table-cell>
          <table:table-cell table:style-name="ce1" office:value-type="float" office:value="60.9886797508205" calcext:value-type="float">
            <text:p>60.988679750820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/>
          <table:table-cell table:style-name="ce1" office:value-type="float" office:value="87.9556991232118" calcext:value-type="float">
            <text:p>87.9556991232118</text:p>
          </table:table-cell>
          <table:table-cell table:style-name="ce1" office:value-type="float" office:value="87.3096446700507" calcext:value-type="float">
            <text:p>87.3096446700507</text:p>
          </table:table-cell>
          <table:table-cell table:style-name="ce1" office:value-type="float" office:value="88.2095062298108" calcext:value-type="float">
            <text:p>88.2095062298108</text:p>
          </table:table-cell>
          <table:table-cell table:style-name="ce1" office:value-type="float" office:value="87.1481310567604" calcext:value-type="float">
            <text:p>87.1481310567604</text:p>
          </table:table-cell>
          <table:table-cell table:style-name="ce1" office:value-type="float" office:value="85.9483156437471" calcext:value-type="float">
            <text:p>85.948315643747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/>
          <table:table-cell table:style-name="ce1" office:value-type="float" office:value="74.3093135858729" calcext:value-type="float">
            <text:p>74.3093135858729</text:p>
          </table:table-cell>
          <table:table-cell table:style-name="ce1" office:value-type="float" office:value="74.3377954998575" calcext:value-type="float">
            <text:p>74.3377954998575</text:p>
          </table:table-cell>
          <table:table-cell table:style-name="ce1" office:value-type="float" office:value="74.2808316718883" calcext:value-type="float">
            <text:p>74.2808316718883</text:p>
          </table:table-cell>
          <table:table-cell table:style-name="ce1" office:value-type="float" office:value="74.5941327257191" calcext:value-type="float">
            <text:p>74.5941327257191</text:p>
          </table:table-cell>
          <table:table-cell table:style-name="ce1" office:value-type="float" office:value="74.4232412418114" calcext:value-type="float">
            <text:p>74.42324124181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/>
          <table:table-cell table:style-name="ce1" office:value-type="float" office:value="84.0925266903914" calcext:value-type="float">
            <text:p>84.0925266903914</text:p>
          </table:table-cell>
          <table:table-cell table:style-name="ce1" office:value-type="float" office:value="84.5551601423487" calcext:value-type="float">
            <text:p>84.5551601423487</text:p>
          </table:table-cell>
          <table:table-cell table:style-name="ce1" office:value-type="float" office:value="84.1281138790035" calcext:value-type="float">
            <text:p>84.1281138790035</text:p>
          </table:table-cell>
          <table:table-cell table:number-columns-repeated="2" table:style-name="ce1" office:value-type="float" office:value="83.8790035587188" calcext:value-type="float">
            <text:p>83.879003558718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/>
          <table:table-cell table:style-name="ce1" office:value-type="float" office:value="85.8856739590684" calcext:value-type="float">
            <text:p>85.8856739590684</text:p>
          </table:table-cell>
          <table:table-cell table:style-name="ce1" office:value-type="float" office:value="85.5681016231475" calcext:value-type="float">
            <text:p>85.5681016231475</text:p>
          </table:table-cell>
          <table:table-cell table:style-name="ce1" office:value-type="float" office:value="84.5800988002822" calcext:value-type="float">
            <text:p>84.5800988002822</text:p>
          </table:table-cell>
          <table:table-cell table:style-name="ce1" office:value-type="float" office:value="85.9915314043754" calcext:value-type="float">
            <text:p>85.9915314043754</text:p>
          </table:table-cell>
          <table:table-cell table:style-name="ce1" office:value-type="float" office:value="85.4622441778405" calcext:value-type="float">
            <text:p>85.462244177840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/>
          <table:table-cell table:style-name="ce1" office:value-type="float" office:value="55.0343964978111" calcext:value-type="float">
            <text:p>55.0343964978111</text:p>
          </table:table-cell>
          <table:table-cell table:style-name="ce1" office:value-type="float" office:value="53.0956848030018" calcext:value-type="float">
            <text:p>53.0956848030018</text:p>
          </table:table-cell>
          <table:table-cell table:style-name="ce1" office:value-type="float" office:value="52.9706066291432" calcext:value-type="float">
            <text:p>52.9706066291432</text:p>
          </table:table-cell>
          <table:table-cell table:style-name="ce1" office:value-type="float" office:value="55.0969355847404" calcext:value-type="float">
            <text:p>55.0969355847404</text:p>
          </table:table-cell>
          <table:table-cell table:style-name="ce1" office:value-type="float" office:value="55.0343964978111" calcext:value-type="float">
            <text:p>55.03439649781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/>
          <table:table-cell table:style-name="ce1" office:value-type="float" office:value="69.261119081779" calcext:value-type="float">
            <text:p>69.261119081779</text:p>
          </table:table-cell>
          <table:table-cell table:style-name="ce1" office:value-type="float" office:value="70.157819225251" calcext:value-type="float">
            <text:p>70.157819225251</text:p>
          </table:table-cell>
          <table:table-cell table:style-name="ce1" office:value-type="float" office:value="68.7230989956958" calcext:value-type="float">
            <text:p>68.7230989956958</text:p>
          </table:table-cell>
          <table:table-cell table:style-name="ce1" office:value-type="float" office:value="69.1176470588235" calcext:value-type="float">
            <text:p>69.1176470588235</text:p>
          </table:table-cell>
          <table:table-cell table:style-name="ce1" office:value-type="float" office:value="69.2252510760401" calcext:value-type="float">
            <text:p>69.22525107604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eloc</text:p>
          </table:table-cell>
          <table:table-cell/>
          <table:table-cell table:style-name="ce1" office:value-type="float" office:value="71.4761904761904" calcext:value-type="float">
            <text:p>71.4761904761904</text:p>
          </table:table-cell>
          <table:table-cell table:style-name="ce1" office:value-type="float" office:value="70.9523809523809" calcext:value-type="float">
            <text:p>70.9523809523809</text:p>
          </table:table-cell>
          <table:table-cell table:style-name="ce1" office:value-type="float" office:value="71.4285714285714" calcext:value-type="float">
            <text:p>71.428571428571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.2857142857142" calcext:value-type="float">
            <text:p>70.28571428571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</text:p>
          </table:table-cell>
          <table:table-cell/>
          <table:table-cell table:style-name="ce1" office:value-type="float" office:value="97.780925401322" calcext:value-type="float">
            <text:p>97.780925401322</text:p>
          </table:table-cell>
          <table:table-cell table:style-name="ce1" office:value-type="float" office:value="98.7252124645892" calcext:value-type="float">
            <text:p>98.7252124645892</text:p>
          </table:table-cell>
          <table:table-cell table:style-name="ce1" office:value-type="float" office:value="97.6392823418319" calcext:value-type="float">
            <text:p>97.6392823418319</text:p>
          </table:table-cell>
          <table:table-cell table:style-name="ce1" office:value-type="float" office:value="97.8753541076487" calcext:value-type="float">
            <text:p>97.8753541076487</text:p>
          </table:table-cell>
          <table:table-cell table:style-name="ce1" office:value-type="float" office:value="97.8281397544853" calcext:value-type="float">
            <text:p>97.828139754485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/>
          <table:table-cell table:style-name="ce1" office:value-type="float" office:value="92.4140630095884" calcext:value-type="float">
            <text:p>92.4140630095884</text:p>
          </table:table-cell>
          <table:table-cell table:style-name="ce1" office:value-type="float" office:value="92.3162220337877" calcext:value-type="float">
            <text:p>92.3162220337877</text:p>
          </table:table-cell>
          <table:table-cell table:style-name="ce1" office:value-type="float" office:value="91.3769486661013" calcext:value-type="float">
            <text:p>91.3769486661013</text:p>
          </table:table-cell>
          <table:table-cell table:style-name="ce1" office:value-type="float" office:value="91.3639032026612" calcext:value-type="float">
            <text:p>91.3639032026612</text:p>
          </table:table-cell>
          <table:table-cell table:style-name="ce1" office:value-type="float" office:value="90.8551301284978" calcext:value-type="float">
            <text:p>90.855130128497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/>
          <table:table-cell table:style-name="ce1" office:value-type="float" office:value="77.6959973536222" calcext:value-type="float">
            <text:p>77.6959973536222</text:p>
          </table:table-cell>
          <table:table-cell table:style-name="ce1" office:value-type="float" office:value="76.9930532583526" calcext:value-type="float">
            <text:p>76.9930532583526</text:p>
          </table:table-cell>
          <table:table-cell table:style-name="ce1" office:value-type="float" office:value="76.7532252729077" calcext:value-type="float">
            <text:p>76.7532252729077</text:p>
          </table:table-cell>
          <table:table-cell table:style-name="ce1" office:value-type="float" office:value="76.1412504134965" calcext:value-type="float">
            <text:p>76.1412504134965</text:p>
          </table:table-cell>
          <table:table-cell table:style-name="ce1" office:value-type="float" office:value="76.6374462454515" calcext:value-type="float">
            <text:p>76.63744624545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/>
          <table:table-cell table:style-name="ce1" office:value-type="float" office:value="73.9612188365651" calcext:value-type="float">
            <text:p>73.9612188365651</text:p>
          </table:table-cell>
          <table:table-cell table:style-name="ce1" office:value-type="float" office:value="71.4681440443213" calcext:value-type="float">
            <text:p>71.4681440443213</text:p>
          </table:table-cell>
          <table:table-cell table:style-name="ce1" office:value-type="float" office:value="70.3601108033241" calcext:value-type="float">
            <text:p>70.3601108033241</text:p>
          </table:table-cell>
          <table:table-cell table:style-name="ce1" office:value-type="float" office:value="67.7285318559556" calcext:value-type="float">
            <text:p>67.7285318559556</text:p>
          </table:table-cell>
          <table:table-cell table:style-name="ce1" office:value-type="float" office:value="66.4819944598338" calcext:value-type="float">
            <text:p>66.481994459833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XGBoost add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/>
          <table:table-cell table:style-name="ce1" office:value-type="float" office:value="86.5115703502041" calcext:value-type="float">
            <text:p>86.5115703502041</text:p>
          </table:table-cell>
          <table:table-cell table:style-name="ce1" office:value-type="float" office:value="86.8209380027224" calcext:value-type="float">
            <text:p>86.8209380027224</text:p>
          </table:table-cell>
          <table:table-cell table:style-name="ce1" office:value-type="float" office:value="86.0165821061749" calcext:value-type="float">
            <text:p>86.0165821061749</text:p>
          </table:table-cell>
          <table:table-cell table:style-name="ce1" office:value-type="float" office:value="86.3506991708947" calcext:value-type="float">
            <text:p>86.3506991708947</text:p>
          </table:table-cell>
          <table:table-cell table:style-name="ce1" office:value-type="float" office:value="85.7938373963618" calcext:value-type="float">
            <text:p>85.79383739636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/>
          <table:table-cell table:style-name="ce1" office:value-type="float" office:value="77.8127812781278" calcext:value-type="float">
            <text:p>77.8127812781278</text:p>
          </table:table-cell>
          <table:table-cell table:style-name="ce1" office:value-type="float" office:value="78.082808280828" calcext:value-type="float">
            <text:p>78.082808280828</text:p>
          </table:table-cell>
          <table:table-cell table:style-name="ce1" office:value-type="float" office:value="78.6228622862286" calcext:value-type="float">
            <text:p>78.6228622862286</text:p>
          </table:table-cell>
          <table:table-cell table:style-name="ce1" office:value-type="float" office:value="78.5778577857785" calcext:value-type="float">
            <text:p>78.5778577857785</text:p>
          </table:table-cell>
          <table:table-cell table:style-name="ce1" office:value-type="float" office:value="78.4878487848785" calcext:value-type="float">
            <text:p>78.48784878487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/>
          <table:table-cell table:style-name="ce1" office:value-type="float" office:value="59.0528501574117" calcext:value-type="float">
            <text:p>59.0528501574117</text:p>
          </table:table-cell>
          <table:table-cell table:style-name="ce1" office:value-type="float" office:value="59.6289101748275" calcext:value-type="float">
            <text:p>59.6289101748275</text:p>
          </table:table-cell>
          <table:table-cell table:style-name="ce1" office:value-type="float" office:value="58.8117087547725" calcext:value-type="float">
            <text:p>58.8117087547725</text:p>
          </table:table-cell>
          <table:table-cell table:style-name="ce1" office:value-type="float" office:value="58.9724696898653" calcext:value-type="float">
            <text:p>58.9724696898653</text:p>
          </table:table-cell>
          <table:table-cell table:style-name="ce1" office:value-type="float" office:value="58.8184071270681" calcext:value-type="float">
            <text:p>58.818407127068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/>
          <table:table-cell table:style-name="ce1" office:value-type="float" office:value="90.7014305491463" calcext:value-type="float">
            <text:p>90.7014305491463</text:p>
          </table:table-cell>
          <table:table-cell table:style-name="ce1" office:value-type="float" office:value="89.9169358560221" calcext:value-type="float">
            <text:p>89.9169358560221</text:p>
          </table:table-cell>
          <table:table-cell table:style-name="ce1" office:value-type="float" office:value="89.9630826026765" calcext:value-type="float">
            <text:p>89.9630826026765</text:p>
          </table:table-cell>
          <table:table-cell table:style-name="ce1" office:value-type="float" office:value="89.6631287494231" calcext:value-type="float">
            <text:p>89.6631287494231</text:p>
          </table:table-cell>
          <table:table-cell table:style-name="ce1" office:value-type="float" office:value="89.8938624826949" calcext:value-type="float">
            <text:p>89.89386248269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/>
          <table:table-cell table:style-name="ce1" office:value-type="float" office:value="76.103674166904" calcext:value-type="float">
            <text:p>76.103674166904</text:p>
          </table:table-cell>
          <table:table-cell table:style-name="ce1" office:value-type="float" office:value="75.505553973227" calcext:value-type="float">
            <text:p>75.505553973227</text:p>
          </table:table-cell>
          <table:table-cell table:style-name="ce1" office:value-type="float" office:value="74.9643976075192" calcext:value-type="float">
            <text:p>74.9643976075192</text:p>
          </table:table-cell>
          <table:table-cell table:style-name="ce1" office:value-type="float" office:value="75.9043007690116" calcext:value-type="float">
            <text:p>75.9043007690116</text:p>
          </table:table-cell>
          <table:table-cell table:style-name="ce1" office:value-type="float" office:value="75.0498433494731" calcext:value-type="float">
            <text:p>75.04984334947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/>
          <table:table-cell table:style-name="ce1" office:value-type="float" office:value="85.6939501779359" calcext:value-type="float">
            <text:p>85.6939501779359</text:p>
          </table:table-cell>
          <table:table-cell table:style-name="ce1" office:value-type="float" office:value="85.1245551601423" calcext:value-type="float">
            <text:p>85.1245551601423</text:p>
          </table:table-cell>
          <table:table-cell table:style-name="ce1" office:value-type="float" office:value="84.7330960854092" calcext:value-type="float">
            <text:p>84.7330960854092</text:p>
          </table:table-cell>
          <table:table-cell table:style-name="ce1" office:value-type="float" office:value="85.0889679715302" calcext:value-type="float">
            <text:p>85.0889679715302</text:p>
          </table:table-cell>
          <table:table-cell table:style-name="ce1" office:value-type="float" office:value="84.8754448398576" calcext:value-type="float">
            <text:p>84.8754448398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/>
          <table:table-cell table:number-columns-repeated="2" table:style-name="ce1" office:value-type="float" office:value="87.7911079745942" calcext:value-type="float">
            <text:p>87.7911079745942</text:p>
          </table:table-cell>
          <table:table-cell table:style-name="ce1" office:value-type="float" office:value="87.0853916725476" calcext:value-type="float">
            <text:p>87.0853916725476</text:p>
          </table:table-cell>
          <table:table-cell table:style-name="ce1" office:value-type="float" office:value="87.1912491178546" calcext:value-type="float">
            <text:p>87.1912491178546</text:p>
          </table:table-cell>
          <table:table-cell table:style-name="ce1" office:value-type="float" office:value="87.4382498235709" calcext:value-type="float">
            <text:p>87.438249823570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/>
          <table:table-cell table:style-name="ce1" office:value-type="float" office:value="60.1000625390869" calcext:value-type="float">
            <text:p>60.1000625390869</text:p>
          </table:table-cell>
          <table:table-cell table:style-name="ce1" office:value-type="float" office:value="60.2251407129455" calcext:value-type="float">
            <text:p>60.2251407129455</text:p>
          </table:table-cell>
          <table:table-cell table:style-name="ce1" office:value-type="float" office:value="59.0368980612883" calcext:value-type="float">
            <text:p>59.0368980612883</text:p>
          </table:table-cell>
          <table:table-cell table:style-name="ce1" office:value-type="float" office:value="58.0988117573483" calcext:value-type="float">
            <text:p>58.0988117573483</text:p>
          </table:table-cell>
          <table:table-cell table:style-name="ce1" office:value-type="float" office:value="59.5372107567229" calcext:value-type="float">
            <text:p>59.537210756722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/>
          <table:table-cell table:style-name="ce1" office:value-type="float" office:value="68.0774748923959" calcext:value-type="float">
            <text:p>68.0774748923959</text:p>
          </table:table-cell>
          <table:table-cell table:style-name="ce1" office:value-type="float" office:value="67.754662840746" calcext:value-type="float">
            <text:p>67.754662840746</text:p>
          </table:table-cell>
          <table:table-cell table:style-name="ce1" office:value-type="float" office:value="68.6872309899569" calcext:value-type="float">
            <text:p>68.6872309899569</text:p>
          </table:table-cell>
          <table:table-cell table:style-name="ce1" office:value-type="float" office:value="68.3285509325681" calcext:value-type="float">
            <text:p>68.3285509325681</text:p>
          </table:table-cell>
          <table:table-cell table:style-name="ce1" office:value-type="float" office:value="68.7589670014347" calcext:value-type="float">
            <text:p>68.75896700143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eloc</text:p>
          </table:table-cell>
          <table:table-cell/>
          <table:table-cell table:style-name="ce1" office:value-type="float" office:value="70.7142857142857" calcext:value-type="float">
            <text:p>70.7142857142857</text:p>
          </table:table-cell>
          <table:table-cell table:style-name="ce1" office:value-type="float" office:value="70.3333333333333" calcext:value-type="float">
            <text:p>70.3333333333333</text:p>
          </table:table-cell>
          <table:table-cell table:style-name="ce1" office:value-type="float" office:value="69.9047619047619" calcext:value-type="float">
            <text:p>69.9047619047619</text:p>
          </table:table-cell>
          <table:table-cell table:style-name="ce1" office:value-type="float" office:value="70.2857142857142" calcext:value-type="float">
            <text:p>70.2857142857142</text:p>
          </table:table-cell>
          <table:table-cell table:style-name="ce1" office:value-type="float" office:value="70.3809523809523" calcext:value-type="float">
            <text:p>70.380952380952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</text:p>
          </table:table-cell>
          <table:table-cell/>
          <table:table-cell table:style-name="ce1" office:value-type="float" office:value="98.3947119924457" calcext:value-type="float">
            <text:p>98.3947119924457</text:p>
          </table:table-cell>
          <table:table-cell table:style-name="ce1" office:value-type="float" office:value="98.3474976392823" calcext:value-type="float">
            <text:p>98.3474976392823</text:p>
          </table:table-cell>
          <table:table-cell table:style-name="ce1" office:value-type="float" office:value="98.2058545797922" calcext:value-type="float">
            <text:p>98.2058545797922</text:p>
          </table:table-cell>
          <table:table-cell table:style-name="ce1" office:value-type="float" office:value="98.2530689329556" calcext:value-type="float">
            <text:p>98.2530689329556</text:p>
          </table:table-cell>
          <table:table-cell table:style-name="ce1" office:value-type="float" office:value="98.1114258734655" calcext:value-type="float">
            <text:p>98.111425873465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/>
          <table:table-cell table:style-name="ce1" office:value-type="float" office:value="94.1425869154001" calcext:value-type="float">
            <text:p>94.1425869154001</text:p>
          </table:table-cell>
          <table:table-cell table:style-name="ce1" office:value-type="float" office:value="94.0708368664796" calcext:value-type="float">
            <text:p>94.0708368664796</text:p>
          </table:table-cell>
          <table:table-cell table:style-name="ce1" office:value-type="float" office:value="93.9534276955188" calcext:value-type="float">
            <text:p>93.9534276955188</text:p>
          </table:table-cell>
          <table:table-cell table:style-name="ce1" office:value-type="float" office:value="94.0838823299197" calcext:value-type="float">
            <text:p>94.0838823299197</text:p>
          </table:table-cell>
          <table:table-cell table:style-name="ce1" office:value-type="float" office:value="93.8947231100384" calcext:value-type="float">
            <text:p>93.89472311003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/>
          <table:table-cell table:style-name="ce1" office:value-type="float" office:value="78.2500826993053" calcext:value-type="float">
            <text:p>78.2500826993053</text:p>
          </table:table-cell>
          <table:table-cell table:style-name="ce1" office:value-type="float" office:value="77.4727092292424" calcext:value-type="float">
            <text:p>77.4727092292424</text:p>
          </table:table-cell>
          <table:table-cell table:style-name="ce1" office:value-type="float" office:value="77.97717499173" calcext:value-type="float">
            <text:p>77.97717499173</text:p>
          </table:table-cell>
          <table:table-cell table:style-name="ce1" office:value-type="float" office:value="77.6215679788289" calcext:value-type="float">
            <text:p>77.6215679788289</text:p>
          </table:table-cell>
          <table:table-cell table:style-name="ce1" office:value-type="float" office:value="77.877935825339" calcext:value-type="float">
            <text:p>77.87793582533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/>
          <table:table-cell table:style-name="ce1" office:value-type="float" office:value="75.6232686980609" calcext:value-type="float">
            <text:p>75.6232686980609</text:p>
          </table:table-cell>
          <table:table-cell table:style-name="ce1" office:value-type="float" office:value="73.5457063711911" calcext:value-type="float">
            <text:p>73.5457063711911</text:p>
          </table:table-cell>
          <table:table-cell table:style-name="ce1" office:value-type="float" office:value="75.6232686980609" calcext:value-type="float">
            <text:p>75.6232686980609</text:p>
          </table:table-cell>
          <table:table-cell table:style-name="ce1" office:value-type="float" office:value="72.5761772853185" calcext:value-type="float">
            <text:p>72.5761772853185</text:p>
          </table:table-cell>
          <table:table-cell table:style-name="ce1" office:value-type="float" office:value="74.2382271468144" calcext:value-type="float">
            <text:p>74.2382271468144</text:p>
          </table:table-cell>
          <table:table-cell table:number-columns-repeated="1017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set_name n_samples n_features original_link new_li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dit 16714 10 https://openml.org/d/151 https://www.openml.org/d/4408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lifornia 20634 8 https://openml.org/d/293 https://www.openml.org/d/4409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ne 2554 11 https://openml.org/d/722 https://www.openml.org/d/4409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ectricity 38474 7 https://openml.org/d/821 https://www.openml.org/d/4412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vertype 566602 10 https://openml.org/d/993 https://www.openml.org/d/4412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l 10082 26 https://openml.org/d/1120 https://www.openml.org/d/4412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use_16H 13488 16 https://openml.org/d/1461 https://www.openml.org/d/4412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dd_ipums_la_97-small 5188 20 https://openml.org/d/1489 https://www.openml.org/d/4412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icTelescope 13376 10 https://openml.org/d/41150 https://www.openml.org/d/4412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nk-marketing 10578 7 https://openml.org/d/42769 https://www.openml.org/d/4412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oneme 3172 5 https://openml.org/d/1044 https://www.openml.org/d/4412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niBooNE 72998 50 https://openml.org/d/41168 https://www.openml.org/d/4412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ggs 940160 24 https://www.kaggle.com/c/GiveMeSomeCredit/data?select=cs-training.csv https://www.openml.org/d/4412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ye_movements 7608 20 https://www.dcc.fc.up.pt/ ltorgo/Regression/cal_housing.html https://www.openml.org/d/4413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nnis 57580 54 https://archive.ics.uci.edu/ml/datasets/wine+quality https://www.openml</text:p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4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set Name</text:p>
          </table:table-cell>
          <table:table-cell table:style-name="ce1" office:value-type="string" calcext:value-type="string">
            <text:p>DLGN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rgmax</text:p>
          </table:table-cell>
          <table:table-cell table:style-name="ce1" office:value-type="string" calcext:value-type="string">
            <text:p>Model Max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office:value-type="float" office:value="69.19" calcext:value-type="float">
            <text:p>69.19</text:p>
          </table:table-cell>
          <table:table-cell table:style-name="ce2" office:value-type="float" office:value="76.61" calcext:value-type="float">
            <text:p>76.61</text:p>
          </table:table-cell>
          <table:table-cell table:style-name="ce2" office:value-type="float" office:value="81.52" calcext:value-type="float">
            <text:p>81.52</text:p>
          </table:table-cell>
          <table:table-cell table:style-name="ce1" office:value-type="float" office:value="76.414" calcext:value-type="float">
            <text:p>76.414</text:p>
          </table:table-cell>
          <table:table-cell table:style-name="ce2" office:value-type="float" office:value="81.94" calcext:value-type="float">
            <text:p>81.94</text:p>
          </table:table-cell>
          <table:table-cell table:style-name="ce2" office:value-type="float" office:value="86.65" calcext:value-type="float">
            <text:p>86.65</text:p>
          </table:table-cell>
          <table:table-cell table:style-name="ce2" office:value-type="float" office:value="80.48" calcext:value-type="float">
            <text:p>80.48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81.81" calcext:value-type="float">
            <text:p>81.81</text:p>
          </table:table-cell>
          <table:table-cell table:style-name="ce2" office:value-type="float" office:value="86.93" calcext:value-type="float">
            <text:p>86.93</text:p>
          </table:table-cell>
          <table:table-cell table:style-name="ce2" table:formula="of:=MAX([.B3:.M3])" office:value-type="float" office:value="86.93" calcext:value-type="float">
            <text:p>86.93</text:p>
          </table:table-cell>
          <table:table-cell table:style-name="ce1" table:formula="of:=MATCH([.N3]; [.B3:.M3]; 0)" office:value-type="float" office:value="12" calcext:value-type="float">
            <text:p>12</text:p>
          </table:table-cell>
          <table:table-cell table:style-name="ce2" table:formula="of:=INDEX([.$B$2:.$M$2]; [.O3])" office:value-type="string" office:string-value="XGBoost" calcext:value-type="string">
            <text:p>XGBoos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office:value-type="float" office:value="72.95" calcext:value-type="float">
            <text:p>72.95</text:p>
          </table:table-cell>
          <table:table-cell table:style-name="ce2" office:value-type="float" office:value="77.81" calcext:value-type="float">
            <text:p>77.81</text:p>
          </table:table-cell>
          <table:table-cell table:style-name="ce2" office:value-type="float" office:value="77.41" calcext:value-type="float">
            <text:p>77.41</text:p>
          </table:table-cell>
          <table:table-cell table:style-name="ce1" office:value-type="float" office:value="77.768" calcext:value-type="float">
            <text:p>77.768</text:p>
          </table:table-cell>
          <table:table-cell table:style-name="ce2" office:value-type="float" office:value="79.33" calcext:value-type="float">
            <text:p>79.33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8.89" calcext:value-type="float">
            <text:p>78.89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78.62" calcext:value-type="float">
            <text:p>78.62</text:p>
          </table:table-cell>
          <table:table-cell table:style-name="ce2" office:value-type="float" office:value="79.13" calcext:value-type="float">
            <text:p>79.13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table:formula="of:=MAX([.B4:.M4])" office:value-type="float" office:value="80.3" calcext:value-type="float">
            <text:p>80.3</text:p>
          </table:table-cell>
          <table:table-cell table:style-name="ce1" table:formula="of:=MATCH([.N4]; [.B4:.M4]; 0)" office:value-type="float" office:value="12" calcext:value-type="float">
            <text:p>12</text:p>
          </table:table-cell>
          <table:table-cell table:style-name="ce2" table:formula="of:=INDEX([.$B$2:.$M$2]; [.O4])" office:value-type="string" office:string-value="XGBoost" calcext:value-type="string">
            <text:p>XGBoos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.87" calcext:value-type="float">
            <text:p>58.87</text:p>
          </table:table-cell>
          <table:table-cell table:style-name="ce2" office:value-type="float" office:value="60.66" calcext:value-type="float">
            <text:p>60.66</text:p>
          </table:table-cell>
          <table:table-cell table:style-name="ce2" office:value-type="float" office:value="60.51" calcext:value-type="float">
            <text:p>60.51</text:p>
          </table:table-cell>
          <table:table-cell table:style-name="ce1" office:value-type="float" office:value="60.835" calcext:value-type="float">
            <text:p>60.835</text:p>
          </table:table-cell>
          <table:table-cell table:style-name="ce2" office:value-type="float" office:value="60.42" calcext:value-type="float">
            <text:p>60.4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60.33" calcext:value-type="float">
            <text:p>60.33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44" calcext:value-type="float">
            <text:p>60.44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59" calcext:value-type="float">
            <text:p>60.59</text:p>
          </table:table-cell>
          <table:table-cell table:style-name="ce2" table:formula="of:=MAX([.B5:.M5])" office:value-type="float" office:value="61" calcext:value-type="float">
            <text:p>61</text:p>
          </table:table-cell>
          <table:table-cell table:style-name="ce1" table:formula="of:=MATCH([.N5]; [.B5:.M5]; 0)" office:value-type="float" office:value="1" calcext:value-type="float">
            <text:p>1</text:p>
          </table:table-cell>
          <table:table-cell table:style-name="ce2" table:formula="of:=INDEX([.$B$2:.$M$2]; [.O5])" office:value-type="string" office:string-value="DLGN" calcext:value-type="string">
            <text:p>DLGN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2" office:value-type="float" office:value="88.69" calcext:value-type="float">
            <text:p>88.69</text:p>
          </table:table-cell>
          <table:table-cell table:style-name="ce2" office:value-type="float" office:value="67.74" calcext:value-type="float">
            <text:p>67.74</text:p>
          </table:table-cell>
          <table:table-cell table:style-name="ce2" office:value-type="float" office:value="85.93" calcext:value-type="float">
            <text:p>85.93</text:p>
          </table:table-cell>
          <table:table-cell table:style-name="ce2" office:value-type="float" office:value="86.46" calcext:value-type="float">
            <text:p>86.46</text:p>
          </table:table-cell>
          <table:table-cell table:style-name="ce1" office:value-type="float" office:value="84.656" calcext:value-type="float">
            <text:p>84.656</text:p>
          </table:table-cell>
          <table:table-cell table:style-name="ce2" office:value-type="float" office:value="88.64" calcext:value-type="float">
            <text:p>88.64</text:p>
          </table:table-cell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86.74" calcext:value-type="float">
            <text:p>86.74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office:value-type="float" office:value="87.79" calcext:value-type="float">
            <text:p>87.79</text:p>
          </table:table-cell>
          <table:table-cell table:style-name="ce2" office:value-type="float" office:value="88.81" calcext:value-type="float">
            <text:p>88.81</text:p>
          </table:table-cell>
          <table:table-cell table:style-name="ce2" office:value-type="float" office:value="90.1" calcext:value-type="float">
            <text:p>90.1</text:p>
          </table:table-cell>
          <table:table-cell table:style-name="ce2" table:formula="of:=MAX([.B6:.M6])" office:value-type="float" office:value="90.1" calcext:value-type="float">
            <text:p>90.1</text:p>
          </table:table-cell>
          <table:table-cell table:style-name="ce1" table:formula="of:=MATCH([.N6]; [.B6:.M6]; 0)" office:value-type="float" office:value="12" calcext:value-type="float">
            <text:p>12</text:p>
          </table:table-cell>
          <table:table-cell table:style-name="ce2" table:formula="of:=INDEX([.$B$2:.$M$2]; [.O6])" office:value-type="string" office:string-value="XGBoost" calcext:value-type="string">
            <text:p>XGBoos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 table:style-name="ce2" office:value-type="float" office:value="76.42" calcext:value-type="float">
            <text:p>76.42</text:p>
          </table:table-cell>
          <table:table-cell table:style-name="ce2" office:value-type="float" office:value="60.92" calcext:value-type="float">
            <text:p>60.92</text:p>
          </table:table-cell>
          <table:table-cell table:style-name="ce2" office:value-type="float" office:value="51.32" calcext:value-type="float">
            <text:p>51.32</text:p>
          </table:table-cell>
          <table:table-cell table:style-name="ce2" office:value-type="float" office:value="76.42" calcext:value-type="float">
            <text:p>76.42</text:p>
          </table:table-cell>
          <table:table-cell table:style-name="ce1" office:value-type="float" office:value="73.284" calcext:value-type="float">
            <text:p>73.284</text:p>
          </table:table-cell>
          <table:table-cell table:style-name="ce2" office:value-type="float" office:value="77.53" calcext:value-type="float">
            <text:p>77.53</text:p>
          </table:table-cell>
          <table:table-cell table:style-name="ce2" office:value-type="float" office:value="77.23" calcext:value-type="float">
            <text:p>77.23</text:p>
          </table:table-cell>
          <table:table-cell table:style-name="ce2" office:value-type="float" office:value="76.85" calcext:value-type="float">
            <text:p>76.85</text:p>
          </table:table-cell>
          <table:table-cell table:style-name="ce2" office:value-type="float" office:value="77.25" calcext:value-type="float">
            <text:p>77.25</text:p>
          </table:table-cell>
          <table:table-cell table:style-name="ce2" office:value-type="float" office:value="77.01" calcext:value-type="float">
            <text:p>77.01</text:p>
          </table:table-cell>
          <table:table-cell table:style-name="ce2" office:value-type="float" office:value="75.99" calcext:value-type="float">
            <text:p>75.99</text:p>
          </table:table-cell>
          <table:table-cell table:style-name="ce2" office:value-type="float" office:value="77.34" calcext:value-type="float">
            <text:p>77.34</text:p>
          </table:table-cell>
          <table:table-cell table:style-name="ce2" table:formula="of:=MAX([.B7:.M7])" office:value-type="float" office:value="77.53" calcext:value-type="float">
            <text:p>77.53</text:p>
          </table:table-cell>
          <table:table-cell table:style-name="ce1" table:formula="of:=MATCH([.N7]; [.B7:.M7]; 0)" office:value-type="float" office:value="6" calcext:value-type="float">
            <text:p>6</text:p>
          </table:table-cell>
          <table:table-cell table:style-name="ce2" table:formula="of:=INDEX([.$B$2:.$M$2]; [.O7])" office:value-type="string" office:string-value="FT Transformer" calcext:value-type="string">
            <text:p>FT Transformer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style-name="ce2" office:value-type="float" office:value="94.24" calcext:value-type="float">
            <text:p>94.24</text:p>
          </table:table-cell>
          <table:table-cell table:style-name="ce2" office:value-type="float" office:value="66.65" calcext:value-type="float">
            <text:p>66.65</text:p>
          </table:table-cell>
          <table:table-cell table:style-name="ce2" office:value-type="float" office:value="78.83" calcext:value-type="float">
            <text:p>78.83</text:p>
          </table:table-cell>
          <table:table-cell table:style-name="ce2" office:value-type="float" office:value="81.86" calcext:value-type="float">
            <text:p>81.86</text:p>
          </table:table-cell>
          <table:table-cell table:style-name="ce1" office:value-type="float" office:value="82.986" calcext:value-type="float">
            <text:p>82.986</text:p>
          </table:table-cell>
          <table:table-cell table:style-name="ce2" office:value-type="float" office:value="80.52" calcext:value-type="float">
            <text:p>80.52</text:p>
          </table:table-cell>
          <table:table-cell table:style-name="ce2" office:value-type="float" office:value="81.82" calcext:value-type="float">
            <text:p>81.82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82.77" calcext:value-type="float">
            <text:p>82.77</text:p>
          </table:table-cell>
          <table:table-cell table:style-name="ce2" office:value-type="float" office:value="79.63" calcext:value-type="float">
            <text:p>79.63</text:p>
          </table:table-cell>
          <table:table-cell table:style-name="ce2" office:value-type="float" office:value="80.42" calcext:value-type="float">
            <text:p>80.42</text:p>
          </table:table-cell>
          <table:table-cell table:style-name="ce2" office:value-type="float" office:value="81.83" calcext:value-type="float">
            <text:p>81.83</text:p>
          </table:table-cell>
          <table:table-cell table:style-name="ce2" table:formula="of:=MAX([.B8:.M8])" office:value-type="float" office:value="94.24" calcext:value-type="float">
            <text:p>94.24</text:p>
          </table:table-cell>
          <table:table-cell table:style-name="ce1" table:formula="of:=MATCH([.N8]; [.B8:.M8]; 0)" office:value-type="float" office:value="1" calcext:value-type="float">
            <text:p>1</text:p>
          </table:table-cell>
          <table:table-cell table:style-name="ce2" table:formula="of:=INDEX([.$B$2:.$M$2]; [.O8])" office:value-type="string" office:string-value="DLGN" calcext:value-type="string">
            <text:p>DLGN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68.04" calcext:value-type="float">
            <text:p>68.04</text:p>
          </table:table-cell>
          <table:table-cell table:style-name="ce2" office:value-type="float" office:value="82.46" calcext:value-type="float">
            <text:p>82.46</text:p>
          </table:table-cell>
          <table:table-cell table:style-name="ce2" office:value-type="float" office:value="83.49" calcext:value-type="float">
            <text:p>83.49</text:p>
          </table:table-cell>
          <table:table-cell table:style-name="ce1" office:value-type="float" office:value="83.06" calcext:value-type="float">
            <text:p>83.06</text:p>
          </table:table-cell>
          <table:table-cell table:style-name="ce2" office:value-type="float" office:value="85.89" calcext:value-type="float">
            <text:p>85.89</text:p>
          </table:table-cell>
          <table:table-cell table:style-name="ce2" office:value-type="float" office:value="85.36" calcext:value-type="float">
            <text:p>85.36</text:p>
          </table:table-cell>
          <table:table-cell table:style-name="ce2" office:value-type="float" office:value="85.41" calcext:value-type="float">
            <text:p>85.41</text:p>
          </table:table-cell>
          <table:table-cell table:style-name="ce2" office:value-type="float" office:value="85.43" calcext:value-type="float">
            <text:p>85.43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85.96" calcext:value-type="float">
            <text:p>85.96</text:p>
          </table:table-cell>
          <table:table-cell table:style-name="ce2" table:formula="of:=MAX([.B9:.M9])" office:value-type="float" office:value="85.96" calcext:value-type="float">
            <text:p>85.96</text:p>
          </table:table-cell>
          <table:table-cell table:style-name="ce1" table:formula="of:=MATCH([.N9]; [.B9:.M9]; 0)" office:value-type="float" office:value="12" calcext:value-type="float">
            <text:p>12</text:p>
          </table:table-cell>
          <table:table-cell table:style-name="ce2" table:formula="of:=INDEX([.$B$2:.$M$2]; [.O9])" office:value-type="string" office:string-value="XGBoost" calcext:value-type="string">
            <text:p>XGBoos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 table:style-name="ce2" office:value-type="float" office:value="86.66" calcext:value-type="float">
            <text:p>86.66</text:p>
          </table:table-cell>
          <table:table-cell table:style-name="ce2" office:value-type="float" office:value="71.91" calcext:value-type="float">
            <text:p>71.91</text:p>
          </table:table-cell>
          <table:table-cell table:style-name="ce2" office:value-type="float" office:value="84.93" calcext:value-type="float">
            <text:p>84.93</text:p>
          </table:table-cell>
          <table:table-cell table:style-name="ce2" office:value-type="float" office:value="85.53" calcext:value-type="float">
            <text:p>85.53</text:p>
          </table:table-cell>
          <table:table-cell table:style-name="ce1" office:value-type="float" office:value="84.721" calcext:value-type="float">
            <text:p>84.721</text:p>
          </table:table-cell>
          <table:table-cell table:style-name="ce2" office:value-type="float" office:value="87.84" calcext:value-type="float">
            <text:p>87.84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87.72" calcext:value-type="float">
            <text:p>87.72</text:p>
          </table:table-cell>
          <table:table-cell table:style-name="ce2" office:value-type="float" office:value="87.96" calcext:value-type="float">
            <text:p>87.96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table:formula="of:=MAX([.B10:.M10])" office:value-type="float" office:value="88.8" calcext:value-type="float">
            <text:p>88.8</text:p>
          </table:table-cell>
          <table:table-cell table:style-name="ce1" table:formula="of:=MATCH([.N10]; [.B10:.M10]; 0)" office:value-type="float" office:value="12" calcext:value-type="float">
            <text:p>12</text:p>
          </table:table-cell>
          <table:table-cell table:style-name="ce2" table:formula="of:=INDEX([.$B$2:.$M$2]; [.O10])" office:value-type="string" office:string-value="XGBoost" calcext:value-type="string">
            <text:p>XGBoos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 table:style-name="ce2" office:value-type="float" office:value="58.29" calcext:value-type="float">
            <text:p>58.29</text:p>
          </table:table-cell>
          <table:table-cell table:style-name="ce2" office:value-type="float" office:value="52.35" calcext:value-type="float">
            <text:p>52.35</text:p>
          </table:table-cell>
          <table:table-cell table:style-name="ce2" office:value-type="float" office:value="53.41" calcext:value-type="float">
            <text:p>53.41</text:p>
          </table:table-cell>
          <table:table-cell table:style-name="ce2" office:value-type="float" office:value="56.47" calcext:value-type="float">
            <text:p>56.47</text:p>
          </table:table-cell>
          <table:table-cell table:style-name="ce1" office:value-type="float" office:value="55.097" calcext:value-type="float">
            <text:p>55.097</text:p>
          </table:table-cell>
          <table:table-cell table:style-name="ce2" office:value-type="float" office:value="57.83" calcext:value-type="float">
            <text:p>57.83</text:p>
          </table:table-cell>
          <table:table-cell table:style-name="ce2" office:value-type="float" office:value="63.43" calcext:value-type="float">
            <text:p>63.43</text:p>
          </table:table-cell>
          <table:table-cell table:style-name="ce2" office:value-type="float" office:value="58.35" calcext:value-type="float">
            <text:p>58.35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65.88" calcext:value-type="float">
            <text:p>65.88</text:p>
          </table:table-cell>
          <table:table-cell table:style-name="ce2" table:formula="of:=MAX([.B11:.M11])" office:value-type="float" office:value="65.88" calcext:value-type="float">
            <text:p>65.88</text:p>
          </table:table-cell>
          <table:table-cell table:style-name="ce1" table:formula="of:=MATCH([.N11]; [.B11:.M11]; 0)" office:value-type="float" office:value="12" calcext:value-type="float">
            <text:p>12</text:p>
          </table:table-cell>
          <table:table-cell table:style-name="ce2" table:formula="of:=INDEX([.$B$2:.$M$2]; [.O11])" office:value-type="string" office:string-value="XGBoost" calcext:value-type="string">
            <text:p>XGBoos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70.62" calcext:value-type="float">
            <text:p>70.62</text:p>
          </table:table-cell>
          <table:table-cell table:style-name="ce2" office:value-type="float" office:value="64.13" calcext:value-type="float">
            <text:p>64.13</text:p>
          </table:table-cell>
          <table:table-cell table:style-name="ce2" office:value-type="float" office:value="67.54" calcext:value-type="float">
            <text:p>67.54</text:p>
          </table:table-cell>
          <table:table-cell table:style-name="ce2" office:value-type="float" office:value="69.8" calcext:value-type="float">
            <text:p>69.8</text:p>
          </table:table-cell>
          <table:table-cell table:style-name="ce1" office:value-type="float" office:value="69.763" calcext:value-type="float">
            <text:p>69.763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70.58" calcext:value-type="float">
            <text:p>70.58</text:p>
          </table:table-cell>
          <table:table-cell table:style-name="ce2" office:value-type="float" office:value="71.81" calcext:value-type="float">
            <text:p>71.81</text:p>
          </table:table-cell>
          <table:table-cell table:style-name="ce2" office:value-type="float" office:value="70.57" calcext:value-type="float">
            <text:p>70.57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1.56" calcext:value-type="float">
            <text:p>71.56</text:p>
          </table:table-cell>
          <table:table-cell table:style-name="ce2" table:formula="of:=MAX([.B12:.M12])" office:value-type="float" office:value="71.81" calcext:value-type="float">
            <text:p>71.81</text:p>
          </table:table-cell>
          <table:table-cell table:style-name="ce1" table:formula="of:=MATCH([.N12]; [.B12:.M12]; 0)" office:value-type="float" office:value="9" calcext:value-type="float">
            <text:p>9</text:p>
          </table:table-cell>
          <table:table-cell table:style-name="ce2" table:formula="of:=INDEX([.$B$2:.$M$2]; [.O12])" office:value-type="string" office:string-value="RandomForest" calcext:value-type="string">
            <text:p>RandomFores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eloc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64.13" calcext:value-type="float">
            <text:p>64.13</text:p>
          </table:table-cell>
          <table:table-cell table:style-name="ce2" office:value-type="float" office:value="68.95" calcext:value-type="float">
            <text:p>68.95</text:p>
          </table:table-cell>
          <table:table-cell table:style-name="ce2" office:value-type="float" office:value="69.95" calcext:value-type="float">
            <text:p>69.95</text:p>
          </table:table-cell>
          <table:table-cell table:style-name="ce1" office:value-type="float" office:value="71.095" calcext:value-type="float">
            <text:p>71.095</text:p>
          </table:table-cell>
          <table:table-cell table:style-name="ce2" office:value-type="float" office:value="71.87" calcext:value-type="float">
            <text:p>71.87</text:p>
          </table:table-cell>
          <table:table-cell table:style-name="ce2" office:value-type="float" office:value="71.82" calcext:value-type="float">
            <text:p>71.82</text:p>
          </table:table-cell>
          <table:table-cell table:style-name="ce2" office:value-type="float" office:value="71.86" calcext:value-type="float">
            <text:p>71.86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1.98" calcext:value-type="float">
            <text:p>71.98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table:formula="of:=MAX([.B13:.M13])" office:value-type="float" office:value="71.98" calcext:value-type="float">
            <text:p>71.98</text:p>
          </table:table-cell>
          <table:table-cell table:style-name="ce1" table:formula="of:=MATCH([.N13]; [.B13:.M13]; 0)" office:value-type="float" office:value="11" calcext:value-type="float">
            <text:p>11</text:p>
          </table:table-cell>
          <table:table-cell table:style-name="ce2" table:formula="of:=INDEX([.$B$2:.$M$2]; [.O13])" office:value-type="string" office:string-value="SAINT" calcext:value-type="string">
            <text:p>SAIN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style-name="ce2" office:value-type="float" office:value="75.02" calcext:value-type="float">
            <text:p>75.02</text:p>
          </table:table-cell>
          <table:table-cell table:style-name="ce2" office:value-type="float" office:value="53.34" calcext:value-type="float">
            <text:p>53.3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1.57" calcext:value-type="float">
            <text:p>71.57</text:p>
          </table:table-cell>
          <table:table-cell table:style-name="ce1" office:value-type="float" office:value="71.632" calcext:value-type="float">
            <text:p>71.632</text:p>
          </table:table-cell>
          <table:table-cell table:style-name="ce2" office:value-type="float" office:value="70.34" calcext:value-type="float">
            <text:p>70.34</text:p>
          </table:table-cell>
          <table:table-cell table:style-name="ce2" office:value-type="float" office:value="71.04" calcext:value-type="float">
            <text:p>71.04</text:p>
          </table:table-cell>
          <table:table-cell table:style-name="ce2" office:value-type="float" office:value="68.59" calcext:value-type="float">
            <text:p>68.59</text:p>
          </table:table-cell>
          <table:table-cell table:style-name="ce2" office:value-type="float" office:value="70.53" calcext:value-type="float">
            <text:p>70.53</text:p>
          </table:table-cell>
          <table:table-cell table:style-name="ce2" office:value-type="float" office:value="69.37" calcext:value-type="float">
            <text:p>69.37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71.36" calcext:value-type="float">
            <text:p>71.36</text:p>
          </table:table-cell>
          <table:table-cell table:style-name="ce2" table:formula="of:=MAX([.B14:.M14])" office:value-type="float" office:value="75.02" calcext:value-type="float">
            <text:p>75.02</text:p>
          </table:table-cell>
          <table:table-cell table:style-name="ce1" table:formula="of:=MATCH([.N14]; [.B14:.M14]; 0)" office:value-type="float" office:value="1" calcext:value-type="float">
            <text:p>1</text:p>
          </table:table-cell>
          <table:table-cell table:style-name="ce2" table:formula="of:=INDEX([.$B$2:.$M$2]; [.O14])" office:value-type="string" office:string-value="DLGN" calcext:value-type="string">
            <text:p>DLGN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ol</text:p>
          </table:table-cell>
          <table:table-cell table:style-name="ce2" office:value-type="float" office:value="98.91" calcext:value-type="float">
            <text:p>98.91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98.25" calcext:value-type="float">
            <text:p>98.25</text:p>
          </table:table-cell>
          <table:table-cell table:style-name="ce2" office:value-type="float" office:value="97.83" calcext:value-type="float">
            <text:p>97.83</text:p>
          </table:table-cell>
          <table:table-cell table:style-name="ce1" office:value-type="float" office:value="97.686" calcext:value-type="float">
            <text:p>97.686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8.08" calcext:value-type="float">
            <text:p>98.08</text:p>
          </table:table-cell>
          <table:table-cell table:style-name="ce2" office:value-type="float" office:value="94.75" calcext:value-type="float">
            <text:p>94.75</text:p>
          </table:table-cell>
          <table:table-cell table:style-name="ce2" office:value-type="float" office:value="98.17" calcext:value-type="float">
            <text:p>98.17</text:p>
          </table:table-cell>
          <table:table-cell table:style-name="ce2" office:value-type="float" office:value="94.98" calcext:value-type="float">
            <text:p>94.9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8.16" calcext:value-type="float">
            <text:p>98.16</text:p>
          </table:table-cell>
          <table:table-cell table:style-name="ce2" table:formula="of:=MAX([.B15:.M15])" office:value-type="float" office:value="98.91" calcext:value-type="float">
            <text:p>98.91</text:p>
          </table:table-cell>
          <table:table-cell table:style-name="ce1" table:formula="of:=MATCH([.N15]; [.B15:.M15]; 0)" office:value-type="float" office:value="1" calcext:value-type="float">
            <text:p>1</text:p>
          </table:table-cell>
          <table:table-cell table:style-name="ce2" table:formula="of:=INDEX([.$B$2:.$M$2]; [.O15])" office:value-type="string" office:string-value="DLGN" calcext:value-type="string">
            <text:p>DLGN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float" office:value="69.56" calcext:value-type="float">
            <text:p>69.56</text:p>
          </table:table-cell>
          <table:table-cell table:style-name="ce2" office:value-type="float" office:value="89.97" calcext:value-type="float">
            <text:p>89.97</text:p>
          </table:table-cell>
          <table:table-cell table:style-name="ce2" office:value-type="float" office:value="91.98" calcext:value-type="float">
            <text:p>91.98</text:p>
          </table:table-cell>
          <table:table-cell table:style-name="ce1" office:value-type="float" office:value="88.885" calcext:value-type="float">
            <text:p>88.885</text:p>
          </table:table-cell>
          <table:table-cell table:style-name="ce2" office:value-type="float" office:value="93.51" calcext:value-type="float">
            <text:p>93.51</text:p>
          </table:table-cell>
          <table:table-cell table:style-name="ce2" office:value-type="float" office:value="93.31" calcext:value-type="float">
            <text:p>93.31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92.67" calcext:value-type="float">
            <text:p>92.67</text:p>
          </table:table-cell>
          <table:table-cell table:style-name="ce2" office:value-type="float" office:value="93.59" calcext:value-type="float">
            <text:p>93.59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office:value-type="float" office:value="93.68" calcext:value-type="float">
            <text:p>93.68</text:p>
          </table:table-cell>
          <table:table-cell table:style-name="ce2" table:formula="of:=MAX([.B16:.M16])" office:value-type="float" office:value="93.68" calcext:value-type="float">
            <text:p>93.68</text:p>
          </table:table-cell>
          <table:table-cell table:style-name="ce1" table:formula="of:=MATCH([.N16]; [.B16:.M16]; 0)" office:value-type="float" office:value="12" calcext:value-type="float">
            <text:p>12</text:p>
          </table:table-cell>
          <table:table-cell table:style-name="ce2" table:formula="of:=INDEX([.$B$2:.$M$2]; [.O16])" office:value-type="string" office:string-value="XGBoost" calcext:value-type="string">
            <text:p>XGBoos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 table:style-name="ce2" office:value-type="float" office:value="78.87" calcext:value-type="float">
            <text:p>78.87</text:p>
          </table:table-cell>
          <table:table-cell table:style-name="ce2" office:value-type="float" office:value="64.28" calcext:value-type="float">
            <text:p>64.28</text:p>
          </table:table-cell>
          <table:table-cell table:style-name="ce2" office:value-type="float" office:value="74.96" calcext:value-type="float">
            <text:p>74.96</text:p>
          </table:table-cell>
          <table:table-cell table:style-name="ce2" office:value-type="float" office:value="76.8" calcext:value-type="float">
            <text:p>76.8</text:p>
          </table:table-cell>
          <table:table-cell table:style-name="ce1" office:value-type="float" office:value="77.845" calcext:value-type="float">
            <text:p>77.845</text:p>
          </table:table-cell>
          <table:table-cell table:style-name="ce2" office:value-type="float" office:value="76.77" calcext:value-type="float">
            <text:p>76.77</text:p>
          </table:table-cell>
          <table:table-cell table:style-name="ce2" office:value-type="float" office:value="77.27" calcext:value-type="float">
            <text:p>77.27</text:p>
          </table:table-cell>
          <table:table-cell table:style-name="ce2" office:value-type="float" office:value="74.46" calcext:value-type="float">
            <text:p>74.46</text:p>
          </table:table-cell>
          <table:table-cell table:style-name="ce2" office:value-type="float" office:value="77.21" calcext:value-type="float">
            <text:p>77.21</text:p>
          </table:table-cell>
          <table:table-cell table:style-name="ce2" office:value-type="float" office:value="75.03" calcext:value-type="float">
            <text:p>75.03</text:p>
          </table:table-cell>
          <table:table-cell table:style-name="ce2" office:value-type="float" office:value="77.16" calcext:value-type="float">
            <text:p>77.16</text:p>
          </table:table-cell>
          <table:table-cell table:style-name="ce2" office:value-type="float" office:value="77.85" calcext:value-type="float">
            <text:p>77.85</text:p>
          </table:table-cell>
          <table:table-cell table:style-name="ce2" table:formula="of:=MAX([.B17:.M17])" office:value-type="float" office:value="78.87" calcext:value-type="float">
            <text:p>78.87</text:p>
          </table:table-cell>
          <table:table-cell table:style-name="ce1" table:formula="of:=MATCH([.N17]; [.B17:.M17]; 0)" office:value-type="float" office:value="1" calcext:value-type="float">
            <text:p>1</text:p>
          </table:table-cell>
          <table:table-cell table:style-name="ce2" table:formula="of:=INDEX([.$B$2:.$M$2]; [.O17])" office:value-type="string" office:string-value="DLGN" calcext:value-type="string">
            <text:p>DLGN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9.67" calcext:value-type="float">
            <text:p>69.67</text:p>
          </table:table-cell>
          <table:table-cell table:style-name="ce2" office:value-type="float" office:value="69.25" calcext:value-type="float">
            <text:p>69.25</text:p>
          </table:table-cell>
          <table:table-cell table:style-name="ce1" office:value-type="float" office:value="76.87" calcext:value-type="float">
            <text:p>76.87</text:p>
          </table:table-cell>
          <table:table-cell table:style-name="ce2" office:value-type="float" office:value="75.63" calcext:value-type="float">
            <text:p>75.63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9.37" calcext:value-type="float">
            <text:p>79.37</text:p>
          </table:table-cell>
          <table:table-cell table:style-name="ce2" office:value-type="float" office:value="76.72" calcext:value-type="float">
            <text:p>76.72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table:formula="of:=MAX([.B18:.M18])" office:value-type="float" office:value="79.37" calcext:value-type="float">
            <text:p>79.37</text:p>
          </table:table-cell>
          <table:table-cell table:style-name="ce1" table:formula="of:=MATCH([.N18]; [.B18:.M18]; 0)" office:value-type="float" office:value="9" calcext:value-type="float">
            <text:p>9</text:p>
          </table:table-cell>
          <table:table-cell table:style-name="ce2" table:formula="of:=INDEX([.$B$2:.$M$2]; [.O18])" office:value-type="string" office:string-value="RandomForest" calcext:value-type="string">
            <text:p>RandomForest</text:p>
          </table:table-cell>
          <table:table-cell table:number-columns-repeated="100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lectricity</text:p>
          </table:table-cell>
          <table:table-cell table:style-name="ce1" office:value-type="float" office:value="38474" calcext:value-type="float">
            <text:p>3847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 table:style-name="ce1" office:value-type="float" office:value="10578" calcext:value-type="float">
            <text:p>1057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 table:style-name="ce1" office:value-type="float" office:value="71090" calcext:value-type="float">
            <text:p>71090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Dataset </text:p>
          </table:table-cell>
          <table:table-cell table:style-name="ce1" office:value-type="string" calcext:value-type="string">
            <text:p>samples</text:p>
          </table:table-cell>
          <table:table-cell table:style-name="ce1" office:value-type="string" calcext:value-type="string">
            <text:p>featur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float" office:value="20634" calcext:value-type="float">
            <text:p>20634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electricity</text:p>
          </table:table-cell>
          <table:table-cell table:style-name="ce1" office:value-type="float" office:value="38474" calcext:value-type="float">
            <text:p>3847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  <table:table-cell table:number-columns-repeated="2" table:style-name="ce1" office:value-type="string" calcext:value-type="string">
            <text:p>DLGN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odel Ma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 table:style-name="ce1" office:value-type="float" office:value="16714" calcext:value-type="float">
            <text:p>16714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bank-marketing</text:p>
          </table:table-cell>
          <table:table-cell table:style-name="ce1" office:value-type="float" office:value="10578" calcext:value-type="float">
            <text:p>1057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electricity</text:p>
          </table:table-cell>
          <table:table-cell table:style-name="ce1" office:value-type="float" office:value="19.2797921049375" calcext:value-type="float">
            <text:p>19.2797921049375</text:p>
          </table:table-cell>
          <table:table-cell table:style-name="ce2" table:formula="of:=ROUND(100-[.K5]; 2)" office:value-type="float" office:value="80.72" calcext:value-type="float">
            <text:p>80.72</text:p>
          </table:table-cell>
          <table:table-cell table:style-name="ce1" office:value-type="float" office:value="0.69186981809182" calcext:value-type="float">
            <text:p>0.69186981809182</text:p>
          </table:table-cell>
          <table:table-cell table:style-name="ce1" office:value-type="float" office:value="0.766118054696201" calcext:value-type="float">
            <text:p>0.766118054696201</text:p>
          </table:table-cell>
          <table:table-cell table:style-name="ce1" office:value-type="float" office:value="0.815245637916099" calcext:value-type="float">
            <text:p>0.815245637916099</text:p>
          </table:table-cell>
          <table:table-cell table:style-name="ce2" table:formula="of:=ROUND(100*[.M5]; 2)" office:value-type="float" office:value="69.19" calcext:value-type="float">
            <text:p>69.19</text:p>
          </table:table-cell>
          <table:table-cell table:style-name="ce2" table:formula="of:=ROUND(100*[.N5]; 2)" office:value-type="float" office:value="76.61" calcext:value-type="float">
            <text:p>76.61</text:p>
          </table:table-cell>
          <table:table-cell table:style-name="ce2" table:formula="of:=ROUND(100*[.O5]; 2)" office:value-type="float" office:value="81.52" calcext:value-type="float">
            <text:p>81.52</text:p>
          </table:table-cell>
          <table:table-cell table:style-name="ce1" office:value-type="float" office:value="76.414" calcext:value-type="float">
            <text:p>76.414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L5:.Z5]) - [.L5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style-name="ce1" office:value-type="float" office:value="566602" calcext:value-type="float">
            <text:p>56660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Diabetes130US</text:p>
          </table:table-cell>
          <table:table-cell table:style-name="ce1" office:value-type="float" office:value="71090" calcext:value-type="float">
            <text:p>7109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bank-marketing</text:p>
          </table:table-cell>
          <table:table-cell table:style-name="ce1" office:value-type="float" office:value="22.2772277227722" calcext:value-type="float">
            <text:p>22.2772277227722</text:p>
          </table:table-cell>
          <table:table-cell table:style-name="ce2" table:formula="of:=ROUND(100-[.K6]; 2)" office:value-type="float" office:value="77.72" calcext:value-type="float">
            <text:p>77.72</text:p>
          </table:table-cell>
          <table:table-cell table:style-name="ce1" office:value-type="float" office:value="0.729522952295229" calcext:value-type="float">
            <text:p>0.729522952295229</text:p>
          </table:table-cell>
          <table:table-cell table:style-name="ce1" office:value-type="float" office:value="0.778127812781278" calcext:value-type="float">
            <text:p>0.778127812781278</text:p>
          </table:table-cell>
          <table:table-cell table:style-name="ce1" office:value-type="float" office:value="0.774077407740774" calcext:value-type="float">
            <text:p>0.774077407740774</text:p>
          </table:table-cell>
          <table:table-cell table:style-name="ce2" table:formula="of:=ROUND(100*[.M6]; 2)" office:value-type="float" office:value="72.95" calcext:value-type="float">
            <text:p>72.95</text:p>
          </table:table-cell>
          <table:table-cell table:style-name="ce2" table:formula="of:=ROUND(100*[.N6]; 2)" office:value-type="float" office:value="77.81" calcext:value-type="float">
            <text:p>77.81</text:p>
          </table:table-cell>
          <table:table-cell table:style-name="ce2" table:formula="of:=ROUND(100*[.O6]; 2)" office:value-type="float" office:value="77.41" calcext:value-type="float">
            <text:p>77.41</text:p>
          </table:table-cell>
          <table:table-cell table:style-name="ce1" office:value-type="float" office:value="77.768" calcext:value-type="float">
            <text:p>77.768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L6:.Z6]) - [.L6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 table:style-name="ce1" office:value-type="float" office:value="13376" calcext:value-type="float">
            <text:p>1337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california</text:p>
          </table:table-cell>
          <table:table-cell table:style-name="ce1" office:value-type="float" office:value="20634" calcext:value-type="float">
            <text:p>2063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Diabetes130US</text:p>
          </table:table-cell>
          <table:table-cell table:style-name="ce1" office:value-type="float" office:value="39.0917007167258" calcext:value-type="float">
            <text:p>39.0917007167258</text:p>
          </table:table-cell>
          <table:table-cell table:style-name="ce2" table:formula="of:=ROUND(100-[.K7]; 2)" office:value-type="float" office:value="60.91" calcext:value-type="float">
            <text:p>60.91</text:p>
          </table:table-cell>
          <table:table-cell table:style-name="ce1" office:value-type="float" office:value="0.588719941054323" calcext:value-type="float">
            <text:p>0.588719941054323</text:p>
          </table:table-cell>
          <table:table-cell table:style-name="ce1" office:value-type="float" office:value="0.606604595083394" calcext:value-type="float">
            <text:p>0.606604595083394</text:p>
          </table:table-cell>
          <table:table-cell table:style-name="ce1" office:value-type="float" office:value="0.605063969455422" calcext:value-type="float">
            <text:p>0.605063969455422</text:p>
          </table:table-cell>
          <table:table-cell table:style-name="ce2" table:formula="of:=ROUND(100*[.M7]; 2)" office:value-type="float" office:value="58.87" calcext:value-type="float">
            <text:p>58.87</text:p>
          </table:table-cell>
          <table:table-cell table:style-name="ce2" table:formula="of:=ROUND(100*[.N7]; 2)" office:value-type="float" office:value="60.66" calcext:value-type="float">
            <text:p>60.66</text:p>
          </table:table-cell>
          <table:table-cell table:style-name="ce2" table:formula="of:=ROUND(100*[.O7]; 2)" office:value-type="float" office:value="60.51" calcext:value-type="float">
            <text:p>60.51</text:p>
          </table:table-cell>
          <table:table-cell table:style-name="ce1" office:value-type="float" office:value="60.835" calcext:value-type="float">
            <text:p>60.835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L7:.Z7]) - [.L7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 table:style-name="ce1" office:value-type="float" office:value="13488" calcext:value-type="float">
            <text:p>13488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credit</text:p>
          </table:table-cell>
          <table:table-cell table:style-name="ce1" office:value-type="float" office:value="16714" calcext:value-type="float">
            <text:p>1671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california</text:p>
          </table:table-cell>
          <table:table-cell table:style-name="ce1" office:value-type="float" office:value="12.2981079833871" calcext:value-type="float">
            <text:p>12.2981079833871</text:p>
          </table:table-cell>
          <table:table-cell table:style-name="ce2" table:formula="of:=ROUND(100-[.K8]; 2)" office:value-type="float" office:value="87.7" calcext:value-type="float">
            <text:p>87.7</text:p>
          </table:table-cell>
          <table:table-cell table:style-name="ce1" office:value-type="float" office:value="0.677434240886017" calcext:value-type="float">
            <text:p>0.677434240886017</text:p>
          </table:table-cell>
          <table:table-cell table:style-name="ce1" office:value-type="float" office:value="0.859252422704199" calcext:value-type="float">
            <text:p>0.859252422704199</text:p>
          </table:table-cell>
          <table:table-cell table:style-name="ce1" office:value-type="float" office:value="0.86455929856945" calcext:value-type="float">
            <text:p>0.86455929856945</text:p>
          </table:table-cell>
          <table:table-cell table:style-name="ce2" table:formula="of:=ROUND(100*[.M8]; 2)" office:value-type="float" office:value="67.74" calcext:value-type="float">
            <text:p>67.74</text:p>
          </table:table-cell>
          <table:table-cell table:style-name="ce2" table:formula="of:=ROUND(100*[.N8]; 2)" office:value-type="float" office:value="85.93" calcext:value-type="float">
            <text:p>85.93</text:p>
          </table:table-cell>
          <table:table-cell table:style-name="ce2" table:formula="of:=ROUND(100*[.O8]; 2)" office:value-type="float" office:value="86.46" calcext:value-type="float">
            <text:p>86.46</text:p>
          </table:table-cell>
          <table:table-cell table:style-name="ce1" office:value-type="float" office:value="84.656" calcext:value-type="float">
            <text:p>84.656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L8:.Z8]) - [.L8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 table:style-name="ce1" office:value-type="float" office:value="7608" calcext:value-type="float">
            <text:p>7608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covertype</text:p>
          </table:table-cell>
          <table:table-cell table:style-name="ce1" office:value-type="float" office:value="566602" calcext:value-type="float">
            <text:p>56660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credit</text:p>
          </table:table-cell>
          <table:table-cell table:style-name="ce1" office:value-type="float" office:value="25.0071204784961" calcext:value-type="float">
            <text:p>25.0071204784961</text:p>
          </table:table-cell>
          <table:table-cell table:style-name="ce2" table:formula="of:=ROUND(100-[.K9]; 2)" office:value-type="float" office:value="74.99" calcext:value-type="float">
            <text:p>74.99</text:p>
          </table:table-cell>
          <table:table-cell table:style-name="ce1" office:value-type="float" office:value="0.609228140131016" calcext:value-type="float">
            <text:p>0.609228140131016</text:p>
          </table:table-cell>
          <table:table-cell table:style-name="ce1" office:value-type="float" office:value="0.513244090002848" calcext:value-type="float">
            <text:p>0.513244090002848</text:p>
          </table:table-cell>
          <table:table-cell table:style-name="ce1" office:value-type="float" office:value="0.764169752207348" calcext:value-type="float">
            <text:p>0.764169752207348</text:p>
          </table:table-cell>
          <table:table-cell table:style-name="ce2" table:formula="of:=ROUND(100*[.M9]; 2)" office:value-type="float" office:value="60.92" calcext:value-type="float">
            <text:p>60.92</text:p>
          </table:table-cell>
          <table:table-cell table:style-name="ce2" table:formula="of:=ROUND(100*[.N9]; 2)" office:value-type="float" office:value="51.32" calcext:value-type="float">
            <text:p>51.32</text:p>
          </table:table-cell>
          <table:table-cell table:style-name="ce2" table:formula="of:=ROUND(100*[.O9]; 2)" office:value-type="float" office:value="76.42" calcext:value-type="float">
            <text:p>76.42</text:p>
          </table:table-cell>
          <table:table-cell table:style-name="ce1" office:value-type="float" office:value="73.284" calcext:value-type="float">
            <text:p>73.284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FT Transformer</text:p>
          </table:table-cell>
          <table:table-cell table:style-name="ce2" table:formula="of:=MAX([.L9:.Z9]) - [.L9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13272" calcext:value-type="float">
            <text:p>13272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MagicTelescope</text:p>
          </table:table-cell>
          <table:table-cell table:style-name="ce1" office:value-type="float" office:value="13376" calcext:value-type="float">
            <text:p>1337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covertype</text:p>
          </table:table-cell>
          <table:table-cell table:style-name="ce1" office:value-type="float" office:value="8.90265323102523" calcext:value-type="float">
            <text:p>8.90265323102523</text:p>
          </table:table-cell>
          <table:table-cell table:style-name="ce2" table:formula="of:=ROUND(100-[.K10]; 2)" office:value-type="float" office:value="91.1" calcext:value-type="float">
            <text:p>91.1</text:p>
          </table:table-cell>
          <table:table-cell table:style-name="ce1" office:value-type="float" office:value="0.666467765386134" calcext:value-type="float">
            <text:p>0.666467765386134</text:p>
          </table:table-cell>
          <table:table-cell table:style-name="ce1" office:value-type="float" office:value="0.788346626102011" calcext:value-type="float">
            <text:p>0.788346626102011</text:p>
          </table:table-cell>
          <table:table-cell table:style-name="ce1" office:value-type="float" office:value="0.818551606478018" calcext:value-type="float">
            <text:p>0.818551606478018</text:p>
          </table:table-cell>
          <table:table-cell table:style-name="ce2" table:formula="of:=ROUND(100*[.M10]; 2)" office:value-type="float" office:value="66.65" calcext:value-type="float">
            <text:p>66.65</text:p>
          </table:table-cell>
          <table:table-cell table:style-name="ce2" table:formula="of:=ROUND(100*[.N10]; 2)" office:value-type="float" office:value="78.83" calcext:value-type="float">
            <text:p>78.83</text:p>
          </table:table-cell>
          <table:table-cell table:style-name="ce2" table:formula="of:=ROUND(100*[.O10]; 2)" office:value-type="float" office:value="81.86" calcext:value-type="float">
            <text:p>81.86</text:p>
          </table:table-cell>
          <table:table-cell table:style-name="ce1" office:value-type="float" office:value="82.986" calcext:value-type="float">
            <text:p>82.986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L10:.Z10]) - [.L10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heloc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house_16H</text:p>
          </table:table-cell>
          <table:table-cell table:style-name="ce1" office:value-type="float" office:value="13488" calcext:value-type="float">
            <text:p>1348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agicTelescope</text:p>
          </table:table-cell>
          <table:table-cell table:style-name="ce1" office:value-type="float" office:value="15.6227758007117" calcext:value-type="float">
            <text:p>15.6227758007117</text:p>
          </table:table-cell>
          <table:table-cell table:style-name="ce2" table:formula="of:=ROUND(100-[.K11]; 2)" office:value-type="float" office:value="84.38" calcext:value-type="float">
            <text:p>84.38</text:p>
          </table:table-cell>
          <table:table-cell table:style-name="ce1" office:value-type="float" office:value="0.680427046263345" calcext:value-type="float">
            <text:p>0.680427046263345</text:p>
          </table:table-cell>
          <table:table-cell table:style-name="ce1" office:value-type="float" office:value="0.824555160142348" calcext:value-type="float">
            <text:p>0.824555160142348</text:p>
          </table:table-cell>
          <table:table-cell table:style-name="ce1" office:value-type="float" office:value="0.834875444839857" calcext:value-type="float">
            <text:p>0.834875444839857</text:p>
          </table:table-cell>
          <table:table-cell table:style-name="ce2" table:formula="of:=ROUND(100*[.M11]; 2)" office:value-type="float" office:value="68.04" calcext:value-type="float">
            <text:p>68.04</text:p>
          </table:table-cell>
          <table:table-cell table:style-name="ce2" table:formula="of:=ROUND(100*[.N11]; 2)" office:value-type="float" office:value="82.46" calcext:value-type="float">
            <text:p>82.46</text:p>
          </table:table-cell>
          <table:table-cell table:style-name="ce2" table:formula="of:=ROUND(100*[.O11]; 2)" office:value-type="float" office:value="83.49" calcext:value-type="float">
            <text:p>83.49</text:p>
          </table:table-cell>
          <table:table-cell table:style-name="ce1" office:value-type="float" office:value="83.06" calcext:value-type="float">
            <text:p>83.06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L11:.Z11]) - [.L11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style-name="ce1" office:value-type="float" office:value="940160" calcext:value-type="float">
            <text:p>940160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eye_movements</text:p>
          </table:table-cell>
          <table:table-cell table:style-name="ce1" office:value-type="float" office:value="7608" calcext:value-type="float">
            <text:p>760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" office:value-type="string" calcext:value-type="string">
            <text:p>house_16H</text:p>
          </table:table-cell>
          <table:table-cell table:style-name="ce1" office:value-type="float" office:value="13.6556104446012" calcext:value-type="float">
            <text:p>13.6556104446012</text:p>
          </table:table-cell>
          <table:table-cell table:style-name="ce2" table:formula="of:=ROUND(100-[.K12]; 2)" office:value-type="float" office:value="86.34" calcext:value-type="float">
            <text:p>86.34</text:p>
          </table:table-cell>
          <table:table-cell table:style-name="ce1" office:value-type="float" office:value="0.719124911785462" calcext:value-type="float">
            <text:p>0.719124911785462</text:p>
          </table:table-cell>
          <table:table-cell table:style-name="ce1" office:value-type="float" office:value="0.849329569513055" calcext:value-type="float">
            <text:p>0.849329569513055</text:p>
          </table:table-cell>
          <table:table-cell table:style-name="ce1" office:value-type="float" office:value="0.855328158080451" calcext:value-type="float">
            <text:p>0.855328158080451</text:p>
          </table:table-cell>
          <table:table-cell table:style-name="ce2" table:formula="of:=ROUND(100*[.M12]; 2)" office:value-type="float" office:value="71.91" calcext:value-type="float">
            <text:p>71.91</text:p>
          </table:table-cell>
          <table:table-cell table:style-name="ce2" table:formula="of:=ROUND(100*[.N12]; 2)" office:value-type="float" office:value="84.93" calcext:value-type="float">
            <text:p>84.93</text:p>
          </table:table-cell>
          <table:table-cell table:style-name="ce2" table:formula="of:=ROUND(100*[.O12]; 2)" office:value-type="float" office:value="85.53" calcext:value-type="float">
            <text:p>85.53</text:p>
          </table:table-cell>
          <table:table-cell table:style-name="ce1" office:value-type="float" office:value="84.721" calcext:value-type="float">
            <text:p>84.721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L12:.Z12]) - [.L12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ol</text:p>
          </table:table-cell>
          <table:table-cell table:style-name="ce1" office:value-type="float" office:value="10082" calcext:value-type="float">
            <text:p>10082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13272" calcext:value-type="float">
            <text:p>1327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number-columns-repeated="2" table:style-name="ce1" office:value-type="string" calcext:value-type="string">
            <text:p>DLGN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 table:style-name="ce1" office:value-type="float" office:value="72998" calcext:value-type="float">
            <text:p>72998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heloc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  <table:table-cell table:style-name="ce1" office:value-type="string" calcext:value-type="string">
            <text:p>eye_movements</text:p>
          </table:table-cell>
          <table:table-cell table:style-name="ce1" office:value-type="float" office:value="42.8392745465916" calcext:value-type="float">
            <text:p>42.8392745465916</text:p>
          </table:table-cell>
          <table:table-cell table:style-name="ce2" table:formula="of:=ROUND(100-[.K14]; 2)" office:value-type="float" office:value="57.16" calcext:value-type="float">
            <text:p>57.16</text:p>
          </table:table-cell>
          <table:table-cell table:style-name="ce1" office:value-type="float" office:value="0.523452157598499" calcext:value-type="float">
            <text:p>0.523452157598499</text:p>
          </table:table-cell>
          <table:table-cell table:style-name="ce1" office:value-type="float" office:value="0.534083802376485" calcext:value-type="float">
            <text:p>0.534083802376485</text:p>
          </table:table-cell>
          <table:table-cell table:style-name="ce1" office:value-type="float" office:value="0.564727954971857" calcext:value-type="float">
            <text:p>0.564727954971857</text:p>
          </table:table-cell>
          <table:table-cell table:style-name="ce2" table:formula="of:=ROUND(100*[.M14]; 2)" office:value-type="float" office:value="52.35" calcext:value-type="float">
            <text:p>52.35</text:p>
          </table:table-cell>
          <table:table-cell table:style-name="ce2" table:formula="of:=ROUND(100*[.N14]; 2)" office:value-type="float" office:value="53.41" calcext:value-type="float">
            <text:p>53.41</text:p>
          </table:table-cell>
          <table:table-cell table:style-name="ce2" table:formula="of:=ROUND(100*[.O14]; 2)" office:value-type="float" office:value="56.47" calcext:value-type="float">
            <text:p>56.47</text:p>
          </table:table-cell>
          <table:table-cell table:style-name="ce1" office:value-type="float" office:value="55.097" calcext:value-type="float">
            <text:p>55.097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L14:.Z14]) - [.L14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 table:style-name="ce1" office:value-type="float" office:value="57580" calcext:value-type="float">
            <text:p>57580</text:p>
          </table:table-cell>
          <table:table-cell table:style-name="ce1" office:value-type="float" office:value="54" calcext:value-type="float">
            <text:p>54</text:p>
          </table:table-cell>
          <table:table-cell/>
          <table:table-cell table:style-name="ce1" office:value-type="string" calcext:value-type="string">
            <text:p>Higgs</text:p>
          </table:table-cell>
          <table:table-cell table:style-name="ce1" office:value-type="float" office:value="940160" calcext:value-type="float">
            <text:p>94016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30.7747489239598" calcext:value-type="float">
            <text:p>30.7747489239598</text:p>
          </table:table-cell>
          <table:table-cell table:style-name="ce2" table:formula="of:=ROUND(100-[.K15]; 2)" office:value-type="float" office:value="69.23" calcext:value-type="float">
            <text:p>69.23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75394548063127" calcext:value-type="float">
            <text:p>0.675394548063127</text:p>
          </table:table-cell>
          <table:table-cell table:style-name="ce1" office:value-type="float" office:value="0.697991391678622" calcext:value-type="float">
            <text:p>0.697991391678622</text:p>
          </table:table-cell>
          <table:table-cell table:style-name="ce2" table:formula="of:=ROUND(100*[.M15]; 2)" office:value-type="float" office:value="64.13" calcext:value-type="float">
            <text:p>64.13</text:p>
          </table:table-cell>
          <table:table-cell table:style-name="ce2" table:formula="of:=ROUND(100*[.N15]; 2)" office:value-type="float" office:value="67.54" calcext:value-type="float">
            <text:p>67.54</text:p>
          </table:table-cell>
          <table:table-cell table:style-name="ce2" table:formula="of:=ROUND(100*[.O15]; 2)" office:value-type="float" office:value="69.8" calcext:value-type="float">
            <text:p>69.8</text:p>
          </table:table-cell>
          <table:table-cell table:style-name="ce1" office:value-type="float" office:value="69.763" calcext:value-type="float">
            <text:p>69.763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RandomForest</text:p>
          </table:table-cell>
          <table:table-cell table:style-name="ce2" table:formula="of:=MAX([.L15:.Z15]) - [.L15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 table:style-name="ce1" office:value-type="float" office:value="3434" calcext:value-type="float">
            <text:p>3434</text:p>
          </table:table-cell>
          <table:table-cell table:style-name="ce1" office:value-type="float" office:value="419" calcext:value-type="float">
            <text:p>419</text:p>
          </table:table-cell>
          <table:table-cell/>
          <table:table-cell table:style-name="ce1" office:value-type="string" calcext:value-type="string">
            <text:p>pol</text:p>
          </table:table-cell>
          <table:table-cell table:style-name="ce1" office:value-type="float" office:value="10082" calcext:value-type="float">
            <text:p>1008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1" office:value-type="string" calcext:value-type="string">
            <text:p>heloc</text:p>
          </table:table-cell>
          <table:table-cell table:style-name="ce1" office:value-type="float" office:value="28.3809523809523" calcext:value-type="float">
            <text:p>28.3809523809523</text:p>
          </table:table-cell>
          <table:table-cell table:style-name="ce2" table:formula="of:=ROUND(100-[.K16]; 2)" office:value-type="float" office:value="71.62" calcext:value-type="float">
            <text:p>71.62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89523809523809" calcext:value-type="float">
            <text:p>0.689523809523809</text:p>
          </table:table-cell>
          <table:table-cell table:style-name="ce1" office:value-type="float" office:value="0.699523809523809" calcext:value-type="float">
            <text:p>0.699523809523809</text:p>
          </table:table-cell>
          <table:table-cell table:style-name="ce2" table:formula="of:=ROUND(100*[.M16]; 2)" office:value-type="float" office:value="64.13" calcext:value-type="float">
            <text:p>64.13</text:p>
          </table:table-cell>
          <table:table-cell table:style-name="ce2" table:formula="of:=ROUND(100*[.N16]; 2)" office:value-type="float" office:value="68.95" calcext:value-type="float">
            <text:p>68.95</text:p>
          </table:table-cell>
          <table:table-cell table:style-name="ce2" table:formula="of:=ROUND(100*[.O16]; 2)" office:value-type="float" office:value="69.95" calcext:value-type="float">
            <text:p>69.95</text:p>
          </table:table-cell>
          <table:table-cell table:style-name="ce1" office:value-type="float" office:value="71.095" calcext:value-type="float">
            <text:p>71.095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SAINT</text:p>
          </table:table-cell>
          <table:table-cell table:style-name="ce2" table:formula="of:=MAX([.L16:.Z16]) - [.L16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string" calcext:value-type="string">
            <text:p>MiniBooNE</text:p>
          </table:table-cell>
          <table:table-cell table:style-name="ce1" office:value-type="float" office:value="72998" calcext:value-type="float">
            <text:p>7299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Higgs</text:p>
          </table:table-cell>
          <table:table-cell table:style-name="ce1" office:value-type="float" office:value="24.9789803174731" calcext:value-type="float">
            <text:p>24.9789803174731</text:p>
          </table:table-cell>
          <table:table-cell table:style-name="ce2" table:formula="of:=ROUND(100-[.K17]; 2)" office:value-type="float" office:value="75.02" calcext:value-type="float">
            <text:p>75.02</text:p>
          </table:table-cell>
          <table:table-cell table:style-name="ce1" office:value-type="float" office:value="0.533357982920874" calcext:value-type="float">
            <text:p>0.533357982920874</text:p>
          </table:table-cell>
          <table:table-cell table:style-name="ce1" office:value-type="float" office:value="0.709984095951052" calcext:value-type="float">
            <text:p>0.709984095951052</text:p>
          </table:table-cell>
          <table:table-cell table:style-name="ce1" office:value-type="float" office:value="0.715697397611353" calcext:value-type="float">
            <text:p>0.715697397611353</text:p>
          </table:table-cell>
          <table:table-cell table:style-name="ce2" table:formula="of:=ROUND(100*[.M17]; 2)" office:value-type="float" office:value="53.34" calcext:value-type="float">
            <text:p>53.34</text:p>
          </table:table-cell>
          <table:table-cell table:style-name="ce2" table:formula="of:=ROUND(100*[.N17]; 2)" office:value-type="float" office:value="71" calcext:value-type="float">
            <text:p>71</text:p>
          </table:table-cell>
          <table:table-cell table:style-name="ce2" table:formula="of:=ROUND(100*[.O17]; 2)" office:value-type="float" office:value="71.57" calcext:value-type="float">
            <text:p>71.57</text:p>
          </table:table-cell>
          <table:table-cell table:style-name="ce1" office:value-type="float" office:value="71.632" calcext:value-type="float">
            <text:p>71.632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L17:.Z17]) - [.L17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string" calcext:value-type="string">
            <text:p>jannis</text:p>
          </table:table-cell>
          <table:table-cell table:style-name="ce1" office:value-type="float" office:value="57580" calcext:value-type="float">
            <text:p>5758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/>
          <table:table-cell table:style-name="ce1" office:value-type="string" calcext:value-type="string">
            <text:p>pol</text:p>
          </table:table-cell>
          <table:table-cell table:style-name="ce1" office:value-type="float" office:value="1.08593012275731" calcext:value-type="float">
            <text:p>1.08593012275731</text:p>
          </table:table-cell>
          <table:table-cell table:style-name="ce2" table:formula="of:=ROUND(100-[.K18]; 2)" office:value-type="float" office:value="98.91" calcext:value-type="float">
            <text:p>98.91</text:p>
          </table:table-cell>
          <table:table-cell table:style-name="ce1" office:value-type="float" office:value="0.838999055712936" calcext:value-type="float">
            <text:p>0.838999055712936</text:p>
          </table:table-cell>
          <table:table-cell table:style-name="ce1" office:value-type="float" office:value="0.982530689329556" calcext:value-type="float">
            <text:p>0.982530689329556</text:p>
          </table:table-cell>
          <table:table-cell table:style-name="ce1" office:value-type="float" office:value="0.978281397544853" calcext:value-type="float">
            <text:p>0.978281397544853</text:p>
          </table:table-cell>
          <table:table-cell table:style-name="ce2" table:formula="of:=ROUND(100*[.M18]; 2)" office:value-type="float" office:value="83.9" calcext:value-type="float">
            <text:p>83.9</text:p>
          </table:table-cell>
          <table:table-cell table:style-name="ce2" table:formula="of:=ROUND(100*[.N18]; 2)" office:value-type="float" office:value="98.25" calcext:value-type="float">
            <text:p>98.25</text:p>
          </table:table-cell>
          <table:table-cell table:style-name="ce2" table:formula="of:=ROUND(100*[.O18]; 2)" office:value-type="float" office:value="97.83" calcext:value-type="float">
            <text:p>97.83</text:p>
          </table:table-cell>
          <table:table-cell table:style-name="ce1" office:value-type="float" office:value="97.686" calcext:value-type="float">
            <text:p>97.686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L18:.Z18]) - [.L18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string" calcext:value-type="string">
            <text:p>Bioresponse</text:p>
          </table:table-cell>
          <table:table-cell table:style-name="ce1" office:value-type="float" office:value="3434" calcext:value-type="float">
            <text:p>3434</text:p>
          </table:table-cell>
          <table:table-cell table:style-name="ce1" office:value-type="float" office:value="419" calcext:value-type="float">
            <text:p>419</text:p>
          </table:table-cell>
          <table:table-cell table:number-columns-repeated="2"/>
          <table:table-cell table:style-name="ce1" office:value-type="string" calcext:value-type="string">
            <text:p>MiniBooNE</text:p>
          </table:table-cell>
          <table:table-cell table:style-name="ce1" office:value-type="float" office:value="6.61404996412497" calcext:value-type="float">
            <text:p>6.61404996412497</text:p>
          </table:table-cell>
          <table:table-cell table:style-name="ce2" table:formula="of:=ROUND(100-[.K19]; 2)" office:value-type="float" office:value="93.39" calcext:value-type="float">
            <text:p>93.39</text:p>
          </table:table-cell>
          <table:table-cell table:style-name="ce1" office:value-type="float" office:value="0.695584110625529" calcext:value-type="float">
            <text:p>0.695584110625529</text:p>
          </table:table-cell>
          <table:table-cell table:style-name="ce1" office:value-type="float" office:value="0.899680386145717" calcext:value-type="float">
            <text:p>0.899680386145717</text:p>
          </table:table-cell>
          <table:table-cell table:style-name="ce1" office:value-type="float" office:value="0.919835627160654" calcext:value-type="float">
            <text:p>0.919835627160654</text:p>
          </table:table-cell>
          <table:table-cell table:style-name="ce2" table:formula="of:=ROUND(100*[.M19]; 2)" office:value-type="float" office:value="69.56" calcext:value-type="float">
            <text:p>69.56</text:p>
          </table:table-cell>
          <table:table-cell table:style-name="ce2" table:formula="of:=ROUND(100*[.N19]; 2)" office:value-type="float" office:value="89.97" calcext:value-type="float">
            <text:p>89.97</text:p>
          </table:table-cell>
          <table:table-cell table:style-name="ce2" table:formula="of:=ROUND(100*[.O19]; 2)" office:value-type="float" office:value="91.98" calcext:value-type="float">
            <text:p>91.98</text:p>
          </table:table-cell>
          <table:table-cell table:style-name="ce1" office:value-type="float" office:value="88.885" calcext:value-type="float">
            <text:p>88.885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XGBoost</text:p>
          </table:table-cell>
          <table:table-cell table:style-name="ce2" table:formula="of:=MAX([.L19:.Z19]) - [.L19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1" office:value-type="string" calcext:value-type="string">
            <text:p>jannis</text:p>
          </table:table-cell>
          <table:table-cell table:style-name="ce1" office:value-type="float" office:value="21.8491564670856" calcext:value-type="float">
            <text:p>21.8491564670856</text:p>
          </table:table-cell>
          <table:table-cell table:style-name="ce2" table:formula="of:=ROUND(100-[.K20]; 2)" office:value-type="float" office:value="78.15" calcext:value-type="float">
            <text:p>78.15</text:p>
          </table:table-cell>
          <table:table-cell table:style-name="ce1" office:value-type="float" office:value="0.642821700297717" calcext:value-type="float">
            <text:p>0.642821700297717</text:p>
          </table:table-cell>
          <table:table-cell table:style-name="ce1" office:value-type="float" office:value="0.74958650347337" calcext:value-type="float">
            <text:p>0.74958650347337</text:p>
          </table:table-cell>
          <table:table-cell table:style-name="ce1" office:value-type="float" office:value="0.768028448561032" calcext:value-type="float">
            <text:p>0.768028448561032</text:p>
          </table:table-cell>
          <table:table-cell table:style-name="ce2" table:formula="of:=ROUND(100*[.M20]; 2)" office:value-type="float" office:value="64.28" calcext:value-type="float">
            <text:p>64.28</text:p>
          </table:table-cell>
          <table:table-cell table:style-name="ce2" table:formula="of:=ROUND(100*[.N20]; 2)" office:value-type="float" office:value="74.96" calcext:value-type="float">
            <text:p>74.96</text:p>
          </table:table-cell>
          <table:table-cell table:style-name="ce2" table:formula="of:=ROUND(100*[.O20]; 2)" office:value-type="float" office:value="76.8" calcext:value-type="float">
            <text:p>76.8</text:p>
          </table:table-cell>
          <table:table-cell table:style-name="ce1" office:value-type="float" office:value="77.845" calcext:value-type="float">
            <text:p>77.845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DLGN</text:p>
          </table:table-cell>
          <table:table-cell table:style-name="ce2" table:formula="of:=MAX([.L20:.Z20]) - [.L20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1" office:value-type="string" calcext:value-type="string">
            <text:p>Bioresponse</text:p>
          </table:table-cell>
          <table:table-cell table:style-name="ce1" office:value-type="float" office:value="24.2382271468144" calcext:value-type="float">
            <text:p>24.2382271468144</text:p>
          </table:table-cell>
          <table:table-cell table:style-name="ce2" table:formula="of:=ROUND(100-[.K21]; 2)" office:value-type="float" office:value="75.76" calcext:value-type="float">
            <text:p>75.76</text:p>
          </table:table-cell>
          <table:table-cell table:style-name="ce1" office:value-type="float" office:value="0.590027700831025" calcext:value-type="float">
            <text:p>0.590027700831025</text:p>
          </table:table-cell>
          <table:table-cell table:style-name="ce1" office:value-type="float" office:value="0.696675900277008" calcext:value-type="float">
            <text:p>0.696675900277008</text:p>
          </table:table-cell>
          <table:table-cell table:style-name="ce1" office:value-type="float" office:value="0.692520775623268" calcext:value-type="float">
            <text:p>0.692520775623268</text:p>
          </table:table-cell>
          <table:table-cell table:style-name="ce2" table:formula="of:=ROUND(100*[.M21]; 2)" office:value-type="float" office:value="59" calcext:value-type="float">
            <text:p>59</text:p>
          </table:table-cell>
          <table:table-cell table:style-name="ce2" table:formula="of:=ROUND(100*[.N21]; 2)" office:value-type="float" office:value="69.67" calcext:value-type="float">
            <text:p>69.67</text:p>
          </table:table-cell>
          <table:table-cell table:style-name="ce2" table:formula="of:=ROUND(100*[.O21]; 2)" office:value-type="float" office:value="69.25" calcext:value-type="float">
            <text:p>69.25</text:p>
          </table:table-cell>
          <table:table-cell table:style-name="ce1" office:value-type="float" office:value="76.87" calcext:value-type="float">
            <text:p>76.87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table:formula="of:=ROUND(100*#REF!; 2)" office:value-type="string" office:string-value="" calcext:value-type="error">
            <text:p>#REF!</text:p>
          </table:table-cell>
          <table:table-cell table:style-name="ce2" office:value-type="string" calcext:value-type="string">
            <text:p>RandomForest</text:p>
          </table:table-cell>
          <table:table-cell table:style-name="ce2" table:formula="of:=MAX([.L21:.Z21]) - [.L21]" office:value-type="string" office:string-value="" calcext:value-type="error">
            <text:p>#REF!</text:p>
          </table:table-cell>
          <table:table-cell table:number-columns-repeated="996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DLGN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odel Max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" office:value-type="string" calcext:value-type="string">
            <text:p>electricity</text:p>
          </table:table-cell>
          <table:table-cell table:style-name="ce1" office:value-type="float" office:value="19.2797921049375" calcext:value-type="float">
            <text:p>19.2797921049375</text:p>
          </table:table-cell>
          <table:table-cell table:style-name="ce2" office:value-type="float" office:value="80.72" calcext:value-type="float">
            <text:p>80.72</text:p>
          </table:table-cell>
          <table:table-cell table:style-name="ce1" office:value-type="float" office:value="0.69186981809182" calcext:value-type="float">
            <text:p>0.69186981809182</text:p>
          </table:table-cell>
          <table:table-cell table:style-name="ce1" office:value-type="float" office:value="0.766118054696201" calcext:value-type="float">
            <text:p>0.766118054696201</text:p>
          </table:table-cell>
          <table:table-cell table:style-name="ce1" office:value-type="float" office:value="0.815245637916099" calcext:value-type="float">
            <text:p>0.815245637916099</text:p>
          </table:table-cell>
          <table:table-cell table:style-name="ce2" office:value-type="float" office:value="69.19" calcext:value-type="float">
            <text:p>69.19</text:p>
          </table:table-cell>
          <table:table-cell table:style-name="ce2" office:value-type="float" office:value="76.61" calcext:value-type="float">
            <text:p>76.61</text:p>
          </table:table-cell>
          <table:table-cell table:style-name="ce2" office:value-type="float" office:value="81.52" calcext:value-type="float">
            <text:p>81.52</text:p>
          </table:table-cell>
          <table:table-cell table:style-name="ce1" office:value-type="float" office:value="76.414" calcext:value-type="float">
            <text:p>76.414</text:p>
          </table:table-cell>
          <table:table-cell table:style-name="ce2" office:value-type="float" office:value="81.94" calcext:value-type="float">
            <text:p>81.94</text:p>
          </table:table-cell>
          <table:table-cell table:style-name="ce2" office:value-type="float" office:value="86.65" calcext:value-type="float">
            <text:p>86.65</text:p>
          </table:table-cell>
          <table:table-cell table:style-name="ce2" office:value-type="float" office:value="80.48" calcext:value-type="float">
            <text:p>80.48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81.81" calcext:value-type="float">
            <text:p>81.81</text:p>
          </table:table-cell>
          <table:table-cell table:style-name="ce2" office:value-type="float" office:value="86.93" calcext:value-type="float">
            <text:p>86.93</text:p>
          </table:table-cell>
          <table:table-cell table:style-name="ce1" office:value-type="float" office:value="0.819372533279818" calcext:value-type="float">
            <text:p>0.819372533279818</text:p>
          </table:table-cell>
          <table:table-cell table:style-name="ce2" office:value-type="float" office:value="0.86653622315874" calcext:value-type="float">
            <text:p>0.86653622315874</text:p>
          </table:table-cell>
          <table:table-cell table:style-name="ce2" office:value-type="float" office:value="0.80478627332932" calcext:value-type="float">
            <text:p>0.80478627332932</text:p>
          </table:table-cell>
          <table:table-cell table:style-name="ce2" office:value-type="float" office:value="0.860997391129842" calcext:value-type="float">
            <text:p>0.860997391129842</text:p>
          </table:table-cell>
          <table:table-cell table:style-name="ce2" office:value-type="float" office:value="0.81055923473142" calcext:value-type="float">
            <text:p>0.81055923473142</text:p>
          </table:table-cell>
          <table:table-cell table:style-name="ce2" office:value-type="float" office:value="0.818054719379223" calcext:value-type="float">
            <text:p>0.818054719379223</text:p>
          </table:table-cell>
          <table:table-cell table:style-name="ce2" office:value-type="float" office:value="0.869335741521172" calcext:value-type="float">
            <text:p>0.869335741521172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float" office:value="6.21000000000001" calcext:value-type="float">
            <text:p>6.21000000000001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bank-marketing</text:p>
          </table:table-cell>
          <table:table-cell table:style-name="ce1" office:value-type="float" office:value="22.2772277227722" calcext:value-type="float">
            <text:p>22.2772277227722</text:p>
          </table:table-cell>
          <table:table-cell table:style-name="ce2" office:value-type="float" office:value="77.72" calcext:value-type="float">
            <text:p>77.72</text:p>
          </table:table-cell>
          <table:table-cell table:style-name="ce1" office:value-type="float" office:value="0.729522952295229" calcext:value-type="float">
            <text:p>0.729522952295229</text:p>
          </table:table-cell>
          <table:table-cell table:style-name="ce1" office:value-type="float" office:value="0.778127812781278" calcext:value-type="float">
            <text:p>0.778127812781278</text:p>
          </table:table-cell>
          <table:table-cell table:style-name="ce1" office:value-type="float" office:value="0.774077407740774" calcext:value-type="float">
            <text:p>0.774077407740774</text:p>
          </table:table-cell>
          <table:table-cell table:style-name="ce2" office:value-type="float" office:value="72.95" calcext:value-type="float">
            <text:p>72.95</text:p>
          </table:table-cell>
          <table:table-cell table:style-name="ce2" office:value-type="float" office:value="77.81" calcext:value-type="float">
            <text:p>77.81</text:p>
          </table:table-cell>
          <table:table-cell table:style-name="ce2" office:value-type="float" office:value="77.41" calcext:value-type="float">
            <text:p>77.41</text:p>
          </table:table-cell>
          <table:table-cell table:style-name="ce1" office:value-type="float" office:value="77.768" calcext:value-type="float">
            <text:p>77.768</text:p>
          </table:table-cell>
          <table:table-cell table:style-name="ce2" office:value-type="float" office:value="79.33" calcext:value-type="float">
            <text:p>79.33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8.89" calcext:value-type="float">
            <text:p>78.89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78.62" calcext:value-type="float">
            <text:p>78.62</text:p>
          </table:table-cell>
          <table:table-cell table:style-name="ce2" office:value-type="float" office:value="79.13" calcext:value-type="float">
            <text:p>79.13</text:p>
          </table:table-cell>
          <table:table-cell table:style-name="ce2" office:value-type="float" office:value="80.3" calcext:value-type="float">
            <text:p>80.3</text:p>
          </table:table-cell>
          <table:table-cell table:style-name="ce1" office:value-type="float" office:value="0.793279327932793" calcext:value-type="float">
            <text:p>0.793279327932793</text:p>
          </table:table-cell>
          <table:table-cell table:style-name="ce2" office:value-type="float" office:value="0.802010201020102" calcext:value-type="float">
            <text:p>0.802010201020102</text:p>
          </table:table-cell>
          <table:table-cell table:style-name="ce2" office:value-type="float" office:value="0.788888888888889" calcext:value-type="float">
            <text:p>0.788888888888889</text:p>
          </table:table-cell>
          <table:table-cell table:style-name="ce2" office:value-type="float" office:value="0.798019801980198" calcext:value-type="float">
            <text:p>0.798019801980198</text:p>
          </table:table-cell>
          <table:table-cell table:style-name="ce2" office:value-type="float" office:value="0.786228622862286" calcext:value-type="float">
            <text:p>0.786228622862286</text:p>
          </table:table-cell>
          <table:table-cell table:style-name="ce2" office:value-type="float" office:value="0.791349134913491" calcext:value-type="float">
            <text:p>0.791349134913491</text:p>
          </table:table-cell>
          <table:table-cell table:style-name="ce2" office:value-type="float" office:value="0.803020302030203" calcext:value-type="float">
            <text:p>0.803020302030203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float" office:value="2.58" calcext:value-type="float">
            <text:p>2.58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Diabetes130US</text:p>
          </table:table-cell>
          <table:table-cell table:style-name="ce1" office:value-type="float" office:value="39.0917007167258" calcext:value-type="float">
            <text:p>39.0917007167258</text:p>
          </table:table-cell>
          <table:table-cell table:style-name="ce2" office:value-type="float" office:value="60.91" calcext:value-type="float">
            <text:p>60.91</text:p>
          </table:table-cell>
          <table:table-cell table:style-name="ce1" office:value-type="float" office:value="0.588719941054323" calcext:value-type="float">
            <text:p>0.588719941054323</text:p>
          </table:table-cell>
          <table:table-cell table:style-name="ce1" office:value-type="float" office:value="0.606604595083394" calcext:value-type="float">
            <text:p>0.606604595083394</text:p>
          </table:table-cell>
          <table:table-cell table:style-name="ce1" office:value-type="float" office:value="0.605063969455422" calcext:value-type="float">
            <text:p>0.605063969455422</text:p>
          </table:table-cell>
          <table:table-cell table:style-name="ce2" office:value-type="float" office:value="58.87" calcext:value-type="float">
            <text:p>58.87</text:p>
          </table:table-cell>
          <table:table-cell table:style-name="ce2" office:value-type="float" office:value="60.66" calcext:value-type="float">
            <text:p>60.66</text:p>
          </table:table-cell>
          <table:table-cell table:style-name="ce2" office:value-type="float" office:value="60.51" calcext:value-type="float">
            <text:p>60.51</text:p>
          </table:table-cell>
          <table:table-cell table:style-name="ce1" office:value-type="float" office:value="60.835" calcext:value-type="float">
            <text:p>60.835</text:p>
          </table:table-cell>
          <table:table-cell table:style-name="ce2" office:value-type="float" office:value="60.42" calcext:value-type="float">
            <text:p>60.4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60.33" calcext:value-type="float">
            <text:p>60.33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44" calcext:value-type="float">
            <text:p>60.44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59" calcext:value-type="float">
            <text:p>60.59</text:p>
          </table:table-cell>
          <table:table-cell table:style-name="ce1" office:value-type="float" office:value="0.604167153847953" calcext:value-type="float">
            <text:p>0.604167153847953</text:p>
          </table:table-cell>
          <table:table-cell table:style-name="ce2" office:value-type="float" office:value="0.603978517254012" calcext:value-type="float">
            <text:p>0.603978517254012</text:p>
          </table:table-cell>
          <table:table-cell table:style-name="ce2" office:value-type="float" office:value="0.603331540506201" calcext:value-type="float">
            <text:p>0.603331540506201</text:p>
          </table:table-cell>
          <table:table-cell table:style-name="ce2" office:value-type="float" office:value="0.604736181590004" calcext:value-type="float">
            <text:p>0.604736181590004</text:p>
          </table:table-cell>
          <table:table-cell table:style-name="ce2" office:value-type="float" office:value="0.604449329248805" calcext:value-type="float">
            <text:p>0.604449329248805</text:p>
          </table:table-cell>
          <table:table-cell table:style-name="ce2" office:value-type="float" office:value="0.604656673604128" calcext:value-type="float">
            <text:p>0.604656673604128</text:p>
          </table:table-cell>
          <table:table-cell table:style-name="ce2" office:value-type="float" office:value="0.605906975656526" calcext:value-type="float">
            <text:p>0.605906975656526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california</text:p>
          </table:table-cell>
          <table:table-cell table:style-name="ce1" office:value-type="float" office:value="12.2981079833871" calcext:value-type="float">
            <text:p>12.2981079833871</text:p>
          </table:table-cell>
          <table:table-cell table:style-name="ce2" office:value-type="float" office:value="87.7" calcext:value-type="float">
            <text:p>87.7</text:p>
          </table:table-cell>
          <table:table-cell table:style-name="ce1" office:value-type="float" office:value="0.677434240886017" calcext:value-type="float">
            <text:p>0.677434240886017</text:p>
          </table:table-cell>
          <table:table-cell table:style-name="ce1" office:value-type="float" office:value="0.859252422704199" calcext:value-type="float">
            <text:p>0.859252422704199</text:p>
          </table:table-cell>
          <table:table-cell table:style-name="ce1" office:value-type="float" office:value="0.86455929856945" calcext:value-type="float">
            <text:p>0.86455929856945</text:p>
          </table:table-cell>
          <table:table-cell table:style-name="ce2" office:value-type="float" office:value="67.74" calcext:value-type="float">
            <text:p>67.74</text:p>
          </table:table-cell>
          <table:table-cell table:style-name="ce2" office:value-type="float" office:value="85.93" calcext:value-type="float">
            <text:p>85.93</text:p>
          </table:table-cell>
          <table:table-cell table:style-name="ce2" office:value-type="float" office:value="86.46" calcext:value-type="float">
            <text:p>86.46</text:p>
          </table:table-cell>
          <table:table-cell table:style-name="ce1" office:value-type="float" office:value="84.656" calcext:value-type="float">
            <text:p>84.656</text:p>
          </table:table-cell>
          <table:table-cell table:style-name="ce2" office:value-type="float" office:value="88.64" calcext:value-type="float">
            <text:p>88.64</text:p>
          </table:table-cell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86.74" calcext:value-type="float">
            <text:p>86.74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office:value-type="float" office:value="87.79" calcext:value-type="float">
            <text:p>87.79</text:p>
          </table:table-cell>
          <table:table-cell table:style-name="ce2" office:value-type="float" office:value="88.81" calcext:value-type="float">
            <text:p>88.81</text:p>
          </table:table-cell>
          <table:table-cell table:style-name="ce2" office:value-type="float" office:value="90.1" calcext:value-type="float">
            <text:p>90.1</text:p>
          </table:table-cell>
          <table:table-cell table:style-name="ce1" office:value-type="float" office:value="0.886360379724163" calcext:value-type="float">
            <text:p>0.886360379724163</text:p>
          </table:table-cell>
          <table:table-cell table:style-name="ce2" office:value-type="float" office:value="0.897474476088125" calcext:value-type="float">
            <text:p>0.897474476088125</text:p>
          </table:table-cell>
          <table:table-cell table:style-name="ce2" office:value-type="float" office:value="0.867409994626545" calcext:value-type="float">
            <text:p>0.867409994626545</text:p>
          </table:table-cell>
          <table:table-cell table:style-name="ce2" office:value-type="float" office:value="0.892629410711087" calcext:value-type="float">
            <text:p>0.892629410711087</text:p>
          </table:table-cell>
          <table:table-cell table:style-name="ce2" office:value-type="float" office:value="0.877924055167473" calcext:value-type="float">
            <text:p>0.877924055167473</text:p>
          </table:table-cell>
          <table:table-cell table:style-name="ce2" office:value-type="float" office:value="0.888053018090632" calcext:value-type="float">
            <text:p>0.888053018090632</text:p>
          </table:table-cell>
          <table:table-cell table:style-name="ce2" office:value-type="float" office:value="0.901029912233566" calcext:value-type="float">
            <text:p>0.901029912233566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float" office:value="2.39999999999999" calcext:value-type="float">
            <text:p>2.39999999999999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credit</text:p>
          </table:table-cell>
          <table:table-cell table:style-name="ce1" office:value-type="float" office:value="25.0071204784961" calcext:value-type="float">
            <text:p>25.0071204784961</text:p>
          </table:table-cell>
          <table:table-cell table:style-name="ce2" office:value-type="float" office:value="74.99" calcext:value-type="float">
            <text:p>74.99</text:p>
          </table:table-cell>
          <table:table-cell table:style-name="ce1" office:value-type="float" office:value="0.609228140131016" calcext:value-type="float">
            <text:p>0.609228140131016</text:p>
          </table:table-cell>
          <table:table-cell table:style-name="ce1" office:value-type="float" office:value="0.513244090002848" calcext:value-type="float">
            <text:p>0.513244090002848</text:p>
          </table:table-cell>
          <table:table-cell table:style-name="ce1" office:value-type="float" office:value="0.764169752207348" calcext:value-type="float">
            <text:p>0.764169752207348</text:p>
          </table:table-cell>
          <table:table-cell table:style-name="ce2" office:value-type="float" office:value="60.92" calcext:value-type="float">
            <text:p>60.92</text:p>
          </table:table-cell>
          <table:table-cell table:style-name="ce2" office:value-type="float" office:value="51.32" calcext:value-type="float">
            <text:p>51.32</text:p>
          </table:table-cell>
          <table:table-cell table:style-name="ce2" office:value-type="float" office:value="76.42" calcext:value-type="float">
            <text:p>76.42</text:p>
          </table:table-cell>
          <table:table-cell table:style-name="ce1" office:value-type="float" office:value="73.284" calcext:value-type="float">
            <text:p>73.284</text:p>
          </table:table-cell>
          <table:table-cell table:style-name="ce2" office:value-type="float" office:value="77.53" calcext:value-type="float">
            <text:p>77.53</text:p>
          </table:table-cell>
          <table:table-cell table:style-name="ce2" office:value-type="float" office:value="77.23" calcext:value-type="float">
            <text:p>77.23</text:p>
          </table:table-cell>
          <table:table-cell table:style-name="ce2" office:value-type="float" office:value="76.85" calcext:value-type="float">
            <text:p>76.85</text:p>
          </table:table-cell>
          <table:table-cell table:style-name="ce2" office:value-type="float" office:value="77.25" calcext:value-type="float">
            <text:p>77.25</text:p>
          </table:table-cell>
          <table:table-cell table:style-name="ce2" office:value-type="float" office:value="77.01" calcext:value-type="float">
            <text:p>77.01</text:p>
          </table:table-cell>
          <table:table-cell table:style-name="ce2" office:value-type="float" office:value="75.99" calcext:value-type="float">
            <text:p>75.99</text:p>
          </table:table-cell>
          <table:table-cell table:style-name="ce2" office:value-type="float" office:value="77.34" calcext:value-type="float">
            <text:p>77.34</text:p>
          </table:table-cell>
          <table:table-cell table:style-name="ce1" office:value-type="float" office:value="0.775340425531915" calcext:value-type="float">
            <text:p>0.775340425531915</text:p>
          </table:table-cell>
          <table:table-cell table:style-name="ce2" office:value-type="float" office:value="0.772283687943262" calcext:value-type="float">
            <text:p>0.772283687943262</text:p>
          </table:table-cell>
          <table:table-cell table:style-name="ce2" office:value-type="float" office:value="0.768489361702128" calcext:value-type="float">
            <text:p>0.768489361702128</text:p>
          </table:table-cell>
          <table:table-cell table:style-name="ce2" office:value-type="float" office:value="0.772482269503546" calcext:value-type="float">
            <text:p>0.772482269503546</text:p>
          </table:table-cell>
          <table:table-cell table:style-name="ce2" office:value-type="float" office:value="0.770113475177305" calcext:value-type="float">
            <text:p>0.770113475177305</text:p>
          </table:table-cell>
          <table:table-cell table:style-name="ce2" office:value-type="float" office:value="0.759893617021277" calcext:value-type="float">
            <text:p>0.759893617021277</text:p>
          </table:table-cell>
          <table:table-cell table:style-name="ce2" office:value-type="float" office:value="0.77341134751773" calcext:value-type="float">
            <text:p>0.77341134751773</text:p>
          </table:table-cell>
          <table:table-cell table:style-name="ce2" office:value-type="string" calcext:value-type="string">
            <text:p>FT Transformer</text:p>
          </table:table-cell>
          <table:table-cell table:style-name="ce2" office:value-type="float" office:value="2.54000000000001" calcext:value-type="float">
            <text:p>2.54000000000001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covertype</text:p>
          </table:table-cell>
          <table:table-cell table:style-name="ce1" office:value-type="float" office:value="8.90265323102523" calcext:value-type="float">
            <text:p>8.90265323102523</text:p>
          </table:table-cell>
          <table:table-cell table:style-name="ce2" office:value-type="float" office:value="91.1" calcext:value-type="float">
            <text:p>91.1</text:p>
          </table:table-cell>
          <table:table-cell table:style-name="ce1" office:value-type="float" office:value="0.666467765386134" calcext:value-type="float">
            <text:p>0.666467765386134</text:p>
          </table:table-cell>
          <table:table-cell table:style-name="ce1" office:value-type="float" office:value="0.788346626102011" calcext:value-type="float">
            <text:p>0.788346626102011</text:p>
          </table:table-cell>
          <table:table-cell table:style-name="ce1" office:value-type="float" office:value="0.818551606478018" calcext:value-type="float">
            <text:p>0.818551606478018</text:p>
          </table:table-cell>
          <table:table-cell table:style-name="ce2" office:value-type="float" office:value="66.65" calcext:value-type="float">
            <text:p>66.65</text:p>
          </table:table-cell>
          <table:table-cell table:style-name="ce2" office:value-type="float" office:value="78.83" calcext:value-type="float">
            <text:p>78.83</text:p>
          </table:table-cell>
          <table:table-cell table:style-name="ce2" office:value-type="float" office:value="81.86" calcext:value-type="float">
            <text:p>81.86</text:p>
          </table:table-cell>
          <table:table-cell table:style-name="ce1" office:value-type="float" office:value="82.986" calcext:value-type="float">
            <text:p>82.986</text:p>
          </table:table-cell>
          <table:table-cell table:style-name="ce2" office:value-type="float" office:value="80.52" calcext:value-type="float">
            <text:p>80.52</text:p>
          </table:table-cell>
          <table:table-cell table:style-name="ce2" office:value-type="float" office:value="81.82" calcext:value-type="float">
            <text:p>81.82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82.77" calcext:value-type="float">
            <text:p>82.77</text:p>
          </table:table-cell>
          <table:table-cell table:style-name="ce2" office:value-type="float" office:value="79.63" calcext:value-type="float">
            <text:p>79.63</text:p>
          </table:table-cell>
          <table:table-cell table:style-name="ce2" office:value-type="float" office:value="80.42" calcext:value-type="float">
            <text:p>80.42</text:p>
          </table:table-cell>
          <table:table-cell table:style-name="ce2" office:value-type="float" office:value="81.83" calcext:value-type="float">
            <text:p>81.83</text:p>
          </table:table-cell>
          <table:table-cell table:style-name="ce1" office:value-type="float" office:value="0.805168" calcext:value-type="float">
            <text:p>0.805168</text:p>
          </table:table-cell>
          <table:table-cell table:style-name="ce2" office:value-type="float" office:value="0.818154666666667" calcext:value-type="float">
            <text:p>0.818154666666667</text:p>
          </table:table-cell>
          <table:table-cell table:style-name="ce2" office:value-type="float" office:value="0.783978666666667" calcext:value-type="float">
            <text:p>0.783978666666667</text:p>
          </table:table-cell>
          <table:table-cell table:style-name="ce2" office:value-type="float" office:value="0.827733333333333" calcext:value-type="float">
            <text:p>0.827733333333333</text:p>
          </table:table-cell>
          <table:table-cell table:style-name="ce2" office:value-type="float" office:value="0.796322666666667" calcext:value-type="float">
            <text:p>0.796322666666667</text:p>
          </table:table-cell>
          <table:table-cell table:style-name="ce2" office:value-type="float" office:value="0.804177333333333" calcext:value-type="float">
            <text:p>0.804177333333333</text:p>
          </table:table-cell>
          <table:table-cell table:style-name="ce2" office:value-type="float" office:value="0.818293333333333" calcext:value-type="float">
            <text:p>0.818293333333333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MagicTelescope</text:p>
          </table:table-cell>
          <table:table-cell table:style-name="ce1" office:value-type="float" office:value="15.6227758007117" calcext:value-type="float">
            <text:p>15.6227758007117</text:p>
          </table:table-cell>
          <table:table-cell table:style-name="ce2" office:value-type="float" office:value="84.38" calcext:value-type="float">
            <text:p>84.38</text:p>
          </table:table-cell>
          <table:table-cell table:style-name="ce1" office:value-type="float" office:value="0.680427046263345" calcext:value-type="float">
            <text:p>0.680427046263345</text:p>
          </table:table-cell>
          <table:table-cell table:style-name="ce1" office:value-type="float" office:value="0.824555160142348" calcext:value-type="float">
            <text:p>0.824555160142348</text:p>
          </table:table-cell>
          <table:table-cell table:style-name="ce1" office:value-type="float" office:value="0.834875444839857" calcext:value-type="float">
            <text:p>0.834875444839857</text:p>
          </table:table-cell>
          <table:table-cell table:style-name="ce2" office:value-type="float" office:value="68.04" calcext:value-type="float">
            <text:p>68.04</text:p>
          </table:table-cell>
          <table:table-cell table:style-name="ce2" office:value-type="float" office:value="82.46" calcext:value-type="float">
            <text:p>82.46</text:p>
          </table:table-cell>
          <table:table-cell table:style-name="ce2" office:value-type="float" office:value="83.49" calcext:value-type="float">
            <text:p>83.49</text:p>
          </table:table-cell>
          <table:table-cell table:style-name="ce1" office:value-type="float" office:value="83.06" calcext:value-type="float">
            <text:p>83.06</text:p>
          </table:table-cell>
          <table:table-cell table:style-name="ce2" office:value-type="float" office:value="85.89" calcext:value-type="float">
            <text:p>85.89</text:p>
          </table:table-cell>
          <table:table-cell table:style-name="ce2" office:value-type="float" office:value="85.36" calcext:value-type="float">
            <text:p>85.36</text:p>
          </table:table-cell>
          <table:table-cell table:style-name="ce2" office:value-type="float" office:value="85.41" calcext:value-type="float">
            <text:p>85.41</text:p>
          </table:table-cell>
          <table:table-cell table:style-name="ce2" office:value-type="float" office:value="85.43" calcext:value-type="float">
            <text:p>85.43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85.96" calcext:value-type="float">
            <text:p>85.96</text:p>
          </table:table-cell>
          <table:table-cell table:style-name="ce1" office:value-type="float" office:value="0.858916567813365" calcext:value-type="float">
            <text:p>0.858916567813365</text:p>
          </table:table-cell>
          <table:table-cell table:style-name="ce2" office:value-type="float" office:value="0.853602214313958" calcext:value-type="float">
            <text:p>0.853602214313958</text:p>
          </table:table-cell>
          <table:table-cell table:style-name="ce2" office:value-type="float" office:value="0.854092526690391" calcext:value-type="float">
            <text:p>0.854092526690391</text:p>
          </table:table-cell>
          <table:table-cell table:style-name="ce2" office:value-type="float" office:value="0.854306049822064" calcext:value-type="float">
            <text:p>0.854306049822064</text:p>
          </table:table-cell>
          <table:table-cell table:style-name="ce2" office:value-type="float" office:value="0.857153024911032" calcext:value-type="float">
            <text:p>0.857153024911032</text:p>
          </table:table-cell>
          <table:table-cell table:style-name="ce2" office:value-type="float" office:value="0.847465401344405" calcext:value-type="float">
            <text:p>0.847465401344405</text:p>
          </table:table-cell>
          <table:table-cell table:style-name="ce2" office:value-type="float" office:value="0.859604586793199" calcext:value-type="float">
            <text:p>0.859604586793199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float" office:value="1.58" calcext:value-type="float">
            <text:p>1.58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house_16H</text:p>
          </table:table-cell>
          <table:table-cell table:style-name="ce1" office:value-type="float" office:value="13.6556104446012" calcext:value-type="float">
            <text:p>13.6556104446012</text:p>
          </table:table-cell>
          <table:table-cell table:style-name="ce2" office:value-type="float" office:value="86.34" calcext:value-type="float">
            <text:p>86.34</text:p>
          </table:table-cell>
          <table:table-cell table:style-name="ce1" office:value-type="float" office:value="0.719124911785462" calcext:value-type="float">
            <text:p>0.719124911785462</text:p>
          </table:table-cell>
          <table:table-cell table:style-name="ce1" office:value-type="float" office:value="0.849329569513055" calcext:value-type="float">
            <text:p>0.849329569513055</text:p>
          </table:table-cell>
          <table:table-cell table:style-name="ce1" office:value-type="float" office:value="0.855328158080451" calcext:value-type="float">
            <text:p>0.855328158080451</text:p>
          </table:table-cell>
          <table:table-cell table:style-name="ce2" office:value-type="float" office:value="71.91" calcext:value-type="float">
            <text:p>71.91</text:p>
          </table:table-cell>
          <table:table-cell table:style-name="ce2" office:value-type="float" office:value="84.93" calcext:value-type="float">
            <text:p>84.93</text:p>
          </table:table-cell>
          <table:table-cell table:style-name="ce2" office:value-type="float" office:value="85.53" calcext:value-type="float">
            <text:p>85.53</text:p>
          </table:table-cell>
          <table:table-cell table:style-name="ce1" office:value-type="float" office:value="84.721" calcext:value-type="float">
            <text:p>84.721</text:p>
          </table:table-cell>
          <table:table-cell table:style-name="ce2" office:value-type="float" office:value="87.84" calcext:value-type="float">
            <text:p>87.84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87.72" calcext:value-type="float">
            <text:p>87.72</text:p>
          </table:table-cell>
          <table:table-cell table:style-name="ce2" office:value-type="float" office:value="87.96" calcext:value-type="float">
            <text:p>87.96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float" office:value="88.8" calcext:value-type="float">
            <text:p>88.8</text:p>
          </table:table-cell>
          <table:table-cell table:style-name="ce1" office:value-type="float" office:value="0.878424912734831" calcext:value-type="float">
            <text:p>0.878424912734831</text:p>
          </table:table-cell>
          <table:table-cell table:style-name="ce2" office:value-type="float" office:value="0.882041024434247" calcext:value-type="float">
            <text:p>0.882041024434247</text:p>
          </table:table-cell>
          <table:table-cell table:style-name="ce2" office:value-type="float" office:value="0.877162019061066" calcext:value-type="float">
            <text:p>0.877162019061066</text:p>
          </table:table-cell>
          <table:table-cell table:style-name="ce2" office:value-type="float" office:value="0.879554457387144" calcext:value-type="float">
            <text:p>0.879554457387144</text:p>
          </table:table-cell>
          <table:table-cell table:style-name="ce2" office:value-type="float" office:value="0.873373338039769" calcext:value-type="float">
            <text:p>0.873373338039769</text:p>
          </table:table-cell>
          <table:table-cell table:style-name="ce2" office:value-type="float" office:value="0.884362866219555" calcext:value-type="float">
            <text:p>0.884362866219555</text:p>
          </table:table-cell>
          <table:table-cell table:style-name="ce2" office:value-type="float" office:value="0.888002510099227" calcext:value-type="float">
            <text:p>0.888002510099227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float" office:value="2.45999999999999" calcext:value-type="float">
            <text:p>2.459999999999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DLGN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ce1" office:value-type="string" calcext:value-type="string">
            <text:p>eye_movements</text:p>
          </table:table-cell>
          <table:table-cell table:style-name="ce1" office:value-type="float" office:value="42.8392745465916" calcext:value-type="float">
            <text:p>42.8392745465916</text:p>
          </table:table-cell>
          <table:table-cell table:style-name="ce2" office:value-type="float" office:value="57.16" calcext:value-type="float">
            <text:p>57.16</text:p>
          </table:table-cell>
          <table:table-cell table:style-name="ce1" office:value-type="float" office:value="0.523452157598499" calcext:value-type="float">
            <text:p>0.523452157598499</text:p>
          </table:table-cell>
          <table:table-cell table:style-name="ce1" office:value-type="float" office:value="0.534083802376485" calcext:value-type="float">
            <text:p>0.534083802376485</text:p>
          </table:table-cell>
          <table:table-cell table:style-name="ce1" office:value-type="float" office:value="0.564727954971857" calcext:value-type="float">
            <text:p>0.564727954971857</text:p>
          </table:table-cell>
          <table:table-cell table:style-name="ce2" office:value-type="float" office:value="52.35" calcext:value-type="float">
            <text:p>52.35</text:p>
          </table:table-cell>
          <table:table-cell table:style-name="ce2" office:value-type="float" office:value="53.41" calcext:value-type="float">
            <text:p>53.41</text:p>
          </table:table-cell>
          <table:table-cell table:style-name="ce2" office:value-type="float" office:value="56.47" calcext:value-type="float">
            <text:p>56.47</text:p>
          </table:table-cell>
          <table:table-cell table:style-name="ce1" office:value-type="float" office:value="55.097" calcext:value-type="float">
            <text:p>55.097</text:p>
          </table:table-cell>
          <table:table-cell table:style-name="ce2" office:value-type="float" office:value="57.83" calcext:value-type="float">
            <text:p>57.83</text:p>
          </table:table-cell>
          <table:table-cell table:style-name="ce2" office:value-type="float" office:value="63.43" calcext:value-type="float">
            <text:p>63.43</text:p>
          </table:table-cell>
          <table:table-cell table:style-name="ce2" office:value-type="float" office:value="58.35" calcext:value-type="float">
            <text:p>58.35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65.88" calcext:value-type="float">
            <text:p>65.88</text:p>
          </table:table-cell>
          <table:table-cell table:style-name="ce1" office:value-type="float" office:value="0.578319783197832" calcext:value-type="float">
            <text:p>0.578319783197832</text:p>
          </table:table-cell>
          <table:table-cell table:style-name="ce2" office:value-type="float" office:value="0.634271419637273" calcext:value-type="float">
            <text:p>0.634271419637273</text:p>
          </table:table-cell>
          <table:table-cell table:style-name="ce2" office:value-type="float" office:value="0.58346188590091" calcext:value-type="float">
            <text:p>0.58346188590091</text:p>
          </table:table-cell>
          <table:table-cell table:style-name="ce2" office:value-type="float" office:value="0.650767841011743" calcext:value-type="float">
            <text:p>0.650767841011743</text:p>
          </table:table-cell>
          <table:table-cell table:style-name="ce2" office:value-type="float" office:value="0.581182683621708" calcext:value-type="float">
            <text:p>0.581182683621708</text:p>
          </table:table-cell>
          <table:table-cell table:style-name="ce2" office:value-type="float" office:value="0.584490306441526" calcext:value-type="float">
            <text:p>0.584490306441526</text:p>
          </table:table-cell>
          <table:table-cell table:style-name="ce2" office:value-type="float" office:value="0.658828434438191" calcext:value-type="float">
            <text:p>0.658828434438191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float" office:value="8.72" calcext:value-type="float">
            <text:p>8.72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30.7747489239598" calcext:value-type="float">
            <text:p>30.7747489239598</text:p>
          </table:table-cell>
          <table:table-cell table:style-name="ce2" office:value-type="float" office:value="69.23" calcext:value-type="float">
            <text:p>69.23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75394548063127" calcext:value-type="float">
            <text:p>0.675394548063127</text:p>
          </table:table-cell>
          <table:table-cell table:style-name="ce1" office:value-type="float" office:value="0.697991391678622" calcext:value-type="float">
            <text:p>0.697991391678622</text:p>
          </table:table-cell>
          <table:table-cell table:style-name="ce2" office:value-type="float" office:value="64.13" calcext:value-type="float">
            <text:p>64.13</text:p>
          </table:table-cell>
          <table:table-cell table:style-name="ce2" office:value-type="float" office:value="67.54" calcext:value-type="float">
            <text:p>67.54</text:p>
          </table:table-cell>
          <table:table-cell table:style-name="ce2" office:value-type="float" office:value="69.8" calcext:value-type="float">
            <text:p>69.8</text:p>
          </table:table-cell>
          <table:table-cell table:style-name="ce1" office:value-type="float" office:value="69.763" calcext:value-type="float">
            <text:p>69.763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70.58" calcext:value-type="float">
            <text:p>70.58</text:p>
          </table:table-cell>
          <table:table-cell table:style-name="ce2" office:value-type="float" office:value="71.81" calcext:value-type="float">
            <text:p>71.81</text:p>
          </table:table-cell>
          <table:table-cell table:style-name="ce2" office:value-type="float" office:value="70.57" calcext:value-type="float">
            <text:p>70.57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1.56" calcext:value-type="float">
            <text:p>71.56</text:p>
          </table:table-cell>
          <table:table-cell table:style-name="ce1" office:value-type="float" office:value="0.715686274509804" calcext:value-type="float">
            <text:p>0.715686274509804</text:p>
          </table:table-cell>
          <table:table-cell table:style-name="ce2" office:value-type="float" office:value="0.717216642754663" calcext:value-type="float">
            <text:p>0.717216642754663</text:p>
          </table:table-cell>
          <table:table-cell table:style-name="ce2" office:value-type="float" office:value="0.705762792922047" calcext:value-type="float">
            <text:p>0.705762792922047</text:p>
          </table:table-cell>
          <table:table-cell table:style-name="ce2" office:value-type="float" office:value="0.718077474892396" calcext:value-type="float">
            <text:p>0.718077474892396</text:p>
          </table:table-cell>
          <table:table-cell table:style-name="ce2" office:value-type="float" office:value="0.705651203570859" calcext:value-type="float">
            <text:p>0.705651203570859</text:p>
          </table:table-cell>
          <table:table-cell table:style-name="ce2" office:value-type="float" office:value="0.715040650406504" calcext:value-type="float">
            <text:p>0.715040650406504</text:p>
          </table:table-cell>
          <table:table-cell table:style-name="ce2" office:value-type="float" office:value="0.715566714490674" calcext:value-type="float">
            <text:p>0.715566714490674</text:p>
          </table:table-cell>
          <table:table-cell table:style-name="ce2" office:value-type="string" calcext:value-type="string">
            <text:p>RandomForest</text:p>
          </table:table-cell>
          <table:table-cell table:style-name="ce2" office:value-type="float" office:value="2.58" calcext:value-type="float">
            <text:p>2.58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heloc</text:p>
          </table:table-cell>
          <table:table-cell table:style-name="ce1" office:value-type="float" office:value="28.3809523809523" calcext:value-type="float">
            <text:p>28.3809523809523</text:p>
          </table:table-cell>
          <table:table-cell table:style-name="ce2" office:value-type="float" office:value="71.62" calcext:value-type="float">
            <text:p>71.62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89523809523809" calcext:value-type="float">
            <text:p>0.689523809523809</text:p>
          </table:table-cell>
          <table:table-cell table:style-name="ce1" office:value-type="float" office:value="0.699523809523809" calcext:value-type="float">
            <text:p>0.699523809523809</text:p>
          </table:table-cell>
          <table:table-cell table:style-name="ce2" office:value-type="float" office:value="64.13" calcext:value-type="float">
            <text:p>64.13</text:p>
          </table:table-cell>
          <table:table-cell table:style-name="ce2" office:value-type="float" office:value="68.95" calcext:value-type="float">
            <text:p>68.95</text:p>
          </table:table-cell>
          <table:table-cell table:style-name="ce2" office:value-type="float" office:value="69.95" calcext:value-type="float">
            <text:p>69.95</text:p>
          </table:table-cell>
          <table:table-cell table:style-name="ce1" office:value-type="float" office:value="71.095" calcext:value-type="float">
            <text:p>71.095</text:p>
          </table:table-cell>
          <table:table-cell table:style-name="ce2" office:value-type="float" office:value="71.87" calcext:value-type="float">
            <text:p>71.87</text:p>
          </table:table-cell>
          <table:table-cell table:style-name="ce2" office:value-type="float" office:value="71.82" calcext:value-type="float">
            <text:p>71.82</text:p>
          </table:table-cell>
          <table:table-cell table:style-name="ce2" office:value-type="float" office:value="71.86" calcext:value-type="float">
            <text:p>71.86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1.98" calcext:value-type="float">
            <text:p>71.98</text:p>
          </table:table-cell>
          <table:table-cell table:style-name="ce2" office:value-type="float" office:value="71.72" calcext:value-type="float">
            <text:p>71.72</text:p>
          </table:table-cell>
          <table:table-cell table:style-name="ce1" office:value-type="float" office:value="0.718730158730159" calcext:value-type="float">
            <text:p>0.718730158730159</text:p>
          </table:table-cell>
          <table:table-cell table:style-name="ce2" office:value-type="float" office:value="0.71815873015873" calcext:value-type="float">
            <text:p>0.71815873015873</text:p>
          </table:table-cell>
          <table:table-cell table:style-name="ce2" office:value-type="float" office:value="0.718571428571429" calcext:value-type="float">
            <text:p>0.718571428571429</text:p>
          </table:table-cell>
          <table:table-cell table:style-name="ce2" office:value-type="float" office:value="0.716190476190476" calcext:value-type="float">
            <text:p>0.716190476190476</text:p>
          </table:table-cell>
          <table:table-cell table:style-name="ce2" office:value-type="float" office:value="0.718962962962963" calcext:value-type="float">
            <text:p>0.718962962962963</text:p>
          </table:table-cell>
          <table:table-cell table:style-name="ce2" office:value-type="float" office:value="0.719798941798942" calcext:value-type="float">
            <text:p>0.719798941798942</text:p>
          </table:table-cell>
          <table:table-cell table:style-name="ce2" office:value-type="float" office:value="0.717216931216931" calcext:value-type="float">
            <text:p>0.717216931216931</text:p>
          </table:table-cell>
          <table:table-cell table:style-name="ce2" office:value-type="string" calcext:value-type="string">
            <text:p>SAINT</text:p>
          </table:table-cell>
          <table:table-cell table:style-name="ce2" office:value-type="float" office:value="0.359999999999999" calcext:value-type="float">
            <text:p>0.359999999999999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Higgs</text:p>
          </table:table-cell>
          <table:table-cell table:style-name="ce1" office:value-type="float" office:value="24.9789803174731" calcext:value-type="float">
            <text:p>24.9789803174731</text:p>
          </table:table-cell>
          <table:table-cell table:style-name="ce2" office:value-type="float" office:value="75.02" calcext:value-type="float">
            <text:p>75.02</text:p>
          </table:table-cell>
          <table:table-cell table:style-name="ce1" office:value-type="float" office:value="0.533357982920874" calcext:value-type="float">
            <text:p>0.533357982920874</text:p>
          </table:table-cell>
          <table:table-cell table:style-name="ce1" office:value-type="float" office:value="0.709984095951052" calcext:value-type="float">
            <text:p>0.709984095951052</text:p>
          </table:table-cell>
          <table:table-cell table:style-name="ce1" office:value-type="float" office:value="0.715697397611353" calcext:value-type="float">
            <text:p>0.715697397611353</text:p>
          </table:table-cell>
          <table:table-cell table:style-name="ce2" office:value-type="float" office:value="53.34" calcext:value-type="float">
            <text:p>53.3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1.57" calcext:value-type="float">
            <text:p>71.57</text:p>
          </table:table-cell>
          <table:table-cell table:style-name="ce1" office:value-type="float" office:value="71.632" calcext:value-type="float">
            <text:p>71.632</text:p>
          </table:table-cell>
          <table:table-cell table:style-name="ce2" office:value-type="float" office:value="70.34" calcext:value-type="float">
            <text:p>70.34</text:p>
          </table:table-cell>
          <table:table-cell table:style-name="ce2" office:value-type="float" office:value="71.04" calcext:value-type="float">
            <text:p>71.04</text:p>
          </table:table-cell>
          <table:table-cell table:style-name="ce2" office:value-type="float" office:value="68.59" calcext:value-type="float">
            <text:p>68.59</text:p>
          </table:table-cell>
          <table:table-cell table:style-name="ce2" office:value-type="float" office:value="70.53" calcext:value-type="float">
            <text:p>70.53</text:p>
          </table:table-cell>
          <table:table-cell table:style-name="ce2" office:value-type="float" office:value="69.37" calcext:value-type="float">
            <text:p>69.37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71.36" calcext:value-type="float">
            <text:p>71.36</text:p>
          </table:table-cell>
          <table:table-cell table:style-name="ce1" office:value-type="float" office:value="0.703373333333333" calcext:value-type="float">
            <text:p>0.703373333333333</text:p>
          </table:table-cell>
          <table:table-cell table:style-name="ce2" office:value-type="float" office:value="0.710354666666667" calcext:value-type="float">
            <text:p>0.710354666666667</text:p>
          </table:table-cell>
          <table:table-cell table:style-name="ce2" office:value-type="float" office:value="0.685917333333333" calcext:value-type="float">
            <text:p>0.685917333333333</text:p>
          </table:table-cell>
          <table:table-cell table:style-name="ce2" office:value-type="float" office:value="0.705314666666667" calcext:value-type="float">
            <text:p>0.705314666666667</text:p>
          </table:table-cell>
          <table:table-cell table:style-name="ce2" office:value-type="float" office:value="0.693676" calcext:value-type="float">
            <text:p>0.693676</text:p>
          </table:table-cell>
          <table:table-cell table:style-name="ce2" office:value-type="float" office:value="0.706032" calcext:value-type="float">
            <text:p>0.706032</text:p>
          </table:table-cell>
          <table:table-cell table:style-name="ce2" office:value-type="float" office:value="0.713621333333333" calcext:value-type="float">
            <text:p>0.713621333333333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pol</text:p>
          </table:table-cell>
          <table:table-cell table:style-name="ce1" office:value-type="float" office:value="1.08593012275731" calcext:value-type="float">
            <text:p>1.08593012275731</text:p>
          </table:table-cell>
          <table:table-cell table:style-name="ce2" office:value-type="float" office:value="98.91" calcext:value-type="float">
            <text:p>98.91</text:p>
          </table:table-cell>
          <table:table-cell table:style-name="ce1" office:value-type="float" office:value="0.838999055712936" calcext:value-type="float">
            <text:p>0.838999055712936</text:p>
          </table:table-cell>
          <table:table-cell table:style-name="ce1" office:value-type="float" office:value="0.982530689329556" calcext:value-type="float">
            <text:p>0.982530689329556</text:p>
          </table:table-cell>
          <table:table-cell table:style-name="ce1" office:value-type="float" office:value="0.978281397544853" calcext:value-type="float">
            <text:p>0.978281397544853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98.25" calcext:value-type="float">
            <text:p>98.25</text:p>
          </table:table-cell>
          <table:table-cell table:style-name="ce2" office:value-type="float" office:value="97.83" calcext:value-type="float">
            <text:p>97.83</text:p>
          </table:table-cell>
          <table:table-cell table:style-name="ce1" office:value-type="float" office:value="97.686" calcext:value-type="float">
            <text:p>97.686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8.08" calcext:value-type="float">
            <text:p>98.08</text:p>
          </table:table-cell>
          <table:table-cell table:style-name="ce2" office:value-type="float" office:value="94.75" calcext:value-type="float">
            <text:p>94.75</text:p>
          </table:table-cell>
          <table:table-cell table:style-name="ce2" office:value-type="float" office:value="98.17" calcext:value-type="float">
            <text:p>98.17</text:p>
          </table:table-cell>
          <table:table-cell table:style-name="ce2" office:value-type="float" office:value="94.98" calcext:value-type="float">
            <text:p>94.9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8.16" calcext:value-type="float">
            <text:p>98.16</text:p>
          </table:table-cell>
          <table:table-cell table:style-name="ce1" office:value-type="float" office:value="0.984010072395342" calcext:value-type="float">
            <text:p>0.984010072395342</text:p>
          </table:table-cell>
          <table:table-cell table:style-name="ce2" office:value-type="float" office:value="0.98075752806631" calcext:value-type="float">
            <text:p>0.98075752806631</text:p>
          </table:table-cell>
          <table:table-cell table:style-name="ce2" office:value-type="float" office:value="0.947539607596265" calcext:value-type="float">
            <text:p>0.947539607596265</text:p>
          </table:table-cell>
          <table:table-cell table:style-name="ce2" office:value-type="float" office:value="0.981733291365019" calcext:value-type="float">
            <text:p>0.981733291365019</text:p>
          </table:table-cell>
          <table:table-cell table:style-name="ce2" office:value-type="float" office:value="0.949774420312664" calcext:value-type="float">
            <text:p>0.949774420312664</text:p>
          </table:table-cell>
          <table:table-cell table:style-name="ce2" office:value-type="float" office:value="0.980012590494177" calcext:value-type="float">
            <text:p>0.980012590494177</text:p>
          </table:table-cell>
          <table:table-cell table:style-name="ce2" office:value-type="float" office:value="0.981638862658693" calcext:value-type="float">
            <text:p>0.981638862658693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MiniBooNE</text:p>
          </table:table-cell>
          <table:table-cell table:style-name="ce1" office:value-type="float" office:value="6.61404996412497" calcext:value-type="float">
            <text:p>6.61404996412497</text:p>
          </table:table-cell>
          <table:table-cell table:style-name="ce2" office:value-type="float" office:value="93.39" calcext:value-type="float">
            <text:p>93.39</text:p>
          </table:table-cell>
          <table:table-cell table:style-name="ce1" office:value-type="float" office:value="0.695584110625529" calcext:value-type="float">
            <text:p>0.695584110625529</text:p>
          </table:table-cell>
          <table:table-cell table:style-name="ce1" office:value-type="float" office:value="0.899680386145717" calcext:value-type="float">
            <text:p>0.899680386145717</text:p>
          </table:table-cell>
          <table:table-cell table:style-name="ce1" office:value-type="float" office:value="0.919835627160654" calcext:value-type="float">
            <text:p>0.919835627160654</text:p>
          </table:table-cell>
          <table:table-cell table:style-name="ce2" office:value-type="float" office:value="69.56" calcext:value-type="float">
            <text:p>69.56</text:p>
          </table:table-cell>
          <table:table-cell table:style-name="ce2" office:value-type="float" office:value="89.97" calcext:value-type="float">
            <text:p>89.97</text:p>
          </table:table-cell>
          <table:table-cell table:style-name="ce2" office:value-type="float" office:value="91.98" calcext:value-type="float">
            <text:p>91.98</text:p>
          </table:table-cell>
          <table:table-cell table:style-name="ce1" office:value-type="float" office:value="88.885" calcext:value-type="float">
            <text:p>88.885</text:p>
          </table:table-cell>
          <table:table-cell table:style-name="ce2" office:value-type="float" office:value="93.51" calcext:value-type="float">
            <text:p>93.51</text:p>
          </table:table-cell>
          <table:table-cell table:style-name="ce2" office:value-type="float" office:value="93.31" calcext:value-type="float">
            <text:p>93.31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92.67" calcext:value-type="float">
            <text:p>92.67</text:p>
          </table:table-cell>
          <table:table-cell table:style-name="ce2" office:value-type="float" office:value="93.59" calcext:value-type="float">
            <text:p>93.59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office:value-type="float" office:value="93.68" calcext:value-type="float">
            <text:p>93.68</text:p>
          </table:table-cell>
          <table:table-cell table:style-name="ce1" office:value-type="float" office:value="0.935086963423207" calcext:value-type="float">
            <text:p>0.935086963423207</text:p>
          </table:table-cell>
          <table:table-cell table:style-name="ce2" office:value-type="float" office:value="0.933109594321867" calcext:value-type="float">
            <text:p>0.933109594321867</text:p>
          </table:table-cell>
          <table:table-cell table:style-name="ce2" office:value-type="float" office:value="0.934987187918093" calcext:value-type="float">
            <text:p>0.934987187918093</text:p>
          </table:table-cell>
          <table:table-cell table:style-name="ce2" office:value-type="float" office:value="0.926714891494138" calcext:value-type="float">
            <text:p>0.926714891494138</text:p>
          </table:table-cell>
          <table:table-cell table:style-name="ce2" office:value-type="float" office:value="0.935924472966129" calcext:value-type="float">
            <text:p>0.935924472966129</text:p>
          </table:table-cell>
          <table:table-cell table:style-name="ce2" office:value-type="float" office:value="0.936464167743789" calcext:value-type="float">
            <text:p>0.936464167743789</text:p>
          </table:table-cell>
          <table:table-cell table:style-name="ce2" office:value-type="float" office:value="0.936802799761143" calcext:value-type="float">
            <text:p>0.936802799761143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float" office:value="0.290000000000006" calcext:value-type="float">
            <text:p>0.290000000000006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jannis</text:p>
          </table:table-cell>
          <table:table-cell table:style-name="ce1" office:value-type="float" office:value="21.8491564670856" calcext:value-type="float">
            <text:p>21.8491564670856</text:p>
          </table:table-cell>
          <table:table-cell table:style-name="ce2" office:value-type="float" office:value="78.15" calcext:value-type="float">
            <text:p>78.15</text:p>
          </table:table-cell>
          <table:table-cell table:style-name="ce1" office:value-type="float" office:value="0.642821700297717" calcext:value-type="float">
            <text:p>0.642821700297717</text:p>
          </table:table-cell>
          <table:table-cell table:style-name="ce1" office:value-type="float" office:value="0.74958650347337" calcext:value-type="float">
            <text:p>0.74958650347337</text:p>
          </table:table-cell>
          <table:table-cell table:style-name="ce1" office:value-type="float" office:value="0.768028448561032" calcext:value-type="float">
            <text:p>0.768028448561032</text:p>
          </table:table-cell>
          <table:table-cell table:style-name="ce2" office:value-type="float" office:value="64.28" calcext:value-type="float">
            <text:p>64.28</text:p>
          </table:table-cell>
          <table:table-cell table:style-name="ce2" office:value-type="float" office:value="74.96" calcext:value-type="float">
            <text:p>74.96</text:p>
          </table:table-cell>
          <table:table-cell table:style-name="ce2" office:value-type="float" office:value="76.8" calcext:value-type="float">
            <text:p>76.8</text:p>
          </table:table-cell>
          <table:table-cell table:style-name="ce1" office:value-type="float" office:value="77.845" calcext:value-type="float">
            <text:p>77.845</text:p>
          </table:table-cell>
          <table:table-cell table:style-name="ce2" office:value-type="float" office:value="76.77" calcext:value-type="float">
            <text:p>76.77</text:p>
          </table:table-cell>
          <table:table-cell table:style-name="ce2" office:value-type="float" office:value="77.27" calcext:value-type="float">
            <text:p>77.27</text:p>
          </table:table-cell>
          <table:table-cell table:style-name="ce2" office:value-type="float" office:value="74.46" calcext:value-type="float">
            <text:p>74.46</text:p>
          </table:table-cell>
          <table:table-cell table:style-name="ce2" office:value-type="float" office:value="77.21" calcext:value-type="float">
            <text:p>77.21</text:p>
          </table:table-cell>
          <table:table-cell table:style-name="ce2" office:value-type="float" office:value="75.03" calcext:value-type="float">
            <text:p>75.03</text:p>
          </table:table-cell>
          <table:table-cell table:style-name="ce2" office:value-type="float" office:value="77.16" calcext:value-type="float">
            <text:p>77.16</text:p>
          </table:table-cell>
          <table:table-cell table:style-name="ce2" office:value-type="float" office:value="77.85" calcext:value-type="float">
            <text:p>77.85</text:p>
          </table:table-cell>
          <table:table-cell table:style-name="ce1" office:value-type="float" office:value="0.767733541504033" calcext:value-type="float">
            <text:p>0.767733541504033</text:p>
          </table:table-cell>
          <table:table-cell table:style-name="ce2" office:value-type="float" office:value="0.772741648151484" calcext:value-type="float">
            <text:p>0.772741648151484</text:p>
          </table:table-cell>
          <table:table-cell table:style-name="ce2" office:value-type="float" office:value="0.744590564262695" calcext:value-type="float">
            <text:p>0.744590564262695</text:p>
          </table:table-cell>
          <table:table-cell table:style-name="ce2" office:value-type="float" office:value="0.772105126203487" calcext:value-type="float">
            <text:p>0.772105126203487</text:p>
          </table:table-cell>
          <table:table-cell table:style-name="ce2" office:value-type="float" office:value="0.750311255229288" calcext:value-type="float">
            <text:p>0.750311255229288</text:p>
          </table:table-cell>
          <table:table-cell table:style-name="ce2" office:value-type="float" office:value="0.771602714225665" calcext:value-type="float">
            <text:p>0.771602714225665</text:p>
          </table:table-cell>
          <table:table-cell table:style-name="ce2" office:value-type="float" office:value="0.778510378510379" calcext:value-type="float">
            <text:p>0.778510378510379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" office:value-type="string" calcext:value-type="string">
            <text:p>Bioresponse</text:p>
          </table:table-cell>
          <table:table-cell table:style-name="ce1" office:value-type="float" office:value="24.2382271468144" calcext:value-type="float">
            <text:p>24.2382271468144</text:p>
          </table:table-cell>
          <table:table-cell table:style-name="ce2" office:value-type="float" office:value="75.76" calcext:value-type="float">
            <text:p>75.76</text:p>
          </table:table-cell>
          <table:table-cell table:style-name="ce1" office:value-type="float" office:value="0.590027700831025" calcext:value-type="float">
            <text:p>0.590027700831025</text:p>
          </table:table-cell>
          <table:table-cell table:style-name="ce1" office:value-type="float" office:value="0.696675900277008" calcext:value-type="float">
            <text:p>0.696675900277008</text:p>
          </table:table-cell>
          <table:table-cell table:style-name="ce1" office:value-type="float" office:value="0.692520775623268" calcext:value-type="float">
            <text:p>0.69252077562326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9.67" calcext:value-type="float">
            <text:p>69.67</text:p>
          </table:table-cell>
          <table:table-cell table:style-name="ce2" office:value-type="float" office:value="69.25" calcext:value-type="float">
            <text:p>69.25</text:p>
          </table:table-cell>
          <table:table-cell table:style-name="ce1" office:value-type="float" office:value="76.87" calcext:value-type="float">
            <text:p>76.87</text:p>
          </table:table-cell>
          <table:table-cell table:style-name="ce2" office:value-type="float" office:value="75.63" calcext:value-type="float">
            <text:p>75.63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9.37" calcext:value-type="float">
            <text:p>79.37</text:p>
          </table:table-cell>
          <table:table-cell table:style-name="ce2" office:value-type="float" office:value="76.72" calcext:value-type="float">
            <text:p>76.72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79.2" calcext:value-type="float">
            <text:p>79.2</text:p>
          </table:table-cell>
          <table:table-cell table:style-name="ce1" office:value-type="float" office:value="0.756288088642659" calcext:value-type="float">
            <text:p>0.756288088642659</text:p>
          </table:table-cell>
          <table:table-cell table:style-name="ce2" office:value-type="float" office:value="0.767996306555863" calcext:value-type="float">
            <text:p>0.767996306555863</text:p>
          </table:table-cell>
          <table:table-cell table:style-name="ce2" office:value-type="float" office:value="0.765983379501385" calcext:value-type="float">
            <text:p>0.765983379501385</text:p>
          </table:table-cell>
          <table:table-cell table:style-name="ce2" office:value-type="float" office:value="0.793721144967682" calcext:value-type="float">
            <text:p>0.793721144967682</text:p>
          </table:table-cell>
          <table:table-cell table:style-name="ce2" office:value-type="float" office:value="0.767220683287165" calcext:value-type="float">
            <text:p>0.767220683287165</text:p>
          </table:table-cell>
          <table:table-cell table:style-name="ce2" office:value-type="float" office:value="0.766648199445983" calcext:value-type="float">
            <text:p>0.766648199445983</text:p>
          </table:table-cell>
          <table:table-cell table:style-name="ce2" office:value-type="float" office:value="0.79196675900277" calcext:value-type="float">
            <text:p>0.79196675900277</text:p>
          </table:table-cell>
          <table:table-cell table:style-name="ce2" office:value-type="string" calcext:value-type="string">
            <text:p>RandomForest</text:p>
          </table:table-cell>
          <table:table-cell table:style-name="ce2" office:value-type="float" office:value="3.61" calcext:value-type="float">
            <text:p>3.61</text:p>
          </table:table-cell>
          <table:table-cell table:number-columns-repeated="99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2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99" table:default-cell-style-name="Default"/>
        <table:table-row table:style-name="ro1">
          <table:table-cell/>
          <table:table-cell table:number-columns-repeated="2" table:style-name="ce1" office:value-type="string" calcext:value-type="string">
            <text:p>DLGN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DLGN VT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odel Max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 table:style-name="ce1" office:value-type="float" office:value="19.2797921049375" calcext:value-type="float">
            <text:p>19.2797921049375</text:p>
          </table:table-cell>
          <table:table-cell table:style-name="ce2" office:value-type="float" office:value="81.99" calcext:value-type="float">
            <text:p>81.99</text:p>
          </table:table-cell>
          <table:table-cell table:style-name="ce1" office:value-type="float" office:value="0.69186981809182" calcext:value-type="float">
            <text:p>0.69186981809182</text:p>
          </table:table-cell>
          <table:table-cell table:style-name="ce1" office:value-type="float" office:value="0.766118054696201" calcext:value-type="float">
            <text:p>0.766118054696201</text:p>
          </table:table-cell>
          <table:table-cell table:style-name="ce1" office:value-type="float" office:value="0.815245637916099" calcext:value-type="float">
            <text:p>0.815245637916099</text:p>
          </table:table-cell>
          <table:table-cell table:style-name="ce2" table:formula="of:=ROUND(100*[.D2]; 2)" office:value-type="float" office:value="69.19" calcext:value-type="float">
            <text:p>69.19</text:p>
          </table:table-cell>
          <table:table-cell table:style-name="ce2" office:value-type="float" office:value="80.44" calcext:value-type="float">
            <text:p>80.44</text:p>
          </table:table-cell>
          <table:table-cell table:style-name="ce2" table:formula="of:=ROUND(100*[.E2]; 2)" office:value-type="float" office:value="76.61" calcext:value-type="float">
            <text:p>76.61</text:p>
          </table:table-cell>
          <table:table-cell table:style-name="ce2" table:formula="of:=ROUND(100*[.F2]; 2)" office:value-type="float" office:value="81.52" calcext:value-type="float">
            <text:p>81.52</text:p>
          </table:table-cell>
          <table:table-cell table:style-name="ce1" office:value-type="float" office:value="76.414" calcext:value-type="float">
            <text:p>76.414</text:p>
          </table:table-cell>
          <table:table-cell table:style-name="ce2" table:formula="of:=ROUND(100*[.S2]; 2)" office:value-type="float" office:value="81.94" calcext:value-type="float">
            <text:p>81.94</text:p>
          </table:table-cell>
          <table:table-cell table:style-name="ce2" table:formula="of:=ROUND(100*[.T2]; 2)" office:value-type="float" office:value="86.65" calcext:value-type="float">
            <text:p>86.65</text:p>
          </table:table-cell>
          <table:table-cell table:style-name="ce2" table:formula="of:=ROUND(100*[.U2]; 2)" office:value-type="float" office:value="80.48" calcext:value-type="float">
            <text:p>80.48</text:p>
          </table:table-cell>
          <table:table-cell table:style-name="ce2" table:formula="of:=ROUND(100*[.V2]; 2)" office:value-type="float" office:value="86.1" calcext:value-type="float">
            <text:p>86.1</text:p>
          </table:table-cell>
          <table:table-cell table:style-name="ce2" table:formula="of:=ROUND(100*[.W2]; 2)" office:value-type="float" office:value="81.06" calcext:value-type="float">
            <text:p>81.06</text:p>
          </table:table-cell>
          <table:table-cell table:style-name="ce2" table:formula="of:=ROUND(100*[.X2]; 2)" office:value-type="float" office:value="81.81" calcext:value-type="float">
            <text:p>81.81</text:p>
          </table:table-cell>
          <table:table-cell table:style-name="ce2" table:formula="of:=ROUND(100*[.Y2]; 2)" office:value-type="float" office:value="86.93" calcext:value-type="float">
            <text:p>86.93</text:p>
          </table:table-cell>
          <table:table-cell table:style-name="ce1" office:value-type="float" office:value="0.819372533279818" calcext:value-type="float">
            <text:p>0.819372533279818</text:p>
          </table:table-cell>
          <table:table-cell table:style-name="ce2" office:value-type="float" office:value="0.86653622315874" calcext:value-type="float">
            <text:p>0.86653622315874</text:p>
          </table:table-cell>
          <table:table-cell table:style-name="ce2" office:value-type="float" office:value="0.80478627332932" calcext:value-type="float">
            <text:p>0.80478627332932</text:p>
          </table:table-cell>
          <table:table-cell table:style-name="ce2" office:value-type="float" office:value="0.860997391129842" calcext:value-type="float">
            <text:p>0.860997391129842</text:p>
          </table:table-cell>
          <table:table-cell table:style-name="ce2" office:value-type="float" office:value="0.81055923473142" calcext:value-type="float">
            <text:p>0.81055923473142</text:p>
          </table:table-cell>
          <table:table-cell table:style-name="ce2" office:value-type="float" office:value="0.818054719379223" calcext:value-type="float">
            <text:p>0.818054719379223</text:p>
          </table:table-cell>
          <table:table-cell table:style-name="ce2" office:value-type="float" office:value="0.869335741521172" calcext:value-type="float">
            <text:p>0.869335741521172</text:p>
          </table:table-cell>
          <table:table-cell table:style-name="ce2" office:value-type="string" calcext:value-type="string">
            <text:p>XGBoos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nk-marketing</text:p>
          </table:table-cell>
          <table:table-cell table:style-name="ce1" office:value-type="float" office:value="22.2772277227722" calcext:value-type="float">
            <text:p>22.2772277227722</text:p>
          </table:table-cell>
          <table:table-cell table:style-name="ce2" office:value-type="float" office:value="78.53" calcext:value-type="float">
            <text:p>78.53</text:p>
          </table:table-cell>
          <table:table-cell table:style-name="ce1" office:value-type="float" office:value="0.729522952295229" calcext:value-type="float">
            <text:p>0.729522952295229</text:p>
          </table:table-cell>
          <table:table-cell table:style-name="ce1" office:value-type="float" office:value="0.778127812781278" calcext:value-type="float">
            <text:p>0.778127812781278</text:p>
          </table:table-cell>
          <table:table-cell table:style-name="ce1" office:value-type="float" office:value="0.774077407740774" calcext:value-type="float">
            <text:p>0.774077407740774</text:p>
          </table:table-cell>
          <table:table-cell table:style-name="ce2" table:formula="of:=ROUND(100*[.D3]; 2)" office:value-type="float" office:value="72.95" calcext:value-type="float">
            <text:p>72.95</text:p>
          </table:table-cell>
          <table:table-cell table:style-name="ce2" office:value-type="float" office:value="77.95" calcext:value-type="float">
            <text:p>77.95</text:p>
          </table:table-cell>
          <table:table-cell table:style-name="ce2" table:formula="of:=ROUND(100*[.E3]; 2)" office:value-type="float" office:value="77.81" calcext:value-type="float">
            <text:p>77.81</text:p>
          </table:table-cell>
          <table:table-cell table:style-name="ce2" table:formula="of:=ROUND(100*[.F3]; 2)" office:value-type="float" office:value="77.41" calcext:value-type="float">
            <text:p>77.41</text:p>
          </table:table-cell>
          <table:table-cell table:style-name="ce1" office:value-type="float" office:value="77.768" calcext:value-type="float">
            <text:p>77.768</text:p>
          </table:table-cell>
          <table:table-cell table:style-name="ce2" table:formula="of:=ROUND(100*[.S3]; 2)" office:value-type="float" office:value="79.33" calcext:value-type="float">
            <text:p>79.33</text:p>
          </table:table-cell>
          <table:table-cell table:style-name="ce2" table:formula="of:=ROUND(100*[.T3]; 2)" office:value-type="float" office:value="80.2" calcext:value-type="float">
            <text:p>80.2</text:p>
          </table:table-cell>
          <table:table-cell table:style-name="ce2" table:formula="of:=ROUND(100*[.U3]; 2)" office:value-type="float" office:value="78.89" calcext:value-type="float">
            <text:p>78.89</text:p>
          </table:table-cell>
          <table:table-cell table:style-name="ce2" table:formula="of:=ROUND(100*[.V3]; 2)" office:value-type="float" office:value="79.8" calcext:value-type="float">
            <text:p>79.8</text:p>
          </table:table-cell>
          <table:table-cell table:style-name="ce2" table:formula="of:=ROUND(100*[.W3]; 2)" office:value-type="float" office:value="78.62" calcext:value-type="float">
            <text:p>78.62</text:p>
          </table:table-cell>
          <table:table-cell table:style-name="ce2" table:formula="of:=ROUND(100*[.X3]; 2)" office:value-type="float" office:value="79.13" calcext:value-type="float">
            <text:p>79.13</text:p>
          </table:table-cell>
          <table:table-cell table:style-name="ce2" table:formula="of:=ROUND(100*[.Y3]; 2)" office:value-type="float" office:value="80.3" calcext:value-type="float">
            <text:p>80.3</text:p>
          </table:table-cell>
          <table:table-cell table:style-name="ce1" office:value-type="float" office:value="0.793279327932793" calcext:value-type="float">
            <text:p>0.793279327932793</text:p>
          </table:table-cell>
          <table:table-cell table:style-name="ce2" office:value-type="float" office:value="0.802010201020102" calcext:value-type="float">
            <text:p>0.802010201020102</text:p>
          </table:table-cell>
          <table:table-cell table:style-name="ce2" office:value-type="float" office:value="0.788888888888889" calcext:value-type="float">
            <text:p>0.788888888888889</text:p>
          </table:table-cell>
          <table:table-cell table:style-name="ce2" office:value-type="float" office:value="0.798019801980198" calcext:value-type="float">
            <text:p>0.798019801980198</text:p>
          </table:table-cell>
          <table:table-cell table:style-name="ce2" office:value-type="float" office:value="0.786228622862286" calcext:value-type="float">
            <text:p>0.786228622862286</text:p>
          </table:table-cell>
          <table:table-cell table:style-name="ce2" office:value-type="float" office:value="0.791349134913491" calcext:value-type="float">
            <text:p>0.791349134913491</text:p>
          </table:table-cell>
          <table:table-cell table:style-name="ce2" office:value-type="float" office:value="0.803020302030203" calcext:value-type="float">
            <text:p>0.803020302030203</text:p>
          </table:table-cell>
          <table:table-cell table:style-name="ce2" office:value-type="string" calcext:value-type="string">
            <text:p>XGBoos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Diabetes130US</text:p>
          </table:table-cell>
          <table:table-cell table:style-name="ce1" office:value-type="float" office:value="39.0917007167258" calcext:value-type="float">
            <text:p>39.0917007167258</text:p>
          </table:table-cell>
          <table:table-cell table:style-name="ce1" office:value-type="float" office:value="61.01" calcext:value-type="float">
            <text:p>61.01</text:p>
          </table:table-cell>
          <table:table-cell table:style-name="ce1" office:value-type="float" office:value="0.588719941054323" calcext:value-type="float">
            <text:p>0.588719941054323</text:p>
          </table:table-cell>
          <table:table-cell table:style-name="ce1" office:value-type="float" office:value="0.606604595083394" calcext:value-type="float">
            <text:p>0.606604595083394</text:p>
          </table:table-cell>
          <table:table-cell table:style-name="ce1" office:value-type="float" office:value="0.605063969455422" calcext:value-type="float">
            <text:p>0.605063969455422</text:p>
          </table:table-cell>
          <table:table-cell table:style-name="ce2" table:formula="of:=ROUND(100*[.D4]; 2)" office:value-type="float" office:value="58.87" calcext:value-type="float">
            <text:p>58.87</text:p>
          </table:table-cell>
          <table:table-cell table:style-name="ce2" office:value-type="float" office:value="61.08" calcext:value-type="float">
            <text:p>61.08</text:p>
          </table:table-cell>
          <table:table-cell table:style-name="ce2" table:formula="of:=ROUND(100*[.E4]; 2)" office:value-type="float" office:value="60.66" calcext:value-type="float">
            <text:p>60.66</text:p>
          </table:table-cell>
          <table:table-cell table:style-name="ce2" table:formula="of:=ROUND(100*[.F4]; 2)" office:value-type="float" office:value="60.51" calcext:value-type="float">
            <text:p>60.51</text:p>
          </table:table-cell>
          <table:table-cell table:style-name="ce1" office:value-type="float" office:value="60.835" calcext:value-type="float">
            <text:p>60.835</text:p>
          </table:table-cell>
          <table:table-cell table:style-name="ce2" table:formula="of:=ROUND(100*[.S4]; 2)" office:value-type="float" office:value="60.42" calcext:value-type="float">
            <text:p>60.42</text:p>
          </table:table-cell>
          <table:table-cell table:style-name="ce2" table:formula="of:=ROUND(100*[.T4]; 2)" office:value-type="float" office:value="60.4" calcext:value-type="float">
            <text:p>60.4</text:p>
          </table:table-cell>
          <table:table-cell table:style-name="ce2" table:formula="of:=ROUND(100*[.U4]; 2)" office:value-type="float" office:value="60.33" calcext:value-type="float">
            <text:p>60.33</text:p>
          </table:table-cell>
          <table:table-cell table:style-name="ce2" table:formula="of:=ROUND(100*[.V4]; 2)" office:value-type="float" office:value="60.47" calcext:value-type="float">
            <text:p>60.47</text:p>
          </table:table-cell>
          <table:table-cell table:style-name="ce2" table:formula="of:=ROUND(100*[.W4]; 2)" office:value-type="float" office:value="60.44" calcext:value-type="float">
            <text:p>60.44</text:p>
          </table:table-cell>
          <table:table-cell table:style-name="ce2" table:formula="of:=ROUND(100*[.X4]; 2)" office:value-type="float" office:value="60.47" calcext:value-type="float">
            <text:p>60.47</text:p>
          </table:table-cell>
          <table:table-cell table:style-name="ce2" table:formula="of:=ROUND(100*[.Y4]; 2)" office:value-type="float" office:value="60.59" calcext:value-type="float">
            <text:p>60.59</text:p>
          </table:table-cell>
          <table:table-cell table:style-name="ce1" office:value-type="float" office:value="0.604167153847953" calcext:value-type="float">
            <text:p>0.604167153847953</text:p>
          </table:table-cell>
          <table:table-cell table:style-name="ce2" office:value-type="float" office:value="0.603978517254012" calcext:value-type="float">
            <text:p>0.603978517254012</text:p>
          </table:table-cell>
          <table:table-cell table:style-name="ce2" office:value-type="float" office:value="0.603331540506201" calcext:value-type="float">
            <text:p>0.603331540506201</text:p>
          </table:table-cell>
          <table:table-cell table:style-name="ce2" office:value-type="float" office:value="0.604736181590004" calcext:value-type="float">
            <text:p>0.604736181590004</text:p>
          </table:table-cell>
          <table:table-cell table:style-name="ce2" office:value-type="float" office:value="0.604449329248805" calcext:value-type="float">
            <text:p>0.604449329248805</text:p>
          </table:table-cell>
          <table:table-cell table:style-name="ce2" office:value-type="float" office:value="0.604656673604128" calcext:value-type="float">
            <text:p>0.604656673604128</text:p>
          </table:table-cell>
          <table:table-cell table:style-name="ce2" office:value-type="float" office:value="0.605906975656526" calcext:value-type="float">
            <text:p>0.605906975656526</text:p>
          </table:table-cell>
          <table:table-cell table:style-name="ce2" office:value-type="string" calcext:value-type="string">
            <text:p>DLG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float" office:value="12.2981079833871" calcext:value-type="float">
            <text:p>12.2981079833871</text:p>
          </table:table-cell>
          <table:table-cell table:style-name="ce2" office:value-type="float" office:value="88.69" calcext:value-type="float">
            <text:p>88.69</text:p>
          </table:table-cell>
          <table:table-cell table:style-name="ce1" office:value-type="float" office:value="0.677434240886017" calcext:value-type="float">
            <text:p>0.677434240886017</text:p>
          </table:table-cell>
          <table:table-cell table:style-name="ce1" office:value-type="float" office:value="0.859252422704199" calcext:value-type="float">
            <text:p>0.859252422704199</text:p>
          </table:table-cell>
          <table:table-cell table:style-name="ce1" office:value-type="float" office:value="0.86455929856945" calcext:value-type="float">
            <text:p>0.86455929856945</text:p>
          </table:table-cell>
          <table:table-cell table:style-name="ce2" table:formula="of:=ROUND(100*[.D5]; 2)" office:value-type="float" office:value="67.74" calcext:value-type="float">
            <text:p>67.74</text:p>
          </table:table-cell>
          <table:table-cell table:style-name="ce2" office:value-type="float" office:value="87.66" calcext:value-type="float">
            <text:p>87.66</text:p>
          </table:table-cell>
          <table:table-cell table:style-name="ce2" table:formula="of:=ROUND(100*[.E5]; 2)" office:value-type="float" office:value="85.93" calcext:value-type="float">
            <text:p>85.93</text:p>
          </table:table-cell>
          <table:table-cell table:style-name="ce2" table:formula="of:=ROUND(100*[.F5]; 2)" office:value-type="float" office:value="86.46" calcext:value-type="float">
            <text:p>86.46</text:p>
          </table:table-cell>
          <table:table-cell table:style-name="ce1" office:value-type="float" office:value="84.656" calcext:value-type="float">
            <text:p>84.656</text:p>
          </table:table-cell>
          <table:table-cell table:style-name="ce2" table:formula="of:=ROUND(100*[.S5]; 2)" office:value-type="float" office:value="88.64" calcext:value-type="float">
            <text:p>88.64</text:p>
          </table:table-cell>
          <table:table-cell table:style-name="ce2" table:formula="of:=ROUND(100*[.T5]; 2)" office:value-type="float" office:value="89.75" calcext:value-type="float">
            <text:p>89.75</text:p>
          </table:table-cell>
          <table:table-cell table:style-name="ce2" table:formula="of:=ROUND(100*[.U5]; 2)" office:value-type="float" office:value="86.74" calcext:value-type="float">
            <text:p>86.74</text:p>
          </table:table-cell>
          <table:table-cell table:style-name="ce2" table:formula="of:=ROUND(100*[.V5]; 2)" office:value-type="float" office:value="89.26" calcext:value-type="float">
            <text:p>89.26</text:p>
          </table:table-cell>
          <table:table-cell table:style-name="ce2" table:formula="of:=ROUND(100*[.W5]; 2)" office:value-type="float" office:value="87.79" calcext:value-type="float">
            <text:p>87.79</text:p>
          </table:table-cell>
          <table:table-cell table:style-name="ce2" table:formula="of:=ROUND(100*[.X5]; 2)" office:value-type="float" office:value="88.81" calcext:value-type="float">
            <text:p>88.81</text:p>
          </table:table-cell>
          <table:table-cell table:style-name="ce2" table:formula="of:=ROUND(100*[.Y5]; 2)" office:value-type="float" office:value="90.1" calcext:value-type="float">
            <text:p>90.1</text:p>
          </table:table-cell>
          <table:table-cell table:style-name="ce1" office:value-type="float" office:value="0.886360379724163" calcext:value-type="float">
            <text:p>0.886360379724163</text:p>
          </table:table-cell>
          <table:table-cell table:style-name="ce2" office:value-type="float" office:value="0.897474476088125" calcext:value-type="float">
            <text:p>0.897474476088125</text:p>
          </table:table-cell>
          <table:table-cell table:style-name="ce2" office:value-type="float" office:value="0.867409994626545" calcext:value-type="float">
            <text:p>0.867409994626545</text:p>
          </table:table-cell>
          <table:table-cell table:style-name="ce2" office:value-type="float" office:value="0.892629410711087" calcext:value-type="float">
            <text:p>0.892629410711087</text:p>
          </table:table-cell>
          <table:table-cell table:style-name="ce2" office:value-type="float" office:value="0.877924055167473" calcext:value-type="float">
            <text:p>0.877924055167473</text:p>
          </table:table-cell>
          <table:table-cell table:style-name="ce2" office:value-type="float" office:value="0.888053018090632" calcext:value-type="float">
            <text:p>0.888053018090632</text:p>
          </table:table-cell>
          <table:table-cell table:style-name="ce2" office:value-type="float" office:value="0.901029912233566" calcext:value-type="float">
            <text:p>0.901029912233566</text:p>
          </table:table-cell>
          <table:table-cell table:style-name="ce2" office:value-type="string" calcext:value-type="string">
            <text:p>XGBoos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redit</text:p>
          </table:table-cell>
          <table:table-cell table:style-name="ce1" office:value-type="float" office:value="25.0071204784961" calcext:value-type="float">
            <text:p>25.0071204784961</text:p>
          </table:table-cell>
          <table:table-cell table:style-name="ce2" office:value-type="float" office:value="76.42" calcext:value-type="float">
            <text:p>76.42</text:p>
          </table:table-cell>
          <table:table-cell table:style-name="ce1" office:value-type="float" office:value="0.609228140131016" calcext:value-type="float">
            <text:p>0.609228140131016</text:p>
          </table:table-cell>
          <table:table-cell table:style-name="ce1" office:value-type="float" office:value="0.513244090002848" calcext:value-type="float">
            <text:p>0.513244090002848</text:p>
          </table:table-cell>
          <table:table-cell table:style-name="ce1" office:value-type="float" office:value="0.764169752207348" calcext:value-type="float">
            <text:p>0.764169752207348</text:p>
          </table:table-cell>
          <table:table-cell table:style-name="ce2" table:formula="of:=ROUND(100*[.D6]; 2)" office:value-type="float" office:value="60.92" calcext:value-type="float">
            <text:p>60.92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table:formula="of:=ROUND(100*[.E6]; 2)" office:value-type="float" office:value="51.32" calcext:value-type="float">
            <text:p>51.32</text:p>
          </table:table-cell>
          <table:table-cell table:style-name="ce2" table:formula="of:=ROUND(100*[.F6]; 2)" office:value-type="float" office:value="76.42" calcext:value-type="float">
            <text:p>76.42</text:p>
          </table:table-cell>
          <table:table-cell table:style-name="ce1" office:value-type="float" office:value="73.284" calcext:value-type="float">
            <text:p>73.284</text:p>
          </table:table-cell>
          <table:table-cell table:style-name="ce2" table:formula="of:=ROUND(100*[.S6]; 2)" office:value-type="float" office:value="77.53" calcext:value-type="float">
            <text:p>77.53</text:p>
          </table:table-cell>
          <table:table-cell table:style-name="ce2" table:formula="of:=ROUND(100*[.T6]; 2)" office:value-type="float" office:value="77.23" calcext:value-type="float">
            <text:p>77.23</text:p>
          </table:table-cell>
          <table:table-cell table:style-name="ce2" table:formula="of:=ROUND(100*[.U6]; 2)" office:value-type="float" office:value="76.85" calcext:value-type="float">
            <text:p>76.85</text:p>
          </table:table-cell>
          <table:table-cell table:style-name="ce2" table:formula="of:=ROUND(100*[.V6]; 2)" office:value-type="float" office:value="77.25" calcext:value-type="float">
            <text:p>77.25</text:p>
          </table:table-cell>
          <table:table-cell table:style-name="ce2" table:formula="of:=ROUND(100*[.W6]; 2)" office:value-type="float" office:value="77.01" calcext:value-type="float">
            <text:p>77.01</text:p>
          </table:table-cell>
          <table:table-cell table:style-name="ce2" table:formula="of:=ROUND(100*[.X6]; 2)" office:value-type="float" office:value="75.99" calcext:value-type="float">
            <text:p>75.99</text:p>
          </table:table-cell>
          <table:table-cell table:style-name="ce2" table:formula="of:=ROUND(100*[.Y6]; 2)" office:value-type="float" office:value="77.34" calcext:value-type="float">
            <text:p>77.34</text:p>
          </table:table-cell>
          <table:table-cell table:style-name="ce1" office:value-type="float" office:value="0.775340425531915" calcext:value-type="float">
            <text:p>0.775340425531915</text:p>
          </table:table-cell>
          <table:table-cell table:style-name="ce2" office:value-type="float" office:value="0.772283687943262" calcext:value-type="float">
            <text:p>0.772283687943262</text:p>
          </table:table-cell>
          <table:table-cell table:style-name="ce2" office:value-type="float" office:value="0.768489361702128" calcext:value-type="float">
            <text:p>0.768489361702128</text:p>
          </table:table-cell>
          <table:table-cell table:style-name="ce2" office:value-type="float" office:value="0.772482269503546" calcext:value-type="float">
            <text:p>0.772482269503546</text:p>
          </table:table-cell>
          <table:table-cell table:style-name="ce2" office:value-type="float" office:value="0.770113475177305" calcext:value-type="float">
            <text:p>0.770113475177305</text:p>
          </table:table-cell>
          <table:table-cell table:style-name="ce2" office:value-type="float" office:value="0.759893617021277" calcext:value-type="float">
            <text:p>0.759893617021277</text:p>
          </table:table-cell>
          <table:table-cell table:style-name="ce2" office:value-type="float" office:value="0.77341134751773" calcext:value-type="float">
            <text:p>0.77341134751773</text:p>
          </table:table-cell>
          <table:table-cell table:style-name="ce2" office:value-type="string" calcext:value-type="string">
            <text:p>FT Transformer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overtype</text:p>
          </table:table-cell>
          <table:table-cell table:style-name="ce1" office:value-type="float" office:value="8.90265323102523" calcext:value-type="float">
            <text:p>8.90265323102523</text:p>
          </table:table-cell>
          <table:table-cell table:style-name="ce2" office:value-type="float" office:value="94.24" calcext:value-type="float">
            <text:p>94.24</text:p>
          </table:table-cell>
          <table:table-cell table:style-name="ce1" office:value-type="float" office:value="0.666467765386134" calcext:value-type="float">
            <text:p>0.666467765386134</text:p>
          </table:table-cell>
          <table:table-cell table:style-name="ce1" office:value-type="float" office:value="0.788346626102011" calcext:value-type="float">
            <text:p>0.788346626102011</text:p>
          </table:table-cell>
          <table:table-cell table:style-name="ce1" office:value-type="float" office:value="0.818551606478018" calcext:value-type="float">
            <text:p>0.818551606478018</text:p>
          </table:table-cell>
          <table:table-cell table:style-name="ce2" table:formula="of:=ROUND(100*[.D7]; 2)" office:value-type="float" office:value="66.65" calcext:value-type="float">
            <text:p>66.6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ROUND(100*[.E7]; 2)" office:value-type="float" office:value="78.83" calcext:value-type="float">
            <text:p>78.83</text:p>
          </table:table-cell>
          <table:table-cell table:style-name="ce2" table:formula="of:=ROUND(100*[.F7]; 2)" office:value-type="float" office:value="81.86" calcext:value-type="float">
            <text:p>81.86</text:p>
          </table:table-cell>
          <table:table-cell table:style-name="ce1" office:value-type="float" office:value="82.986" calcext:value-type="float">
            <text:p>82.986</text:p>
          </table:table-cell>
          <table:table-cell table:style-name="ce2" table:formula="of:=ROUND(100*[.S7]; 2)" office:value-type="float" office:value="80.52" calcext:value-type="float">
            <text:p>80.52</text:p>
          </table:table-cell>
          <table:table-cell table:style-name="ce2" table:formula="of:=ROUND(100*[.T7]; 2)" office:value-type="float" office:value="81.82" calcext:value-type="float">
            <text:p>81.82</text:p>
          </table:table-cell>
          <table:table-cell table:style-name="ce2" table:formula="of:=ROUND(100*[.U7]; 2)" office:value-type="float" office:value="78.4" calcext:value-type="float">
            <text:p>78.4</text:p>
          </table:table-cell>
          <table:table-cell table:style-name="ce2" table:formula="of:=ROUND(100*[.V7]; 2)" office:value-type="float" office:value="82.77" calcext:value-type="float">
            <text:p>82.77</text:p>
          </table:table-cell>
          <table:table-cell table:style-name="ce2" table:formula="of:=ROUND(100*[.W7]; 2)" office:value-type="float" office:value="79.63" calcext:value-type="float">
            <text:p>79.63</text:p>
          </table:table-cell>
          <table:table-cell table:style-name="ce2" table:formula="of:=ROUND(100*[.X7]; 2)" office:value-type="float" office:value="80.42" calcext:value-type="float">
            <text:p>80.42</text:p>
          </table:table-cell>
          <table:table-cell table:style-name="ce2" table:formula="of:=ROUND(100*[.Y7]; 2)" office:value-type="float" office:value="81.83" calcext:value-type="float">
            <text:p>81.83</text:p>
          </table:table-cell>
          <table:table-cell table:style-name="ce1" office:value-type="float" office:value="0.805168" calcext:value-type="float">
            <text:p>0.805168</text:p>
          </table:table-cell>
          <table:table-cell table:style-name="ce2" office:value-type="float" office:value="0.818154666666667" calcext:value-type="float">
            <text:p>0.818154666666667</text:p>
          </table:table-cell>
          <table:table-cell table:style-name="ce2" office:value-type="float" office:value="0.783978666666667" calcext:value-type="float">
            <text:p>0.783978666666667</text:p>
          </table:table-cell>
          <table:table-cell table:style-name="ce2" office:value-type="float" office:value="0.827733333333333" calcext:value-type="float">
            <text:p>0.827733333333333</text:p>
          </table:table-cell>
          <table:table-cell table:style-name="ce2" office:value-type="float" office:value="0.796322666666667" calcext:value-type="float">
            <text:p>0.796322666666667</text:p>
          </table:table-cell>
          <table:table-cell table:style-name="ce2" office:value-type="float" office:value="0.804177333333333" calcext:value-type="float">
            <text:p>0.804177333333333</text:p>
          </table:table-cell>
          <table:table-cell table:style-name="ce2" office:value-type="float" office:value="0.818293333333333" calcext:value-type="float">
            <text:p>0.818293333333333</text:p>
          </table:table-cell>
          <table:table-cell table:style-name="ce2" office:value-type="string" calcext:value-type="string">
            <text:p>DLG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MagicTelescope</text:p>
          </table:table-cell>
          <table:table-cell table:style-name="ce1" office:value-type="float" office:value="15.6227758007117" calcext:value-type="float">
            <text:p>15.6227758007117</text:p>
          </table:table-cell>
          <table:table-cell table:style-name="ce2" office:value-type="float" office:value="85.52" calcext:value-type="float">
            <text:p>85.52</text:p>
          </table:table-cell>
          <table:table-cell table:style-name="ce1" office:value-type="float" office:value="0.680427046263345" calcext:value-type="float">
            <text:p>0.680427046263345</text:p>
          </table:table-cell>
          <table:table-cell table:style-name="ce1" office:value-type="float" office:value="0.824555160142348" calcext:value-type="float">
            <text:p>0.824555160142348</text:p>
          </table:table-cell>
          <table:table-cell table:style-name="ce1" office:value-type="float" office:value="0.834875444839857" calcext:value-type="float">
            <text:p>0.834875444839857</text:p>
          </table:table-cell>
          <table:table-cell table:style-name="ce2" table:formula="of:=ROUND(100*[.D8]; 2)" office:value-type="float" office:value="68.04" calcext:value-type="float">
            <text:p>68.04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table:formula="of:=ROUND(100*[.E8]; 2)" office:value-type="float" office:value="82.46" calcext:value-type="float">
            <text:p>82.46</text:p>
          </table:table-cell>
          <table:table-cell table:style-name="ce2" table:formula="of:=ROUND(100*[.F8]; 2)" office:value-type="float" office:value="83.49" calcext:value-type="float">
            <text:p>83.49</text:p>
          </table:table-cell>
          <table:table-cell table:style-name="ce1" office:value-type="float" office:value="83.06" calcext:value-type="float">
            <text:p>83.06</text:p>
          </table:table-cell>
          <table:table-cell table:style-name="ce2" table:formula="of:=ROUND(100*[.S8]; 2)" office:value-type="float" office:value="85.89" calcext:value-type="float">
            <text:p>85.89</text:p>
          </table:table-cell>
          <table:table-cell table:style-name="ce2" table:formula="of:=ROUND(100*[.T8]; 2)" office:value-type="float" office:value="85.36" calcext:value-type="float">
            <text:p>85.36</text:p>
          </table:table-cell>
          <table:table-cell table:style-name="ce2" table:formula="of:=ROUND(100*[.U8]; 2)" office:value-type="float" office:value="85.41" calcext:value-type="float">
            <text:p>85.41</text:p>
          </table:table-cell>
          <table:table-cell table:style-name="ce2" table:formula="of:=ROUND(100*[.V8]; 2)" office:value-type="float" office:value="85.43" calcext:value-type="float">
            <text:p>85.43</text:p>
          </table:table-cell>
          <table:table-cell table:style-name="ce2" table:formula="of:=ROUND(100*[.W8]; 2)" office:value-type="float" office:value="85.72" calcext:value-type="float">
            <text:p>85.72</text:p>
          </table:table-cell>
          <table:table-cell table:style-name="ce2" table:formula="of:=ROUND(100*[.X8]; 2)" office:value-type="float" office:value="84.75" calcext:value-type="float">
            <text:p>84.75</text:p>
          </table:table-cell>
          <table:table-cell table:style-name="ce2" table:formula="of:=ROUND(100*[.Y8]; 2)" office:value-type="float" office:value="85.96" calcext:value-type="float">
            <text:p>85.96</text:p>
          </table:table-cell>
          <table:table-cell table:style-name="ce1" office:value-type="float" office:value="0.858916567813365" calcext:value-type="float">
            <text:p>0.858916567813365</text:p>
          </table:table-cell>
          <table:table-cell table:style-name="ce2" office:value-type="float" office:value="0.853602214313958" calcext:value-type="float">
            <text:p>0.853602214313958</text:p>
          </table:table-cell>
          <table:table-cell table:style-name="ce2" office:value-type="float" office:value="0.854092526690391" calcext:value-type="float">
            <text:p>0.854092526690391</text:p>
          </table:table-cell>
          <table:table-cell table:style-name="ce2" office:value-type="float" office:value="0.854306049822064" calcext:value-type="float">
            <text:p>0.854306049822064</text:p>
          </table:table-cell>
          <table:table-cell table:style-name="ce2" office:value-type="float" office:value="0.857153024911032" calcext:value-type="float">
            <text:p>0.857153024911032</text:p>
          </table:table-cell>
          <table:table-cell table:style-name="ce2" office:value-type="float" office:value="0.847465401344405" calcext:value-type="float">
            <text:p>0.847465401344405</text:p>
          </table:table-cell>
          <table:table-cell table:style-name="ce2" office:value-type="float" office:value="0.859604586793199" calcext:value-type="float">
            <text:p>0.859604586793199</text:p>
          </table:table-cell>
          <table:table-cell table:style-name="ce2" office:value-type="string" calcext:value-type="string">
            <text:p>XGBoos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house_16H</text:p>
          </table:table-cell>
          <table:table-cell table:style-name="ce1" office:value-type="float" office:value="13.6556104446012" calcext:value-type="float">
            <text:p>13.6556104446012</text:p>
          </table:table-cell>
          <table:table-cell table:style-name="ce2" office:value-type="float" office:value="86.66" calcext:value-type="float">
            <text:p>86.66</text:p>
          </table:table-cell>
          <table:table-cell table:style-name="ce1" office:value-type="float" office:value="0.719124911785462" calcext:value-type="float">
            <text:p>0.719124911785462</text:p>
          </table:table-cell>
          <table:table-cell table:style-name="ce1" office:value-type="float" office:value="0.849329569513055" calcext:value-type="float">
            <text:p>0.849329569513055</text:p>
          </table:table-cell>
          <table:table-cell table:style-name="ce1" office:value-type="float" office:value="0.855328158080451" calcext:value-type="float">
            <text:p>0.855328158080451</text:p>
          </table:table-cell>
          <table:table-cell table:style-name="ce2" table:formula="of:=ROUND(100*[.D9]; 2)" office:value-type="float" office:value="71.91" calcext:value-type="float">
            <text:p>71.91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table:formula="of:=ROUND(100*[.E9]; 2)" office:value-type="float" office:value="84.93" calcext:value-type="float">
            <text:p>84.93</text:p>
          </table:table-cell>
          <table:table-cell table:style-name="ce2" table:formula="of:=ROUND(100*[.F9]; 2)" office:value-type="float" office:value="85.53" calcext:value-type="float">
            <text:p>85.53</text:p>
          </table:table-cell>
          <table:table-cell table:style-name="ce1" office:value-type="float" office:value="84.721" calcext:value-type="float">
            <text:p>84.721</text:p>
          </table:table-cell>
          <table:table-cell table:style-name="ce2" table:formula="of:=ROUND(100*[.S9]; 2)" office:value-type="float" office:value="87.84" calcext:value-type="float">
            <text:p>87.84</text:p>
          </table:table-cell>
          <table:table-cell table:style-name="ce2" table:formula="of:=ROUND(100*[.T9]; 2)" office:value-type="float" office:value="88.2" calcext:value-type="float">
            <text:p>88.2</text:p>
          </table:table-cell>
          <table:table-cell table:style-name="ce2" table:formula="of:=ROUND(100*[.U9]; 2)" office:value-type="float" office:value="87.72" calcext:value-type="float">
            <text:p>87.72</text:p>
          </table:table-cell>
          <table:table-cell table:style-name="ce2" table:formula="of:=ROUND(100*[.V9]; 2)" office:value-type="float" office:value="87.96" calcext:value-type="float">
            <text:p>87.96</text:p>
          </table:table-cell>
          <table:table-cell table:style-name="ce2" table:formula="of:=ROUND(100*[.W9]; 2)" office:value-type="float" office:value="87.34" calcext:value-type="float">
            <text:p>87.34</text:p>
          </table:table-cell>
          <table:table-cell table:style-name="ce2" table:formula="of:=ROUND(100*[.X9]; 2)" office:value-type="float" office:value="88.44" calcext:value-type="float">
            <text:p>88.44</text:p>
          </table:table-cell>
          <table:table-cell table:style-name="ce2" table:formula="of:=ROUND(100*[.Y9]; 2)" office:value-type="float" office:value="88.8" calcext:value-type="float">
            <text:p>88.8</text:p>
          </table:table-cell>
          <table:table-cell table:style-name="ce1" office:value-type="float" office:value="0.878424912734831" calcext:value-type="float">
            <text:p>0.878424912734831</text:p>
          </table:table-cell>
          <table:table-cell table:style-name="ce2" office:value-type="float" office:value="0.882041024434247" calcext:value-type="float">
            <text:p>0.882041024434247</text:p>
          </table:table-cell>
          <table:table-cell table:style-name="ce2" office:value-type="float" office:value="0.877162019061066" calcext:value-type="float">
            <text:p>0.877162019061066</text:p>
          </table:table-cell>
          <table:table-cell table:style-name="ce2" office:value-type="float" office:value="0.879554457387144" calcext:value-type="float">
            <text:p>0.879554457387144</text:p>
          </table:table-cell>
          <table:table-cell table:style-name="ce2" office:value-type="float" office:value="0.873373338039769" calcext:value-type="float">
            <text:p>0.873373338039769</text:p>
          </table:table-cell>
          <table:table-cell table:style-name="ce2" office:value-type="float" office:value="0.884362866219555" calcext:value-type="float">
            <text:p>0.884362866219555</text:p>
          </table:table-cell>
          <table:table-cell table:style-name="ce2" office:value-type="float" office:value="0.888002510099227" calcext:value-type="float">
            <text:p>0.888002510099227</text:p>
          </table:table-cell>
          <table:table-cell table:style-name="ce2" office:value-type="string" calcext:value-type="string">
            <text:p>XGBoost</text:p>
          </table:table-cell>
          <table:table-cell table:number-columns-repeated="998"/>
        </table:table-row>
        <table:table-row table:style-name="ro1">
          <table:table-cell/>
          <table:table-cell table:number-columns-repeated="2" table:style-name="ce1" office:value-type="string" calcext:value-type="string">
            <text:p>DLGN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DLGN VT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1" office:value-type="string" calcext:value-type="string">
            <text:p>eye_movements</text:p>
          </table:table-cell>
          <table:table-cell table:style-name="ce1" office:value-type="float" office:value="42.8392745465916" calcext:value-type="float">
            <text:p>42.8392745465916</text:p>
          </table:table-cell>
          <table:table-cell table:style-name="ce2" office:value-type="float" office:value="58.29" calcext:value-type="float">
            <text:p>58.29</text:p>
          </table:table-cell>
          <table:table-cell table:style-name="ce1" office:value-type="float" office:value="0.523452157598499" calcext:value-type="float">
            <text:p>0.523452157598499</text:p>
          </table:table-cell>
          <table:table-cell table:style-name="ce1" office:value-type="float" office:value="0.534083802376485" calcext:value-type="float">
            <text:p>0.534083802376485</text:p>
          </table:table-cell>
          <table:table-cell table:style-name="ce1" office:value-type="float" office:value="0.564727954971857" calcext:value-type="float">
            <text:p>0.564727954971857</text:p>
          </table:table-cell>
          <table:table-cell table:style-name="ce2" table:formula="of:=ROUND(100*[.D11]; 2)" office:value-type="float" office:value="52.35" calcext:value-type="float">
            <text:p>52.35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table:formula="of:=ROUND(100*[.E11]; 2)" office:value-type="float" office:value="53.41" calcext:value-type="float">
            <text:p>53.41</text:p>
          </table:table-cell>
          <table:table-cell table:style-name="ce2" table:formula="of:=ROUND(100*[.F11]; 2)" office:value-type="float" office:value="56.47" calcext:value-type="float">
            <text:p>56.47</text:p>
          </table:table-cell>
          <table:table-cell table:style-name="ce1" office:value-type="float" office:value="55.097" calcext:value-type="float">
            <text:p>55.097</text:p>
          </table:table-cell>
          <table:table-cell table:style-name="ce2" table:formula="of:=ROUND(100*[.S11]; 2)" office:value-type="float" office:value="57.83" calcext:value-type="float">
            <text:p>57.83</text:p>
          </table:table-cell>
          <table:table-cell table:style-name="ce2" table:formula="of:=ROUND(100*[.T11]; 2)" office:value-type="float" office:value="63.43" calcext:value-type="float">
            <text:p>63.43</text:p>
          </table:table-cell>
          <table:table-cell table:style-name="ce2" table:formula="of:=ROUND(100*[.U11]; 2)" office:value-type="float" office:value="58.35" calcext:value-type="float">
            <text:p>58.35</text:p>
          </table:table-cell>
          <table:table-cell table:style-name="ce2" table:formula="of:=ROUND(100*[.V11]; 2)" office:value-type="float" office:value="65.08" calcext:value-type="float">
            <text:p>65.08</text:p>
          </table:table-cell>
          <table:table-cell table:style-name="ce2" table:formula="of:=ROUND(100*[.W11]; 2)" office:value-type="float" office:value="58.12" calcext:value-type="float">
            <text:p>58.12</text:p>
          </table:table-cell>
          <table:table-cell table:style-name="ce2" table:formula="of:=ROUND(100*[.X11]; 2)" office:value-type="float" office:value="58.45" calcext:value-type="float">
            <text:p>58.45</text:p>
          </table:table-cell>
          <table:table-cell table:style-name="ce2" table:formula="of:=ROUND(100*[.Y11]; 2)" office:value-type="float" office:value="65.88" calcext:value-type="float">
            <text:p>65.88</text:p>
          </table:table-cell>
          <table:table-cell table:style-name="ce1" office:value-type="float" office:value="0.578319783197832" calcext:value-type="float">
            <text:p>0.578319783197832</text:p>
          </table:table-cell>
          <table:table-cell table:style-name="ce2" office:value-type="float" office:value="0.634271419637273" calcext:value-type="float">
            <text:p>0.634271419637273</text:p>
          </table:table-cell>
          <table:table-cell table:style-name="ce2" office:value-type="float" office:value="0.58346188590091" calcext:value-type="float">
            <text:p>0.58346188590091</text:p>
          </table:table-cell>
          <table:table-cell table:style-name="ce2" office:value-type="float" office:value="0.650767841011743" calcext:value-type="float">
            <text:p>0.650767841011743</text:p>
          </table:table-cell>
          <table:table-cell table:style-name="ce2" office:value-type="float" office:value="0.581182683621708" calcext:value-type="float">
            <text:p>0.581182683621708</text:p>
          </table:table-cell>
          <table:table-cell table:style-name="ce2" office:value-type="float" office:value="0.584490306441526" calcext:value-type="float">
            <text:p>0.584490306441526</text:p>
          </table:table-cell>
          <table:table-cell table:style-name="ce2" office:value-type="float" office:value="0.658828434438191" calcext:value-type="float">
            <text:p>0.658828434438191</text:p>
          </table:table-cell>
          <table:table-cell table:style-name="ce2" office:value-type="string" calcext:value-type="string">
            <text:p>XGBoos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30.7747489239598" calcext:value-type="float">
            <text:p>30.7747489239598</text:p>
          </table:table-cell>
          <table:table-cell table:style-name="ce2" office:value-type="float" office:value="70.62" calcext:value-type="float">
            <text:p>70.62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75394548063127" calcext:value-type="float">
            <text:p>0.675394548063127</text:p>
          </table:table-cell>
          <table:table-cell table:style-name="ce1" office:value-type="float" office:value="0.697991391678622" calcext:value-type="float">
            <text:p>0.697991391678622</text:p>
          </table:table-cell>
          <table:table-cell table:style-name="ce2" table:formula="of:=ROUND(100*[.D12]; 2)" office:value-type="float" office:value="64.13" calcext:value-type="float">
            <text:p>64.13</text:p>
          </table:table-cell>
          <table:table-cell table:style-name="ce2" office:value-type="float" office:value="69.94" calcext:value-type="float">
            <text:p>69.94</text:p>
          </table:table-cell>
          <table:table-cell table:style-name="ce2" table:formula="of:=ROUND(100*[.E12]; 2)" office:value-type="float" office:value="67.54" calcext:value-type="float">
            <text:p>67.54</text:p>
          </table:table-cell>
          <table:table-cell table:style-name="ce2" table:formula="of:=ROUND(100*[.F12]; 2)" office:value-type="float" office:value="69.8" calcext:value-type="float">
            <text:p>69.8</text:p>
          </table:table-cell>
          <table:table-cell table:style-name="ce1" office:value-type="float" office:value="69.763" calcext:value-type="float">
            <text:p>69.763</text:p>
          </table:table-cell>
          <table:table-cell table:style-name="ce2" table:formula="of:=ROUND(100*[.S12]; 2)" office:value-type="float" office:value="71.57" calcext:value-type="float">
            <text:p>71.57</text:p>
          </table:table-cell>
          <table:table-cell table:style-name="ce2" table:formula="of:=ROUND(100*[.T12]; 2)" office:value-type="float" office:value="71.72" calcext:value-type="float">
            <text:p>71.72</text:p>
          </table:table-cell>
          <table:table-cell table:style-name="ce2" table:formula="of:=ROUND(100*[.U12]; 2)" office:value-type="float" office:value="70.58" calcext:value-type="float">
            <text:p>70.58</text:p>
          </table:table-cell>
          <table:table-cell table:style-name="ce2" table:formula="of:=ROUND(100*[.V12]; 2)" office:value-type="float" office:value="71.81" calcext:value-type="float">
            <text:p>71.81</text:p>
          </table:table-cell>
          <table:table-cell table:style-name="ce2" table:formula="of:=ROUND(100*[.W12]; 2)" office:value-type="float" office:value="70.57" calcext:value-type="float">
            <text:p>70.57</text:p>
          </table:table-cell>
          <table:table-cell table:style-name="ce2" table:formula="of:=ROUND(100*[.X12]; 2)" office:value-type="float" office:value="71.5" calcext:value-type="float">
            <text:p>71.5</text:p>
          </table:table-cell>
          <table:table-cell table:style-name="ce2" table:formula="of:=ROUND(100*[.Y12]; 2)" office:value-type="float" office:value="71.56" calcext:value-type="float">
            <text:p>71.56</text:p>
          </table:table-cell>
          <table:table-cell table:style-name="ce1" office:value-type="float" office:value="0.715686274509804" calcext:value-type="float">
            <text:p>0.715686274509804</text:p>
          </table:table-cell>
          <table:table-cell table:style-name="ce2" office:value-type="float" office:value="0.717216642754663" calcext:value-type="float">
            <text:p>0.717216642754663</text:p>
          </table:table-cell>
          <table:table-cell table:style-name="ce2" office:value-type="float" office:value="0.705762792922047" calcext:value-type="float">
            <text:p>0.705762792922047</text:p>
          </table:table-cell>
          <table:table-cell table:style-name="ce2" office:value-type="float" office:value="0.718077474892396" calcext:value-type="float">
            <text:p>0.718077474892396</text:p>
          </table:table-cell>
          <table:table-cell table:style-name="ce2" office:value-type="float" office:value="0.705651203570859" calcext:value-type="float">
            <text:p>0.705651203570859</text:p>
          </table:table-cell>
          <table:table-cell table:style-name="ce2" office:value-type="float" office:value="0.715040650406504" calcext:value-type="float">
            <text:p>0.715040650406504</text:p>
          </table:table-cell>
          <table:table-cell table:style-name="ce2" office:value-type="float" office:value="0.715566714490674" calcext:value-type="float">
            <text:p>0.715566714490674</text:p>
          </table:table-cell>
          <table:table-cell table:style-name="ce2" office:value-type="string" calcext:value-type="string">
            <text:p>RandomFores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heloc</text:p>
          </table:table-cell>
          <table:table-cell table:style-name="ce1" office:value-type="float" office:value="28.3809523809523" calcext:value-type="float">
            <text:p>28.3809523809523</text:p>
          </table:table-cell>
          <table:table-cell table:style-name="ce2" office:value-type="float" office:value="71.9" calcext:value-type="float">
            <text:p>71.9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89523809523809" calcext:value-type="float">
            <text:p>0.689523809523809</text:p>
          </table:table-cell>
          <table:table-cell table:style-name="ce1" office:value-type="float" office:value="0.699523809523809" calcext:value-type="float">
            <text:p>0.699523809523809</text:p>
          </table:table-cell>
          <table:table-cell table:style-name="ce2" table:formula="of:=ROUND(100*[.D13]; 2)" office:value-type="float" office:value="64.13" calcext:value-type="float">
            <text:p>64.13</text:p>
          </table:table-cell>
          <table:table-cell table:style-name="ce2" office:value-type="float" office:value="71.95" calcext:value-type="float">
            <text:p>71.95</text:p>
          </table:table-cell>
          <table:table-cell table:style-name="ce2" table:formula="of:=ROUND(100*[.E13]; 2)" office:value-type="float" office:value="68.95" calcext:value-type="float">
            <text:p>68.95</text:p>
          </table:table-cell>
          <table:table-cell table:style-name="ce2" table:formula="of:=ROUND(100*[.F13]; 2)" office:value-type="float" office:value="69.95" calcext:value-type="float">
            <text:p>69.95</text:p>
          </table:table-cell>
          <table:table-cell table:style-name="ce1" office:value-type="float" office:value="71.095" calcext:value-type="float">
            <text:p>71.095</text:p>
          </table:table-cell>
          <table:table-cell table:style-name="ce2" table:formula="of:=ROUND(100*[.S13]; 2)" office:value-type="float" office:value="71.87" calcext:value-type="float">
            <text:p>71.87</text:p>
          </table:table-cell>
          <table:table-cell table:style-name="ce2" table:formula="of:=ROUND(100*[.T13]; 2)" office:value-type="float" office:value="71.82" calcext:value-type="float">
            <text:p>71.82</text:p>
          </table:table-cell>
          <table:table-cell table:style-name="ce2" table:formula="of:=ROUND(100*[.U13]; 2)" office:value-type="float" office:value="71.86" calcext:value-type="float">
            <text:p>71.86</text:p>
          </table:table-cell>
          <table:table-cell table:style-name="ce2" table:formula="of:=ROUND(100*[.V13]; 2)" office:value-type="float" office:value="71.62" calcext:value-type="float">
            <text:p>71.62</text:p>
          </table:table-cell>
          <table:table-cell table:style-name="ce2" table:formula="of:=ROUND(100*[.W13]; 2)" office:value-type="float" office:value="71.9" calcext:value-type="float">
            <text:p>71.9</text:p>
          </table:table-cell>
          <table:table-cell table:style-name="ce2" table:formula="of:=ROUND(100*[.X13]; 2)" office:value-type="float" office:value="71.98" calcext:value-type="float">
            <text:p>71.98</text:p>
          </table:table-cell>
          <table:table-cell table:style-name="ce2" table:formula="of:=ROUND(100*[.Y13]; 2)" office:value-type="float" office:value="71.72" calcext:value-type="float">
            <text:p>71.72</text:p>
          </table:table-cell>
          <table:table-cell table:style-name="ce1" office:value-type="float" office:value="0.718730158730159" calcext:value-type="float">
            <text:p>0.718730158730159</text:p>
          </table:table-cell>
          <table:table-cell table:style-name="ce2" office:value-type="float" office:value="0.71815873015873" calcext:value-type="float">
            <text:p>0.71815873015873</text:p>
          </table:table-cell>
          <table:table-cell table:style-name="ce2" office:value-type="float" office:value="0.718571428571429" calcext:value-type="float">
            <text:p>0.718571428571429</text:p>
          </table:table-cell>
          <table:table-cell table:style-name="ce2" office:value-type="float" office:value="0.716190476190476" calcext:value-type="float">
            <text:p>0.716190476190476</text:p>
          </table:table-cell>
          <table:table-cell table:style-name="ce2" office:value-type="float" office:value="0.718962962962963" calcext:value-type="float">
            <text:p>0.718962962962963</text:p>
          </table:table-cell>
          <table:table-cell table:style-name="ce2" office:value-type="float" office:value="0.719798941798942" calcext:value-type="float">
            <text:p>0.719798941798942</text:p>
          </table:table-cell>
          <table:table-cell table:style-name="ce2" office:value-type="float" office:value="0.717216931216931" calcext:value-type="float">
            <text:p>0.717216931216931</text:p>
          </table:table-cell>
          <table:table-cell table:style-name="ce2" office:value-type="string" calcext:value-type="string">
            <text:p>SAIN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Higgs</text:p>
          </table:table-cell>
          <table:table-cell table:style-name="ce1" office:value-type="float" office:value="24.9789803174731" calcext:value-type="float">
            <text:p>24.9789803174731</text:p>
          </table:table-cell>
          <table:table-cell table:style-name="ce2" office:value-type="float" office:value="75.02" calcext:value-type="float">
            <text:p>75.02</text:p>
          </table:table-cell>
          <table:table-cell table:style-name="ce1" office:value-type="float" office:value="0.533357982920874" calcext:value-type="float">
            <text:p>0.533357982920874</text:p>
          </table:table-cell>
          <table:table-cell table:style-name="ce1" office:value-type="float" office:value="0.709984095951052" calcext:value-type="float">
            <text:p>0.709984095951052</text:p>
          </table:table-cell>
          <table:table-cell table:style-name="ce1" office:value-type="float" office:value="0.715697397611353" calcext:value-type="float">
            <text:p>0.715697397611353</text:p>
          </table:table-cell>
          <table:table-cell table:style-name="ce2" table:formula="of:=ROUND(100*[.D14]; 2)" office:value-type="float" office:value="53.34" calcext:value-type="float">
            <text:p>53.3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ROUND(100*[.E14]; 2)" office:value-type="float" office:value="71" calcext:value-type="float">
            <text:p>71</text:p>
          </table:table-cell>
          <table:table-cell table:style-name="ce2" table:formula="of:=ROUND(100*[.F14]; 2)" office:value-type="float" office:value="71.57" calcext:value-type="float">
            <text:p>71.57</text:p>
          </table:table-cell>
          <table:table-cell table:style-name="ce1" office:value-type="float" office:value="71.632" calcext:value-type="float">
            <text:p>71.632</text:p>
          </table:table-cell>
          <table:table-cell table:style-name="ce2" table:formula="of:=ROUND(100*[.S14]; 2)" office:value-type="float" office:value="70.34" calcext:value-type="float">
            <text:p>70.34</text:p>
          </table:table-cell>
          <table:table-cell table:style-name="ce2" table:formula="of:=ROUND(100*[.T14]; 2)" office:value-type="float" office:value="71.04" calcext:value-type="float">
            <text:p>71.04</text:p>
          </table:table-cell>
          <table:table-cell table:style-name="ce2" table:formula="of:=ROUND(100*[.U14]; 2)" office:value-type="float" office:value="68.59" calcext:value-type="float">
            <text:p>68.59</text:p>
          </table:table-cell>
          <table:table-cell table:style-name="ce2" table:formula="of:=ROUND(100*[.V14]; 2)" office:value-type="float" office:value="70.53" calcext:value-type="float">
            <text:p>70.53</text:p>
          </table:table-cell>
          <table:table-cell table:style-name="ce2" table:formula="of:=ROUND(100*[.W14]; 2)" office:value-type="float" office:value="69.37" calcext:value-type="float">
            <text:p>69.37</text:p>
          </table:table-cell>
          <table:table-cell table:style-name="ce2" table:formula="of:=ROUND(100*[.X14]; 2)" office:value-type="float" office:value="70.6" calcext:value-type="float">
            <text:p>70.6</text:p>
          </table:table-cell>
          <table:table-cell table:style-name="ce2" table:formula="of:=ROUND(100*[.Y14]; 2)" office:value-type="float" office:value="71.36" calcext:value-type="float">
            <text:p>71.36</text:p>
          </table:table-cell>
          <table:table-cell table:style-name="ce1" office:value-type="float" office:value="0.703373333333333" calcext:value-type="float">
            <text:p>0.703373333333333</text:p>
          </table:table-cell>
          <table:table-cell table:style-name="ce2" office:value-type="float" office:value="0.710354666666667" calcext:value-type="float">
            <text:p>0.710354666666667</text:p>
          </table:table-cell>
          <table:table-cell table:style-name="ce2" office:value-type="float" office:value="0.685917333333333" calcext:value-type="float">
            <text:p>0.685917333333333</text:p>
          </table:table-cell>
          <table:table-cell table:style-name="ce2" office:value-type="float" office:value="0.705314666666667" calcext:value-type="float">
            <text:p>0.705314666666667</text:p>
          </table:table-cell>
          <table:table-cell table:style-name="ce2" office:value-type="float" office:value="0.693676" calcext:value-type="float">
            <text:p>0.693676</text:p>
          </table:table-cell>
          <table:table-cell table:style-name="ce2" office:value-type="float" office:value="0.706032" calcext:value-type="float">
            <text:p>0.706032</text:p>
          </table:table-cell>
          <table:table-cell table:style-name="ce2" office:value-type="float" office:value="0.713621333333333" calcext:value-type="float">
            <text:p>0.713621333333333</text:p>
          </table:table-cell>
          <table:table-cell table:style-name="ce2" office:value-type="string" calcext:value-type="string">
            <text:p>DLG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ol</text:p>
          </table:table-cell>
          <table:table-cell table:style-name="ce1" office:value-type="float" office:value="1.08593012275731" calcext:value-type="float">
            <text:p>1.08593012275731</text:p>
          </table:table-cell>
          <table:table-cell table:style-name="ce2" office:value-type="float" office:value="98.91" calcext:value-type="float">
            <text:p>98.91</text:p>
          </table:table-cell>
          <table:table-cell table:style-name="ce1" office:value-type="float" office:value="0.838999055712936" calcext:value-type="float">
            <text:p>0.838999055712936</text:p>
          </table:table-cell>
          <table:table-cell table:style-name="ce1" office:value-type="float" office:value="0.982530689329556" calcext:value-type="float">
            <text:p>0.982530689329556</text:p>
          </table:table-cell>
          <table:table-cell table:style-name="ce1" office:value-type="float" office:value="0.978281397544853" calcext:value-type="float">
            <text:p>0.978281397544853</text:p>
          </table:table-cell>
          <table:table-cell table:style-name="ce2" table:formula="of:=ROUND(100*[.D15]; 2)" office:value-type="float" office:value="83.9" calcext:value-type="float">
            <text:p>83.9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table:formula="of:=ROUND(100*[.E15]; 2)" office:value-type="float" office:value="98.25" calcext:value-type="float">
            <text:p>98.25</text:p>
          </table:table-cell>
          <table:table-cell table:style-name="ce2" table:formula="of:=ROUND(100*[.F15]; 2)" office:value-type="float" office:value="97.83" calcext:value-type="float">
            <text:p>97.83</text:p>
          </table:table-cell>
          <table:table-cell table:style-name="ce1" office:value-type="float" office:value="97.686" calcext:value-type="float">
            <text:p>97.686</text:p>
          </table:table-cell>
          <table:table-cell table:style-name="ce2" table:formula="of:=ROUND(100*[.S15]; 2)" office:value-type="float" office:value="98.4" calcext:value-type="float">
            <text:p>98.4</text:p>
          </table:table-cell>
          <table:table-cell table:style-name="ce2" table:formula="of:=ROUND(100*[.T15]; 2)" office:value-type="float" office:value="98.08" calcext:value-type="float">
            <text:p>98.08</text:p>
          </table:table-cell>
          <table:table-cell table:style-name="ce2" table:formula="of:=ROUND(100*[.U15]; 2)" office:value-type="float" office:value="94.75" calcext:value-type="float">
            <text:p>94.75</text:p>
          </table:table-cell>
          <table:table-cell table:style-name="ce2" table:formula="of:=ROUND(100*[.V15]; 2)" office:value-type="float" office:value="98.17" calcext:value-type="float">
            <text:p>98.17</text:p>
          </table:table-cell>
          <table:table-cell table:style-name="ce2" table:formula="of:=ROUND(100*[.W15]; 2)" office:value-type="float" office:value="94.98" calcext:value-type="float">
            <text:p>94.98</text:p>
          </table:table-cell>
          <table:table-cell table:style-name="ce2" table:formula="of:=ROUND(100*[.X15]; 2)" office:value-type="float" office:value="98" calcext:value-type="float">
            <text:p>98</text:p>
          </table:table-cell>
          <table:table-cell table:style-name="ce2" table:formula="of:=ROUND(100*[.Y15]; 2)" office:value-type="float" office:value="98.16" calcext:value-type="float">
            <text:p>98.16</text:p>
          </table:table-cell>
          <table:table-cell table:style-name="ce1" office:value-type="float" office:value="0.984010072395342" calcext:value-type="float">
            <text:p>0.984010072395342</text:p>
          </table:table-cell>
          <table:table-cell table:style-name="ce2" office:value-type="float" office:value="0.98075752806631" calcext:value-type="float">
            <text:p>0.98075752806631</text:p>
          </table:table-cell>
          <table:table-cell table:style-name="ce2" office:value-type="float" office:value="0.947539607596265" calcext:value-type="float">
            <text:p>0.947539607596265</text:p>
          </table:table-cell>
          <table:table-cell table:style-name="ce2" office:value-type="float" office:value="0.981733291365019" calcext:value-type="float">
            <text:p>0.981733291365019</text:p>
          </table:table-cell>
          <table:table-cell table:style-name="ce2" office:value-type="float" office:value="0.949774420312664" calcext:value-type="float">
            <text:p>0.949774420312664</text:p>
          </table:table-cell>
          <table:table-cell table:style-name="ce2" office:value-type="float" office:value="0.980012590494177" calcext:value-type="float">
            <text:p>0.980012590494177</text:p>
          </table:table-cell>
          <table:table-cell table:style-name="ce2" office:value-type="float" office:value="0.981638862658693" calcext:value-type="float">
            <text:p>0.981638862658693</text:p>
          </table:table-cell>
          <table:table-cell table:style-name="ce2" office:value-type="string" calcext:value-type="string">
            <text:p>DLG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MiniBooNE</text:p>
          </table:table-cell>
          <table:table-cell table:style-name="ce1" office:value-type="float" office:value="6.61404996412497" calcext:value-type="float">
            <text:p>6.61404996412497</text:p>
          </table:table-cell>
          <table:table-cell table:style-name="ce2" office:value-type="float" office:value="93.66" calcext:value-type="float">
            <text:p>93.66</text:p>
          </table:table-cell>
          <table:table-cell table:style-name="ce1" office:value-type="float" office:value="0.695584110625529" calcext:value-type="float">
            <text:p>0.695584110625529</text:p>
          </table:table-cell>
          <table:table-cell table:style-name="ce1" office:value-type="float" office:value="0.899680386145717" calcext:value-type="float">
            <text:p>0.899680386145717</text:p>
          </table:table-cell>
          <table:table-cell table:style-name="ce1" office:value-type="float" office:value="0.919835627160654" calcext:value-type="float">
            <text:p>0.919835627160654</text:p>
          </table:table-cell>
          <table:table-cell table:style-name="ce2" table:formula="of:=ROUND(100*[.D16]; 2)" office:value-type="float" office:value="69.56" calcext:value-type="float">
            <text:p>69.56</text:p>
          </table:table-cell>
          <table:table-cell table:style-name="ce2" office:value-type="float" office:value="93.67" calcext:value-type="float">
            <text:p>93.67</text:p>
          </table:table-cell>
          <table:table-cell table:style-name="ce2" table:formula="of:=ROUND(100*[.E16]; 2)" office:value-type="float" office:value="89.97" calcext:value-type="float">
            <text:p>89.97</text:p>
          </table:table-cell>
          <table:table-cell table:style-name="ce2" table:formula="of:=ROUND(100*[.F16]; 2)" office:value-type="float" office:value="91.98" calcext:value-type="float">
            <text:p>91.98</text:p>
          </table:table-cell>
          <table:table-cell table:style-name="ce1" office:value-type="float" office:value="88.885" calcext:value-type="float">
            <text:p>88.885</text:p>
          </table:table-cell>
          <table:table-cell table:style-name="ce2" table:formula="of:=ROUND(100*[.S16]; 2)" office:value-type="float" office:value="93.51" calcext:value-type="float">
            <text:p>93.51</text:p>
          </table:table-cell>
          <table:table-cell table:style-name="ce2" table:formula="of:=ROUND(100*[.T16]; 2)" office:value-type="float" office:value="93.31" calcext:value-type="float">
            <text:p>93.31</text:p>
          </table:table-cell>
          <table:table-cell table:style-name="ce2" table:formula="of:=ROUND(100*[.U16]; 2)" office:value-type="float" office:value="93.5" calcext:value-type="float">
            <text:p>93.5</text:p>
          </table:table-cell>
          <table:table-cell table:style-name="ce2" table:formula="of:=ROUND(100*[.V16]; 2)" office:value-type="float" office:value="92.67" calcext:value-type="float">
            <text:p>92.67</text:p>
          </table:table-cell>
          <table:table-cell table:style-name="ce2" table:formula="of:=ROUND(100*[.W16]; 2)" office:value-type="float" office:value="93.59" calcext:value-type="float">
            <text:p>93.59</text:p>
          </table:table-cell>
          <table:table-cell table:style-name="ce2" table:formula="of:=ROUND(100*[.X16]; 2)" office:value-type="float" office:value="93.65" calcext:value-type="float">
            <text:p>93.65</text:p>
          </table:table-cell>
          <table:table-cell table:style-name="ce2" table:formula="of:=ROUND(100*[.Y16]; 2)" office:value-type="float" office:value="93.68" calcext:value-type="float">
            <text:p>93.68</text:p>
          </table:table-cell>
          <table:table-cell table:style-name="ce1" office:value-type="float" office:value="0.935086963423207" calcext:value-type="float">
            <text:p>0.935086963423207</text:p>
          </table:table-cell>
          <table:table-cell table:style-name="ce2" office:value-type="float" office:value="0.933109594321867" calcext:value-type="float">
            <text:p>0.933109594321867</text:p>
          </table:table-cell>
          <table:table-cell table:style-name="ce2" office:value-type="float" office:value="0.934987187918093" calcext:value-type="float">
            <text:p>0.934987187918093</text:p>
          </table:table-cell>
          <table:table-cell table:style-name="ce2" office:value-type="float" office:value="0.926714891494138" calcext:value-type="float">
            <text:p>0.926714891494138</text:p>
          </table:table-cell>
          <table:table-cell table:style-name="ce2" office:value-type="float" office:value="0.935924472966129" calcext:value-type="float">
            <text:p>0.935924472966129</text:p>
          </table:table-cell>
          <table:table-cell table:style-name="ce2" office:value-type="float" office:value="0.936464167743789" calcext:value-type="float">
            <text:p>0.936464167743789</text:p>
          </table:table-cell>
          <table:table-cell table:style-name="ce2" office:value-type="float" office:value="0.936802799761143" calcext:value-type="float">
            <text:p>0.936802799761143</text:p>
          </table:table-cell>
          <table:table-cell table:style-name="ce2" office:value-type="string" calcext:value-type="string">
            <text:p>XGBoos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jannis</text:p>
          </table:table-cell>
          <table:table-cell table:style-name="ce1" office:value-type="float" office:value="21.8491564670856" calcext:value-type="float">
            <text:p>21.8491564670856</text:p>
          </table:table-cell>
          <table:table-cell table:style-name="ce2" office:value-type="float" office:value="78.87" calcext:value-type="float">
            <text:p>78.87</text:p>
          </table:table-cell>
          <table:table-cell table:style-name="ce1" office:value-type="float" office:value="0.642821700297717" calcext:value-type="float">
            <text:p>0.642821700297717</text:p>
          </table:table-cell>
          <table:table-cell table:style-name="ce1" office:value-type="float" office:value="0.74958650347337" calcext:value-type="float">
            <text:p>0.74958650347337</text:p>
          </table:table-cell>
          <table:table-cell table:style-name="ce1" office:value-type="float" office:value="0.768028448561032" calcext:value-type="float">
            <text:p>0.768028448561032</text:p>
          </table:table-cell>
          <table:table-cell table:style-name="ce2" table:formula="of:=ROUND(100*[.D17]; 2)" office:value-type="float" office:value="64.28" calcext:value-type="float">
            <text:p>64.28</text:p>
          </table:table-cell>
          <table:table-cell table:style-name="ce2" office:value-type="float" office:value="78.18" calcext:value-type="float">
            <text:p>78.18</text:p>
          </table:table-cell>
          <table:table-cell table:style-name="ce2" table:formula="of:=ROUND(100*[.E17]; 2)" office:value-type="float" office:value="74.96" calcext:value-type="float">
            <text:p>74.96</text:p>
          </table:table-cell>
          <table:table-cell table:style-name="ce2" table:formula="of:=ROUND(100*[.F17]; 2)" office:value-type="float" office:value="76.8" calcext:value-type="float">
            <text:p>76.8</text:p>
          </table:table-cell>
          <table:table-cell table:style-name="ce1" office:value-type="float" office:value="77.845" calcext:value-type="float">
            <text:p>77.845</text:p>
          </table:table-cell>
          <table:table-cell table:style-name="ce2" table:formula="of:=ROUND(100*[.S17]; 2)" office:value-type="float" office:value="76.77" calcext:value-type="float">
            <text:p>76.77</text:p>
          </table:table-cell>
          <table:table-cell table:style-name="ce2" table:formula="of:=ROUND(100*[.T17]; 2)" office:value-type="float" office:value="77.27" calcext:value-type="float">
            <text:p>77.27</text:p>
          </table:table-cell>
          <table:table-cell table:style-name="ce2" table:formula="of:=ROUND(100*[.U17]; 2)" office:value-type="float" office:value="74.46" calcext:value-type="float">
            <text:p>74.46</text:p>
          </table:table-cell>
          <table:table-cell table:style-name="ce2" table:formula="of:=ROUND(100*[.V17]; 2)" office:value-type="float" office:value="77.21" calcext:value-type="float">
            <text:p>77.21</text:p>
          </table:table-cell>
          <table:table-cell table:style-name="ce2" table:formula="of:=ROUND(100*[.W17]; 2)" office:value-type="float" office:value="75.03" calcext:value-type="float">
            <text:p>75.03</text:p>
          </table:table-cell>
          <table:table-cell table:style-name="ce2" table:formula="of:=ROUND(100*[.X17]; 2)" office:value-type="float" office:value="77.16" calcext:value-type="float">
            <text:p>77.16</text:p>
          </table:table-cell>
          <table:table-cell table:style-name="ce2" table:formula="of:=ROUND(100*[.Y17]; 2)" office:value-type="float" office:value="77.85" calcext:value-type="float">
            <text:p>77.85</text:p>
          </table:table-cell>
          <table:table-cell table:style-name="ce1" office:value-type="float" office:value="0.767733541504033" calcext:value-type="float">
            <text:p>0.767733541504033</text:p>
          </table:table-cell>
          <table:table-cell table:style-name="ce2" office:value-type="float" office:value="0.772741648151484" calcext:value-type="float">
            <text:p>0.772741648151484</text:p>
          </table:table-cell>
          <table:table-cell table:style-name="ce2" office:value-type="float" office:value="0.744590564262695" calcext:value-type="float">
            <text:p>0.744590564262695</text:p>
          </table:table-cell>
          <table:table-cell table:style-name="ce2" office:value-type="float" office:value="0.772105126203487" calcext:value-type="float">
            <text:p>0.772105126203487</text:p>
          </table:table-cell>
          <table:table-cell table:style-name="ce2" office:value-type="float" office:value="0.750311255229288" calcext:value-type="float">
            <text:p>0.750311255229288</text:p>
          </table:table-cell>
          <table:table-cell table:style-name="ce2" office:value-type="float" office:value="0.771602714225665" calcext:value-type="float">
            <text:p>0.771602714225665</text:p>
          </table:table-cell>
          <table:table-cell table:style-name="ce2" office:value-type="float" office:value="0.778510378510379" calcext:value-type="float">
            <text:p>0.778510378510379</text:p>
          </table:table-cell>
          <table:table-cell table:style-name="ce2" office:value-type="string" calcext:value-type="string">
            <text:p>DLG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ioresponse</text:p>
          </table:table-cell>
          <table:table-cell table:style-name="ce1" office:value-type="float" office:value="24.2382271468144" calcext:value-type="float">
            <text:p>24.2382271468144</text:p>
          </table:table-cell>
          <table:table-cell table:style-name="ce2" office:value-type="float" office:value="77.29" calcext:value-type="float">
            <text:p>77.29</text:p>
          </table:table-cell>
          <table:table-cell table:style-name="ce1" office:value-type="float" office:value="0.590027700831025" calcext:value-type="float">
            <text:p>0.590027700831025</text:p>
          </table:table-cell>
          <table:table-cell table:style-name="ce1" office:value-type="float" office:value="0.696675900277008" calcext:value-type="float">
            <text:p>0.696675900277008</text:p>
          </table:table-cell>
          <table:table-cell table:style-name="ce1" office:value-type="float" office:value="0.692520775623268" calcext:value-type="float">
            <text:p>0.692520775623268</text:p>
          </table:table-cell>
          <table:table-cell table:style-name="ce2" table:formula="of:=ROUND(100*[.D18]; 2)" office:value-type="float" office:value="59" calcext:value-type="float">
            <text:p>59</text:p>
          </table:table-cell>
          <table:table-cell table:style-name="ce2" office:value-type="float" office:value="77.84" calcext:value-type="float">
            <text:p>77.84</text:p>
          </table:table-cell>
          <table:table-cell table:style-name="ce2" table:formula="of:=ROUND(100*[.E18]; 2)" office:value-type="float" office:value="69.67" calcext:value-type="float">
            <text:p>69.67</text:p>
          </table:table-cell>
          <table:table-cell table:style-name="ce2" table:formula="of:=ROUND(100*[.F18]; 2)" office:value-type="float" office:value="69.25" calcext:value-type="float">
            <text:p>69.25</text:p>
          </table:table-cell>
          <table:table-cell table:style-name="ce1" office:value-type="float" office:value="76.87" calcext:value-type="float">
            <text:p>76.87</text:p>
          </table:table-cell>
          <table:table-cell table:style-name="ce2" table:formula="of:=ROUND(100*[.S18]; 2)" office:value-type="float" office:value="75.63" calcext:value-type="float">
            <text:p>75.63</text:p>
          </table:table-cell>
          <table:table-cell table:style-name="ce2" table:formula="of:=ROUND(100*[.T18]; 2)" office:value-type="float" office:value="76.8" calcext:value-type="float">
            <text:p>76.8</text:p>
          </table:table-cell>
          <table:table-cell table:style-name="ce2" table:formula="of:=ROUND(100*[.U18]; 2)" office:value-type="float" office:value="76.6" calcext:value-type="float">
            <text:p>76.6</text:p>
          </table:table-cell>
          <table:table-cell table:style-name="ce2" table:formula="of:=ROUND(100*[.V18]; 2)" office:value-type="float" office:value="79.37" calcext:value-type="float">
            <text:p>79.37</text:p>
          </table:table-cell>
          <table:table-cell table:style-name="ce2" table:formula="of:=ROUND(100*[.W18]; 2)" office:value-type="float" office:value="76.72" calcext:value-type="float">
            <text:p>76.72</text:p>
          </table:table-cell>
          <table:table-cell table:style-name="ce2" table:formula="of:=ROUND(100*[.X18]; 2)" office:value-type="float" office:value="76.66" calcext:value-type="float">
            <text:p>76.66</text:p>
          </table:table-cell>
          <table:table-cell table:style-name="ce2" table:formula="of:=ROUND(100*[.Y18]; 2)" office:value-type="float" office:value="79.2" calcext:value-type="float">
            <text:p>79.2</text:p>
          </table:table-cell>
          <table:table-cell table:style-name="ce1" office:value-type="float" office:value="0.756288088642659" calcext:value-type="float">
            <text:p>0.756288088642659</text:p>
          </table:table-cell>
          <table:table-cell table:style-name="ce2" office:value-type="float" office:value="0.767996306555863" calcext:value-type="float">
            <text:p>0.767996306555863</text:p>
          </table:table-cell>
          <table:table-cell table:style-name="ce2" office:value-type="float" office:value="0.765983379501385" calcext:value-type="float">
            <text:p>0.765983379501385</text:p>
          </table:table-cell>
          <table:table-cell table:style-name="ce2" office:value-type="float" office:value="0.793721144967682" calcext:value-type="float">
            <text:p>0.793721144967682</text:p>
          </table:table-cell>
          <table:table-cell table:style-name="ce2" office:value-type="float" office:value="0.767220683287165" calcext:value-type="float">
            <text:p>0.767220683287165</text:p>
          </table:table-cell>
          <table:table-cell table:style-name="ce2" office:value-type="float" office:value="0.766648199445983" calcext:value-type="float">
            <text:p>0.766648199445983</text:p>
          </table:table-cell>
          <table:table-cell table:style-name="ce2" office:value-type="float" office:value="0.79196675900277" calcext:value-type="float">
            <text:p>0.79196675900277</text:p>
          </table:table-cell>
          <table:table-cell table:style-name="ce2" office:value-type="string" calcext:value-type="string">
            <text:p>RandomForest</text:p>
          </table:table-cell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2"/>
          <table:table-cell table:style-name="ce2" table:number-matrix-columns-spanned="3" table:number-matrix-rows-spanned="1" table:formula="of:=TRANSPOSE([.H11:.H13])" office:value-type="float" office:value="56.72" calcext:value-type="float">
            <text:p>56.72</text:p>
          </table:table-cell>
          <table:table-cell table:style-name="ce2" office:value-type="float" office:value="69.94" calcext:value-type="float">
            <text:p>69.94</text:p>
          </table:table-cell>
          <table:table-cell table:style-name="ce2" office:value-type="float" office:value="71.95" calcext:value-type="float">
            <text:p>71.95</text:p>
          </table:table-cell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Top 1 accuracy</text:p>
          </table:table-cell>
          <table:table-cell table:style-name="ce1" office:value-type="string" calcext:value-type="string">
            <text:p>Top 2 accuracy</text:p>
          </table:table-cell>
          <table:table-cell table:style-name="ce1" office:value-type="string" calcext:value-type="string">
            <text:p>Top 3 accuracy</text:p>
          </table:table-cell>
          <table:table-cell table:number-columns-repeated="3"/>
          <table:table-cell table:number-columns-repeated="2" table:style-name="ce1" office:value-type="string" calcext:value-type="string">
            <text:p>Top 1 Model</text:p>
          </table:table-cell>
          <table:table-cell table:style-name="ce1" office:value-type="string" calcext:value-type="string">
            <text:p>Top 2 Model</text:p>
          </table:table-cell>
          <table:table-cell table:number-columns-repeated="5"/>
          <table:table-cell table:style-name="ce1" office:value-type="string" calcext:value-type="string">
            <text:p>Top 2 Model</text:p>
          </table:table-cell>
          <table:table-cell table:style-name="ce1" office:value-type="string" calcext:value-type="string">
            <text:p>Top 3 Model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electricity</text:p>
          </table:table-cell>
          <table:table-cell table:style-name="ce2" table:formula="of:=TRANSPOSE(sortn(TRANSPOSE([.C2:.K2]); 3; 0; 1; 0))" office:value-type="string" office:string-value="" calcext:value-type="error">
            <text:p>#NAME?</text:p>
          </table:table-cell>
          <table:table-cell table:style-name="ce2" office:value-type="float" office:value="81.52" calcext:value-type="float">
            <text:p>81.52</text:p>
          </table:table-cell>
          <table:table-cell table:style-name="ce2" office:value-type="float" office:value="80.44" calcext:value-type="float">
            <text:p>80.44</text:p>
          </table:table-cell>
          <table:table-cell table:style-name="ce2" table:formula="of:=MATCH([.L27]; [.C2:.K2]; 0)" office:value-type="string" office:string-value="" calcext:value-type="error">
            <text:p>#NAME?</text:p>
          </table:table-cell>
          <table:table-cell table:style-name="ce2" table:formula="of:=MATCH([.M27]; [.C2:.K2]; 0)" office:value-type="float" office:value="8" calcext:value-type="float">
            <text:p>8</text:p>
          </table:table-cell>
          <table:table-cell table:style-name="ce2" table:formula="of:=MATCH([.N27]; [.C2:.K2]; 0)" office:value-type="float" office:value="6" calcext:value-type="float">
            <text:p>6</text:p>
          </table:table-cell>
          <table:table-cell table:style-name="ce2" table:formula="of:=INDEX([.$C$1:.$K$1]; [.O27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27])" office:value-type="string" office:string-value="TAO" calcext:value-type="string">
            <text:p>TAO</text:p>
          </table:table-cell>
          <table:table-cell table:style-name="ce2" table:formula="of:=INDEX([.$C$1:.$K$1]; [.Q27])" office:value-type="string" office:string-value="DLGN VT" calcext:value-type="string">
            <text:p>DLGN VT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bank-marketing</text:p>
          </table:table-cell>
          <table:table-cell table:style-name="ce2" table:formula="of:=TRANSPOSE(sortn(TRANSPOSE([.C3:.K3]); 3; 0; 1; 0))" office:value-type="string" office:string-value="" calcext:value-type="error">
            <text:p>#NAME?</text:p>
          </table:table-cell>
          <table:table-cell table:style-name="ce2" office:value-type="float" office:value="77.95" calcext:value-type="float">
            <text:p>77.95</text:p>
          </table:table-cell>
          <table:table-cell table:style-name="ce2" office:value-type="float" office:value="77.81" calcext:value-type="float">
            <text:p>77.81</text:p>
          </table:table-cell>
          <table:table-cell table:style-name="ce2" table:formula="of:=MATCH([.L28]; [.C3:.K3]; 0)" office:value-type="string" office:string-value="" calcext:value-type="error">
            <text:p>#NAME?</text:p>
          </table:table-cell>
          <table:table-cell table:style-name="ce2" table:formula="of:=MATCH([.M28]; [.C3:.K3]; 0)" office:value-type="float" office:value="6" calcext:value-type="float">
            <text:p>6</text:p>
          </table:table-cell>
          <table:table-cell table:style-name="ce2" table:formula="of:=MATCH([.N28]; [.C3:.K3]; 0)" office:value-type="float" office:value="7" calcext:value-type="float">
            <text:p>7</text:p>
          </table:table-cell>
          <table:table-cell table:style-name="ce2" table:formula="of:=INDEX([.$C$1:.$K$1]; [.O28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28])" office:value-type="string" office:string-value="DLGN VT" calcext:value-type="string">
            <text:p>DLGN VT</text:p>
          </table:table-cell>
          <table:table-cell table:style-name="ce2" table:formula="of:=INDEX([.$C$1:.$K$1]; [.Q28])" office:value-type="string" office:string-value="LatentTree" calcext:value-type="string">
            <text:p>LatentTree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Diabetes130US</text:p>
          </table:table-cell>
          <table:table-cell table:style-name="ce2" table:formula="of:=TRANSPOSE(sortn(TRANSPOSE([.C4:.K4]); 3; 0; 1; 0))" office:value-type="string" office:string-value="" calcext:value-type="error">
            <text:p>#NAME?</text:p>
          </table:table-cell>
          <table:table-cell table:style-name="ce2" office:value-type="float" office:value="61.01" calcext:value-type="float">
            <text:p>61.01</text:p>
          </table:table-cell>
          <table:table-cell table:style-name="ce2" office:value-type="float" office:value="60.835" calcext:value-type="float">
            <text:p>60.835</text:p>
          </table:table-cell>
          <table:table-cell table:style-name="ce2" table:formula="of:=MATCH([.L29]; [.C4:.K4]; 0)" office:value-type="string" office:string-value="" calcext:value-type="error">
            <text:p>#NAME?</text:p>
          </table:table-cell>
          <table:table-cell table:style-name="ce2" table:formula="of:=MATCH([.M29]; [.C4:.K4]; 0)" office:value-type="float" office:value="1" calcext:value-type="float">
            <text:p>1</text:p>
          </table:table-cell>
          <table:table-cell table:style-name="ce2" table:formula="of:=MATCH([.N29]; [.C4:.K4]; 0)" office:value-type="float" office:value="9" calcext:value-type="float">
            <text:p>9</text:p>
          </table:table-cell>
          <table:table-cell table:style-name="ce2" table:formula="of:=INDEX([.$C$1:.$K$1]; [.O29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29])" office:value-type="string" office:string-value="DLGN" calcext:value-type="string">
            <text:p>DLGN</text:p>
          </table:table-cell>
          <table:table-cell table:style-name="ce2" table:formula="of:=INDEX([.$C$1:.$K$1]; [.Q29])" office:value-type="string" office:string-value="SDT" calcext:value-type="string">
            <text:p>SDT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california</text:p>
          </table:table-cell>
          <table:table-cell table:style-name="ce2" table:formula="of:=TRANSPOSE(sortn(TRANSPOSE([.C5:.K5]); 3; 0; 1; 0))" office:value-type="string" office:string-value="" calcext:value-type="error">
            <text:p>#NAME?</text:p>
          </table:table-cell>
          <table:table-cell table:style-name="ce2" office:value-type="float" office:value="87.66" calcext:value-type="float">
            <text:p>87.66</text:p>
          </table:table-cell>
          <table:table-cell table:style-name="ce2" office:value-type="float" office:value="86.46" calcext:value-type="float">
            <text:p>86.46</text:p>
          </table:table-cell>
          <table:table-cell table:style-name="ce2" table:formula="of:=MATCH([.L30]; [.C5:.K5]; 0)" office:value-type="string" office:string-value="" calcext:value-type="error">
            <text:p>#NAME?</text:p>
          </table:table-cell>
          <table:table-cell table:style-name="ce2" table:formula="of:=MATCH([.M30]; [.C5:.K5]; 0)" office:value-type="float" office:value="6" calcext:value-type="float">
            <text:p>6</text:p>
          </table:table-cell>
          <table:table-cell table:style-name="ce2" table:formula="of:=MATCH([.N30]; [.C5:.K5]; 0)" office:value-type="float" office:value="8" calcext:value-type="float">
            <text:p>8</text:p>
          </table:table-cell>
          <table:table-cell table:style-name="ce2" table:formula="of:=INDEX([.$C$1:.$K$1]; [.O30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30])" office:value-type="string" office:string-value="DLGN VT" calcext:value-type="string">
            <text:p>DLGN VT</text:p>
          </table:table-cell>
          <table:table-cell table:style-name="ce2" table:formula="of:=INDEX([.$C$1:.$K$1]; [.Q30])" office:value-type="string" office:string-value="TAO" calcext:value-type="string">
            <text:p>TAO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credit</text:p>
          </table:table-cell>
          <table:table-cell table:style-name="ce2" table:formula="of:=TRANSPOSE(sortn(TRANSPOSE([.C6:.K6]); 3; 0; 1; 0))" office:value-type="string" office:string-value="" calcext:value-type="error">
            <text:p>#NAME?</text:p>
          </table:table-cell>
          <table:table-cell table:style-name="ce2" office:value-type="float" office:value="76.42" calcext:value-type="float">
            <text:p>76.42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table:formula="of:=MATCH([.L31]; [.C6:.K6]; 0)" office:value-type="string" office:string-value="" calcext:value-type="error">
            <text:p>#NAME?</text:p>
          </table:table-cell>
          <table:table-cell table:style-name="ce2" table:formula="of:=MATCH([.M31]; [.C6:.K6]; 0)" office:value-type="float" office:value="1" calcext:value-type="float">
            <text:p>1</text:p>
          </table:table-cell>
          <table:table-cell table:style-name="ce2" table:formula="of:=MATCH([.N31]; [.C6:.K6]; 0)" office:value-type="float" office:value="6" calcext:value-type="float">
            <text:p>6</text:p>
          </table:table-cell>
          <table:table-cell table:style-name="ce2" table:formula="of:=INDEX([.$C$1:.$K$1]; [.O31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31])" office:value-type="string" office:string-value="DLGN" calcext:value-type="string">
            <text:p>DLGN</text:p>
          </table:table-cell>
          <table:table-cell table:style-name="ce2" table:formula="of:=INDEX([.$C$1:.$K$1]; [.Q31])" office:value-type="string" office:string-value="DLGN VT" calcext:value-type="string">
            <text:p>DLGN VT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covertype</text:p>
          </table:table-cell>
          <table:table-cell table:style-name="ce2" table:formula="of:=TRANSPOSE(sortn(TRANSPOSE([.C7:.K7]); 3; 0; 1; 0))" office:value-type="string" office:string-value="" calcext:value-type="error">
            <text:p>#NAME?</text:p>
          </table:table-cell>
          <table:table-cell table:style-name="ce2" office:value-type="float" office:value="82.986" calcext:value-type="float">
            <text:p>82.986</text:p>
          </table:table-cell>
          <table:table-cell table:style-name="ce2" office:value-type="float" office:value="81.86" calcext:value-type="float">
            <text:p>81.86</text:p>
          </table:table-cell>
          <table:table-cell table:style-name="ce2" table:formula="of:=MATCH([.L32]; [.C7:.K7]; 0)" office:value-type="string" office:string-value="" calcext:value-type="error">
            <text:p>#NAME?</text:p>
          </table:table-cell>
          <table:table-cell table:style-name="ce2" table:formula="of:=MATCH([.M32]; [.C7:.K7]; 0)" office:value-type="float" office:value="9" calcext:value-type="float">
            <text:p>9</text:p>
          </table:table-cell>
          <table:table-cell table:style-name="ce2" table:formula="of:=MATCH([.N32]; [.C7:.K7]; 0)" office:value-type="float" office:value="8" calcext:value-type="float">
            <text:p>8</text:p>
          </table:table-cell>
          <table:table-cell table:style-name="ce2" table:formula="of:=INDEX([.$C$1:.$K$1]; [.O32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32])" office:value-type="string" office:string-value="SDT" calcext:value-type="string">
            <text:p>SDT</text:p>
          </table:table-cell>
          <table:table-cell table:style-name="ce2" table:formula="of:=INDEX([.$C$1:.$K$1]; [.Q32])" office:value-type="string" office:string-value="TAO" calcext:value-type="string">
            <text:p>TAO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MagicTelescope</text:p>
          </table:table-cell>
          <table:table-cell table:style-name="ce2" table:formula="of:=TRANSPOSE(sortn(TRANSPOSE([.C8:.K8]); 3; 0; 1; 0))" office:value-type="string" office:string-value="" calcext:value-type="error">
            <text:p>#NAME?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83.49" calcext:value-type="float">
            <text:p>83.49</text:p>
          </table:table-cell>
          <table:table-cell table:style-name="ce2" table:formula="of:=MATCH([.L33]; [.C8:.K8]; 0)" office:value-type="string" office:string-value="" calcext:value-type="error">
            <text:p>#NAME?</text:p>
          </table:table-cell>
          <table:table-cell table:style-name="ce2" table:formula="of:=MATCH([.M33]; [.C8:.K8]; 0)" office:value-type="float" office:value="6" calcext:value-type="float">
            <text:p>6</text:p>
          </table:table-cell>
          <table:table-cell table:style-name="ce2" table:formula="of:=MATCH([.N33]; [.C8:.K8]; 0)" office:value-type="float" office:value="8" calcext:value-type="float">
            <text:p>8</text:p>
          </table:table-cell>
          <table:table-cell table:style-name="ce2" table:formula="of:=INDEX([.$C$1:.$K$1]; [.O33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33])" office:value-type="string" office:string-value="DLGN VT" calcext:value-type="string">
            <text:p>DLGN VT</text:p>
          </table:table-cell>
          <table:table-cell table:style-name="ce2" table:formula="of:=INDEX([.$C$1:.$K$1]; [.Q33])" office:value-type="string" office:string-value="TAO" calcext:value-type="string">
            <text:p>TAO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house_16H</text:p>
          </table:table-cell>
          <table:table-cell table:style-name="ce2" table:formula="of:=TRANSPOSE(sortn(TRANSPOSE([.C9:.K9]); 3; 0; 1; 0))" office:value-type="string" office:string-value="" calcext:value-type="error">
            <text:p>#NAME?</text:p>
          </table:table-cell>
          <table:table-cell table:style-name="ce2" office:value-type="float" office:value="86.66" calcext:value-type="float">
            <text:p>86.66</text:p>
          </table:table-cell>
          <table:table-cell table:style-name="ce2" office:value-type="float" office:value="85.53" calcext:value-type="float">
            <text:p>85.53</text:p>
          </table:table-cell>
          <table:table-cell table:style-name="ce2" table:formula="of:=MATCH([.L34]; [.C9:.K9]; 0)" office:value-type="string" office:string-value="" calcext:value-type="error">
            <text:p>#NAME?</text:p>
          </table:table-cell>
          <table:table-cell table:style-name="ce2" table:formula="of:=MATCH([.M34]; [.C9:.K9]; 0)" office:value-type="float" office:value="1" calcext:value-type="float">
            <text:p>1</text:p>
          </table:table-cell>
          <table:table-cell table:style-name="ce2" table:formula="of:=MATCH([.N34]; [.C9:.K9]; 0)" office:value-type="float" office:value="8" calcext:value-type="float">
            <text:p>8</text:p>
          </table:table-cell>
          <table:table-cell table:style-name="ce2" table:formula="of:=INDEX([.$C$1:.$K$1]; [.O34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34])" office:value-type="string" office:string-value="DLGN" calcext:value-type="string">
            <text:p>DLGN</text:p>
          </table:table-cell>
          <table:table-cell table:style-name="ce2" table:formula="of:=INDEX([.$C$1:.$K$1]; [.Q34])" office:value-type="string" office:string-value="TAO" calcext:value-type="string">
            <text:p>TAO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eye_movements</text:p>
          </table:table-cell>
          <table:table-cell table:style-name="ce2" table:formula="of:=TRANSPOSE(sortn(TRANSPOSE([.C11:.K11]); 3; 0; 1; 0))" office:value-type="string" office:string-value="" calcext:value-type="error">
            <text:p>#NAME?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56.47" calcext:value-type="float">
            <text:p>56.47</text:p>
          </table:table-cell>
          <table:table-cell table:style-name="ce2" table:formula="of:=MATCH([.L35]; [.C11:.K11]; 0)" office:value-type="string" office:string-value="" calcext:value-type="error">
            <text:p>#NAME?</text:p>
          </table:table-cell>
          <table:table-cell table:style-name="ce2" table:formula="of:=MATCH([.M35]; [.C11:.K11]; 0)" office:value-type="float" office:value="6" calcext:value-type="float">
            <text:p>6</text:p>
          </table:table-cell>
          <table:table-cell table:style-name="ce2" table:formula="of:=MATCH([.N35]; [.C11:.K11]; 0)" office:value-type="float" office:value="8" calcext:value-type="float">
            <text:p>8</text:p>
          </table:table-cell>
          <table:table-cell table:style-name="ce2" table:formula="of:=INDEX([.$C$1:.$K$1]; [.O35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35])" office:value-type="string" office:string-value="DLGN VT" calcext:value-type="string">
            <text:p>DLGN VT</text:p>
          </table:table-cell>
          <table:table-cell table:style-name="ce2" table:formula="of:=INDEX([.$C$1:.$K$1]; [.Q35])" office:value-type="string" office:string-value="TAO" calcext:value-type="string">
            <text:p>TAO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default-of-credit-card-clients</text:p>
          </table:table-cell>
          <table:table-cell table:style-name="ce2" table:formula="of:=TRANSPOSE(sortn(TRANSPOSE([.C12:.K12]); 3; 0; 1; 0))" office:value-type="string" office:string-value="" calcext:value-type="error">
            <text:p>#NAME?</text:p>
          </table:table-cell>
          <table:table-cell table:style-name="ce2" office:value-type="float" office:value="69.94" calcext:value-type="float">
            <text:p>69.94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table:formula="of:=MATCH([.L36]; [.C12:.K12]; 0)" office:value-type="string" office:string-value="" calcext:value-type="error">
            <text:p>#NAME?</text:p>
          </table:table-cell>
          <table:table-cell table:style-name="ce2" table:formula="of:=MATCH([.M36]; [.C12:.K12]; 0)" office:value-type="float" office:value="6" calcext:value-type="float">
            <text:p>6</text:p>
          </table:table-cell>
          <table:table-cell table:style-name="ce2" table:formula="of:=MATCH([.N36]; [.C12:.K12]; 0)" office:value-type="float" office:value="8" calcext:value-type="float">
            <text:p>8</text:p>
          </table:table-cell>
          <table:table-cell table:style-name="ce2" table:formula="of:=INDEX([.$C$1:.$K$1]; [.O36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36])" office:value-type="string" office:string-value="DLGN VT" calcext:value-type="string">
            <text:p>DLGN VT</text:p>
          </table:table-cell>
          <table:table-cell table:style-name="ce2" table:formula="of:=INDEX([.$C$1:.$K$1]; [.Q36])" office:value-type="string" office:string-value="TAO" calcext:value-type="string">
            <text:p>TAO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heloc</text:p>
          </table:table-cell>
          <table:table-cell table:style-name="ce2" table:formula="of:=TRANSPOSE(sortn(TRANSPOSE([.C13:.K13]); 3; 0; 1; 0))" office:value-type="string" office:string-value="" calcext:value-type="error">
            <text:p>#NAME?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1.095" calcext:value-type="float">
            <text:p>71.095</text:p>
          </table:table-cell>
          <table:table-cell table:style-name="ce2" table:formula="of:=MATCH([.L37]; [.C13:.K13]; 0)" office:value-type="string" office:string-value="" calcext:value-type="error">
            <text:p>#NAME?</text:p>
          </table:table-cell>
          <table:table-cell table:style-name="ce2" table:formula="of:=MATCH([.M37]; [.C13:.K13]; 0)" office:value-type="float" office:value="1" calcext:value-type="float">
            <text:p>1</text:p>
          </table:table-cell>
          <table:table-cell table:style-name="ce2" table:formula="of:=MATCH([.N37]; [.C13:.K13]; 0)" office:value-type="float" office:value="9" calcext:value-type="float">
            <text:p>9</text:p>
          </table:table-cell>
          <table:table-cell table:style-name="ce2" table:formula="of:=INDEX([.$C$1:.$K$1]; [.O37])" office:value-type="string" office:string-value="" calcext:value-type="error">
            <text:p>#NAME?</text:p>
          </table:table-cell>
          <table:table-cell table:number-columns-repeated="7"/>
          <table:table-cell table:style-name="ce2" table:formula="of:=INDEX([.$C$1:.$K$1]; [.P37])" office:value-type="string" office:string-value="DLGN" calcext:value-type="string">
            <text:p>DLGN</text:p>
          </table:table-cell>
          <table:table-cell table:style-name="ce2" table:formula="of:=INDEX([.$C$1:.$K$1]; [.Q37])" office:value-type="string" office:string-value="SDT" calcext:value-type="string">
            <text:p>SDT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Higgs</text:p>
          </table:table-cell>
          <table:table-cell table:style-name="ce2" table:formula="of:=TRANSPOSE(sortn(TRANSPOSE([.C14:.K14]); 3; 0; 1; 0))" office:value-type="string" office:string-value="" calcext:value-type="error">
            <text:p>#NAME?</text:p>
          </table:table-cell>
          <table:table-cell table:style-name="ce2" office:value-type="float" office:value="71.632" calcext:value-type="float">
            <text:p>71.632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table:formula="of:=MATCH([.L38]; [.C14:.K14]; 0)" office:value-type="string" office:string-value="" calcext:value-type="error">
            <text:p>#NAME?</text:p>
          </table:table-cell>
          <table:table-cell table:style-name="ce2" table:formula="of:=MATCH([.M38]; [.C14:.K14]; 0)" office:value-type="float" office:value="9" calcext:value-type="float">
            <text:p>9</text:p>
          </table:table-cell>
          <table:table-cell table:style-name="ce2" table:formula="of:=MATCH([.N38]; [.C14:.K14]; 0)" office:value-type="float" office:value="8" calcext:value-type="float">
            <text:p>8</text:p>
          </table:table-cell>
          <table:table-cell table:style-name="ce2" table:formula="of:=INDEX([.$C$1:.$K$1]; [.O38])" office:value-type="string" office:string-value="" calcext:value-type="error">
            <text:p>#NAME?</text:p>
          </table:table-cell>
          <table:table-cell/>
          <table:table-cell table:style-name="ce4"/>
          <table:table-cell table:number-columns-repeated="5"/>
          <table:table-cell table:style-name="ce2" table:formula="of:=INDEX([.$C$1:.$K$1]; [.P38])" office:value-type="string" office:string-value="SDT" calcext:value-type="string">
            <text:p>SDT</text:p>
          </table:table-cell>
          <table:table-cell table:style-name="ce2" table:formula="of:=INDEX([.$C$1:.$K$1]; [.Q38])" office:value-type="string" office:string-value="TAO" calcext:value-type="string">
            <text:p>TAO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pol</text:p>
          </table:table-cell>
          <table:table-cell table:style-name="ce2" table:formula="of:=TRANSPOSE(sortn(TRANSPOSE([.C15:.K15]); 3; 0; 1; 0))" office:value-type="string" office:string-value="" calcext:value-type="error">
            <text:p>#NAME?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office:value-type="float" office:value="98.25" calcext:value-type="float">
            <text:p>98.25</text:p>
          </table:table-cell>
          <table:table-cell table:style-name="ce2" table:formula="of:=MATCH([.L39]; [.C15:.K15]; 0)" office:value-type="string" office:string-value="" calcext:value-type="error">
            <text:p>#NAME?</text:p>
          </table:table-cell>
          <table:table-cell table:style-name="ce2" table:formula="of:=MATCH([.M39]; [.C15:.K15]; 0)" office:value-type="float" office:value="6" calcext:value-type="float">
            <text:p>6</text:p>
          </table:table-cell>
          <table:table-cell table:style-name="ce2" table:formula="of:=MATCH([.N39]; [.C15:.K15]; 0)" office:value-type="float" office:value="7" calcext:value-type="float">
            <text:p>7</text:p>
          </table:table-cell>
          <table:table-cell table:style-name="ce2" table:formula="of:=INDEX([.$C$1:.$K$1]; [.O39])" office:value-type="string" office:string-value="" calcext:value-type="error">
            <text:p>#NAME?</text:p>
          </table:table-cell>
          <table:table-cell/>
          <table:table-cell table:style-name="ce4"/>
          <table:table-cell table:number-columns-repeated="5"/>
          <table:table-cell table:style-name="ce2" table:formula="of:=INDEX([.$C$1:.$K$1]; [.P39])" office:value-type="string" office:string-value="DLGN VT" calcext:value-type="string">
            <text:p>DLGN VT</text:p>
          </table:table-cell>
          <table:table-cell table:style-name="ce2" table:formula="of:=INDEX([.$C$1:.$K$1]; [.Q39])" office:value-type="string" office:string-value="LatentTree" calcext:value-type="string">
            <text:p>LatentTree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MiniBooNE</text:p>
          </table:table-cell>
          <table:table-cell table:style-name="ce2" table:formula="of:=TRANSPOSE(sortn(TRANSPOSE([.C16:.K16]); 3; 0; 1; 0))" office:value-type="string" office:string-value="" calcext:value-type="error">
            <text:p>#NAME?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float" office:value="91.98" calcext:value-type="float">
            <text:p>91.98</text:p>
          </table:table-cell>
          <table:table-cell table:style-name="ce2" table:formula="of:=MATCH([.L40]; [.C16:.K16]; 0)" office:value-type="string" office:string-value="" calcext:value-type="error">
            <text:p>#NAME?</text:p>
          </table:table-cell>
          <table:table-cell table:style-name="ce2" table:formula="of:=MATCH([.M40]; [.C16:.K16]; 0)" office:value-type="float" office:value="1" calcext:value-type="float">
            <text:p>1</text:p>
          </table:table-cell>
          <table:table-cell table:style-name="ce2" table:formula="of:=MATCH([.N40]; [.C16:.K16]; 0)" office:value-type="float" office:value="8" calcext:value-type="float">
            <text:p>8</text:p>
          </table:table-cell>
          <table:table-cell table:style-name="ce2" table:formula="of:=INDEX([.$C$1:.$K$1]; [.O40])" office:value-type="string" office:string-value="" calcext:value-type="error">
            <text:p>#NAME?</text:p>
          </table:table-cell>
          <table:table-cell/>
          <table:table-cell table:style-name="ce4"/>
          <table:table-cell table:number-columns-repeated="5"/>
          <table:table-cell table:style-name="ce2" table:formula="of:=INDEX([.$C$1:.$K$1]; [.P40])" office:value-type="string" office:string-value="DLGN" calcext:value-type="string">
            <text:p>DLGN</text:p>
          </table:table-cell>
          <table:table-cell table:style-name="ce2" table:formula="of:=INDEX([.$C$1:.$K$1]; [.Q40])" office:value-type="string" office:string-value="TAO" calcext:value-type="string">
            <text:p>TAO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jannis</text:p>
          </table:table-cell>
          <table:table-cell table:style-name="ce2" table:formula="of:=TRANSPOSE(sortn(TRANSPOSE([.C17:.K17]); 3; 0; 1; 0))" office:value-type="string" office:string-value="" calcext:value-type="error">
            <text:p>#NAME?</text:p>
          </table:table-cell>
          <table:table-cell table:style-name="ce2" office:value-type="float" office:value="78.18" calcext:value-type="float">
            <text:p>78.18</text:p>
          </table:table-cell>
          <table:table-cell table:style-name="ce2" office:value-type="float" office:value="77.845" calcext:value-type="float">
            <text:p>77.845</text:p>
          </table:table-cell>
          <table:table-cell table:style-name="ce2" table:formula="of:=MATCH([.L41]; [.C17:.K17]; 0)" office:value-type="string" office:string-value="" calcext:value-type="error">
            <text:p>#NAME?</text:p>
          </table:table-cell>
          <table:table-cell table:style-name="ce2" table:formula="of:=MATCH([.M41]; [.C17:.K17]; 0)" office:value-type="float" office:value="6" calcext:value-type="float">
            <text:p>6</text:p>
          </table:table-cell>
          <table:table-cell table:style-name="ce2" table:formula="of:=MATCH([.N41]; [.C17:.K17]; 0)" office:value-type="float" office:value="9" calcext:value-type="float">
            <text:p>9</text:p>
          </table:table-cell>
          <table:table-cell table:style-name="ce2" table:formula="of:=INDEX([.$C$1:.$K$1]; [.O41])" office:value-type="string" office:string-value="" calcext:value-type="error">
            <text:p>#NAME?</text:p>
          </table:table-cell>
          <table:table-cell/>
          <table:table-cell table:style-name="ce4"/>
          <table:table-cell table:number-columns-repeated="5"/>
          <table:table-cell table:style-name="ce2" table:formula="of:=INDEX([.$C$1:.$K$1]; [.P41])" office:value-type="string" office:string-value="DLGN VT" calcext:value-type="string">
            <text:p>DLGN VT</text:p>
          </table:table-cell>
          <table:table-cell table:style-name="ce2" table:formula="of:=INDEX([.$C$1:.$K$1]; [.Q41])" office:value-type="string" office:string-value="SDT" calcext:value-type="string">
            <text:p>SDT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" office:value-type="string" calcext:value-type="string">
            <text:p>Bioresponse</text:p>
          </table:table-cell>
          <table:table-cell table:style-name="ce2" table:formula="of:=TRANSPOSE(sortn(TRANSPOSE([.C18:.K18]); 3; 0; 1; 0))" office:value-type="string" office:string-value="" calcext:value-type="error">
            <text:p>#NAME?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office:value-type="float" office:value="76.87" calcext:value-type="float">
            <text:p>76.87</text:p>
          </table:table-cell>
          <table:table-cell table:style-name="ce2" table:formula="of:=MATCH([.L42]; [.C18:.K18]; 0)" office:value-type="string" office:string-value="" calcext:value-type="error">
            <text:p>#NAME?</text:p>
          </table:table-cell>
          <table:table-cell table:style-name="ce2" table:formula="of:=MATCH([.M42]; [.C18:.K18]; 0)" office:value-type="float" office:value="1" calcext:value-type="float">
            <text:p>1</text:p>
          </table:table-cell>
          <table:table-cell table:style-name="ce2" table:formula="of:=MATCH([.N42]; [.C18:.K18]; 0)" office:value-type="float" office:value="9" calcext:value-type="float">
            <text:p>9</text:p>
          </table:table-cell>
          <table:table-cell table:style-name="ce2" table:formula="of:=INDEX([.$C$1:.$K$1]; [.O42])" office:value-type="string" office:string-value="" calcext:value-type="error">
            <text:p>#NAME?</text:p>
          </table:table-cell>
          <table:table-cell/>
          <table:table-cell table:style-name="ce4"/>
          <table:table-cell table:number-columns-repeated="5"/>
          <table:table-cell table:style-name="ce2" table:formula="of:=INDEX([.$C$1:.$K$1]; [.P42])" office:value-type="string" office:string-value="DLGN" calcext:value-type="string">
            <text:p>DLGN</text:p>
          </table:table-cell>
          <table:table-cell table:style-name="ce2" table:formula="of:=INDEX([.$C$1:.$K$1]; [.Q42])" office:value-type="string" office:string-value="SDT" calcext:value-type="string">
            <text:p>SDT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"/>
          <table:table-cell table:style-name="ce1" office:value-type="string" calcext:value-type="string">
            <text:p>Dataset</text:p>
          </table:table-cell>
          <table:table-cell/>
          <table:table-cell table:style-name="ce1" office:value-type="string" calcext:value-type="string">
            <text:p>Top 3 best accuracies</text:p>
          </table:table-cell>
          <table:table-cell table:number-columns-repeated="2"/>
          <table:table-cell table:style-name="ce1" office:value-type="string" calcext:value-type="string">
            <text:p>Top 3 best models</text:p>
          </table:table-cell>
          <table:table-cell table:number-columns-repeated="6"/>
          <table:table-cell table:style-name="ce1" office:value-type="string" calcext:value-type="string">
            <text:p>Top 2 Model</text:p>
          </table:table-cell>
          <table:table-cell table:style-name="ce1" office:value-type="string" calcext:value-type="string">
            <text:p>Top 3 Model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Top 1 accuracy</text:p>
          </table:table-cell>
          <table:table-cell table:style-name="ce1" office:value-type="string" calcext:value-type="string">
            <text:p>Top 2 accuracy</text:p>
          </table:table-cell>
          <table:table-cell table:style-name="ce1" office:value-type="string" calcext:value-type="string">
            <text:p>Top 3 accuracy</text:p>
          </table:table-cell>
          <table:table-cell table:style-name="ce1" office:value-type="string" calcext:value-type="string">
            <text:p>Top 1 Model</text:p>
          </table:table-cell>
          <table:table-cell table:style-name="ce1" office:value-type="string" calcext:value-type="string">
            <text:p>Top 2 Model</text:p>
          </table:table-cell>
          <table:table-cell table:style-name="ce1" office:value-type="string" calcext:value-type="string">
            <text:p>Top 3 Model</text:p>
          </table:table-cell>
          <table:table-cell table:number-columns-repeated="5"/>
          <table:table-cell table:style-name="ce2" office:value-type="string" calcext:value-type="string">
            <text:p>TAO</text:p>
          </table:table-cell>
          <table:table-cell table:style-name="ce2" office:value-type="string" calcext:value-type="string">
            <text:p>DLGN VT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electricity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office:value-type="float" office:value="81.52" calcext:value-type="float">
            <text:p>81.52</text:p>
          </table:table-cell>
          <table:table-cell table:style-name="ce2" office:value-type="float" office:value="80.44" calcext:value-type="float">
            <text:p>80.44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TAO</text:p>
          </table:table-cell>
          <table:table-cell table:style-name="ce2" office:value-type="string" calcext:value-type="string">
            <text:p>DLGN VT</text:p>
          </table:table-cell>
          <table:table-cell table:number-columns-repeated="5"/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LatentTree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bank-marketing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office:value-type="float" office:value="77.95" calcext:value-type="float">
            <text:p>77.95</text:p>
          </table:table-cell>
          <table:table-cell table:style-name="ce2" office:value-type="float" office:value="77.81" calcext:value-type="float">
            <text:p>77.81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LatentTree</text:p>
          </table:table-cell>
          <table:table-cell table:number-columns-repeated="5"/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SDT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Diabetes130US</text:p>
          </table:table-cell>
          <table:table-cell table:style-name="ce2" office:value-type="float" office:value="61.08" calcext:value-type="float">
            <text:p>61.08</text:p>
          </table:table-cell>
          <table:table-cell table:style-name="ce2" office:value-type="float" office:value="61.01" calcext:value-type="float">
            <text:p>61.01</text:p>
          </table:table-cell>
          <table:table-cell table:style-name="ce2" office:value-type="float" office:value="60.835" calcext:value-type="float">
            <text:p>60.835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SDT</text:p>
          </table:table-cell>
          <table:table-cell table:number-columns-repeated="5"/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TAO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california</text:p>
          </table:table-cell>
          <table:table-cell table:style-name="ce2" office:value-type="float" office:value="88.69" calcext:value-type="float">
            <text:p>88.69</text:p>
          </table:table-cell>
          <table:table-cell table:style-name="ce2" office:value-type="float" office:value="87.66" calcext:value-type="float">
            <text:p>87.66</text:p>
          </table:table-cell>
          <table:table-cell table:style-name="ce2" office:value-type="float" office:value="86.46" calcext:value-type="float">
            <text:p>86.46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TAO</text:p>
          </table:table-cell>
          <table:table-cell table:number-columns-repeated="5"/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DLGN VT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credit</text:p>
          </table:table-cell>
          <table:table-cell table:number-columns-repeated="2" table:style-name="ce2" office:value-type="float" office:value="76.42" calcext:value-type="float">
            <text:p>76.42</text:p>
          </table:table-cell>
          <table:table-cell table:style-name="ce2" office:value-type="float" office:value="75.51" calcext:value-type="float">
            <text:p>75.51</text:p>
          </table:table-cell>
          <table:table-cell table:number-columns-repeated="2" table:style-name="ce2" office:value-type="string" calcext:value-type="string">
            <text:p>DLGN</text:p>
          </table:table-cell>
          <table:table-cell table:style-name="ce2" office:value-type="string" calcext:value-type="string">
            <text:p>DLGN VT</text:p>
          </table:table-cell>
          <table:table-cell table:number-columns-repeated="5"/>
          <table:table-cell table:style-name="ce2" office:value-type="string" calcext:value-type="string">
            <text:p>SDT</text:p>
          </table:table-cell>
          <table:table-cell table:style-name="ce2" office:value-type="string" calcext:value-type="string">
            <text:p>TAO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covertype</text:p>
          </table:table-cell>
          <table:table-cell table:style-name="ce2" office:value-type="float" office:value="94.24" calcext:value-type="float">
            <text:p>94.24</text:p>
          </table:table-cell>
          <table:table-cell table:style-name="ce2" office:value-type="float" office:value="82.986" calcext:value-type="float">
            <text:p>82.986</text:p>
          </table:table-cell>
          <table:table-cell table:style-name="ce2" office:value-type="float" office:value="81.86" calcext:value-type="float">
            <text:p>81.86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SDT</text:p>
          </table:table-cell>
          <table:table-cell table:style-name="ce2" office:value-type="string" calcext:value-type="string">
            <text:p>TAO</text:p>
          </table:table-cell>
          <table:table-cell table:number-columns-repeated="5"/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TAO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MagicTelescope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83.49" calcext:value-type="float">
            <text:p>83.49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TAO</text:p>
          </table:table-cell>
          <table:table-cell table:number-columns-repeated="5"/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TAO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house_16H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86.66" calcext:value-type="float">
            <text:p>86.66</text:p>
          </table:table-cell>
          <table:table-cell table:style-name="ce2" office:value-type="float" office:value="85.53" calcext:value-type="float">
            <text:p>85.53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TAO</text:p>
          </table:table-cell>
          <table:table-cell table:number-columns-repeated="5"/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TAO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eye_movements</text:p>
          </table:table-cell>
          <table:table-cell table:style-name="ce2" office:value-type="float" office:value="58.29" calcext:value-type="float">
            <text:p>58.29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56.47" calcext:value-type="float">
            <text:p>56.47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TAO</text:p>
          </table:table-cell>
          <table:table-cell table:number-columns-repeated="5"/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TAO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70.62" calcext:value-type="float">
            <text:p>70.62</text:p>
          </table:table-cell>
          <table:table-cell table:style-name="ce2" office:value-type="float" office:value="69.94" calcext:value-type="float">
            <text:p>69.94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TAO</text:p>
          </table:table-cell>
          <table:table-cell table:number-columns-repeated="5"/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SDT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heloc</text:p>
          </table:table-cell>
          <table:table-cell table:style-name="ce2" office:value-type="float" office:value="71.95" calcext:value-type="float">
            <text:p>71.95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1.095" calcext:value-type="float">
            <text:p>71.095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SDT</text:p>
          </table:table-cell>
          <table:table-cell table:number-columns-repeated="5"/>
          <table:table-cell table:style-name="ce2" office:value-type="string" calcext:value-type="string">
            <text:p>SDT</text:p>
          </table:table-cell>
          <table:table-cell table:style-name="ce2" office:value-type="string" calcext:value-type="string">
            <text:p>TAO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Higgs</text:p>
          </table:table-cell>
          <table:table-cell table:style-name="ce2" office:value-type="float" office:value="75.02" calcext:value-type="float">
            <text:p>75.02</text:p>
          </table:table-cell>
          <table:table-cell table:style-name="ce2" office:value-type="float" office:value="71.632" calcext:value-type="float">
            <text:p>71.632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SDT</text:p>
          </table:table-cell>
          <table:table-cell table:style-name="ce2" office:value-type="string" calcext:value-type="string">
            <text:p>TAO</text:p>
          </table:table-cell>
          <table:table-cell table:number-columns-repeated="5"/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LatentTree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pol</text:p>
          </table:table-cell>
          <table:table-cell table:style-name="ce2" office:value-type="float" office:value="98.91" calcext:value-type="float">
            <text:p>98.91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office:value-type="float" office:value="98.25" calcext:value-type="float">
            <text:p>98.25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LatentTree</text:p>
          </table:table-cell>
          <table:table-cell table:number-columns-repeated="5"/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TAO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MiniBooNE</text:p>
          </table:table-cell>
          <table:table-cell table:style-name="ce2" office:value-type="float" office:value="93.67" calcext:value-type="float">
            <text:p>93.67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float" office:value="91.98" calcext:value-type="float">
            <text:p>91.98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TAO</text:p>
          </table:table-cell>
          <table:table-cell table:number-columns-repeated="5"/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SDT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jannis</text:p>
          </table:table-cell>
          <table:table-cell table:style-name="ce2" office:value-type="float" office:value="78.87" calcext:value-type="float">
            <text:p>78.87</text:p>
          </table:table-cell>
          <table:table-cell table:style-name="ce2" office:value-type="float" office:value="78.18" calcext:value-type="float">
            <text:p>78.18</text:p>
          </table:table-cell>
          <table:table-cell table:style-name="ce2" office:value-type="float" office:value="77.845" calcext:value-type="float">
            <text:p>77.845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SDT</text:p>
          </table:table-cell>
          <table:table-cell table:number-columns-repeated="5"/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SDT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1" office:value-type="string" calcext:value-type="string">
            <text:p>Bioresponse</text:p>
          </table:table-cell>
          <table:table-cell table:style-name="ce2" office:value-type="float" office:value="77.84" calcext:value-type="float">
            <text:p>77.84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office:value-type="float" office:value="76.87" calcext:value-type="float">
            <text:p>76.87</text:p>
          </table:table-cell>
          <table:table-cell table:style-name="ce2" office:value-type="string" calcext:value-type="string">
            <text:p>DLGN VT</text:p>
          </table:table-cell>
          <table:table-cell table:style-name="ce2" office:value-type="string" calcext:value-type="string">
            <text:p>DLGN</text:p>
          </table:table-cell>
          <table:table-cell table:style-name="ce2" office:value-type="string" calcext:value-type="string">
            <text:p>SDT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LGN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electricity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office:value-type="float" office:value="81.94" calcext:value-type="float">
            <text:p>81.94</text:p>
          </table:table-cell>
          <table:table-cell table:style-name="ce2" office:value-type="float" office:value="86.65" calcext:value-type="float">
            <text:p>86.65</text:p>
          </table:table-cell>
          <table:table-cell table:style-name="ce2" office:value-type="float" office:value="80.48" calcext:value-type="float">
            <text:p>80.48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81.81" calcext:value-type="float">
            <text:p>81.81</text:p>
          </table:table-cell>
          <table:table-cell table:style-name="ce2" office:value-type="float" office:value="86.93" calcext:value-type="float">
            <text:p>86.9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bank-marketing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office:value-type="float" office:value="79.33" calcext:value-type="float">
            <text:p>79.33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8.89" calcext:value-type="float">
            <text:p>78.89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78.62" calcext:value-type="float">
            <text:p>78.62</text:p>
          </table:table-cell>
          <table:table-cell table:style-name="ce2" office:value-type="float" office:value="79.13" calcext:value-type="float">
            <text:p>79.13</text:p>
          </table:table-cell>
          <table:table-cell table:style-name="ce2" office:value-type="float" office:value="80.3" calcext:value-type="float">
            <text:p>80.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Diabetes130US</text:p>
          </table:table-cell>
          <table:table-cell table:style-name="ce1" office:value-type="float" office:value="61.01" calcext:value-type="float">
            <text:p>61.01</text:p>
          </table:table-cell>
          <table:table-cell table:style-name="ce2" office:value-type="float" office:value="60.42" calcext:value-type="float">
            <text:p>60.4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60.33" calcext:value-type="float">
            <text:p>60.33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44" calcext:value-type="float">
            <text:p>60.44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59" calcext:value-type="float">
            <text:p>60.59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california</text:p>
          </table:table-cell>
          <table:table-cell table:style-name="ce2" office:value-type="float" office:value="88.69" calcext:value-type="float">
            <text:p>88.69</text:p>
          </table:table-cell>
          <table:table-cell table:style-name="ce2" office:value-type="float" office:value="88.64" calcext:value-type="float">
            <text:p>88.64</text:p>
          </table:table-cell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86.74" calcext:value-type="float">
            <text:p>86.74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office:value-type="float" office:value="87.79" calcext:value-type="float">
            <text:p>87.79</text:p>
          </table:table-cell>
          <table:table-cell table:style-name="ce2" office:value-type="float" office:value="88.81" calcext:value-type="float">
            <text:p>88.81</text:p>
          </table:table-cell>
          <table:table-cell table:style-name="ce2" office:value-type="float" office:value="90.1" calcext:value-type="float">
            <text:p>90.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credit</text:p>
          </table:table-cell>
          <table:table-cell table:style-name="ce2" office:value-type="float" office:value="76.42" calcext:value-type="float">
            <text:p>76.42</text:p>
          </table:table-cell>
          <table:table-cell table:style-name="ce2" office:value-type="float" office:value="77.53" calcext:value-type="float">
            <text:p>77.53</text:p>
          </table:table-cell>
          <table:table-cell table:style-name="ce2" office:value-type="float" office:value="77.23" calcext:value-type="float">
            <text:p>77.23</text:p>
          </table:table-cell>
          <table:table-cell table:style-name="ce2" office:value-type="float" office:value="76.85" calcext:value-type="float">
            <text:p>76.85</text:p>
          </table:table-cell>
          <table:table-cell table:style-name="ce2" office:value-type="float" office:value="77.25" calcext:value-type="float">
            <text:p>77.25</text:p>
          </table:table-cell>
          <table:table-cell table:style-name="ce2" office:value-type="float" office:value="77.01" calcext:value-type="float">
            <text:p>77.01</text:p>
          </table:table-cell>
          <table:table-cell table:style-name="ce2" office:value-type="float" office:value="75.99" calcext:value-type="float">
            <text:p>75.99</text:p>
          </table:table-cell>
          <table:table-cell table:style-name="ce2" office:value-type="float" office:value="77.34" calcext:value-type="float">
            <text:p>77.3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covertype</text:p>
          </table:table-cell>
          <table:table-cell table:style-name="ce2" office:value-type="float" office:value="94.24" calcext:value-type="float">
            <text:p>94.24</text:p>
          </table:table-cell>
          <table:table-cell table:style-name="ce2" office:value-type="float" office:value="80.52" calcext:value-type="float">
            <text:p>80.52</text:p>
          </table:table-cell>
          <table:table-cell table:style-name="ce2" office:value-type="float" office:value="81.82" calcext:value-type="float">
            <text:p>81.82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82.77" calcext:value-type="float">
            <text:p>82.77</text:p>
          </table:table-cell>
          <table:table-cell table:style-name="ce2" office:value-type="float" office:value="79.63" calcext:value-type="float">
            <text:p>79.63</text:p>
          </table:table-cell>
          <table:table-cell table:style-name="ce2" office:value-type="float" office:value="80.42" calcext:value-type="float">
            <text:p>80.42</text:p>
          </table:table-cell>
          <table:table-cell table:style-name="ce2" office:value-type="float" office:value="81.83" calcext:value-type="float">
            <text:p>81.8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MagicTelescope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85.89" calcext:value-type="float">
            <text:p>85.89</text:p>
          </table:table-cell>
          <table:table-cell table:style-name="ce2" office:value-type="float" office:value="85.36" calcext:value-type="float">
            <text:p>85.36</text:p>
          </table:table-cell>
          <table:table-cell table:style-name="ce2" office:value-type="float" office:value="85.41" calcext:value-type="float">
            <text:p>85.41</text:p>
          </table:table-cell>
          <table:table-cell table:style-name="ce2" office:value-type="float" office:value="85.43" calcext:value-type="float">
            <text:p>85.43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85.96" calcext:value-type="float">
            <text:p>85.9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house_16H</text:p>
          </table:table-cell>
          <table:table-cell table:style-name="ce2" office:value-type="float" office:value="86.66" calcext:value-type="float">
            <text:p>86.66</text:p>
          </table:table-cell>
          <table:table-cell table:style-name="ce2" office:value-type="float" office:value="87.84" calcext:value-type="float">
            <text:p>87.84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87.72" calcext:value-type="float">
            <text:p>87.72</text:p>
          </table:table-cell>
          <table:table-cell table:style-name="ce2" office:value-type="float" office:value="87.96" calcext:value-type="float">
            <text:p>87.96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float" office:value="88.8" calcext:value-type="float">
            <text:p>88.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eye_movements</text:p>
          </table:table-cell>
          <table:table-cell table:style-name="ce2" office:value-type="float" office:value="58.29" calcext:value-type="float">
            <text:p>58.29</text:p>
          </table:table-cell>
          <table:table-cell table:style-name="ce2" office:value-type="float" office:value="57.83" calcext:value-type="float">
            <text:p>57.83</text:p>
          </table:table-cell>
          <table:table-cell table:style-name="ce2" office:value-type="float" office:value="63.43" calcext:value-type="float">
            <text:p>63.43</text:p>
          </table:table-cell>
          <table:table-cell table:style-name="ce2" office:value-type="float" office:value="58.35" calcext:value-type="float">
            <text:p>58.35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65.88" calcext:value-type="float">
            <text:p>65.8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70.62" calcext:value-type="float">
            <text:p>70.62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70.58" calcext:value-type="float">
            <text:p>70.58</text:p>
          </table:table-cell>
          <table:table-cell table:style-name="ce2" office:value-type="float" office:value="71.81" calcext:value-type="float">
            <text:p>71.81</text:p>
          </table:table-cell>
          <table:table-cell table:style-name="ce2" office:value-type="float" office:value="70.57" calcext:value-type="float">
            <text:p>70.57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1.56" calcext:value-type="float">
            <text:p>71.5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heloc</text:p>
          </table:table-cell>
          <table:table-cell table:style-name="ce1" office:value-type="float" office:value="71.9" calcext:value-type="float">
            <text:p>71.9</text:p>
          </table:table-cell>
          <table:table-cell table:style-name="ce2" office:value-type="float" office:value="71.87" calcext:value-type="float">
            <text:p>71.87</text:p>
          </table:table-cell>
          <table:table-cell table:style-name="ce2" office:value-type="float" office:value="71.82" calcext:value-type="float">
            <text:p>71.82</text:p>
          </table:table-cell>
          <table:table-cell table:style-name="ce2" office:value-type="float" office:value="71.86" calcext:value-type="float">
            <text:p>71.86</text:p>
          </table:table-cell>
          <table:table-cell table:style-name="ce2" office:value-type="float" office:value="71.62" calcext:value-type="float">
            <text:p>71.62</text:p>
          </table:table-cell>
          <table:table-cell table:style-name="ce1" office:value-type="float" office:value="71.89" calcext:value-type="float">
            <text:p>71.89</text:p>
          </table:table-cell>
          <table:table-cell table:style-name="ce2" office:value-type="float" office:value="71.98" calcext:value-type="float">
            <text:p>71.98</text:p>
          </table:table-cell>
          <table:table-cell table:style-name="ce2" office:value-type="float" office:value="71.72" calcext:value-type="float">
            <text:p>71.72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Higgs</text:p>
          </table:table-cell>
          <table:table-cell table:style-name="ce2" office:value-type="float" office:value="75.02" calcext:value-type="float">
            <text:p>75.02</text:p>
          </table:table-cell>
          <table:table-cell table:style-name="ce2" office:value-type="float" office:value="70.34" calcext:value-type="float">
            <text:p>70.34</text:p>
          </table:table-cell>
          <table:table-cell table:style-name="ce2" office:value-type="float" office:value="71.04" calcext:value-type="float">
            <text:p>71.04</text:p>
          </table:table-cell>
          <table:table-cell table:style-name="ce2" office:value-type="float" office:value="68.59" calcext:value-type="float">
            <text:p>68.59</text:p>
          </table:table-cell>
          <table:table-cell table:style-name="ce2" office:value-type="float" office:value="70.53" calcext:value-type="float">
            <text:p>70.53</text:p>
          </table:table-cell>
          <table:table-cell table:style-name="ce2" office:value-type="float" office:value="69.37" calcext:value-type="float">
            <text:p>69.37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71.36" calcext:value-type="float">
            <text:p>71.3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pol</text:p>
          </table:table-cell>
          <table:table-cell table:style-name="ce2" office:value-type="float" office:value="98.91" calcext:value-type="float">
            <text:p>98.91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8.08" calcext:value-type="float">
            <text:p>98.08</text:p>
          </table:table-cell>
          <table:table-cell table:style-name="ce2" office:value-type="float" office:value="94.75" calcext:value-type="float">
            <text:p>94.75</text:p>
          </table:table-cell>
          <table:table-cell table:style-name="ce2" office:value-type="float" office:value="98.17" calcext:value-type="float">
            <text:p>98.17</text:p>
          </table:table-cell>
          <table:table-cell table:style-name="ce2" office:value-type="float" office:value="94.98" calcext:value-type="float">
            <text:p>94.9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8.16" calcext:value-type="float">
            <text:p>98.1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MiniBooNE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float" office:value="93.51" calcext:value-type="float">
            <text:p>93.51</text:p>
          </table:table-cell>
          <table:table-cell table:style-name="ce2" office:value-type="float" office:value="93.31" calcext:value-type="float">
            <text:p>93.31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92.67" calcext:value-type="float">
            <text:p>92.67</text:p>
          </table:table-cell>
          <table:table-cell table:style-name="ce2" office:value-type="float" office:value="93.59" calcext:value-type="float">
            <text:p>93.59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office:value-type="float" office:value="93.68" calcext:value-type="float">
            <text:p>93.6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jannis</text:p>
          </table:table-cell>
          <table:table-cell table:style-name="ce2" office:value-type="float" office:value="78.87" calcext:value-type="float">
            <text:p>78.87</text:p>
          </table:table-cell>
          <table:table-cell table:style-name="ce2" office:value-type="float" office:value="76.77" calcext:value-type="float">
            <text:p>76.77</text:p>
          </table:table-cell>
          <table:table-cell table:style-name="ce2" office:value-type="float" office:value="77.27" calcext:value-type="float">
            <text:p>77.27</text:p>
          </table:table-cell>
          <table:table-cell table:style-name="ce2" office:value-type="float" office:value="74.46" calcext:value-type="float">
            <text:p>74.46</text:p>
          </table:table-cell>
          <table:table-cell table:style-name="ce2" office:value-type="float" office:value="77.21" calcext:value-type="float">
            <text:p>77.21</text:p>
          </table:table-cell>
          <table:table-cell table:style-name="ce2" office:value-type="float" office:value="75.03" calcext:value-type="float">
            <text:p>75.03</text:p>
          </table:table-cell>
          <table:table-cell table:style-name="ce2" office:value-type="float" office:value="77.16" calcext:value-type="float">
            <text:p>77.16</text:p>
          </table:table-cell>
          <table:table-cell table:style-name="ce2" office:value-type="float" office:value="77.85" calcext:value-type="float">
            <text:p>77.85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Bioresponse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office:value-type="float" office:value="75.63" calcext:value-type="float">
            <text:p>75.63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9.37" calcext:value-type="float">
            <text:p>79.37</text:p>
          </table:table-cell>
          <table:table-cell table:style-name="ce2" office:value-type="float" office:value="76.72" calcext:value-type="float">
            <text:p>76.72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Dataset</text:p>
          </table:table-cell>
          <table:table-cell/>
          <table:table-cell table:style-name="ce1" office:value-type="string" calcext:value-type="string">
            <text:p>Top 3 accuracies</text:p>
          </table:table-cell>
          <table:table-cell table:number-columns-repeated="2"/>
          <table:table-cell table:style-name="ce1" office:value-type="string" calcext:value-type="string">
            <text:p>Top 3 best models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1st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string" calcext:value-type="string">
            <text:p>1st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string" calcext:value-type="string">
            <text:p>3rd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" office:value-type="string" calcext:value-type="string">
            <text:p>electricity</text:p>
          </table:table-cell>
          <table:table-cell table:style-name="ce2" table:formula="of:=TRANSPOSE(sortn(TRANSPOSE([.H65:.O65]); 3; 0; 1; 0))" office:value-type="string" office:string-value="" calcext:value-type="error">
            <text:p>#NAME?</text:p>
          </table:table-cell>
          <table:table-cell table:style-name="ce2" office:value-type="float" office:value="86.65" calcext:value-type="float">
            <text:p>86.65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table:formula="of:=INDEX([.$H$64:.$O$64]; [.P85])" office:value-type="string" office:string-value="" calcext:value-type="error">
            <text:p>#NAME?</text:p>
          </table:table-cell>
          <table:table-cell table:style-name="ce2" table:formula="of:=INDEX([.$H$64:.$O$64]; [.Q85])" office:value-type="string" office:string-value="GradientBoosting" calcext:value-type="string">
            <text:p>GradientBoosting</text:p>
          </table:table-cell>
          <table:table-cell table:style-name="ce2" table:formula="of:=INDEX([.$H$64:.$O$64]; [.R85])" office:value-type="string" office:string-value="RandomForest" calcext:value-type="string">
            <text:p>RandomForest</text:p>
          </table:table-cell>
          <table:table-cell table:style-name="ce2" table:formula="of:=MATCH([.J85]; [.$H65:.$O65]; 0)" office:value-type="string" office:string-value="" calcext:value-type="error">
            <text:p>#NAME?</text:p>
          </table:table-cell>
          <table:table-cell table:style-name="ce2" table:formula="of:=MATCH([.K85]; [.$H65:.$O65]; 0)" office:value-type="float" office:value="3" calcext:value-type="float">
            <text:p>3</text:p>
          </table:table-cell>
          <table:table-cell table:style-name="ce2" table:formula="of:=MATCH([.L85]; [.$H65:.$O65]; 0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bank-marketing</text:p>
          </table:table-cell>
          <table:table-cell table:style-name="ce2" table:formula="of:=TRANSPOSE(sortn(TRANSPOSE([.H66:.O66]); 3; 0; 1; 0))" office:value-type="string" office:string-value="" calcext:value-type="error">
            <text:p>#NAME?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table:formula="of:=INDEX([.$H$64:.$O$64]; [.P86])" office:value-type="string" office:string-value="" calcext:value-type="error">
            <text:p>#NAME?</text:p>
          </table:table-cell>
          <table:table-cell table:style-name="ce2" table:formula="of:=INDEX([.$H$64:.$O$64]; [.Q86])" office:value-type="string" office:string-value="GradientBoosting" calcext:value-type="string">
            <text:p>GradientBoosting</text:p>
          </table:table-cell>
          <table:table-cell table:style-name="ce2" table:formula="of:=INDEX([.$H$64:.$O$64]; [.R86])" office:value-type="string" office:string-value="RandomForest" calcext:value-type="string">
            <text:p>RandomForest</text:p>
          </table:table-cell>
          <table:table-cell table:style-name="ce2" table:formula="of:=MATCH([.J86]; [.$H66:.$O66]; 0)" office:value-type="string" office:string-value="" calcext:value-type="error">
            <text:p>#NAME?</text:p>
          </table:table-cell>
          <table:table-cell table:style-name="ce2" table:formula="of:=MATCH([.K86]; [.$H66:.$O66]; 0)" office:value-type="float" office:value="3" calcext:value-type="float">
            <text:p>3</text:p>
          </table:table-cell>
          <table:table-cell table:style-name="ce2" table:formula="of:=MATCH([.L86]; [.$H66:.$O66]; 0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Diabetes130US</text:p>
          </table:table-cell>
          <table:table-cell table:style-name="ce2" table:formula="of:=TRANSPOSE(sortn(TRANSPOSE([.H67:.O67]); 3; 0; 1; 0))" office:value-type="string" office:string-value="" calcext:value-type="error">
            <text:p>#NAME?</text:p>
          </table:table-cell>
          <table:table-cell table:style-name="ce2" office:value-type="float" office:value="60.59" calcext:value-type="float">
            <text:p>60.59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table:formula="of:=INDEX([.$H$64:.$O$64]; [.P87])" office:value-type="string" office:string-value="" calcext:value-type="error">
            <text:p>#NAME?</text:p>
          </table:table-cell>
          <table:table-cell table:style-name="ce2" table:formula="of:=INDEX([.$H$64:.$O$64]; [.Q87])" office:value-type="string" office:string-value="XGBoost" calcext:value-type="string">
            <text:p>XGBoost</text:p>
          </table:table-cell>
          <table:table-cell table:style-name="ce2" table:formula="of:=INDEX([.$H$64:.$O$64]; [.R87])" office:value-type="string" office:string-value="RandomForest" calcext:value-type="string">
            <text:p>RandomForest</text:p>
          </table:table-cell>
          <table:table-cell table:style-name="ce2" table:formula="of:=MATCH([.J87]; [.$H67:.$O67]; 0)" office:value-type="string" office:string-value="" calcext:value-type="error">
            <text:p>#NAME?</text:p>
          </table:table-cell>
          <table:table-cell table:style-name="ce2" table:formula="of:=MATCH([.K87]; [.$H67:.$O67]; 0)" office:value-type="float" office:value="8" calcext:value-type="float">
            <text:p>8</text:p>
          </table:table-cell>
          <table:table-cell table:style-name="ce2" table:formula="of:=MATCH([.L87]; [.$H67:.$O67]; 0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california</text:p>
          </table:table-cell>
          <table:table-cell table:style-name="ce2" table:formula="of:=TRANSPOSE(sortn(TRANSPOSE([.H68:.O68]); 3; 0; 1; 0))" office:value-type="string" office:string-value="" calcext:value-type="error">
            <text:p>#NAME?</text:p>
          </table:table-cell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table:formula="of:=INDEX([.$H$64:.$O$64]; [.P88])" office:value-type="string" office:string-value="" calcext:value-type="error">
            <text:p>#NAME?</text:p>
          </table:table-cell>
          <table:table-cell table:style-name="ce2" table:formula="of:=INDEX([.$H$64:.$O$64]; [.Q88])" office:value-type="string" office:string-value="GradientBoosting" calcext:value-type="string">
            <text:p>GradientBoosting</text:p>
          </table:table-cell>
          <table:table-cell table:style-name="ce2" table:formula="of:=INDEX([.$H$64:.$O$64]; [.R88])" office:value-type="string" office:string-value="RandomForest" calcext:value-type="string">
            <text:p>RandomForest</text:p>
          </table:table-cell>
          <table:table-cell table:style-name="ce2" table:formula="of:=MATCH([.J88]; [.$H68:.$O68]; 0)" office:value-type="string" office:string-value="" calcext:value-type="error">
            <text:p>#NAME?</text:p>
          </table:table-cell>
          <table:table-cell table:style-name="ce2" table:formula="of:=MATCH([.K88]; [.$H68:.$O68]; 0)" office:value-type="float" office:value="3" calcext:value-type="float">
            <text:p>3</text:p>
          </table:table-cell>
          <table:table-cell table:style-name="ce2" table:formula="of:=MATCH([.L88]; [.$H68:.$O68]; 0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credit</text:p>
          </table:table-cell>
          <table:table-cell table:style-name="ce2" table:formula="of:=TRANSPOSE(sortn(TRANSPOSE([.H69:.O69]); 3; 0; 1; 0))" office:value-type="string" office:string-value="" calcext:value-type="error">
            <text:p>#NAME?</text:p>
          </table:table-cell>
          <table:table-cell table:style-name="ce2" office:value-type="float" office:value="77.34" calcext:value-type="float">
            <text:p>77.34</text:p>
          </table:table-cell>
          <table:table-cell table:style-name="ce2" office:value-type="float" office:value="77.25" calcext:value-type="float">
            <text:p>77.25</text:p>
          </table:table-cell>
          <table:table-cell table:style-name="ce2" table:formula="of:=INDEX([.$H$64:.$O$64]; [.P89])" office:value-type="string" office:string-value="" calcext:value-type="error">
            <text:p>#NAME?</text:p>
          </table:table-cell>
          <table:table-cell table:style-name="ce2" table:formula="of:=INDEX([.$H$64:.$O$64]; [.Q89])" office:value-type="string" office:string-value="XGBoost" calcext:value-type="string">
            <text:p>XGBoost</text:p>
          </table:table-cell>
          <table:table-cell table:style-name="ce2" table:formula="of:=INDEX([.$H$64:.$O$64]; [.R89])" office:value-type="string" office:string-value="RandomForest" calcext:value-type="string">
            <text:p>RandomForest</text:p>
          </table:table-cell>
          <table:table-cell table:style-name="ce2" table:formula="of:=MATCH([.J89]; [.$H69:.$O69]; 0)" office:value-type="string" office:string-value="" calcext:value-type="error">
            <text:p>#NAME?</text:p>
          </table:table-cell>
          <table:table-cell table:style-name="ce2" table:formula="of:=MATCH([.K89]; [.$H69:.$O69]; 0)" office:value-type="float" office:value="8" calcext:value-type="float">
            <text:p>8</text:p>
          </table:table-cell>
          <table:table-cell table:style-name="ce2" table:formula="of:=MATCH([.L89]; [.$H69:.$O69]; 0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covertype</text:p>
          </table:table-cell>
          <table:table-cell table:style-name="ce2" table:formula="of:=TRANSPOSE(sortn(TRANSPOSE([.H70:.O70]); 3; 0; 1; 0))" office:value-type="string" office:string-value="" calcext:value-type="error">
            <text:p>#NAME?</text:p>
          </table:table-cell>
          <table:table-cell table:style-name="ce2" office:value-type="float" office:value="82.77" calcext:value-type="float">
            <text:p>82.77</text:p>
          </table:table-cell>
          <table:table-cell table:style-name="ce2" office:value-type="float" office:value="81.83" calcext:value-type="float">
            <text:p>81.83</text:p>
          </table:table-cell>
          <table:table-cell table:style-name="ce2" table:formula="of:=INDEX([.$H$64:.$O$64]; [.P90])" office:value-type="string" office:string-value="" calcext:value-type="error">
            <text:p>#NAME?</text:p>
          </table:table-cell>
          <table:table-cell table:style-name="ce2" table:formula="of:=INDEX([.$H$64:.$O$64]; [.Q90])" office:value-type="string" office:string-value="RandomForest" calcext:value-type="string">
            <text:p>RandomForest</text:p>
          </table:table-cell>
          <table:table-cell table:style-name="ce2" table:formula="of:=INDEX([.$H$64:.$O$64]; [.R90])" office:value-type="string" office:string-value="XGBoost" calcext:value-type="string">
            <text:p>XGBoost</text:p>
          </table:table-cell>
          <table:table-cell table:style-name="ce2" table:formula="of:=MATCH([.J90]; [.$H70:.$O70]; 0)" office:value-type="string" office:string-value="" calcext:value-type="error">
            <text:p>#NAME?</text:p>
          </table:table-cell>
          <table:table-cell table:style-name="ce2" table:formula="of:=MATCH([.K90]; [.$H70:.$O70]; 0)" office:value-type="float" office:value="5" calcext:value-type="float">
            <text:p>5</text:p>
          </table:table-cell>
          <table:table-cell table:style-name="ce2" table:formula="of:=MATCH([.L90]; [.$H70:.$O70]; 0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MagicTelescope</text:p>
          </table:table-cell>
          <table:table-cell table:style-name="ce2" table:formula="of:=TRANSPOSE(sortn(TRANSPOSE([.H71:.O71]); 3; 0; 1; 0))" office:value-type="string" office:string-value="" calcext:value-type="error">
            <text:p>#NAME?</text:p>
          </table:table-cell>
          <table:table-cell table:style-name="ce2" office:value-type="float" office:value="85.89" calcext:value-type="float">
            <text:p>85.89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table:formula="of:=INDEX([.$H$64:.$O$64]; [.P91])" office:value-type="string" office:string-value="" calcext:value-type="error">
            <text:p>#NAME?</text:p>
          </table:table-cell>
          <table:table-cell table:style-name="ce2" table:formula="of:=INDEX([.$H$64:.$O$64]; [.Q91])" office:value-type="string" office:string-value="FT Transformer" calcext:value-type="string">
            <text:p>FT Transformer</text:p>
          </table:table-cell>
          <table:table-cell table:style-name="ce2" table:formula="of:=INDEX([.$H$64:.$O$64]; [.R91])" office:value-type="string" office:string-value="Resnet" calcext:value-type="string">
            <text:p>Resnet</text:p>
          </table:table-cell>
          <table:table-cell table:style-name="ce2" table:formula="of:=MATCH([.J91]; [.$H71:.$O71]; 0)" office:value-type="string" office:string-value="" calcext:value-type="error">
            <text:p>#NAME?</text:p>
          </table:table-cell>
          <table:table-cell table:style-name="ce2" table:formula="of:=MATCH([.K91]; [.$H71:.$O71]; 0)" office:value-type="float" office:value="2" calcext:value-type="float">
            <text:p>2</text:p>
          </table:table-cell>
          <table:table-cell table:style-name="ce2" table:formula="of:=MATCH([.L91]; [.$H71:.$O71]; 0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house_16H</text:p>
          </table:table-cell>
          <table:table-cell table:style-name="ce2" table:formula="of:=TRANSPOSE(sortn(TRANSPOSE([.H72:.O72]); 3; 0; 1; 0))" office:value-type="string" office:string-value="" calcext:value-type="error">
            <text:p>#NAME?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table:formula="of:=INDEX([.$H$64:.$O$64]; [.P92])" office:value-type="string" office:string-value="" calcext:value-type="error">
            <text:p>#NAME?</text:p>
          </table:table-cell>
          <table:table-cell table:style-name="ce2" table:formula="of:=INDEX([.$H$64:.$O$64]; [.Q92])" office:value-type="string" office:string-value="SAINT" calcext:value-type="string">
            <text:p>SAINT</text:p>
          </table:table-cell>
          <table:table-cell table:style-name="ce2" table:formula="of:=INDEX([.$H$64:.$O$64]; [.R92])" office:value-type="string" office:string-value="GradientBoosting" calcext:value-type="string">
            <text:p>GradientBoosting</text:p>
          </table:table-cell>
          <table:table-cell table:style-name="ce2" table:formula="of:=MATCH([.J92]; [.$H72:.$O72]; 0)" office:value-type="string" office:string-value="" calcext:value-type="error">
            <text:p>#NAME?</text:p>
          </table:table-cell>
          <table:table-cell table:style-name="ce2" table:formula="of:=MATCH([.K92]; [.$H72:.$O72]; 0)" office:value-type="float" office:value="7" calcext:value-type="float">
            <text:p>7</text:p>
          </table:table-cell>
          <table:table-cell table:style-name="ce2" table:formula="of:=MATCH([.L92]; [.$H72:.$O72]; 0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eye_movements</text:p>
          </table:table-cell>
          <table:table-cell table:style-name="ce2" table:formula="of:=TRANSPOSE(sortn(TRANSPOSE([.H73:.O73]); 3; 0; 1; 0))" office:value-type="string" office:string-value="" calcext:value-type="error">
            <text:p>#NAME?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63.43" calcext:value-type="float">
            <text:p>63.43</text:p>
          </table:table-cell>
          <table:table-cell table:style-name="ce2" table:formula="of:=INDEX([.$H$64:.$O$64]; [.P93])" office:value-type="string" office:string-value="" calcext:value-type="error">
            <text:p>#NAME?</text:p>
          </table:table-cell>
          <table:table-cell table:style-name="ce2" table:formula="of:=INDEX([.$H$64:.$O$64]; [.Q93])" office:value-type="string" office:string-value="RandomForest" calcext:value-type="string">
            <text:p>RandomForest</text:p>
          </table:table-cell>
          <table:table-cell table:style-name="ce2" table:formula="of:=INDEX([.$H$64:.$O$64]; [.R93])" office:value-type="string" office:string-value="GradientBoosting" calcext:value-type="string">
            <text:p>GradientBoosting</text:p>
          </table:table-cell>
          <table:table-cell table:style-name="ce2" table:formula="of:=MATCH([.J93]; [.$H73:.$O73]; 0)" office:value-type="string" office:string-value="" calcext:value-type="error">
            <text:p>#NAME?</text:p>
          </table:table-cell>
          <table:table-cell table:style-name="ce2" table:formula="of:=MATCH([.K93]; [.$H73:.$O73]; 0)" office:value-type="float" office:value="5" calcext:value-type="float">
            <text:p>5</text:p>
          </table:table-cell>
          <table:table-cell table:style-name="ce2" table:formula="of:=MATCH([.L93]; [.$H73:.$O73]; 0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default-of-credit-card-clients</text:p>
          </table:table-cell>
          <table:table-cell table:style-name="ce2" table:formula="of:=TRANSPOSE(sortn(TRANSPOSE([.H74:.O74]); 3; 0; 1; 0))" office:value-type="string" office:string-value="" calcext:value-type="error">
            <text:p>#NAME?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table:formula="of:=INDEX([.$H$64:.$O$64]; [.P94])" office:value-type="string" office:string-value="" calcext:value-type="error">
            <text:p>#NAME?</text:p>
          </table:table-cell>
          <table:table-cell table:style-name="ce2" table:formula="of:=INDEX([.$H$64:.$O$64]; [.Q94])" office:value-type="string" office:string-value="GradientBoosting" calcext:value-type="string">
            <text:p>GradientBoosting</text:p>
          </table:table-cell>
          <table:table-cell table:style-name="ce2" table:formula="of:=INDEX([.$H$64:.$O$64]; [.R94])" office:value-type="string" office:string-value="FT Transformer" calcext:value-type="string">
            <text:p>FT Transformer</text:p>
          </table:table-cell>
          <table:table-cell table:style-name="ce2" table:formula="of:=MATCH([.J94]; [.$H74:.$O74]; 0)" office:value-type="string" office:string-value="" calcext:value-type="error">
            <text:p>#NAME?</text:p>
          </table:table-cell>
          <table:table-cell table:style-name="ce2" table:formula="of:=MATCH([.K94]; [.$H74:.$O74]; 0)" office:value-type="float" office:value="3" calcext:value-type="float">
            <text:p>3</text:p>
          </table:table-cell>
          <table:table-cell table:style-name="ce2" table:formula="of:=MATCH([.L94]; [.$H74:.$O74]; 0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heloc</text:p>
          </table:table-cell>
          <table:table-cell table:style-name="ce2" table:formula="of:=TRANSPOSE(sortn(TRANSPOSE([.H75:.O75]); 3; 0; 1; 0))" office:value-type="string" office:string-value="" calcext:value-type="error">
            <text:p>#NAME?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1.89" calcext:value-type="float">
            <text:p>71.89</text:p>
          </table:table-cell>
          <table:table-cell table:style-name="ce2" table:formula="of:=INDEX([.$H$64:.$O$64]; [.P95])" office:value-type="string" office:string-value="" calcext:value-type="error">
            <text:p>#NAME?</text:p>
          </table:table-cell>
          <table:table-cell table:style-name="ce2" table:formula="of:=INDEX([.$H$64:.$O$64]; [.Q95])" office:value-type="string" office:string-value="DLGN" calcext:value-type="string">
            <text:p>DLGN</text:p>
          </table:table-cell>
          <table:table-cell table:style-name="ce2" table:formula="of:=INDEX([.$H$64:.$O$64]; [.R95])" office:value-type="string" office:string-value="Resnet" calcext:value-type="string">
            <text:p>Resnet</text:p>
          </table:table-cell>
          <table:table-cell table:style-name="ce2" table:formula="of:=MATCH([.J95]; [.$H75:.$O75]; 0)" office:value-type="string" office:string-value="" calcext:value-type="error">
            <text:p>#NAME?</text:p>
          </table:table-cell>
          <table:table-cell table:style-name="ce2" table:formula="of:=MATCH([.K95]; [.$H75:.$O75]; 0)" office:value-type="float" office:value="1" calcext:value-type="float">
            <text:p>1</text:p>
          </table:table-cell>
          <table:table-cell table:style-name="ce2" table:formula="of:=MATCH([.L95]; [.$H75:.$O75]; 0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Higgs</text:p>
          </table:table-cell>
          <table:table-cell table:style-name="ce2" table:formula="of:=TRANSPOSE(sortn(TRANSPOSE([.H76:.O76]); 3; 0; 1; 0))" office:value-type="string" office:string-value="" calcext:value-type="error">
            <text:p>#NAME?</text:p>
          </table:table-cell>
          <table:table-cell table:style-name="ce2" office:value-type="float" office:value="71.36" calcext:value-type="float">
            <text:p>71.36</text:p>
          </table:table-cell>
          <table:table-cell table:style-name="ce2" office:value-type="float" office:value="71.04" calcext:value-type="float">
            <text:p>71.04</text:p>
          </table:table-cell>
          <table:table-cell table:style-name="ce2" table:formula="of:=INDEX([.$H$64:.$O$64]; [.P96])" office:value-type="string" office:string-value="" calcext:value-type="error">
            <text:p>#NAME?</text:p>
          </table:table-cell>
          <table:table-cell table:style-name="ce2" table:formula="of:=INDEX([.$H$64:.$O$64]; [.Q96])" office:value-type="string" office:string-value="XGBoost" calcext:value-type="string">
            <text:p>XGBoost</text:p>
          </table:table-cell>
          <table:table-cell table:style-name="ce2" table:formula="of:=INDEX([.$H$64:.$O$64]; [.R96])" office:value-type="string" office:string-value="GradientBoosting" calcext:value-type="string">
            <text:p>GradientBoosting</text:p>
          </table:table-cell>
          <table:table-cell table:style-name="ce2" table:formula="of:=MATCH([.J96]; [.$H76:.$O76]; 0)" office:value-type="string" office:string-value="" calcext:value-type="error">
            <text:p>#NAME?</text:p>
          </table:table-cell>
          <table:table-cell table:style-name="ce2" table:formula="of:=MATCH([.K96]; [.$H76:.$O76]; 0)" office:value-type="float" office:value="8" calcext:value-type="float">
            <text:p>8</text:p>
          </table:table-cell>
          <table:table-cell table:style-name="ce2" table:formula="of:=MATCH([.L96]; [.$H76:.$O76]; 0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pol</text:p>
          </table:table-cell>
          <table:table-cell table:style-name="ce2" table:formula="of:=TRANSPOSE(sortn(TRANSPOSE([.H77:.O77]); 3; 0; 1; 0))" office:value-type="string" office:string-value="" calcext:value-type="error">
            <text:p>#NAME?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8.17" calcext:value-type="float">
            <text:p>98.17</text:p>
          </table:table-cell>
          <table:table-cell table:style-name="ce2" table:formula="of:=INDEX([.$H$64:.$O$64]; [.P97])" office:value-type="string" office:string-value="" calcext:value-type="error">
            <text:p>#NAME?</text:p>
          </table:table-cell>
          <table:table-cell table:style-name="ce2" table:formula="of:=INDEX([.$H$64:.$O$64]; [.Q97])" office:value-type="string" office:string-value="FT Transformer" calcext:value-type="string">
            <text:p>FT Transformer</text:p>
          </table:table-cell>
          <table:table-cell table:style-name="ce2" table:formula="of:=INDEX([.$H$64:.$O$64]; [.R97])" office:value-type="string" office:string-value="RandomForest" calcext:value-type="string">
            <text:p>RandomForest</text:p>
          </table:table-cell>
          <table:table-cell table:style-name="ce2" table:formula="of:=MATCH([.J97]; [.$H77:.$O77]; 0)" office:value-type="string" office:string-value="" calcext:value-type="error">
            <text:p>#NAME?</text:p>
          </table:table-cell>
          <table:table-cell table:style-name="ce2" table:formula="of:=MATCH([.K97]; [.$H77:.$O77]; 0)" office:value-type="float" office:value="2" calcext:value-type="float">
            <text:p>2</text:p>
          </table:table-cell>
          <table:table-cell table:style-name="ce2" table:formula="of:=MATCH([.L97]; [.$H77:.$O77]; 0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MiniBooNE</text:p>
          </table:table-cell>
          <table:table-cell table:style-name="ce2" table:formula="of:=TRANSPOSE(sortn(TRANSPOSE([.H78:.O78]); 3; 0; 1; 0))" office:value-type="string" office:string-value="" calcext:value-type="error">
            <text:p>#NAME?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table:formula="of:=INDEX([.$H$64:.$O$64]; [.P98])" office:value-type="string" office:string-value="" calcext:value-type="error">
            <text:p>#NAME?</text:p>
          </table:table-cell>
          <table:table-cell table:style-name="ce2" table:formula="of:=INDEX([.$H$64:.$O$64]; [.Q98])" office:value-type="string" office:string-value="DLGN" calcext:value-type="string">
            <text:p>DLGN</text:p>
          </table:table-cell>
          <table:table-cell table:style-name="ce2" table:formula="of:=INDEX([.$H$64:.$O$64]; [.R98])" office:value-type="string" office:string-value="SAINT" calcext:value-type="string">
            <text:p>SAINT</text:p>
          </table:table-cell>
          <table:table-cell table:style-name="ce2" table:formula="of:=MATCH([.J98]; [.$H78:.$O78]; 0)" office:value-type="string" office:string-value="" calcext:value-type="error">
            <text:p>#NAME?</text:p>
          </table:table-cell>
          <table:table-cell table:style-name="ce2" table:formula="of:=MATCH([.K98]; [.$H78:.$O78]; 0)" office:value-type="float" office:value="1" calcext:value-type="float">
            <text:p>1</text:p>
          </table:table-cell>
          <table:table-cell table:style-name="ce2" table:formula="of:=MATCH([.L98]; [.$H78:.$O78]; 0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jannis</text:p>
          </table:table-cell>
          <table:table-cell table:style-name="ce2" table:formula="of:=TRANSPOSE(sortn(TRANSPOSE([.H79:.O79]); 3; 0; 1; 0))" office:value-type="string" office:string-value="" calcext:value-type="error">
            <text:p>#NAME?</text:p>
          </table:table-cell>
          <table:table-cell table:style-name="ce2" office:value-type="float" office:value="77.85" calcext:value-type="float">
            <text:p>77.85</text:p>
          </table:table-cell>
          <table:table-cell table:style-name="ce2" office:value-type="float" office:value="77.27" calcext:value-type="float">
            <text:p>77.27</text:p>
          </table:table-cell>
          <table:table-cell table:style-name="ce2" table:formula="of:=INDEX([.$H$64:.$O$64]; [.P99])" office:value-type="string" office:string-value="" calcext:value-type="error">
            <text:p>#NAME?</text:p>
          </table:table-cell>
          <table:table-cell table:style-name="ce2" table:formula="of:=INDEX([.$H$64:.$O$64]; [.Q99])" office:value-type="string" office:string-value="XGBoost" calcext:value-type="string">
            <text:p>XGBoost</text:p>
          </table:table-cell>
          <table:table-cell table:style-name="ce2" table:formula="of:=INDEX([.$H$64:.$O$64]; [.R99])" office:value-type="string" office:string-value="GradientBoosting" calcext:value-type="string">
            <text:p>GradientBoosting</text:p>
          </table:table-cell>
          <table:table-cell table:style-name="ce2" table:formula="of:=MATCH([.J99]; [.$H79:.$O79]; 0)" office:value-type="string" office:string-value="" calcext:value-type="error">
            <text:p>#NAME?</text:p>
          </table:table-cell>
          <table:table-cell table:style-name="ce2" table:formula="of:=MATCH([.K99]; [.$H79:.$O79]; 0)" office:value-type="float" office:value="8" calcext:value-type="float">
            <text:p>8</text:p>
          </table:table-cell>
          <table:table-cell table:style-name="ce2" table:formula="of:=MATCH([.L99]; [.$H79:.$O79]; 0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" office:value-type="string" calcext:value-type="string">
            <text:p>Bioresponse</text:p>
          </table:table-cell>
          <table:table-cell table:style-name="ce2" table:formula="of:=TRANSPOSE(sortn(TRANSPOSE([.H80:.O80]); 3; 0; 1; 0))" office:value-type="string" office:string-value="" calcext:value-type="error">
            <text:p>#NAME?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table:formula="of:=INDEX([.$H$64:.$O$64]; [.P100])" office:value-type="string" office:string-value="" calcext:value-type="error">
            <text:p>#NAME?</text:p>
          </table:table-cell>
          <table:table-cell table:style-name="ce2" table:formula="of:=INDEX([.$H$64:.$O$64]; [.Q100])" office:value-type="string" office:string-value="XGBoost" calcext:value-type="string">
            <text:p>XGBoost</text:p>
          </table:table-cell>
          <table:table-cell table:style-name="ce2" table:formula="of:=INDEX([.$H$64:.$O$64]; [.R100])" office:value-type="string" office:string-value="DLGN" calcext:value-type="string">
            <text:p>DLGN</text:p>
          </table:table-cell>
          <table:table-cell table:style-name="ce2" table:formula="of:=MATCH([.J100]; [.$H80:.$O80]; 0)" office:value-type="string" office:string-value="" calcext:value-type="error">
            <text:p>#NAME?</text:p>
          </table:table-cell>
          <table:table-cell table:style-name="ce2" table:formula="of:=MATCH([.K100]; [.$H80:.$O80]; 0)" office:value-type="float" office:value="8" calcext:value-type="float">
            <text:p>8</text:p>
          </table:table-cell>
          <table:table-cell table:style-name="ce2" table:formula="of:=MATCH([.L100]; [.$H80:.$O80]; 0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2" table:formula="of:=MATCH([.J101]; [.$H81:.$O81]; 0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2" table:number-rows-repeated="33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DLGN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LCN</text:p>
          </table:table-cell>
          <table:table-cell table:style-name="ce1"/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odel Max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electricity</text:p>
          </table:table-cell>
          <table:table-cell table:style-name="ce1" office:value-type="float" office:value="19.2797921049375" calcext:value-type="float">
            <text:p>19.2797921049375</text:p>
          </table:table-cell>
          <table:table-cell table:style-name="ce2" office:value-type="float" office:value="81.99" calcext:value-type="float">
            <text:p>81.99</text:p>
          </table:table-cell>
          <table:table-cell table:style-name="ce1" office:value-type="float" office:value="0.69186981809182" calcext:value-type="float">
            <text:p>0.69186981809182</text:p>
          </table:table-cell>
          <table:table-cell table:style-name="ce1" office:value-type="float" office:value="0.766118054696201" calcext:value-type="float">
            <text:p>0.766118054696201</text:p>
          </table:table-cell>
          <table:table-cell table:style-name="ce1" office:value-type="float" office:value="0.815245637916099" calcext:value-type="float">
            <text:p>0.815245637916099</text:p>
          </table:table-cell>
          <table:table-cell table:style-name="ce2" office:value-type="float" office:value="69.19" calcext:value-type="float">
            <text:p>69.19</text:p>
          </table:table-cell>
          <table:table-cell/>
          <table:table-cell table:style-name="ce2" office:value-type="float" office:value="76.61" calcext:value-type="float">
            <text:p>76.61</text:p>
          </table:table-cell>
          <table:table-cell table:style-name="ce2" office:value-type="float" office:value="81.52" calcext:value-type="float">
            <text:p>81.52</text:p>
          </table:table-cell>
          <table:table-cell table:style-name="ce1" office:value-type="float" office:value="76.414" calcext:value-type="float">
            <text:p>76.414</text:p>
          </table:table-cell>
          <table:table-cell table:style-name="ce2" office:value-type="float" office:value="81.94" calcext:value-type="float">
            <text:p>81.94</text:p>
          </table:table-cell>
          <table:table-cell table:style-name="ce2" office:value-type="float" office:value="86.65" calcext:value-type="float">
            <text:p>86.65</text:p>
          </table:table-cell>
          <table:table-cell table:style-name="ce2" office:value-type="float" office:value="80.48" calcext:value-type="float">
            <text:p>80.48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81.81" calcext:value-type="float">
            <text:p>81.81</text:p>
          </table:table-cell>
          <table:table-cell table:style-name="ce2" office:value-type="float" office:value="86.93" calcext:value-type="float">
            <text:p>86.93</text:p>
          </table:table-cell>
          <table:table-cell table:style-name="ce1" office:value-type="float" office:value="0.819372533279818" calcext:value-type="float">
            <text:p>0.819372533279818</text:p>
          </table:table-cell>
          <table:table-cell table:style-name="ce2" office:value-type="float" office:value="0.86653622315874" calcext:value-type="float">
            <text:p>0.86653622315874</text:p>
          </table:table-cell>
          <table:table-cell table:style-name="ce2" office:value-type="float" office:value="0.80478627332932" calcext:value-type="float">
            <text:p>0.80478627332932</text:p>
          </table:table-cell>
          <table:table-cell table:style-name="ce2" office:value-type="float" office:value="0.860997391129842" calcext:value-type="float">
            <text:p>0.860997391129842</text:p>
          </table:table-cell>
          <table:table-cell table:style-name="ce2" office:value-type="float" office:value="0.81055923473142" calcext:value-type="float">
            <text:p>0.81055923473142</text:p>
          </table:table-cell>
          <table:table-cell table:style-name="ce2" office:value-type="float" office:value="0.818054719379223" calcext:value-type="float">
            <text:p>0.818054719379223</text:p>
          </table:table-cell>
          <table:table-cell table:style-name="ce2" office:value-type="float" office:value="0.869335741521172" calcext:value-type="float">
            <text:p>0.869335741521172</text:p>
          </table:table-cell>
          <table:table-cell table:style-name="ce2" office:value-type="string" calcext:value-type="string">
            <text:p>XGBoost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bank-marketing</text:p>
          </table:table-cell>
          <table:table-cell table:style-name="ce1" office:value-type="float" office:value="22.2772277227722" calcext:value-type="float">
            <text:p>22.2772277227722</text:p>
          </table:table-cell>
          <table:table-cell table:style-name="ce2" office:value-type="float" office:value="78.53" calcext:value-type="float">
            <text:p>78.53</text:p>
          </table:table-cell>
          <table:table-cell table:style-name="ce1" office:value-type="float" office:value="0.729522952295229" calcext:value-type="float">
            <text:p>0.729522952295229</text:p>
          </table:table-cell>
          <table:table-cell table:style-name="ce1" office:value-type="float" office:value="0.778127812781278" calcext:value-type="float">
            <text:p>0.778127812781278</text:p>
          </table:table-cell>
          <table:table-cell table:style-name="ce1" office:value-type="float" office:value="0.774077407740774" calcext:value-type="float">
            <text:p>0.774077407740774</text:p>
          </table:table-cell>
          <table:table-cell table:style-name="ce2" office:value-type="float" office:value="72.95" calcext:value-type="float">
            <text:p>72.95</text:p>
          </table:table-cell>
          <table:table-cell/>
          <table:table-cell table:style-name="ce2" office:value-type="float" office:value="77.81" calcext:value-type="float">
            <text:p>77.81</text:p>
          </table:table-cell>
          <table:table-cell table:style-name="ce2" office:value-type="float" office:value="77.41" calcext:value-type="float">
            <text:p>77.41</text:p>
          </table:table-cell>
          <table:table-cell table:style-name="ce1" office:value-type="float" office:value="77.768" calcext:value-type="float">
            <text:p>77.768</text:p>
          </table:table-cell>
          <table:table-cell table:style-name="ce2" office:value-type="float" office:value="79.33" calcext:value-type="float">
            <text:p>79.33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8.89" calcext:value-type="float">
            <text:p>78.89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78.62" calcext:value-type="float">
            <text:p>78.62</text:p>
          </table:table-cell>
          <table:table-cell table:style-name="ce2" office:value-type="float" office:value="79.13" calcext:value-type="float">
            <text:p>79.13</text:p>
          </table:table-cell>
          <table:table-cell table:style-name="ce2" office:value-type="float" office:value="80.3" calcext:value-type="float">
            <text:p>80.3</text:p>
          </table:table-cell>
          <table:table-cell table:style-name="ce1" office:value-type="float" office:value="0.793279327932793" calcext:value-type="float">
            <text:p>0.793279327932793</text:p>
          </table:table-cell>
          <table:table-cell table:style-name="ce2" office:value-type="float" office:value="0.802010201020102" calcext:value-type="float">
            <text:p>0.802010201020102</text:p>
          </table:table-cell>
          <table:table-cell table:style-name="ce2" office:value-type="float" office:value="0.788888888888889" calcext:value-type="float">
            <text:p>0.788888888888889</text:p>
          </table:table-cell>
          <table:table-cell table:style-name="ce2" office:value-type="float" office:value="0.798019801980198" calcext:value-type="float">
            <text:p>0.798019801980198</text:p>
          </table:table-cell>
          <table:table-cell table:style-name="ce2" office:value-type="float" office:value="0.786228622862286" calcext:value-type="float">
            <text:p>0.786228622862286</text:p>
          </table:table-cell>
          <table:table-cell table:style-name="ce2" office:value-type="float" office:value="0.791349134913491" calcext:value-type="float">
            <text:p>0.791349134913491</text:p>
          </table:table-cell>
          <table:table-cell table:style-name="ce2" office:value-type="float" office:value="0.803020302030203" calcext:value-type="float">
            <text:p>0.803020302030203</text:p>
          </table:table-cell>
          <table:table-cell table:style-name="ce2" office:value-type="string" calcext:value-type="string">
            <text:p>XGBoost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Diabetes130US</text:p>
          </table:table-cell>
          <table:table-cell table:style-name="ce1" office:value-type="float" office:value="39.0917007167258" calcext:value-type="float">
            <text:p>39.0917007167258</text:p>
          </table:table-cell>
          <table:table-cell table:style-name="ce1" office:value-type="float" office:value="61.01" calcext:value-type="float">
            <text:p>61.01</text:p>
          </table:table-cell>
          <table:table-cell table:style-name="ce1" office:value-type="float" office:value="0.588719941054323" calcext:value-type="float">
            <text:p>0.588719941054323</text:p>
          </table:table-cell>
          <table:table-cell table:style-name="ce1" office:value-type="float" office:value="0.606604595083394" calcext:value-type="float">
            <text:p>0.606604595083394</text:p>
          </table:table-cell>
          <table:table-cell table:style-name="ce1" office:value-type="float" office:value="0.605063969455422" calcext:value-type="float">
            <text:p>0.605063969455422</text:p>
          </table:table-cell>
          <table:table-cell table:style-name="ce2" office:value-type="float" office:value="58.87" calcext:value-type="float">
            <text:p>58.87</text:p>
          </table:table-cell>
          <table:table-cell table:style-name="ce1"/>
          <table:table-cell table:style-name="ce2" office:value-type="float" office:value="60.66" calcext:value-type="float">
            <text:p>60.66</text:p>
          </table:table-cell>
          <table:table-cell table:style-name="ce2" office:value-type="float" office:value="60.51" calcext:value-type="float">
            <text:p>60.51</text:p>
          </table:table-cell>
          <table:table-cell table:style-name="ce1" office:value-type="float" office:value="60.835" calcext:value-type="float">
            <text:p>60.835</text:p>
          </table:table-cell>
          <table:table-cell table:style-name="ce2" office:value-type="float" office:value="60.42" calcext:value-type="float">
            <text:p>60.4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60.33" calcext:value-type="float">
            <text:p>60.33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44" calcext:value-type="float">
            <text:p>60.44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59" calcext:value-type="float">
            <text:p>60.59</text:p>
          </table:table-cell>
          <table:table-cell table:style-name="ce1" office:value-type="float" office:value="0.604167153847953" calcext:value-type="float">
            <text:p>0.604167153847953</text:p>
          </table:table-cell>
          <table:table-cell table:style-name="ce2" office:value-type="float" office:value="0.603978517254012" calcext:value-type="float">
            <text:p>0.603978517254012</text:p>
          </table:table-cell>
          <table:table-cell table:style-name="ce2" office:value-type="float" office:value="0.603331540506201" calcext:value-type="float">
            <text:p>0.603331540506201</text:p>
          </table:table-cell>
          <table:table-cell table:style-name="ce2" office:value-type="float" office:value="0.604736181590004" calcext:value-type="float">
            <text:p>0.604736181590004</text:p>
          </table:table-cell>
          <table:table-cell table:style-name="ce2" office:value-type="float" office:value="0.604449329248805" calcext:value-type="float">
            <text:p>0.604449329248805</text:p>
          </table:table-cell>
          <table:table-cell table:style-name="ce2" office:value-type="float" office:value="0.604656673604128" calcext:value-type="float">
            <text:p>0.604656673604128</text:p>
          </table:table-cell>
          <table:table-cell table:style-name="ce2" office:value-type="float" office:value="0.605906975656526" calcext:value-type="float">
            <text:p>0.605906975656526</text:p>
          </table:table-cell>
          <table:table-cell table:style-name="ce2" office:value-type="string" calcext:value-type="string">
            <text:p>DLGN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california</text:p>
          </table:table-cell>
          <table:table-cell table:style-name="ce1" office:value-type="float" office:value="12.2981079833871" calcext:value-type="float">
            <text:p>12.2981079833871</text:p>
          </table:table-cell>
          <table:table-cell table:style-name="ce2" office:value-type="float" office:value="88.69" calcext:value-type="float">
            <text:p>88.69</text:p>
          </table:table-cell>
          <table:table-cell table:style-name="ce1" office:value-type="float" office:value="0.677434240886017" calcext:value-type="float">
            <text:p>0.677434240886017</text:p>
          </table:table-cell>
          <table:table-cell table:style-name="ce1" office:value-type="float" office:value="0.859252422704199" calcext:value-type="float">
            <text:p>0.859252422704199</text:p>
          </table:table-cell>
          <table:table-cell table:style-name="ce1" office:value-type="float" office:value="0.86455929856945" calcext:value-type="float">
            <text:p>0.86455929856945</text:p>
          </table:table-cell>
          <table:table-cell table:style-name="ce2" office:value-type="float" office:value="67.74" calcext:value-type="float">
            <text:p>67.74</text:p>
          </table:table-cell>
          <table:table-cell/>
          <table:table-cell table:style-name="ce2" office:value-type="float" office:value="85.93" calcext:value-type="float">
            <text:p>85.93</text:p>
          </table:table-cell>
          <table:table-cell table:style-name="ce2" office:value-type="float" office:value="86.46" calcext:value-type="float">
            <text:p>86.46</text:p>
          </table:table-cell>
          <table:table-cell table:style-name="ce1" office:value-type="float" office:value="84.656" calcext:value-type="float">
            <text:p>84.656</text:p>
          </table:table-cell>
          <table:table-cell table:style-name="ce2" office:value-type="float" office:value="88.64" calcext:value-type="float">
            <text:p>88.64</text:p>
          </table:table-cell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86.74" calcext:value-type="float">
            <text:p>86.74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office:value-type="float" office:value="87.79" calcext:value-type="float">
            <text:p>87.79</text:p>
          </table:table-cell>
          <table:table-cell table:style-name="ce2" office:value-type="float" office:value="88.81" calcext:value-type="float">
            <text:p>88.81</text:p>
          </table:table-cell>
          <table:table-cell table:style-name="ce2" office:value-type="float" office:value="90.1" calcext:value-type="float">
            <text:p>90.1</text:p>
          </table:table-cell>
          <table:table-cell table:style-name="ce1" office:value-type="float" office:value="0.886360379724163" calcext:value-type="float">
            <text:p>0.886360379724163</text:p>
          </table:table-cell>
          <table:table-cell table:style-name="ce2" office:value-type="float" office:value="0.897474476088125" calcext:value-type="float">
            <text:p>0.897474476088125</text:p>
          </table:table-cell>
          <table:table-cell table:style-name="ce2" office:value-type="float" office:value="0.867409994626545" calcext:value-type="float">
            <text:p>0.867409994626545</text:p>
          </table:table-cell>
          <table:table-cell table:style-name="ce2" office:value-type="float" office:value="0.892629410711087" calcext:value-type="float">
            <text:p>0.892629410711087</text:p>
          </table:table-cell>
          <table:table-cell table:style-name="ce2" office:value-type="float" office:value="0.877924055167473" calcext:value-type="float">
            <text:p>0.877924055167473</text:p>
          </table:table-cell>
          <table:table-cell table:style-name="ce2" office:value-type="float" office:value="0.888053018090632" calcext:value-type="float">
            <text:p>0.888053018090632</text:p>
          </table:table-cell>
          <table:table-cell table:style-name="ce2" office:value-type="float" office:value="0.901029912233566" calcext:value-type="float">
            <text:p>0.901029912233566</text:p>
          </table:table-cell>
          <table:table-cell table:style-name="ce2" office:value-type="string" calcext:value-type="string">
            <text:p>XGBoost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credit</text:p>
          </table:table-cell>
          <table:table-cell table:style-name="ce1" office:value-type="float" office:value="25.0071204784961" calcext:value-type="float">
            <text:p>25.0071204784961</text:p>
          </table:table-cell>
          <table:table-cell table:style-name="ce2" office:value-type="float" office:value="76.42" calcext:value-type="float">
            <text:p>76.42</text:p>
          </table:table-cell>
          <table:table-cell table:style-name="ce1" office:value-type="float" office:value="0.609228140131016" calcext:value-type="float">
            <text:p>0.609228140131016</text:p>
          </table:table-cell>
          <table:table-cell table:style-name="ce1" office:value-type="float" office:value="0.513244090002848" calcext:value-type="float">
            <text:p>0.513244090002848</text:p>
          </table:table-cell>
          <table:table-cell table:style-name="ce1" office:value-type="float" office:value="0.764169752207348" calcext:value-type="float">
            <text:p>0.764169752207348</text:p>
          </table:table-cell>
          <table:table-cell table:style-name="ce2" office:value-type="float" office:value="60.92" calcext:value-type="float">
            <text:p>60.92</text:p>
          </table:table-cell>
          <table:table-cell/>
          <table:table-cell table:style-name="ce2" office:value-type="float" office:value="51.32" calcext:value-type="float">
            <text:p>51.32</text:p>
          </table:table-cell>
          <table:table-cell table:style-name="ce2" office:value-type="float" office:value="76.42" calcext:value-type="float">
            <text:p>76.42</text:p>
          </table:table-cell>
          <table:table-cell table:style-name="ce1" office:value-type="float" office:value="73.284" calcext:value-type="float">
            <text:p>73.284</text:p>
          </table:table-cell>
          <table:table-cell table:style-name="ce2" office:value-type="float" office:value="77.53" calcext:value-type="float">
            <text:p>77.53</text:p>
          </table:table-cell>
          <table:table-cell table:style-name="ce2" office:value-type="float" office:value="77.23" calcext:value-type="float">
            <text:p>77.23</text:p>
          </table:table-cell>
          <table:table-cell table:style-name="ce2" office:value-type="float" office:value="76.85" calcext:value-type="float">
            <text:p>76.85</text:p>
          </table:table-cell>
          <table:table-cell table:style-name="ce2" office:value-type="float" office:value="77.25" calcext:value-type="float">
            <text:p>77.25</text:p>
          </table:table-cell>
          <table:table-cell table:style-name="ce2" office:value-type="float" office:value="77.01" calcext:value-type="float">
            <text:p>77.01</text:p>
          </table:table-cell>
          <table:table-cell table:style-name="ce2" office:value-type="float" office:value="75.99" calcext:value-type="float">
            <text:p>75.99</text:p>
          </table:table-cell>
          <table:table-cell table:style-name="ce2" office:value-type="float" office:value="77.34" calcext:value-type="float">
            <text:p>77.34</text:p>
          </table:table-cell>
          <table:table-cell table:style-name="ce1" office:value-type="float" office:value="0.775340425531915" calcext:value-type="float">
            <text:p>0.775340425531915</text:p>
          </table:table-cell>
          <table:table-cell table:style-name="ce2" office:value-type="float" office:value="0.772283687943262" calcext:value-type="float">
            <text:p>0.772283687943262</text:p>
          </table:table-cell>
          <table:table-cell table:style-name="ce2" office:value-type="float" office:value="0.768489361702128" calcext:value-type="float">
            <text:p>0.768489361702128</text:p>
          </table:table-cell>
          <table:table-cell table:style-name="ce2" office:value-type="float" office:value="0.772482269503546" calcext:value-type="float">
            <text:p>0.772482269503546</text:p>
          </table:table-cell>
          <table:table-cell table:style-name="ce2" office:value-type="float" office:value="0.770113475177305" calcext:value-type="float">
            <text:p>0.770113475177305</text:p>
          </table:table-cell>
          <table:table-cell table:style-name="ce2" office:value-type="float" office:value="0.759893617021277" calcext:value-type="float">
            <text:p>0.759893617021277</text:p>
          </table:table-cell>
          <table:table-cell table:style-name="ce2" office:value-type="float" office:value="0.77341134751773" calcext:value-type="float">
            <text:p>0.77341134751773</text:p>
          </table:table-cell>
          <table:table-cell table:style-name="ce2" office:value-type="string" calcext:value-type="string">
            <text:p>FT Transformer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covertype</text:p>
          </table:table-cell>
          <table:table-cell table:style-name="ce1" office:value-type="float" office:value="8.90265323102523" calcext:value-type="float">
            <text:p>8.90265323102523</text:p>
          </table:table-cell>
          <table:table-cell table:style-name="ce2" office:value-type="float" office:value="94.24" calcext:value-type="float">
            <text:p>94.24</text:p>
          </table:table-cell>
          <table:table-cell table:style-name="ce1" office:value-type="float" office:value="0.666467765386134" calcext:value-type="float">
            <text:p>0.666467765386134</text:p>
          </table:table-cell>
          <table:table-cell table:style-name="ce1" office:value-type="float" office:value="0.788346626102011" calcext:value-type="float">
            <text:p>0.788346626102011</text:p>
          </table:table-cell>
          <table:table-cell table:style-name="ce1" office:value-type="float" office:value="0.818551606478018" calcext:value-type="float">
            <text:p>0.818551606478018</text:p>
          </table:table-cell>
          <table:table-cell table:style-name="ce2" office:value-type="float" office:value="66.65" calcext:value-type="float">
            <text:p>66.65</text:p>
          </table:table-cell>
          <table:table-cell/>
          <table:table-cell table:style-name="ce2" office:value-type="float" office:value="78.83" calcext:value-type="float">
            <text:p>78.83</text:p>
          </table:table-cell>
          <table:table-cell table:style-name="ce2" office:value-type="float" office:value="81.86" calcext:value-type="float">
            <text:p>81.86</text:p>
          </table:table-cell>
          <table:table-cell table:style-name="ce1" office:value-type="float" office:value="82.986" calcext:value-type="float">
            <text:p>82.986</text:p>
          </table:table-cell>
          <table:table-cell table:style-name="ce2" office:value-type="float" office:value="80.52" calcext:value-type="float">
            <text:p>80.52</text:p>
          </table:table-cell>
          <table:table-cell table:style-name="ce2" office:value-type="float" office:value="81.82" calcext:value-type="float">
            <text:p>81.82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82.77" calcext:value-type="float">
            <text:p>82.77</text:p>
          </table:table-cell>
          <table:table-cell table:style-name="ce2" office:value-type="float" office:value="79.63" calcext:value-type="float">
            <text:p>79.63</text:p>
          </table:table-cell>
          <table:table-cell table:style-name="ce2" office:value-type="float" office:value="80.42" calcext:value-type="float">
            <text:p>80.42</text:p>
          </table:table-cell>
          <table:table-cell table:style-name="ce2" office:value-type="float" office:value="81.83" calcext:value-type="float">
            <text:p>81.83</text:p>
          </table:table-cell>
          <table:table-cell table:style-name="ce1" office:value-type="float" office:value="0.805168" calcext:value-type="float">
            <text:p>0.805168</text:p>
          </table:table-cell>
          <table:table-cell table:style-name="ce2" office:value-type="float" office:value="0.818154666666667" calcext:value-type="float">
            <text:p>0.818154666666667</text:p>
          </table:table-cell>
          <table:table-cell table:style-name="ce2" office:value-type="float" office:value="0.783978666666667" calcext:value-type="float">
            <text:p>0.783978666666667</text:p>
          </table:table-cell>
          <table:table-cell table:style-name="ce2" office:value-type="float" office:value="0.827733333333333" calcext:value-type="float">
            <text:p>0.827733333333333</text:p>
          </table:table-cell>
          <table:table-cell table:style-name="ce2" office:value-type="float" office:value="0.796322666666667" calcext:value-type="float">
            <text:p>0.796322666666667</text:p>
          </table:table-cell>
          <table:table-cell table:style-name="ce2" office:value-type="float" office:value="0.804177333333333" calcext:value-type="float">
            <text:p>0.804177333333333</text:p>
          </table:table-cell>
          <table:table-cell table:style-name="ce2" office:value-type="float" office:value="0.818293333333333" calcext:value-type="float">
            <text:p>0.818293333333333</text:p>
          </table:table-cell>
          <table:table-cell table:style-name="ce2" office:value-type="string" calcext:value-type="string">
            <text:p>DLGN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MagicTelescope</text:p>
          </table:table-cell>
          <table:table-cell table:style-name="ce1" office:value-type="float" office:value="15.6227758007117" calcext:value-type="float">
            <text:p>15.6227758007117</text:p>
          </table:table-cell>
          <table:table-cell table:style-name="ce2" office:value-type="float" office:value="85.52" calcext:value-type="float">
            <text:p>85.52</text:p>
          </table:table-cell>
          <table:table-cell table:style-name="ce1" office:value-type="float" office:value="0.680427046263345" calcext:value-type="float">
            <text:p>0.680427046263345</text:p>
          </table:table-cell>
          <table:table-cell table:style-name="ce1" office:value-type="float" office:value="0.824555160142348" calcext:value-type="float">
            <text:p>0.824555160142348</text:p>
          </table:table-cell>
          <table:table-cell table:style-name="ce1" office:value-type="float" office:value="0.834875444839857" calcext:value-type="float">
            <text:p>0.834875444839857</text:p>
          </table:table-cell>
          <table:table-cell table:style-name="ce2" office:value-type="float" office:value="68.04" calcext:value-type="float">
            <text:p>68.04</text:p>
          </table:table-cell>
          <table:table-cell/>
          <table:table-cell table:style-name="ce2" office:value-type="float" office:value="82.46" calcext:value-type="float">
            <text:p>82.46</text:p>
          </table:table-cell>
          <table:table-cell table:style-name="ce2" office:value-type="float" office:value="83.49" calcext:value-type="float">
            <text:p>83.49</text:p>
          </table:table-cell>
          <table:table-cell table:style-name="ce1" office:value-type="float" office:value="83.06" calcext:value-type="float">
            <text:p>83.06</text:p>
          </table:table-cell>
          <table:table-cell table:style-name="ce2" office:value-type="float" office:value="85.89" calcext:value-type="float">
            <text:p>85.89</text:p>
          </table:table-cell>
          <table:table-cell table:style-name="ce2" office:value-type="float" office:value="85.36" calcext:value-type="float">
            <text:p>85.36</text:p>
          </table:table-cell>
          <table:table-cell table:style-name="ce2" office:value-type="float" office:value="85.41" calcext:value-type="float">
            <text:p>85.41</text:p>
          </table:table-cell>
          <table:table-cell table:style-name="ce2" office:value-type="float" office:value="85.43" calcext:value-type="float">
            <text:p>85.43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85.96" calcext:value-type="float">
            <text:p>85.96</text:p>
          </table:table-cell>
          <table:table-cell table:style-name="ce1" office:value-type="float" office:value="0.858916567813365" calcext:value-type="float">
            <text:p>0.858916567813365</text:p>
          </table:table-cell>
          <table:table-cell table:style-name="ce2" office:value-type="float" office:value="0.853602214313958" calcext:value-type="float">
            <text:p>0.853602214313958</text:p>
          </table:table-cell>
          <table:table-cell table:style-name="ce2" office:value-type="float" office:value="0.854092526690391" calcext:value-type="float">
            <text:p>0.854092526690391</text:p>
          </table:table-cell>
          <table:table-cell table:style-name="ce2" office:value-type="float" office:value="0.854306049822064" calcext:value-type="float">
            <text:p>0.854306049822064</text:p>
          </table:table-cell>
          <table:table-cell table:style-name="ce2" office:value-type="float" office:value="0.857153024911032" calcext:value-type="float">
            <text:p>0.857153024911032</text:p>
          </table:table-cell>
          <table:table-cell table:style-name="ce2" office:value-type="float" office:value="0.847465401344405" calcext:value-type="float">
            <text:p>0.847465401344405</text:p>
          </table:table-cell>
          <table:table-cell table:style-name="ce2" office:value-type="float" office:value="0.859604586793199" calcext:value-type="float">
            <text:p>0.859604586793199</text:p>
          </table:table-cell>
          <table:table-cell table:style-name="ce2" office:value-type="string" calcext:value-type="string">
            <text:p>XGBoost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house_16H</text:p>
          </table:table-cell>
          <table:table-cell table:style-name="ce1" office:value-type="float" office:value="13.6556104446012" calcext:value-type="float">
            <text:p>13.6556104446012</text:p>
          </table:table-cell>
          <table:table-cell table:style-name="ce2" office:value-type="float" office:value="86.66" calcext:value-type="float">
            <text:p>86.66</text:p>
          </table:table-cell>
          <table:table-cell table:style-name="ce1" office:value-type="float" office:value="0.719124911785462" calcext:value-type="float">
            <text:p>0.719124911785462</text:p>
          </table:table-cell>
          <table:table-cell table:style-name="ce1" office:value-type="float" office:value="0.849329569513055" calcext:value-type="float">
            <text:p>0.849329569513055</text:p>
          </table:table-cell>
          <table:table-cell table:style-name="ce1" office:value-type="float" office:value="0.855328158080451" calcext:value-type="float">
            <text:p>0.855328158080451</text:p>
          </table:table-cell>
          <table:table-cell table:style-name="ce2" office:value-type="float" office:value="71.91" calcext:value-type="float">
            <text:p>71.91</text:p>
          </table:table-cell>
          <table:table-cell/>
          <table:table-cell table:style-name="ce2" office:value-type="float" office:value="84.93" calcext:value-type="float">
            <text:p>84.93</text:p>
          </table:table-cell>
          <table:table-cell table:style-name="ce2" office:value-type="float" office:value="85.53" calcext:value-type="float">
            <text:p>85.53</text:p>
          </table:table-cell>
          <table:table-cell table:style-name="ce1" office:value-type="float" office:value="84.721" calcext:value-type="float">
            <text:p>84.721</text:p>
          </table:table-cell>
          <table:table-cell table:style-name="ce2" office:value-type="float" office:value="87.84" calcext:value-type="float">
            <text:p>87.84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87.72" calcext:value-type="float">
            <text:p>87.72</text:p>
          </table:table-cell>
          <table:table-cell table:style-name="ce2" office:value-type="float" office:value="87.96" calcext:value-type="float">
            <text:p>87.96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float" office:value="88.8" calcext:value-type="float">
            <text:p>88.8</text:p>
          </table:table-cell>
          <table:table-cell table:style-name="ce1" office:value-type="float" office:value="0.878424912734831" calcext:value-type="float">
            <text:p>0.878424912734831</text:p>
          </table:table-cell>
          <table:table-cell table:style-name="ce2" office:value-type="float" office:value="0.882041024434247" calcext:value-type="float">
            <text:p>0.882041024434247</text:p>
          </table:table-cell>
          <table:table-cell table:style-name="ce2" office:value-type="float" office:value="0.877162019061066" calcext:value-type="float">
            <text:p>0.877162019061066</text:p>
          </table:table-cell>
          <table:table-cell table:style-name="ce2" office:value-type="float" office:value="0.879554457387144" calcext:value-type="float">
            <text:p>0.879554457387144</text:p>
          </table:table-cell>
          <table:table-cell table:style-name="ce2" office:value-type="float" office:value="0.873373338039769" calcext:value-type="float">
            <text:p>0.873373338039769</text:p>
          </table:table-cell>
          <table:table-cell table:style-name="ce2" office:value-type="float" office:value="0.884362866219555" calcext:value-type="float">
            <text:p>0.884362866219555</text:p>
          </table:table-cell>
          <table:table-cell table:style-name="ce2" office:value-type="float" office:value="0.888002510099227" calcext:value-type="float">
            <text:p>0.888002510099227</text:p>
          </table:table-cell>
          <table:table-cell table:style-name="ce2" office:value-type="string" calcext:value-type="string">
            <text:p>XGBoost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eye_movements</text:p>
          </table:table-cell>
          <table:table-cell table:style-name="ce1" office:value-type="float" office:value="42.8392745465916" calcext:value-type="float">
            <text:p>42.8392745465916</text:p>
          </table:table-cell>
          <table:table-cell table:style-name="ce2" office:value-type="float" office:value="58.29" calcext:value-type="float">
            <text:p>58.29</text:p>
          </table:table-cell>
          <table:table-cell table:style-name="ce1" office:value-type="float" office:value="0.523452157598499" calcext:value-type="float">
            <text:p>0.523452157598499</text:p>
          </table:table-cell>
          <table:table-cell table:style-name="ce1" office:value-type="float" office:value="0.534083802376485" calcext:value-type="float">
            <text:p>0.534083802376485</text:p>
          </table:table-cell>
          <table:table-cell table:style-name="ce1" office:value-type="float" office:value="0.564727954971857" calcext:value-type="float">
            <text:p>0.564727954971857</text:p>
          </table:table-cell>
          <table:table-cell table:style-name="ce2" office:value-type="float" office:value="52.35" calcext:value-type="float">
            <text:p>52.35</text:p>
          </table:table-cell>
          <table:table-cell/>
          <table:table-cell table:style-name="ce2" office:value-type="float" office:value="53.41" calcext:value-type="float">
            <text:p>53.41</text:p>
          </table:table-cell>
          <table:table-cell table:style-name="ce2" office:value-type="float" office:value="56.47" calcext:value-type="float">
            <text:p>56.47</text:p>
          </table:table-cell>
          <table:table-cell table:style-name="ce1" office:value-type="float" office:value="55.097" calcext:value-type="float">
            <text:p>55.097</text:p>
          </table:table-cell>
          <table:table-cell table:style-name="ce2" office:value-type="float" office:value="57.83" calcext:value-type="float">
            <text:p>57.83</text:p>
          </table:table-cell>
          <table:table-cell table:style-name="ce2" office:value-type="float" office:value="63.43" calcext:value-type="float">
            <text:p>63.43</text:p>
          </table:table-cell>
          <table:table-cell table:style-name="ce2" office:value-type="float" office:value="58.35" calcext:value-type="float">
            <text:p>58.35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65.88" calcext:value-type="float">
            <text:p>65.88</text:p>
          </table:table-cell>
          <table:table-cell table:style-name="ce1" office:value-type="float" office:value="0.578319783197832" calcext:value-type="float">
            <text:p>0.578319783197832</text:p>
          </table:table-cell>
          <table:table-cell table:style-name="ce2" office:value-type="float" office:value="0.634271419637273" calcext:value-type="float">
            <text:p>0.634271419637273</text:p>
          </table:table-cell>
          <table:table-cell table:style-name="ce2" office:value-type="float" office:value="0.58346188590091" calcext:value-type="float">
            <text:p>0.58346188590091</text:p>
          </table:table-cell>
          <table:table-cell table:style-name="ce2" office:value-type="float" office:value="0.650767841011743" calcext:value-type="float">
            <text:p>0.650767841011743</text:p>
          </table:table-cell>
          <table:table-cell table:style-name="ce2" office:value-type="float" office:value="0.581182683621708" calcext:value-type="float">
            <text:p>0.581182683621708</text:p>
          </table:table-cell>
          <table:table-cell table:style-name="ce2" office:value-type="float" office:value="0.584490306441526" calcext:value-type="float">
            <text:p>0.584490306441526</text:p>
          </table:table-cell>
          <table:table-cell table:style-name="ce2" office:value-type="float" office:value="0.658828434438191" calcext:value-type="float">
            <text:p>0.658828434438191</text:p>
          </table:table-cell>
          <table:table-cell table:style-name="ce2" office:value-type="string" calcext:value-type="string">
            <text:p>XGBoost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30.7747489239598" calcext:value-type="float">
            <text:p>30.7747489239598</text:p>
          </table:table-cell>
          <table:table-cell table:style-name="ce2" office:value-type="float" office:value="70.62" calcext:value-type="float">
            <text:p>70.62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75394548063127" calcext:value-type="float">
            <text:p>0.675394548063127</text:p>
          </table:table-cell>
          <table:table-cell table:style-name="ce1" office:value-type="float" office:value="0.697991391678622" calcext:value-type="float">
            <text:p>0.697991391678622</text:p>
          </table:table-cell>
          <table:table-cell table:style-name="ce2" office:value-type="float" office:value="64.13" calcext:value-type="float">
            <text:p>64.13</text:p>
          </table:table-cell>
          <table:table-cell/>
          <table:table-cell table:style-name="ce2" office:value-type="float" office:value="67.54" calcext:value-type="float">
            <text:p>67.54</text:p>
          </table:table-cell>
          <table:table-cell table:style-name="ce2" office:value-type="float" office:value="69.8" calcext:value-type="float">
            <text:p>69.8</text:p>
          </table:table-cell>
          <table:table-cell table:style-name="ce1" office:value-type="float" office:value="69.763" calcext:value-type="float">
            <text:p>69.763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70.58" calcext:value-type="float">
            <text:p>70.58</text:p>
          </table:table-cell>
          <table:table-cell table:style-name="ce2" office:value-type="float" office:value="71.81" calcext:value-type="float">
            <text:p>71.81</text:p>
          </table:table-cell>
          <table:table-cell table:style-name="ce2" office:value-type="float" office:value="70.57" calcext:value-type="float">
            <text:p>70.57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1.56" calcext:value-type="float">
            <text:p>71.56</text:p>
          </table:table-cell>
          <table:table-cell table:style-name="ce1" office:value-type="float" office:value="0.715686274509804" calcext:value-type="float">
            <text:p>0.715686274509804</text:p>
          </table:table-cell>
          <table:table-cell table:style-name="ce2" office:value-type="float" office:value="0.717216642754663" calcext:value-type="float">
            <text:p>0.717216642754663</text:p>
          </table:table-cell>
          <table:table-cell table:style-name="ce2" office:value-type="float" office:value="0.705762792922047" calcext:value-type="float">
            <text:p>0.705762792922047</text:p>
          </table:table-cell>
          <table:table-cell table:style-name="ce2" office:value-type="float" office:value="0.718077474892396" calcext:value-type="float">
            <text:p>0.718077474892396</text:p>
          </table:table-cell>
          <table:table-cell table:style-name="ce2" office:value-type="float" office:value="0.705651203570859" calcext:value-type="float">
            <text:p>0.705651203570859</text:p>
          </table:table-cell>
          <table:table-cell table:style-name="ce2" office:value-type="float" office:value="0.715040650406504" calcext:value-type="float">
            <text:p>0.715040650406504</text:p>
          </table:table-cell>
          <table:table-cell table:style-name="ce2" office:value-type="float" office:value="0.715566714490674" calcext:value-type="float">
            <text:p>0.715566714490674</text:p>
          </table:table-cell>
          <table:table-cell table:style-name="ce2" office:value-type="string" calcext:value-type="string">
            <text:p>RandomForest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heloc</text:p>
          </table:table-cell>
          <table:table-cell table:style-name="ce1" office:value-type="float" office:value="28.3809523809523" calcext:value-type="float">
            <text:p>28.3809523809523</text:p>
          </table:table-cell>
          <table:table-cell table:style-name="ce2" office:value-type="float" office:value="71.9" calcext:value-type="float">
            <text:p>71.9</text:p>
          </table:table-cell>
          <table:table-cell table:style-name="ce1" office:value-type="float" office:value="0.64131994261119" calcext:value-type="float">
            <text:p>0.64131994261119</text:p>
          </table:table-cell>
          <table:table-cell table:style-name="ce1" office:value-type="float" office:value="0.689523809523809" calcext:value-type="float">
            <text:p>0.689523809523809</text:p>
          </table:table-cell>
          <table:table-cell table:style-name="ce1" office:value-type="float" office:value="0.699523809523809" calcext:value-type="float">
            <text:p>0.699523809523809</text:p>
          </table:table-cell>
          <table:table-cell table:style-name="ce2" office:value-type="float" office:value="64.13" calcext:value-type="float">
            <text:p>64.13</text:p>
          </table:table-cell>
          <table:table-cell/>
          <table:table-cell table:style-name="ce2" office:value-type="float" office:value="68.95" calcext:value-type="float">
            <text:p>68.95</text:p>
          </table:table-cell>
          <table:table-cell table:style-name="ce2" office:value-type="float" office:value="69.95" calcext:value-type="float">
            <text:p>69.95</text:p>
          </table:table-cell>
          <table:table-cell table:style-name="ce1" office:value-type="float" office:value="71.095" calcext:value-type="float">
            <text:p>71.095</text:p>
          </table:table-cell>
          <table:table-cell table:style-name="ce2" office:value-type="float" office:value="71.87" calcext:value-type="float">
            <text:p>71.87</text:p>
          </table:table-cell>
          <table:table-cell table:style-name="ce2" office:value-type="float" office:value="71.82" calcext:value-type="float">
            <text:p>71.82</text:p>
          </table:table-cell>
          <table:table-cell table:style-name="ce2" office:value-type="float" office:value="71.86" calcext:value-type="float">
            <text:p>71.86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1.98" calcext:value-type="float">
            <text:p>71.98</text:p>
          </table:table-cell>
          <table:table-cell table:style-name="ce2" office:value-type="float" office:value="71.72" calcext:value-type="float">
            <text:p>71.72</text:p>
          </table:table-cell>
          <table:table-cell table:style-name="ce1" office:value-type="float" office:value="0.718730158730159" calcext:value-type="float">
            <text:p>0.718730158730159</text:p>
          </table:table-cell>
          <table:table-cell table:style-name="ce2" office:value-type="float" office:value="0.71815873015873" calcext:value-type="float">
            <text:p>0.71815873015873</text:p>
          </table:table-cell>
          <table:table-cell table:style-name="ce2" office:value-type="float" office:value="0.718571428571429" calcext:value-type="float">
            <text:p>0.718571428571429</text:p>
          </table:table-cell>
          <table:table-cell table:style-name="ce2" office:value-type="float" office:value="0.716190476190476" calcext:value-type="float">
            <text:p>0.716190476190476</text:p>
          </table:table-cell>
          <table:table-cell table:style-name="ce2" office:value-type="float" office:value="0.718962962962963" calcext:value-type="float">
            <text:p>0.718962962962963</text:p>
          </table:table-cell>
          <table:table-cell table:style-name="ce2" office:value-type="float" office:value="0.719798941798942" calcext:value-type="float">
            <text:p>0.719798941798942</text:p>
          </table:table-cell>
          <table:table-cell table:style-name="ce2" office:value-type="float" office:value="0.717216931216931" calcext:value-type="float">
            <text:p>0.717216931216931</text:p>
          </table:table-cell>
          <table:table-cell table:style-name="ce2" office:value-type="string" calcext:value-type="string">
            <text:p>SAINT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Higgs</text:p>
          </table:table-cell>
          <table:table-cell table:style-name="ce1" office:value-type="float" office:value="24.9789803174731" calcext:value-type="float">
            <text:p>24.9789803174731</text:p>
          </table:table-cell>
          <table:table-cell table:style-name="ce2" office:value-type="float" office:value="75.02" calcext:value-type="float">
            <text:p>75.02</text:p>
          </table:table-cell>
          <table:table-cell table:style-name="ce1" office:value-type="float" office:value="0.533357982920874" calcext:value-type="float">
            <text:p>0.533357982920874</text:p>
          </table:table-cell>
          <table:table-cell table:style-name="ce1" office:value-type="float" office:value="0.709984095951052" calcext:value-type="float">
            <text:p>0.709984095951052</text:p>
          </table:table-cell>
          <table:table-cell table:style-name="ce1" office:value-type="float" office:value="0.715697397611353" calcext:value-type="float">
            <text:p>0.715697397611353</text:p>
          </table:table-cell>
          <table:table-cell table:style-name="ce2" office:value-type="float" office:value="53.34" calcext:value-type="float">
            <text:p>53.34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 table:style-name="ce2" office:value-type="float" office:value="71.57" calcext:value-type="float">
            <text:p>71.57</text:p>
          </table:table-cell>
          <table:table-cell table:style-name="ce1" office:value-type="float" office:value="71.632" calcext:value-type="float">
            <text:p>71.632</text:p>
          </table:table-cell>
          <table:table-cell table:style-name="ce2" office:value-type="float" office:value="70.34" calcext:value-type="float">
            <text:p>70.34</text:p>
          </table:table-cell>
          <table:table-cell table:style-name="ce2" office:value-type="float" office:value="71.04" calcext:value-type="float">
            <text:p>71.04</text:p>
          </table:table-cell>
          <table:table-cell table:style-name="ce2" office:value-type="float" office:value="68.59" calcext:value-type="float">
            <text:p>68.59</text:p>
          </table:table-cell>
          <table:table-cell table:style-name="ce2" office:value-type="float" office:value="70.53" calcext:value-type="float">
            <text:p>70.53</text:p>
          </table:table-cell>
          <table:table-cell table:style-name="ce2" office:value-type="float" office:value="69.37" calcext:value-type="float">
            <text:p>69.37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71.36" calcext:value-type="float">
            <text:p>71.36</text:p>
          </table:table-cell>
          <table:table-cell table:style-name="ce1" office:value-type="float" office:value="0.703373333333333" calcext:value-type="float">
            <text:p>0.703373333333333</text:p>
          </table:table-cell>
          <table:table-cell table:style-name="ce2" office:value-type="float" office:value="0.710354666666667" calcext:value-type="float">
            <text:p>0.710354666666667</text:p>
          </table:table-cell>
          <table:table-cell table:style-name="ce2" office:value-type="float" office:value="0.685917333333333" calcext:value-type="float">
            <text:p>0.685917333333333</text:p>
          </table:table-cell>
          <table:table-cell table:style-name="ce2" office:value-type="float" office:value="0.705314666666667" calcext:value-type="float">
            <text:p>0.705314666666667</text:p>
          </table:table-cell>
          <table:table-cell table:style-name="ce2" office:value-type="float" office:value="0.693676" calcext:value-type="float">
            <text:p>0.693676</text:p>
          </table:table-cell>
          <table:table-cell table:style-name="ce2" office:value-type="float" office:value="0.706032" calcext:value-type="float">
            <text:p>0.706032</text:p>
          </table:table-cell>
          <table:table-cell table:style-name="ce2" office:value-type="float" office:value="0.713621333333333" calcext:value-type="float">
            <text:p>0.713621333333333</text:p>
          </table:table-cell>
          <table:table-cell table:style-name="ce2" office:value-type="string" calcext:value-type="string">
            <text:p>DLGN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pol</text:p>
          </table:table-cell>
          <table:table-cell table:style-name="ce1" office:value-type="float" office:value="1.08593012275731" calcext:value-type="float">
            <text:p>1.08593012275731</text:p>
          </table:table-cell>
          <table:table-cell table:style-name="ce2" office:value-type="float" office:value="98.91" calcext:value-type="float">
            <text:p>98.91</text:p>
          </table:table-cell>
          <table:table-cell table:style-name="ce1" office:value-type="float" office:value="0.838999055712936" calcext:value-type="float">
            <text:p>0.838999055712936</text:p>
          </table:table-cell>
          <table:table-cell table:style-name="ce1" office:value-type="float" office:value="0.982530689329556" calcext:value-type="float">
            <text:p>0.982530689329556</text:p>
          </table:table-cell>
          <table:table-cell table:style-name="ce1" office:value-type="float" office:value="0.978281397544853" calcext:value-type="float">
            <text:p>0.978281397544853</text:p>
          </table:table-cell>
          <table:table-cell table:style-name="ce2" office:value-type="float" office:value="83.9" calcext:value-type="float">
            <text:p>83.9</text:p>
          </table:table-cell>
          <table:table-cell/>
          <table:table-cell table:style-name="ce2" office:value-type="float" office:value="98.25" calcext:value-type="float">
            <text:p>98.25</text:p>
          </table:table-cell>
          <table:table-cell table:style-name="ce2" office:value-type="float" office:value="97.83" calcext:value-type="float">
            <text:p>97.83</text:p>
          </table:table-cell>
          <table:table-cell table:style-name="ce1" office:value-type="float" office:value="97.686" calcext:value-type="float">
            <text:p>97.686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8.08" calcext:value-type="float">
            <text:p>98.08</text:p>
          </table:table-cell>
          <table:table-cell table:style-name="ce2" office:value-type="float" office:value="94.75" calcext:value-type="float">
            <text:p>94.75</text:p>
          </table:table-cell>
          <table:table-cell table:style-name="ce2" office:value-type="float" office:value="98.17" calcext:value-type="float">
            <text:p>98.17</text:p>
          </table:table-cell>
          <table:table-cell table:style-name="ce2" office:value-type="float" office:value="94.98" calcext:value-type="float">
            <text:p>94.9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8.16" calcext:value-type="float">
            <text:p>98.16</text:p>
          </table:table-cell>
          <table:table-cell table:style-name="ce1" office:value-type="float" office:value="0.984010072395342" calcext:value-type="float">
            <text:p>0.984010072395342</text:p>
          </table:table-cell>
          <table:table-cell table:style-name="ce2" office:value-type="float" office:value="0.98075752806631" calcext:value-type="float">
            <text:p>0.98075752806631</text:p>
          </table:table-cell>
          <table:table-cell table:style-name="ce2" office:value-type="float" office:value="0.947539607596265" calcext:value-type="float">
            <text:p>0.947539607596265</text:p>
          </table:table-cell>
          <table:table-cell table:style-name="ce2" office:value-type="float" office:value="0.981733291365019" calcext:value-type="float">
            <text:p>0.981733291365019</text:p>
          </table:table-cell>
          <table:table-cell table:style-name="ce2" office:value-type="float" office:value="0.949774420312664" calcext:value-type="float">
            <text:p>0.949774420312664</text:p>
          </table:table-cell>
          <table:table-cell table:style-name="ce2" office:value-type="float" office:value="0.980012590494177" calcext:value-type="float">
            <text:p>0.980012590494177</text:p>
          </table:table-cell>
          <table:table-cell table:style-name="ce2" office:value-type="float" office:value="0.981638862658693" calcext:value-type="float">
            <text:p>0.981638862658693</text:p>
          </table:table-cell>
          <table:table-cell table:style-name="ce2" office:value-type="string" calcext:value-type="string">
            <text:p>DLGN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MiniBooNE</text:p>
          </table:table-cell>
          <table:table-cell table:style-name="ce1" office:value-type="float" office:value="6.61404996412497" calcext:value-type="float">
            <text:p>6.61404996412497</text:p>
          </table:table-cell>
          <table:table-cell table:style-name="ce2" office:value-type="float" office:value="93.66" calcext:value-type="float">
            <text:p>93.66</text:p>
          </table:table-cell>
          <table:table-cell table:style-name="ce1" office:value-type="float" office:value="0.695584110625529" calcext:value-type="float">
            <text:p>0.695584110625529</text:p>
          </table:table-cell>
          <table:table-cell table:style-name="ce1" office:value-type="float" office:value="0.899680386145717" calcext:value-type="float">
            <text:p>0.899680386145717</text:p>
          </table:table-cell>
          <table:table-cell table:style-name="ce1" office:value-type="float" office:value="0.919835627160654" calcext:value-type="float">
            <text:p>0.919835627160654</text:p>
          </table:table-cell>
          <table:table-cell table:style-name="ce2" office:value-type="float" office:value="69.56" calcext:value-type="float">
            <text:p>69.56</text:p>
          </table:table-cell>
          <table:table-cell/>
          <table:table-cell table:style-name="ce2" office:value-type="float" office:value="89.97" calcext:value-type="float">
            <text:p>89.97</text:p>
          </table:table-cell>
          <table:table-cell table:style-name="ce2" office:value-type="float" office:value="91.98" calcext:value-type="float">
            <text:p>91.98</text:p>
          </table:table-cell>
          <table:table-cell table:style-name="ce1" office:value-type="float" office:value="88.885" calcext:value-type="float">
            <text:p>88.885</text:p>
          </table:table-cell>
          <table:table-cell table:style-name="ce2" office:value-type="float" office:value="93.51" calcext:value-type="float">
            <text:p>93.51</text:p>
          </table:table-cell>
          <table:table-cell table:style-name="ce2" office:value-type="float" office:value="93.31" calcext:value-type="float">
            <text:p>93.31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92.67" calcext:value-type="float">
            <text:p>92.67</text:p>
          </table:table-cell>
          <table:table-cell table:style-name="ce2" office:value-type="float" office:value="93.59" calcext:value-type="float">
            <text:p>93.59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office:value-type="float" office:value="93.68" calcext:value-type="float">
            <text:p>93.68</text:p>
          </table:table-cell>
          <table:table-cell table:style-name="ce1" office:value-type="float" office:value="0.935086963423207" calcext:value-type="float">
            <text:p>0.935086963423207</text:p>
          </table:table-cell>
          <table:table-cell table:style-name="ce2" office:value-type="float" office:value="0.933109594321867" calcext:value-type="float">
            <text:p>0.933109594321867</text:p>
          </table:table-cell>
          <table:table-cell table:style-name="ce2" office:value-type="float" office:value="0.934987187918093" calcext:value-type="float">
            <text:p>0.934987187918093</text:p>
          </table:table-cell>
          <table:table-cell table:style-name="ce2" office:value-type="float" office:value="0.926714891494138" calcext:value-type="float">
            <text:p>0.926714891494138</text:p>
          </table:table-cell>
          <table:table-cell table:style-name="ce2" office:value-type="float" office:value="0.935924472966129" calcext:value-type="float">
            <text:p>0.935924472966129</text:p>
          </table:table-cell>
          <table:table-cell table:style-name="ce2" office:value-type="float" office:value="0.936464167743789" calcext:value-type="float">
            <text:p>0.936464167743789</text:p>
          </table:table-cell>
          <table:table-cell table:style-name="ce2" office:value-type="float" office:value="0.936802799761143" calcext:value-type="float">
            <text:p>0.936802799761143</text:p>
          </table:table-cell>
          <table:table-cell table:style-name="ce2" office:value-type="string" calcext:value-type="string">
            <text:p>XGBoost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jannis</text:p>
          </table:table-cell>
          <table:table-cell table:style-name="ce1" office:value-type="float" office:value="21.8491564670856" calcext:value-type="float">
            <text:p>21.8491564670856</text:p>
          </table:table-cell>
          <table:table-cell table:style-name="ce2" office:value-type="float" office:value="78.87" calcext:value-type="float">
            <text:p>78.87</text:p>
          </table:table-cell>
          <table:table-cell table:style-name="ce1" office:value-type="float" office:value="0.642821700297717" calcext:value-type="float">
            <text:p>0.642821700297717</text:p>
          </table:table-cell>
          <table:table-cell table:style-name="ce1" office:value-type="float" office:value="0.74958650347337" calcext:value-type="float">
            <text:p>0.74958650347337</text:p>
          </table:table-cell>
          <table:table-cell table:style-name="ce1" office:value-type="float" office:value="0.768028448561032" calcext:value-type="float">
            <text:p>0.768028448561032</text:p>
          </table:table-cell>
          <table:table-cell table:style-name="ce2" office:value-type="float" office:value="64.28" calcext:value-type="float">
            <text:p>64.28</text:p>
          </table:table-cell>
          <table:table-cell/>
          <table:table-cell table:style-name="ce2" office:value-type="float" office:value="74.96" calcext:value-type="float">
            <text:p>74.96</text:p>
          </table:table-cell>
          <table:table-cell table:style-name="ce2" office:value-type="float" office:value="76.8" calcext:value-type="float">
            <text:p>76.8</text:p>
          </table:table-cell>
          <table:table-cell table:style-name="ce1" office:value-type="float" office:value="77.845" calcext:value-type="float">
            <text:p>77.845</text:p>
          </table:table-cell>
          <table:table-cell table:style-name="ce2" office:value-type="float" office:value="76.77" calcext:value-type="float">
            <text:p>76.77</text:p>
          </table:table-cell>
          <table:table-cell table:style-name="ce2" office:value-type="float" office:value="77.27" calcext:value-type="float">
            <text:p>77.27</text:p>
          </table:table-cell>
          <table:table-cell table:style-name="ce2" office:value-type="float" office:value="74.46" calcext:value-type="float">
            <text:p>74.46</text:p>
          </table:table-cell>
          <table:table-cell table:style-name="ce2" office:value-type="float" office:value="77.21" calcext:value-type="float">
            <text:p>77.21</text:p>
          </table:table-cell>
          <table:table-cell table:style-name="ce2" office:value-type="float" office:value="75.03" calcext:value-type="float">
            <text:p>75.03</text:p>
          </table:table-cell>
          <table:table-cell table:style-name="ce2" office:value-type="float" office:value="77.16" calcext:value-type="float">
            <text:p>77.16</text:p>
          </table:table-cell>
          <table:table-cell table:style-name="ce2" office:value-type="float" office:value="77.85" calcext:value-type="float">
            <text:p>77.85</text:p>
          </table:table-cell>
          <table:table-cell table:style-name="ce1" office:value-type="float" office:value="0.767733541504033" calcext:value-type="float">
            <text:p>0.767733541504033</text:p>
          </table:table-cell>
          <table:table-cell table:style-name="ce2" office:value-type="float" office:value="0.772741648151484" calcext:value-type="float">
            <text:p>0.772741648151484</text:p>
          </table:table-cell>
          <table:table-cell table:style-name="ce2" office:value-type="float" office:value="0.744590564262695" calcext:value-type="float">
            <text:p>0.744590564262695</text:p>
          </table:table-cell>
          <table:table-cell table:style-name="ce2" office:value-type="float" office:value="0.772105126203487" calcext:value-type="float">
            <text:p>0.772105126203487</text:p>
          </table:table-cell>
          <table:table-cell table:style-name="ce2" office:value-type="float" office:value="0.750311255229288" calcext:value-type="float">
            <text:p>0.750311255229288</text:p>
          </table:table-cell>
          <table:table-cell table:style-name="ce2" office:value-type="float" office:value="0.771602714225665" calcext:value-type="float">
            <text:p>0.771602714225665</text:p>
          </table:table-cell>
          <table:table-cell table:style-name="ce2" office:value-type="float" office:value="0.778510378510379" calcext:value-type="float">
            <text:p>0.778510378510379</text:p>
          </table:table-cell>
          <table:table-cell table:style-name="ce2" office:value-type="string" calcext:value-type="string">
            <text:p>DLGN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>
            <text:p>Bioresponse</text:p>
          </table:table-cell>
          <table:table-cell table:style-name="ce1" office:value-type="float" office:value="24.2382271468144" calcext:value-type="float">
            <text:p>24.2382271468144</text:p>
          </table:table-cell>
          <table:table-cell table:style-name="ce2" office:value-type="float" office:value="77.29" calcext:value-type="float">
            <text:p>77.29</text:p>
          </table:table-cell>
          <table:table-cell table:style-name="ce1" office:value-type="float" office:value="0.590027700831025" calcext:value-type="float">
            <text:p>0.590027700831025</text:p>
          </table:table-cell>
          <table:table-cell table:style-name="ce1" office:value-type="float" office:value="0.696675900277008" calcext:value-type="float">
            <text:p>0.696675900277008</text:p>
          </table:table-cell>
          <table:table-cell table:style-name="ce1" office:value-type="float" office:value="0.692520775623268" calcext:value-type="float">
            <text:p>0.692520775623268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69.67" calcext:value-type="float">
            <text:p>69.67</text:p>
          </table:table-cell>
          <table:table-cell table:style-name="ce2" office:value-type="float" office:value="69.25" calcext:value-type="float">
            <text:p>69.25</text:p>
          </table:table-cell>
          <table:table-cell table:style-name="ce1" office:value-type="float" office:value="76.87" calcext:value-type="float">
            <text:p>76.87</text:p>
          </table:table-cell>
          <table:table-cell table:style-name="ce2" office:value-type="float" office:value="75.63" calcext:value-type="float">
            <text:p>75.63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9.37" calcext:value-type="float">
            <text:p>79.37</text:p>
          </table:table-cell>
          <table:table-cell table:style-name="ce2" office:value-type="float" office:value="76.72" calcext:value-type="float">
            <text:p>76.72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79.2" calcext:value-type="float">
            <text:p>79.2</text:p>
          </table:table-cell>
          <table:table-cell table:style-name="ce1" office:value-type="float" office:value="0.756288088642659" calcext:value-type="float">
            <text:p>0.756288088642659</text:p>
          </table:table-cell>
          <table:table-cell table:style-name="ce2" office:value-type="float" office:value="0.767996306555863" calcext:value-type="float">
            <text:p>0.767996306555863</text:p>
          </table:table-cell>
          <table:table-cell table:style-name="ce2" office:value-type="float" office:value="0.765983379501385" calcext:value-type="float">
            <text:p>0.765983379501385</text:p>
          </table:table-cell>
          <table:table-cell table:style-name="ce2" office:value-type="float" office:value="0.793721144967682" calcext:value-type="float">
            <text:p>0.793721144967682</text:p>
          </table:table-cell>
          <table:table-cell table:style-name="ce2" office:value-type="float" office:value="0.767220683287165" calcext:value-type="float">
            <text:p>0.767220683287165</text:p>
          </table:table-cell>
          <table:table-cell table:style-name="ce2" office:value-type="float" office:value="0.766648199445983" calcext:value-type="float">
            <text:p>0.766648199445983</text:p>
          </table:table-cell>
          <table:table-cell table:style-name="ce2" office:value-type="float" office:value="0.79196675900277" calcext:value-type="float">
            <text:p>0.79196675900277</text:p>
          </table:table-cell>
          <table:table-cell table:style-name="ce2" office:value-type="string" calcext:value-type="string">
            <text:p>RandomForest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DLGN</text:p>
          </table:table-cell>
          <table:table-cell table:number-columns-repeated="3"/>
          <table:table-cell table:style-name="ce1" office:value-type="string" calcext:value-type="string">
            <text:p>FT Transformer</text:p>
          </table:table-cell>
          <table:table-cell table:style-name="ce1"/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electricity</text:p>
          </table:table-cell>
          <table:table-cell table:style-name="ce1" office:value-type="float" office:value="19.2797921049375" calcext:value-type="float">
            <text:p>19.2797921049375</text:p>
          </table:table-cell>
          <table:table-cell table:style-name="ce2" office:value-type="float" office:value="81.99" calcext:value-type="float">
            <text:p>81.99</text:p>
          </table:table-cell>
          <table:table-cell table:number-columns-repeated="3"/>
          <table:table-cell table:style-name="ce2" office:value-type="float" office:value="81.94" calcext:value-type="float">
            <text:p>81.94</text:p>
          </table:table-cell>
          <table:table-cell/>
          <table:table-cell table:style-name="ce2" office:value-type="float" office:value="86.65" calcext:value-type="float">
            <text:p>86.65</text:p>
          </table:table-cell>
          <table:table-cell table:style-name="ce2" office:value-type="float" office:value="80.48" calcext:value-type="float">
            <text:p>80.48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81.81" calcext:value-type="float">
            <text:p>81.81</text:p>
          </table:table-cell>
          <table:table-cell table:style-name="ce2" office:value-type="float" office:value="86.93" calcext:value-type="float">
            <text:p>86.9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bank-marketing</text:p>
          </table:table-cell>
          <table:table-cell table:style-name="ce1" office:value-type="float" office:value="22.2772277227722" calcext:value-type="float">
            <text:p>22.2772277227722</text:p>
          </table:table-cell>
          <table:table-cell table:style-name="ce2" office:value-type="float" office:value="78.53" calcext:value-type="float">
            <text:p>78.53</text:p>
          </table:table-cell>
          <table:table-cell table:number-columns-repeated="3"/>
          <table:table-cell table:style-name="ce2" office:value-type="float" office:value="79.33" calcext:value-type="float">
            <text:p>79.33</text:p>
          </table:table-cell>
          <table:table-cell/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8.89" calcext:value-type="float">
            <text:p>78.89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78.62" calcext:value-type="float">
            <text:p>78.62</text:p>
          </table:table-cell>
          <table:table-cell table:style-name="ce2" office:value-type="float" office:value="79.13" calcext:value-type="float">
            <text:p>79.13</text:p>
          </table:table-cell>
          <table:table-cell table:style-name="ce2" office:value-type="float" office:value="80.3" calcext:value-type="float">
            <text:p>80.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Diabetes130US</text:p>
          </table:table-cell>
          <table:table-cell table:style-name="ce1" office:value-type="float" office:value="39.0917007167258" calcext:value-type="float">
            <text:p>39.0917007167258</text:p>
          </table:table-cell>
          <table:table-cell table:style-name="ce1" office:value-type="float" office:value="61.01" calcext:value-type="float">
            <text:p>61.01</text:p>
          </table:table-cell>
          <table:table-cell table:number-columns-repeated="3"/>
          <table:table-cell table:style-name="ce2" office:value-type="float" office:value="60.42" calcext:value-type="float">
            <text:p>60.42</text:p>
          </table:table-cell>
          <table:table-cell table:style-name="ce1"/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60.33" calcext:value-type="float">
            <text:p>60.33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44" calcext:value-type="float">
            <text:p>60.44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59" calcext:value-type="float">
            <text:p>60.5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california</text:p>
          </table:table-cell>
          <table:table-cell table:style-name="ce1" office:value-type="float" office:value="12.2981079833871" calcext:value-type="float">
            <text:p>12.2981079833871</text:p>
          </table:table-cell>
          <table:table-cell table:style-name="ce2" office:value-type="float" office:value="88.69" calcext:value-type="float">
            <text:p>88.69</text:p>
          </table:table-cell>
          <table:table-cell table:number-columns-repeated="3"/>
          <table:table-cell table:style-name="ce2" office:value-type="float" office:value="88.64" calcext:value-type="float">
            <text:p>88.64</text:p>
          </table:table-cell>
          <table:table-cell/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86.74" calcext:value-type="float">
            <text:p>86.74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office:value-type="float" office:value="87.79" calcext:value-type="float">
            <text:p>87.79</text:p>
          </table:table-cell>
          <table:table-cell table:style-name="ce2" office:value-type="float" office:value="88.81" calcext:value-type="float">
            <text:p>88.81</text:p>
          </table:table-cell>
          <table:table-cell table:style-name="ce2" office:value-type="float" office:value="90.1" calcext:value-type="float">
            <text:p>90.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credit</text:p>
          </table:table-cell>
          <table:table-cell table:style-name="ce1" office:value-type="float" office:value="25.0071204784961" calcext:value-type="float">
            <text:p>25.0071204784961</text:p>
          </table:table-cell>
          <table:table-cell table:style-name="ce2" office:value-type="float" office:value="76.42" calcext:value-type="float">
            <text:p>76.42</text:p>
          </table:table-cell>
          <table:table-cell table:number-columns-repeated="3"/>
          <table:table-cell table:style-name="ce2" office:value-type="float" office:value="77.53" calcext:value-type="float">
            <text:p>77.53</text:p>
          </table:table-cell>
          <table:table-cell/>
          <table:table-cell table:style-name="ce2" office:value-type="float" office:value="77.23" calcext:value-type="float">
            <text:p>77.23</text:p>
          </table:table-cell>
          <table:table-cell table:style-name="ce2" office:value-type="float" office:value="76.85" calcext:value-type="float">
            <text:p>76.85</text:p>
          </table:table-cell>
          <table:table-cell table:style-name="ce2" office:value-type="float" office:value="77.25" calcext:value-type="float">
            <text:p>77.25</text:p>
          </table:table-cell>
          <table:table-cell table:style-name="ce2" office:value-type="float" office:value="77.01" calcext:value-type="float">
            <text:p>77.01</text:p>
          </table:table-cell>
          <table:table-cell table:style-name="ce2" office:value-type="float" office:value="75.99" calcext:value-type="float">
            <text:p>75.99</text:p>
          </table:table-cell>
          <table:table-cell table:style-name="ce2" office:value-type="float" office:value="77.34" calcext:value-type="float">
            <text:p>77.3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covertype</text:p>
          </table:table-cell>
          <table:table-cell table:style-name="ce1" office:value-type="float" office:value="8.90265323102523" calcext:value-type="float">
            <text:p>8.90265323102523</text:p>
          </table:table-cell>
          <table:table-cell table:style-name="ce2" office:value-type="float" office:value="94.24" calcext:value-type="float">
            <text:p>94.24</text:p>
          </table:table-cell>
          <table:table-cell table:number-columns-repeated="3"/>
          <table:table-cell table:style-name="ce2" office:value-type="float" office:value="80.52" calcext:value-type="float">
            <text:p>80.52</text:p>
          </table:table-cell>
          <table:table-cell/>
          <table:table-cell table:style-name="ce2" office:value-type="float" office:value="81.82" calcext:value-type="float">
            <text:p>81.82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82.77" calcext:value-type="float">
            <text:p>82.77</text:p>
          </table:table-cell>
          <table:table-cell table:style-name="ce2" office:value-type="float" office:value="79.63" calcext:value-type="float">
            <text:p>79.63</text:p>
          </table:table-cell>
          <table:table-cell table:style-name="ce2" office:value-type="float" office:value="80.42" calcext:value-type="float">
            <text:p>80.42</text:p>
          </table:table-cell>
          <table:table-cell table:style-name="ce2" office:value-type="float" office:value="81.83" calcext:value-type="float">
            <text:p>81.8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MagicTelescope</text:p>
          </table:table-cell>
          <table:table-cell table:style-name="ce1" office:value-type="float" office:value="15.6227758007117" calcext:value-type="float">
            <text:p>15.6227758007117</text:p>
          </table:table-cell>
          <table:table-cell table:style-name="ce2" office:value-type="float" office:value="85.52" calcext:value-type="float">
            <text:p>85.52</text:p>
          </table:table-cell>
          <table:table-cell table:number-columns-repeated="3"/>
          <table:table-cell table:style-name="ce2" office:value-type="float" office:value="85.89" calcext:value-type="float">
            <text:p>85.89</text:p>
          </table:table-cell>
          <table:table-cell/>
          <table:table-cell table:style-name="ce2" office:value-type="float" office:value="85.36" calcext:value-type="float">
            <text:p>85.36</text:p>
          </table:table-cell>
          <table:table-cell table:style-name="ce2" office:value-type="float" office:value="85.41" calcext:value-type="float">
            <text:p>85.41</text:p>
          </table:table-cell>
          <table:table-cell table:style-name="ce2" office:value-type="float" office:value="85.43" calcext:value-type="float">
            <text:p>85.43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85.96" calcext:value-type="float">
            <text:p>85.9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house_16H</text:p>
          </table:table-cell>
          <table:table-cell table:style-name="ce1" office:value-type="float" office:value="13.6556104446012" calcext:value-type="float">
            <text:p>13.6556104446012</text:p>
          </table:table-cell>
          <table:table-cell table:style-name="ce2" office:value-type="float" office:value="86.66" calcext:value-type="float">
            <text:p>86.66</text:p>
          </table:table-cell>
          <table:table-cell table:number-columns-repeated="3"/>
          <table:table-cell table:style-name="ce2" office:value-type="float" office:value="87.84" calcext:value-type="float">
            <text:p>87.84</text:p>
          </table:table-cell>
          <table:table-cell/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87.72" calcext:value-type="float">
            <text:p>87.72</text:p>
          </table:table-cell>
          <table:table-cell table:style-name="ce2" office:value-type="float" office:value="87.96" calcext:value-type="float">
            <text:p>87.96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float" office:value="88.8" calcext:value-type="float">
            <text:p>88.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eye_movements</text:p>
          </table:table-cell>
          <table:table-cell table:style-name="ce1" office:value-type="float" office:value="42.8392745465916" calcext:value-type="float">
            <text:p>42.8392745465916</text:p>
          </table:table-cell>
          <table:table-cell table:style-name="ce2" office:value-type="float" office:value="58.29" calcext:value-type="float">
            <text:p>58.29</text:p>
          </table:table-cell>
          <table:table-cell table:number-columns-repeated="3"/>
          <table:table-cell table:style-name="ce2" office:value-type="float" office:value="57.83" calcext:value-type="float">
            <text:p>57.83</text:p>
          </table:table-cell>
          <table:table-cell/>
          <table:table-cell table:style-name="ce2" office:value-type="float" office:value="63.43" calcext:value-type="float">
            <text:p>63.43</text:p>
          </table:table-cell>
          <table:table-cell table:style-name="ce2" office:value-type="float" office:value="58.35" calcext:value-type="float">
            <text:p>58.35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65.88" calcext:value-type="float">
            <text:p>65.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30.7747489239598" calcext:value-type="float">
            <text:p>30.7747489239598</text:p>
          </table:table-cell>
          <table:table-cell table:style-name="ce2" office:value-type="float" office:value="70.62" calcext:value-type="float">
            <text:p>70.62</text:p>
          </table:table-cell>
          <table:table-cell table:number-columns-repeated="3"/>
          <table:table-cell table:style-name="ce2" office:value-type="float" office:value="71.57" calcext:value-type="float">
            <text:p>71.57</text:p>
          </table:table-cell>
          <table:table-cell/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70.58" calcext:value-type="float">
            <text:p>70.58</text:p>
          </table:table-cell>
          <table:table-cell table:style-name="ce2" office:value-type="float" office:value="71.81" calcext:value-type="float">
            <text:p>71.81</text:p>
          </table:table-cell>
          <table:table-cell table:style-name="ce2" office:value-type="float" office:value="70.57" calcext:value-type="float">
            <text:p>70.57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1.56" calcext:value-type="float">
            <text:p>71.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heloc</text:p>
          </table:table-cell>
          <table:table-cell table:style-name="ce1" office:value-type="float" office:value="28.3809523809523" calcext:value-type="float">
            <text:p>28.3809523809523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3"/>
          <table:table-cell table:style-name="ce2" office:value-type="float" office:value="71.87" calcext:value-type="float">
            <text:p>71.87</text:p>
          </table:table-cell>
          <table:table-cell/>
          <table:table-cell table:style-name="ce2" office:value-type="float" office:value="71.82" calcext:value-type="float">
            <text:p>71.82</text:p>
          </table:table-cell>
          <table:table-cell table:style-name="ce2" office:value-type="float" office:value="71.86" calcext:value-type="float">
            <text:p>71.86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1.98" calcext:value-type="float">
            <text:p>71.98</text:p>
          </table:table-cell>
          <table:table-cell table:style-name="ce2" office:value-type="float" office:value="71.72" calcext:value-type="float">
            <text:p>71.7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Higgs</text:p>
          </table:table-cell>
          <table:table-cell table:style-name="ce1" office:value-type="float" office:value="24.9789803174731" calcext:value-type="float">
            <text:p>24.9789803174731</text:p>
          </table:table-cell>
          <table:table-cell table:style-name="ce2" office:value-type="float" office:value="75.02" calcext:value-type="float">
            <text:p>75.02</text:p>
          </table:table-cell>
          <table:table-cell table:number-columns-repeated="3"/>
          <table:table-cell table:style-name="ce2" office:value-type="float" office:value="70.34" calcext:value-type="float">
            <text:p>70.34</text:p>
          </table:table-cell>
          <table:table-cell/>
          <table:table-cell table:style-name="ce2" office:value-type="float" office:value="71.04" calcext:value-type="float">
            <text:p>71.04</text:p>
          </table:table-cell>
          <table:table-cell table:style-name="ce2" office:value-type="float" office:value="68.59" calcext:value-type="float">
            <text:p>68.59</text:p>
          </table:table-cell>
          <table:table-cell table:style-name="ce2" office:value-type="float" office:value="70.53" calcext:value-type="float">
            <text:p>70.53</text:p>
          </table:table-cell>
          <table:table-cell table:style-name="ce2" office:value-type="float" office:value="69.37" calcext:value-type="float">
            <text:p>69.37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71.36" calcext:value-type="float">
            <text:p>71.3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pol</text:p>
          </table:table-cell>
          <table:table-cell table:style-name="ce1" office:value-type="float" office:value="1.08593012275731" calcext:value-type="float">
            <text:p>1.08593012275731</text:p>
          </table:table-cell>
          <table:table-cell table:style-name="ce2" office:value-type="float" office:value="98.91" calcext:value-type="float">
            <text:p>98.91</text:p>
          </table:table-cell>
          <table:table-cell table:number-columns-repeated="3"/>
          <table:table-cell table:style-name="ce2" office:value-type="float" office:value="98.4" calcext:value-type="float">
            <text:p>98.4</text:p>
          </table:table-cell>
          <table:table-cell/>
          <table:table-cell table:style-name="ce2" office:value-type="float" office:value="98.08" calcext:value-type="float">
            <text:p>98.08</text:p>
          </table:table-cell>
          <table:table-cell table:style-name="ce2" office:value-type="float" office:value="94.75" calcext:value-type="float">
            <text:p>94.75</text:p>
          </table:table-cell>
          <table:table-cell table:style-name="ce2" office:value-type="float" office:value="98.17" calcext:value-type="float">
            <text:p>98.17</text:p>
          </table:table-cell>
          <table:table-cell table:style-name="ce2" office:value-type="float" office:value="94.98" calcext:value-type="float">
            <text:p>94.9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8.16" calcext:value-type="float">
            <text:p>98.1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MiniBooNE</text:p>
          </table:table-cell>
          <table:table-cell table:style-name="ce1" office:value-type="float" office:value="6.61404996412497" calcext:value-type="float">
            <text:p>6.61404996412497</text:p>
          </table:table-cell>
          <table:table-cell table:style-name="ce2" office:value-type="float" office:value="93.66" calcext:value-type="float">
            <text:p>93.66</text:p>
          </table:table-cell>
          <table:table-cell table:number-columns-repeated="3"/>
          <table:table-cell table:style-name="ce2" office:value-type="float" office:value="93.51" calcext:value-type="float">
            <text:p>93.51</text:p>
          </table:table-cell>
          <table:table-cell/>
          <table:table-cell table:style-name="ce2" office:value-type="float" office:value="93.31" calcext:value-type="float">
            <text:p>93.31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92.67" calcext:value-type="float">
            <text:p>92.67</text:p>
          </table:table-cell>
          <table:table-cell table:style-name="ce2" office:value-type="float" office:value="93.59" calcext:value-type="float">
            <text:p>93.59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office:value-type="float" office:value="93.68" calcext:value-type="float">
            <text:p>93.6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jannis</text:p>
          </table:table-cell>
          <table:table-cell table:style-name="ce1" office:value-type="float" office:value="21.8491564670856" calcext:value-type="float">
            <text:p>21.8491564670856</text:p>
          </table:table-cell>
          <table:table-cell table:style-name="ce2" office:value-type="float" office:value="78.87" calcext:value-type="float">
            <text:p>78.87</text:p>
          </table:table-cell>
          <table:table-cell table:number-columns-repeated="3"/>
          <table:table-cell table:style-name="ce2" office:value-type="float" office:value="76.77" calcext:value-type="float">
            <text:p>76.77</text:p>
          </table:table-cell>
          <table:table-cell/>
          <table:table-cell table:style-name="ce2" office:value-type="float" office:value="77.27" calcext:value-type="float">
            <text:p>77.27</text:p>
          </table:table-cell>
          <table:table-cell table:style-name="ce2" office:value-type="float" office:value="74.46" calcext:value-type="float">
            <text:p>74.46</text:p>
          </table:table-cell>
          <table:table-cell table:style-name="ce2" office:value-type="float" office:value="77.21" calcext:value-type="float">
            <text:p>77.21</text:p>
          </table:table-cell>
          <table:table-cell table:style-name="ce2" office:value-type="float" office:value="75.03" calcext:value-type="float">
            <text:p>75.03</text:p>
          </table:table-cell>
          <table:table-cell table:style-name="ce2" office:value-type="float" office:value="77.16" calcext:value-type="float">
            <text:p>77.16</text:p>
          </table:table-cell>
          <table:table-cell table:style-name="ce2" office:value-type="float" office:value="77.85" calcext:value-type="float">
            <text:p>77.8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Bioresponse</text:p>
          </table:table-cell>
          <table:table-cell table:style-name="ce1" office:value-type="float" office:value="24.2382271468144" calcext:value-type="float">
            <text:p>24.2382271468144</text:p>
          </table:table-cell>
          <table:table-cell table:style-name="ce2" office:value-type="float" office:value="77.29" calcext:value-type="float">
            <text:p>77.29</text:p>
          </table:table-cell>
          <table:table-cell table:number-columns-repeated="3"/>
          <table:table-cell table:style-name="ce2" office:value-type="float" office:value="75.63" calcext:value-type="float">
            <text:p>75.63</text:p>
          </table:table-cell>
          <table:table-cell/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9.37" calcext:value-type="float">
            <text:p>79.37</text:p>
          </table:table-cell>
          <table:table-cell table:style-name="ce2" office:value-type="float" office:value="76.72" calcext:value-type="float">
            <text:p>76.72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08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7">
        <table:table-column table:style-name="co1" table:number-columns-repeated="1024" table:default-cell-style-name="Default"/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LGN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DLGN VT</text:p>
          </table:table-cell>
          <table:table-cell table:style-name="ce1" office:value-type="string" calcext:value-type="string">
            <text:p>LatentTree</text:p>
          </table:table-cell>
          <table:table-cell table:style-name="ce1" office:value-type="string" calcext:value-type="string">
            <text:p>TAO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DLGN (rotated)</text:p>
          </table:table-cell>
          <table:table-cell table:style-name="ce1" office:value-type="string" calcext:value-type="string">
            <text:p>XGBoost (rotated)</text:p>
          </table:table-cell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LGN</text:p>
          </table:table-cell>
          <table:table-cell table:style-name="ce1" office:value-type="string" calcext:value-type="string">
            <text:p>DLGN (rotated)</text:p>
          </table:table-cell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XGBoost (rotated)</text:p>
          </table:table-cell>
          <table:table-cell/>
          <table:table-cell table:style-name="ce2" table:number-matrix-columns-spanned="17" table:number-matrix-rows-spanned="5" table:formula="of:=TRANSPOSE([.T6:.X22])" office:value-type="string" office:string-value="Dataset" calcext:value-type="string">
            <text:p>Dataset</text:p>
          </table:table-cell>
          <table:table-cell table:style-name="ce2" office:value-type="string" office:string-value="electricity" calcext:value-type="string">
            <text:p>electricity</text:p>
          </table:table-cell>
          <table:table-cell table:style-name="ce2" office:value-type="string" office:string-value="bank-marketing" calcext:value-type="string">
            <text:p>bank-marketing</text:p>
          </table:table-cell>
          <table:table-cell table:style-name="ce2" office:value-type="string" office:string-value="Diabetes130US" calcext:value-type="string">
            <text:p>Diabetes130US</text:p>
          </table:table-cell>
          <table:table-cell table:style-name="ce2" office:value-type="string" office:string-value="california" calcext:value-type="string">
            <text:p>california</text:p>
          </table:table-cell>
          <table:table-cell table:style-name="ce2" office:value-type="string" office:string-value="credit" calcext:value-type="string">
            <text:p>credit</text:p>
          </table:table-cell>
          <table:table-cell table:style-name="ce2" office:value-type="string" office:string-value="covertype" calcext:value-type="string">
            <text:p>covertype</text:p>
          </table:table-cell>
          <table:table-cell table:style-name="ce2" office:value-type="string" office:string-value="MagicTelescope" calcext:value-type="string">
            <text:p>MagicTelescope</text:p>
          </table:table-cell>
          <table:table-cell table:style-name="ce2" office:value-type="string" office:string-value="house_16H" calcext:value-type="string">
            <text:p>house_16H</text:p>
          </table:table-cell>
          <table:table-cell table:style-name="ce2" office:value-type="string" office:string-value="eye_movements" calcext:value-type="string">
            <text:p>eye_movements</text:p>
          </table:table-cell>
          <table:table-cell table:style-name="ce2" office:value-type="string" office:string-value="default-of-credit-card-clients" calcext:value-type="string">
            <text:p>default-of-credit-card-clients</text:p>
          </table:table-cell>
          <table:table-cell table:style-name="ce2" office:value-type="string" office:string-value="heloc" calcext:value-type="string">
            <text:p>heloc</text:p>
          </table:table-cell>
          <table:table-cell table:style-name="ce2" office:value-type="string" office:string-value="Higgs" calcext:value-type="string">
            <text:p>Higgs</text:p>
          </table:table-cell>
          <table:table-cell table:style-name="ce2" office:value-type="string" office:string-value="pol" calcext:value-type="string">
            <text:p>pol</text:p>
          </table:table-cell>
          <table:table-cell table:style-name="ce2" office:value-type="string" office:string-value="MiniBooNE" calcext:value-type="string">
            <text:p>MiniBooNE</text:p>
          </table:table-cell>
          <table:table-cell table:style-name="ce2" office:value-type="string" office:string-value="jannis" calcext:value-type="string">
            <text:p>jannis</text:p>
          </table:table-cell>
          <table:table-cell table:style-name="ce2" office:value-type="string" office:string-value="Bioresponse" calcext:value-type="string">
            <text:p>Bioresponse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" office:value-type="string" calcext:value-type="string">
            <text:p>electricity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office:value-type="float" office:value="69.19" calcext:value-type="float">
            <text:p>69.19</text:p>
          </table:table-cell>
          <table:table-cell table:style-name="ce2" office:value-type="float" office:value="80.44" calcext:value-type="float">
            <text:p>80.44</text:p>
          </table:table-cell>
          <table:table-cell table:style-name="ce2" office:value-type="float" office:value="76.61" calcext:value-type="float">
            <text:p>76.61</text:p>
          </table:table-cell>
          <table:table-cell table:style-name="ce2" office:value-type="float" office:value="81.52" calcext:value-type="float">
            <text:p>81.52</text:p>
          </table:table-cell>
          <table:table-cell table:style-name="ce1" office:value-type="float" office:value="76.414" calcext:value-type="float">
            <text:p>76.414</text:p>
          </table:table-cell>
          <table:table-cell table:style-name="ce2" office:value-type="float" office:value="81.94" calcext:value-type="float">
            <text:p>81.94</text:p>
          </table:table-cell>
          <table:table-cell table:style-name="ce2" office:value-type="float" office:value="86.65" calcext:value-type="float">
            <text:p>86.65</text:p>
          </table:table-cell>
          <table:table-cell table:style-name="ce2" office:value-type="float" office:value="80.48" calcext:value-type="float">
            <text:p>80.48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81.81" calcext:value-type="float">
            <text:p>81.81</text:p>
          </table:table-cell>
          <table:table-cell table:style-name="ce2" office:value-type="float" office:value="86.93" calcext:value-type="float">
            <text:p>86.93</text:p>
          </table:table-cell>
          <table:table-cell table:style-name="ce1" office:value-type="float" office:value="80.5469620096522" calcext:value-type="float">
            <text:p>80.5469620096522</text:p>
          </table:table-cell>
          <table:table-cell table:style-name="ce1" office:value-type="float" office:value="79.8539784680113" calcext:value-type="float">
            <text:p>79.8539784680113</text:p>
          </table:table-cell>
          <table:table-cell/>
          <table:table-cell table:style-name="ce1" office:value-type="string" calcext:value-type="string">
            <text:p>electricity</text:p>
          </table:table-cell>
          <table:table-cell table:style-name="ce2" office:value-type="float" office:value="81.99" calcext:value-type="float">
            <text:p>81.99</text:p>
          </table:table-cell>
          <table:table-cell table:style-name="ce1" office:value-type="float" office:value="80.5469620096522" calcext:value-type="float">
            <text:p>80.5469620096522</text:p>
          </table:table-cell>
          <table:table-cell table:style-name="ce2" office:value-type="float" office:value="86.93" calcext:value-type="float">
            <text:p>86.93</text:p>
          </table:table-cell>
          <table:table-cell table:style-name="ce1" office:value-type="float" office:value="79.8539784680113" calcext:value-type="float">
            <text:p>79.8539784680113</text:p>
          </table:table-cell>
          <table:table-cell/>
          <table:table-cell table:style-name="ce2" office:value-type="string" office:string-value="DLGN" calcext:value-type="string">
            <text:p>DLGN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office:value-type="float" office:value="61.01" calcext:value-type="float">
            <text:p>61.01</text:p>
          </table:table-cell>
          <table:table-cell table:style-name="ce2" office:value-type="float" office:value="88.69" calcext:value-type="float">
            <text:p>88.69</text:p>
          </table:table-cell>
          <table:table-cell table:style-name="ce2" office:value-type="float" office:value="76.42" calcext:value-type="float">
            <text:p>76.42</text:p>
          </table:table-cell>
          <table:table-cell table:style-name="ce2" office:value-type="float" office:value="94.24" calcext:value-type="float">
            <text:p>94.24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86.66" calcext:value-type="float">
            <text:p>86.66</text:p>
          </table:table-cell>
          <table:table-cell table:style-name="ce2" office:value-type="float" office:value="58.29" calcext:value-type="float">
            <text:p>58.29</text:p>
          </table:table-cell>
          <table:table-cell table:style-name="ce2" office:value-type="float" office:value="70.62" calcext:value-type="float">
            <text:p>70.62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5.02" calcext:value-type="float">
            <text:p>75.02</text:p>
          </table:table-cell>
          <table:table-cell table:style-name="ce2" office:value-type="float" office:value="98.91" calcext:value-type="float">
            <text:p>98.91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float" office:value="78.87" calcext:value-type="float">
            <text:p>78.87</text:p>
          </table:table-cell>
          <table:table-cell table:style-name="ce2" office:value-type="float" office:value="77.29" calcext:value-type="float">
            <text:p>77.29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" office:value-type="string" calcext:value-type="string">
            <text:p>bank-marketing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office:value-type="float" office:value="72.95" calcext:value-type="float">
            <text:p>72.95</text:p>
          </table:table-cell>
          <table:table-cell table:style-name="ce2" office:value-type="float" office:value="77.95" calcext:value-type="float">
            <text:p>77.95</text:p>
          </table:table-cell>
          <table:table-cell table:style-name="ce2" office:value-type="float" office:value="77.81" calcext:value-type="float">
            <text:p>77.81</text:p>
          </table:table-cell>
          <table:table-cell table:style-name="ce2" office:value-type="float" office:value="77.41" calcext:value-type="float">
            <text:p>77.41</text:p>
          </table:table-cell>
          <table:table-cell table:style-name="ce1" office:value-type="float" office:value="77.768" calcext:value-type="float">
            <text:p>77.768</text:p>
          </table:table-cell>
          <table:table-cell table:style-name="ce2" office:value-type="float" office:value="79.33" calcext:value-type="float">
            <text:p>79.33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8.89" calcext:value-type="float">
            <text:p>78.89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78.62" calcext:value-type="float">
            <text:p>78.62</text:p>
          </table:table-cell>
          <table:table-cell table:style-name="ce2" office:value-type="float" office:value="79.13" calcext:value-type="float">
            <text:p>79.13</text:p>
          </table:table-cell>
          <table:table-cell table:style-name="ce2" office:value-type="float" office:value="80.3" calcext:value-type="float">
            <text:p>80.3</text:p>
          </table:table-cell>
          <table:table-cell table:style-name="ce1" office:value-type="float" office:value="78.3078307830783" calcext:value-type="float">
            <text:p>78.3078307830783</text:p>
          </table:table-cell>
          <table:table-cell table:style-name="ce1" office:value-type="float" office:value="75.9675967596759" calcext:value-type="float">
            <text:p>75.9675967596759</text:p>
          </table:table-cell>
          <table:table-cell/>
          <table:table-cell table:style-name="ce1" office:value-type="string" calcext:value-type="string">
            <text:p>bank-marketing</text:p>
          </table:table-cell>
          <table:table-cell table:style-name="ce2" office:value-type="float" office:value="78.53" calcext:value-type="float">
            <text:p>78.53</text:p>
          </table:table-cell>
          <table:table-cell table:style-name="ce1" office:value-type="float" office:value="78.3078307830783" calcext:value-type="float">
            <text:p>78.3078307830783</text:p>
          </table:table-cell>
          <table:table-cell table:style-name="ce2" office:value-type="float" office:value="80.3" calcext:value-type="float">
            <text:p>80.3</text:p>
          </table:table-cell>
          <table:table-cell table:style-name="ce1" office:value-type="float" office:value="75.9675967596759" calcext:value-type="float">
            <text:p>75.9675967596759</text:p>
          </table:table-cell>
          <table:table-cell/>
          <table:table-cell table:style-name="ce2" office:value-type="string" office:string-value="DLGN (rotated)" calcext:value-type="string">
            <text:p>DLGN (rotated)</text:p>
          </table:table-cell>
          <table:table-cell table:style-name="ce2" office:value-type="float" office:value="80.5469620096522" calcext:value-type="float">
            <text:p>80.5469620096522</text:p>
          </table:table-cell>
          <table:table-cell table:style-name="ce2" office:value-type="float" office:value="78.3078307830783" calcext:value-type="float">
            <text:p>78.3078307830783</text:p>
          </table:table-cell>
          <table:table-cell table:style-name="ce2" office:value-type="float" office:value="60.981981378525" calcext:value-type="float">
            <text:p>60.981981378525</text:p>
          </table:table-cell>
          <table:table-cell table:style-name="ce2" office:value-type="float" office:value="87.5403784033225" calcext:value-type="float">
            <text:p>87.5403784033225</text:p>
          </table:table-cell>
          <table:table-cell table:style-name="ce2" office:value-type="float" office:value="74.9643976075192" calcext:value-type="float">
            <text:p>74.9643976075192</text:p>
          </table:table-cell>
          <table:table-cell table:style-name="ce2" office:value-type="float" office:value="0" calcext:value-type="float">
            <text:p/>
          </table:table-cell>
          <table:table-cell table:style-name="ce2" office:value-type="float" office:value="85.4448398576512" calcext:value-type="float">
            <text:p>85.4448398576512</text:p>
          </table:table-cell>
          <table:table-cell table:style-name="ce2" office:value-type="float" office:value="85.9209597741707" calcext:value-type="float">
            <text:p>85.9209597741707</text:p>
          </table:table-cell>
          <table:table-cell table:style-name="ce2" office:value-type="float" office:value="56.535334584115" calcext:value-type="float">
            <text:p>56.535334584115</text:p>
          </table:table-cell>
          <table:table-cell table:style-name="ce2" office:value-type="float" office:value="69.9784791965566" calcext:value-type="float">
            <text:p>69.9784791965566</text:p>
          </table:table-cell>
          <table:table-cell table:style-name="ce2" office:value-type="float" office:value="70.9523809523809" calcext:value-type="float">
            <text:p>70.9523809523809</text:p>
          </table:table-cell>
          <table:table-cell table:style-name="ce2" office:value-type="float" office:value="0" calcext:value-type="float">
            <text:p/>
          </table:table-cell>
          <table:table-cell table:style-name="ce2" office:value-type="float" office:value="98.6779981114258" calcext:value-type="float">
            <text:p>98.6779981114258</text:p>
          </table:table-cell>
          <table:table-cell table:style-name="ce2" office:value-type="float" office:value="92.5640858391494" calcext:value-type="float">
            <text:p>92.5640858391494</text:p>
          </table:table-cell>
          <table:table-cell table:style-name="ce2" office:value-type="float" office:value="78.8207079060535" calcext:value-type="float">
            <text:p>78.8207079060535</text:p>
          </table:table-cell>
          <table:table-cell table:style-name="ce2" office:value-type="float" office:value="77.0083102493074" calcext:value-type="float">
            <text:p>77.008310249307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" office:value-type="string" calcext:value-type="string">
            <text:p>Diabetes130US</text:p>
          </table:table-cell>
          <table:table-cell table:style-name="ce1" office:value-type="float" office:value="61.01" calcext:value-type="float">
            <text:p>61.01</text:p>
          </table:table-cell>
          <table:table-cell table:style-name="ce2" office:value-type="float" office:value="58.87" calcext:value-type="float">
            <text:p>58.87</text:p>
          </table:table-cell>
          <table:table-cell table:style-name="ce2" office:value-type="float" office:value="61.08" calcext:value-type="float">
            <text:p>61.08</text:p>
          </table:table-cell>
          <table:table-cell table:style-name="ce2" office:value-type="float" office:value="60.66" calcext:value-type="float">
            <text:p>60.66</text:p>
          </table:table-cell>
          <table:table-cell table:style-name="ce2" office:value-type="float" office:value="60.51" calcext:value-type="float">
            <text:p>60.51</text:p>
          </table:table-cell>
          <table:table-cell table:style-name="ce1" office:value-type="float" office:value="60.835" calcext:value-type="float">
            <text:p>60.835</text:p>
          </table:table-cell>
          <table:table-cell table:style-name="ce2" office:value-type="float" office:value="60.42" calcext:value-type="float">
            <text:p>60.4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60.33" calcext:value-type="float">
            <text:p>60.33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44" calcext:value-type="float">
            <text:p>60.44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60.59" calcext:value-type="float">
            <text:p>60.59</text:p>
          </table:table-cell>
          <table:table-cell table:style-name="ce1" office:value-type="float" office:value="60.981981378525" calcext:value-type="float">
            <text:p>60.981981378525</text:p>
          </table:table-cell>
          <table:table-cell table:style-name="ce1" office:value-type="float" office:value="58.8719941054323" calcext:value-type="float">
            <text:p>58.8719941054323</text:p>
          </table:table-cell>
          <table:table-cell/>
          <table:table-cell table:style-name="ce1" office:value-type="string" calcext:value-type="string">
            <text:p>Diabetes130US</text:p>
          </table:table-cell>
          <table:table-cell table:style-name="ce1" office:value-type="float" office:value="61.01" calcext:value-type="float">
            <text:p>61.01</text:p>
          </table:table-cell>
          <table:table-cell table:style-name="ce1" office:value-type="float" office:value="60.981981378525" calcext:value-type="float">
            <text:p>60.981981378525</text:p>
          </table:table-cell>
          <table:table-cell table:style-name="ce2" office:value-type="float" office:value="60.59" calcext:value-type="float">
            <text:p>60.59</text:p>
          </table:table-cell>
          <table:table-cell table:style-name="ce1" office:value-type="float" office:value="58.8719941054323" calcext:value-type="float">
            <text:p>58.8719941054323</text:p>
          </table:table-cell>
          <table:table-cell/>
          <table:table-cell table:style-name="ce2" office:value-type="string" office:string-value="XGBoost" calcext:value-type="string">
            <text:p>XGBoost</text:p>
          </table:table-cell>
          <table:table-cell table:style-name="ce2" office:value-type="float" office:value="86.93" calcext:value-type="float">
            <text:p>86.93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60.59" calcext:value-type="float">
            <text:p>60.59</text:p>
          </table:table-cell>
          <table:table-cell table:style-name="ce2" office:value-type="float" office:value="90.1" calcext:value-type="float">
            <text:p>90.1</text:p>
          </table:table-cell>
          <table:table-cell table:style-name="ce2" office:value-type="float" office:value="77.34" calcext:value-type="float">
            <text:p>77.34</text:p>
          </table:table-cell>
          <table:table-cell table:style-name="ce2" office:value-type="float" office:value="81.83" calcext:value-type="float">
            <text:p>81.83</text:p>
          </table:table-cell>
          <table:table-cell table:style-name="ce2" office:value-type="float" office:value="85.96" calcext:value-type="float">
            <text:p>85.96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65.88" calcext:value-type="float">
            <text:p>65.88</text:p>
          </table:table-cell>
          <table:table-cell table:style-name="ce2" office:value-type="float" office:value="71.56" calcext:value-type="float">
            <text:p>71.56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71.36" calcext:value-type="float">
            <text:p>71.36</text:p>
          </table:table-cell>
          <table:table-cell table:style-name="ce2" office:value-type="float" office:value="98.16" calcext:value-type="float">
            <text:p>98.16</text:p>
          </table:table-cell>
          <table:table-cell table:style-name="ce2" office:value-type="float" office:value="93.68" calcext:value-type="float">
            <text:p>93.68</text:p>
          </table:table-cell>
          <table:table-cell table:style-name="ce2" office:value-type="float" office:value="77.85" calcext:value-type="float">
            <text:p>77.85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" office:value-type="string" calcext:value-type="string">
            <text:p>california</text:p>
          </table:table-cell>
          <table:table-cell table:style-name="ce2" office:value-type="float" office:value="88.69" calcext:value-type="float">
            <text:p>88.69</text:p>
          </table:table-cell>
          <table:table-cell table:style-name="ce2" office:value-type="float" office:value="67.74" calcext:value-type="float">
            <text:p>67.74</text:p>
          </table:table-cell>
          <table:table-cell table:style-name="ce2" office:value-type="float" office:value="87.66" calcext:value-type="float">
            <text:p>87.66</text:p>
          </table:table-cell>
          <table:table-cell table:style-name="ce2" office:value-type="float" office:value="85.93" calcext:value-type="float">
            <text:p>85.93</text:p>
          </table:table-cell>
          <table:table-cell table:style-name="ce2" office:value-type="float" office:value="86.46" calcext:value-type="float">
            <text:p>86.46</text:p>
          </table:table-cell>
          <table:table-cell table:style-name="ce1" office:value-type="float" office:value="84.656" calcext:value-type="float">
            <text:p>84.656</text:p>
          </table:table-cell>
          <table:table-cell table:style-name="ce2" office:value-type="float" office:value="88.64" calcext:value-type="float">
            <text:p>88.64</text:p>
          </table:table-cell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86.74" calcext:value-type="float">
            <text:p>86.74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office:value-type="float" office:value="87.79" calcext:value-type="float">
            <text:p>87.79</text:p>
          </table:table-cell>
          <table:table-cell table:style-name="ce2" office:value-type="float" office:value="88.81" calcext:value-type="float">
            <text:p>88.81</text:p>
          </table:table-cell>
          <table:table-cell table:style-name="ce2" office:value-type="float" office:value="90.1" calcext:value-type="float">
            <text:p>90.1</text:p>
          </table:table-cell>
          <table:table-cell table:style-name="ce1" office:value-type="float" office:value="87.5403784033225" calcext:value-type="float">
            <text:p>87.5403784033225</text:p>
          </table:table-cell>
          <table:table-cell table:style-name="ce1" office:value-type="float" office:value="85.2099676972773" calcext:value-type="float">
            <text:p>85.2099676972773</text:p>
          </table:table-cell>
          <table:table-cell/>
          <table:table-cell table:style-name="ce1" office:value-type="string" calcext:value-type="string">
            <text:p>california</text:p>
          </table:table-cell>
          <table:table-cell table:style-name="ce2" office:value-type="float" office:value="88.69" calcext:value-type="float">
            <text:p>88.69</text:p>
          </table:table-cell>
          <table:table-cell table:style-name="ce1" office:value-type="float" office:value="87.5403784033225" calcext:value-type="float">
            <text:p>87.5403784033225</text:p>
          </table:table-cell>
          <table:table-cell table:style-name="ce2" office:value-type="float" office:value="90.1" calcext:value-type="float">
            <text:p>90.1</text:p>
          </table:table-cell>
          <table:table-cell table:style-name="ce1" office:value-type="float" office:value="85.2099676972773" calcext:value-type="float">
            <text:p>85.2099676972773</text:p>
          </table:table-cell>
          <table:table-cell/>
          <table:table-cell table:style-name="ce2" office:value-type="string" office:string-value="XGBoost (rotated)" calcext:value-type="string">
            <text:p>XGBoost (rotated)</text:p>
          </table:table-cell>
          <table:table-cell table:style-name="ce2" office:value-type="float" office:value="79.8539784680113" calcext:value-type="float">
            <text:p>79.8539784680113</text:p>
          </table:table-cell>
          <table:table-cell table:style-name="ce2" office:value-type="float" office:value="75.9675967596759" calcext:value-type="float">
            <text:p>75.9675967596759</text:p>
          </table:table-cell>
          <table:table-cell table:style-name="ce2" office:value-type="float" office:value="58.8719941054323" calcext:value-type="float">
            <text:p>58.8719941054323</text:p>
          </table:table-cell>
          <table:table-cell table:style-name="ce2" office:value-type="float" office:value="85.2099676972773" calcext:value-type="float">
            <text:p>85.2099676972773</text:p>
          </table:table-cell>
          <table:table-cell table:style-name="ce2" office:value-type="float" office:value="69.9515807462261" calcext:value-type="float">
            <text:p>69.9515807462261</text:p>
          </table:table-cell>
          <table:table-cell table:style-name="ce2" office:value-type="float" office:value="0" calcext:value-type="float">
            <text:p/>
          </table:table-cell>
          <table:table-cell table:style-name="ce2" office:value-type="float" office:value="82.9537366548042" calcext:value-type="float">
            <text:p>82.9537366548042</text:p>
          </table:table-cell>
          <table:table-cell table:style-name="ce2" office:value-type="float" office:value="85.3916725476358" calcext:value-type="float">
            <text:p>85.3916725476358</text:p>
          </table:table-cell>
          <table:table-cell table:style-name="ce2" office:value-type="float" office:value="55.2220137585991" calcext:value-type="float">
            <text:p>55.2220137585991</text:p>
          </table:table-cell>
          <table:table-cell table:style-name="ce2" office:value-type="float" office:value="68.1133428981348" calcext:value-type="float">
            <text:p>68.1133428981348</text:p>
          </table:table-cell>
          <table:table-cell table:style-name="ce2" office:value-type="float" office:value="67.2380952380952" calcext:value-type="float">
            <text:p>67.2380952380952</text:p>
          </table:table-cell>
          <table:table-cell table:style-name="ce2" office:value-type="float" office:value="0" calcext:value-type="float">
            <text:p/>
          </table:table-cell>
          <table:table-cell table:style-name="ce2" office:value-type="float" office:value="97.3087818696883" calcext:value-type="float">
            <text:p>97.3087818696883</text:p>
          </table:table-cell>
          <table:table-cell table:style-name="ce2" office:value-type="float" office:value="90.1115387124127" calcext:value-type="float">
            <text:p>90.1115387124127</text:p>
          </table:table-cell>
          <table:table-cell table:style-name="ce2" office:value-type="float" office:value="73.3625537545484" calcext:value-type="float">
            <text:p>73.3625537545484</text:p>
          </table:table-cell>
          <table:table-cell table:style-name="ce2" office:value-type="float" office:value="76.1772853185595" calcext:value-type="float">
            <text:p>76.1772853185595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" office:value-type="string" calcext:value-type="string">
            <text:p>credit</text:p>
          </table:table-cell>
          <table:table-cell table:style-name="ce2" office:value-type="float" office:value="76.42" calcext:value-type="float">
            <text:p>76.42</text:p>
          </table:table-cell>
          <table:table-cell table:style-name="ce2" office:value-type="float" office:value="60.92" calcext:value-type="float">
            <text:p>60.92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office:value-type="float" office:value="51.32" calcext:value-type="float">
            <text:p>51.32</text:p>
          </table:table-cell>
          <table:table-cell table:style-name="ce2" office:value-type="float" office:value="76.42" calcext:value-type="float">
            <text:p>76.42</text:p>
          </table:table-cell>
          <table:table-cell table:style-name="ce1" office:value-type="float" office:value="73.284" calcext:value-type="float">
            <text:p>73.284</text:p>
          </table:table-cell>
          <table:table-cell table:style-name="ce2" office:value-type="float" office:value="77.53" calcext:value-type="float">
            <text:p>77.53</text:p>
          </table:table-cell>
          <table:table-cell table:style-name="ce2" office:value-type="float" office:value="77.23" calcext:value-type="float">
            <text:p>77.23</text:p>
          </table:table-cell>
          <table:table-cell table:style-name="ce2" office:value-type="float" office:value="76.85" calcext:value-type="float">
            <text:p>76.85</text:p>
          </table:table-cell>
          <table:table-cell table:style-name="ce2" office:value-type="float" office:value="77.25" calcext:value-type="float">
            <text:p>77.25</text:p>
          </table:table-cell>
          <table:table-cell table:style-name="ce2" office:value-type="float" office:value="77.01" calcext:value-type="float">
            <text:p>77.01</text:p>
          </table:table-cell>
          <table:table-cell table:style-name="ce2" office:value-type="float" office:value="75.99" calcext:value-type="float">
            <text:p>75.99</text:p>
          </table:table-cell>
          <table:table-cell table:style-name="ce2" office:value-type="float" office:value="77.34" calcext:value-type="float">
            <text:p>77.34</text:p>
          </table:table-cell>
          <table:table-cell table:style-name="ce1" office:value-type="float" office:value="74.9643976075192" calcext:value-type="float">
            <text:p>74.9643976075192</text:p>
          </table:table-cell>
          <table:table-cell table:style-name="ce1" office:value-type="float" office:value="69.9515807462261" calcext:value-type="float">
            <text:p>69.9515807462261</text:p>
          </table:table-cell>
          <table:table-cell/>
          <table:table-cell table:style-name="ce1" office:value-type="string" calcext:value-type="string">
            <text:p>credit</text:p>
          </table:table-cell>
          <table:table-cell table:style-name="ce2" office:value-type="float" office:value="76.42" calcext:value-type="float">
            <text:p>76.42</text:p>
          </table:table-cell>
          <table:table-cell table:style-name="ce1" office:value-type="float" office:value="74.9643976075192" calcext:value-type="float">
            <text:p>74.9643976075192</text:p>
          </table:table-cell>
          <table:table-cell table:style-name="ce2" office:value-type="float" office:value="77.34" calcext:value-type="float">
            <text:p>77.34</text:p>
          </table:table-cell>
          <table:table-cell table:style-name="ce1" office:value-type="float" office:value="69.9515807462261" calcext:value-type="float">
            <text:p>69.9515807462261</text:p>
          </table:table-cell>
          <table:table-cell table:number-columns-repeated="4"/>
          <table:table-cell>
            <draw:frame table:end-cell-address="Sheet7.AI29" table:end-x="62.05pt" table:end-y="2.24pt" draw:z-index="1" draw:name="Chart 3" draw:style-name="gr1" draw:text-style-name="P1" svg:width="456.72pt" svg:height="282.73pt" svg:x="26.25pt" svg:y="3pt">
              <draw:object draw:notify-on-update-of-ranges="Sheet7.AA6:Sheet7.AA6 Sheet7.AA7:Sheet7.AA10 Sheet7.Z7:Sheet7.Z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1" office:value-type="string" calcext:value-type="string">
            <text:p>covertype</text:p>
          </table:table-cell>
          <table:table-cell table:style-name="ce2" office:value-type="float" office:value="94.24" calcext:value-type="float">
            <text:p>94.24</text:p>
          </table:table-cell>
          <table:table-cell table:style-name="ce2" office:value-type="float" office:value="66.65" calcext:value-type="float">
            <text:p>66.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.83" calcext:value-type="float">
            <text:p>78.83</text:p>
          </table:table-cell>
          <table:table-cell table:style-name="ce2" office:value-type="float" office:value="81.86" calcext:value-type="float">
            <text:p>81.86</text:p>
          </table:table-cell>
          <table:table-cell table:style-name="ce1" office:value-type="float" office:value="82.986" calcext:value-type="float">
            <text:p>82.986</text:p>
          </table:table-cell>
          <table:table-cell table:style-name="ce2" office:value-type="float" office:value="80.52" calcext:value-type="float">
            <text:p>80.52</text:p>
          </table:table-cell>
          <table:table-cell table:style-name="ce2" office:value-type="float" office:value="81.82" calcext:value-type="float">
            <text:p>81.82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82.77" calcext:value-type="float">
            <text:p>82.77</text:p>
          </table:table-cell>
          <table:table-cell table:style-name="ce2" office:value-type="float" office:value="79.63" calcext:value-type="float">
            <text:p>79.63</text:p>
          </table:table-cell>
          <table:table-cell table:style-name="ce2" office:value-type="float" office:value="80.42" calcext:value-type="float">
            <text:p>80.42</text:p>
          </table:table-cell>
          <table:table-cell table:style-name="ce2" office:value-type="float" office:value="81.83" calcext:value-type="float">
            <text:p>81.83</text:p>
          </table:table-cell>
          <table:table-cell table:number-columns-repeated="3"/>
          <table:table-cell table:style-name="ce1" office:value-type="string" calcext:value-type="string">
            <text:p>covertype</text:p>
          </table:table-cell>
          <table:table-cell table:style-name="ce2" office:value-type="float" office:value="94.24" calcext:value-type="float">
            <text:p>94.24</text:p>
          </table:table-cell>
          <table:table-cell/>
          <table:table-cell table:style-name="ce2" office:value-type="float" office:value="81.83" calcext:value-type="float">
            <text:p>81.8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MagicTelescope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68.04" calcext:value-type="float">
            <text:p>68.04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82.46" calcext:value-type="float">
            <text:p>82.46</text:p>
          </table:table-cell>
          <table:table-cell table:style-name="ce2" office:value-type="float" office:value="83.49" calcext:value-type="float">
            <text:p>83.49</text:p>
          </table:table-cell>
          <table:table-cell table:style-name="ce1" office:value-type="float" office:value="83.06" calcext:value-type="float">
            <text:p>83.06</text:p>
          </table:table-cell>
          <table:table-cell table:style-name="ce2" office:value-type="float" office:value="85.89" calcext:value-type="float">
            <text:p>85.89</text:p>
          </table:table-cell>
          <table:table-cell table:style-name="ce2" office:value-type="float" office:value="85.36" calcext:value-type="float">
            <text:p>85.36</text:p>
          </table:table-cell>
          <table:table-cell table:style-name="ce2" office:value-type="float" office:value="85.41" calcext:value-type="float">
            <text:p>85.41</text:p>
          </table:table-cell>
          <table:table-cell table:style-name="ce2" office:value-type="float" office:value="85.43" calcext:value-type="float">
            <text:p>85.43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85.96" calcext:value-type="float">
            <text:p>85.96</text:p>
          </table:table-cell>
          <table:table-cell table:style-name="ce1" office:value-type="float" office:value="85.4448398576512" calcext:value-type="float">
            <text:p>85.4448398576512</text:p>
          </table:table-cell>
          <table:table-cell table:style-name="ce1" office:value-type="float" office:value="82.9537366548042" calcext:value-type="float">
            <text:p>82.9537366548042</text:p>
          </table:table-cell>
          <table:table-cell/>
          <table:table-cell table:style-name="ce1" office:value-type="string" calcext:value-type="string">
            <text:p>MagicTelescope</text:p>
          </table:table-cell>
          <table:table-cell table:style-name="ce2" office:value-type="float" office:value="85.52" calcext:value-type="float">
            <text:p>85.52</text:p>
          </table:table-cell>
          <table:table-cell table:style-name="ce1" office:value-type="float" office:value="85.4448398576512" calcext:value-type="float">
            <text:p>85.4448398576512</text:p>
          </table:table-cell>
          <table:table-cell table:style-name="ce2" office:value-type="float" office:value="85.96" calcext:value-type="float">
            <text:p>85.96</text:p>
          </table:table-cell>
          <table:table-cell table:style-name="ce1" office:value-type="float" office:value="82.9537366548042" calcext:value-type="float">
            <text:p>82.9537366548042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" office:value-type="string" calcext:value-type="string">
            <text:p>house_16H</text:p>
          </table:table-cell>
          <table:table-cell table:style-name="ce2" office:value-type="float" office:value="86.66" calcext:value-type="float">
            <text:p>86.66</text:p>
          </table:table-cell>
          <table:table-cell table:style-name="ce2" office:value-type="float" office:value="71.91" calcext:value-type="float">
            <text:p>71.91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84.93" calcext:value-type="float">
            <text:p>84.93</text:p>
          </table:table-cell>
          <table:table-cell table:style-name="ce2" office:value-type="float" office:value="85.53" calcext:value-type="float">
            <text:p>85.53</text:p>
          </table:table-cell>
          <table:table-cell table:style-name="ce1" office:value-type="float" office:value="84.721" calcext:value-type="float">
            <text:p>84.721</text:p>
          </table:table-cell>
          <table:table-cell table:style-name="ce2" office:value-type="float" office:value="87.84" calcext:value-type="float">
            <text:p>87.84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87.72" calcext:value-type="float">
            <text:p>87.72</text:p>
          </table:table-cell>
          <table:table-cell table:style-name="ce2" office:value-type="float" office:value="87.96" calcext:value-type="float">
            <text:p>87.96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float" office:value="88.8" calcext:value-type="float">
            <text:p>88.8</text:p>
          </table:table-cell>
          <table:table-cell table:style-name="ce1" office:value-type="float" office:value="85.9209597741707" calcext:value-type="float">
            <text:p>85.9209597741707</text:p>
          </table:table-cell>
          <table:table-cell table:style-name="ce1" office:value-type="float" office:value="85.3916725476358" calcext:value-type="float">
            <text:p>85.3916725476358</text:p>
          </table:table-cell>
          <table:table-cell/>
          <table:table-cell table:style-name="ce1" office:value-type="string" calcext:value-type="string">
            <text:p>house_16H</text:p>
          </table:table-cell>
          <table:table-cell table:style-name="ce2" office:value-type="float" office:value="86.66" calcext:value-type="float">
            <text:p>86.66</text:p>
          </table:table-cell>
          <table:table-cell table:style-name="ce1" office:value-type="float" office:value="85.9209597741707" calcext:value-type="float">
            <text:p>85.9209597741707</text:p>
          </table:table-cell>
          <table:table-cell table:style-name="ce2" office:value-type="float" office:value="88.8" calcext:value-type="float">
            <text:p>88.8</text:p>
          </table:table-cell>
          <table:table-cell table:style-name="ce1" office:value-type="float" office:value="85.3916725476358" calcext:value-type="float">
            <text:p>85.3916725476358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" office:value-type="string" calcext:value-type="string">
            <text:p>eye_movements</text:p>
          </table:table-cell>
          <table:table-cell table:style-name="ce2" office:value-type="float" office:value="58.29" calcext:value-type="float">
            <text:p>58.29</text:p>
          </table:table-cell>
          <table:table-cell table:style-name="ce2" office:value-type="float" office:value="52.35" calcext:value-type="float">
            <text:p>52.35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53.41" calcext:value-type="float">
            <text:p>53.41</text:p>
          </table:table-cell>
          <table:table-cell table:style-name="ce2" office:value-type="float" office:value="56.47" calcext:value-type="float">
            <text:p>56.47</text:p>
          </table:table-cell>
          <table:table-cell table:style-name="ce1" office:value-type="float" office:value="55.097" calcext:value-type="float">
            <text:p>55.097</text:p>
          </table:table-cell>
          <table:table-cell table:style-name="ce2" office:value-type="float" office:value="57.83" calcext:value-type="float">
            <text:p>57.83</text:p>
          </table:table-cell>
          <table:table-cell table:style-name="ce2" office:value-type="float" office:value="63.43" calcext:value-type="float">
            <text:p>63.43</text:p>
          </table:table-cell>
          <table:table-cell table:style-name="ce2" office:value-type="float" office:value="58.35" calcext:value-type="float">
            <text:p>58.35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65.88" calcext:value-type="float">
            <text:p>65.88</text:p>
          </table:table-cell>
          <table:table-cell table:style-name="ce1" office:value-type="float" office:value="56.535334584115" calcext:value-type="float">
            <text:p>56.535334584115</text:p>
          </table:table-cell>
          <table:table-cell table:style-name="ce1" office:value-type="float" office:value="55.2220137585991" calcext:value-type="float">
            <text:p>55.2220137585991</text:p>
          </table:table-cell>
          <table:table-cell/>
          <table:table-cell table:style-name="ce1" office:value-type="string" calcext:value-type="string">
            <text:p>eye_movements</text:p>
          </table:table-cell>
          <table:table-cell table:style-name="ce2" office:value-type="float" office:value="58.29" calcext:value-type="float">
            <text:p>58.29</text:p>
          </table:table-cell>
          <table:table-cell table:style-name="ce1" office:value-type="float" office:value="56.535334584115" calcext:value-type="float">
            <text:p>56.535334584115</text:p>
          </table:table-cell>
          <table:table-cell table:style-name="ce2" office:value-type="float" office:value="65.88" calcext:value-type="float">
            <text:p>65.88</text:p>
          </table:table-cell>
          <table:table-cell table:style-name="ce1" office:value-type="float" office:value="55.2220137585991" calcext:value-type="float">
            <text:p>55.222013758599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70.62" calcext:value-type="float">
            <text:p>70.62</text:p>
          </table:table-cell>
          <table:table-cell table:style-name="ce2" office:value-type="float" office:value="64.13" calcext:value-type="float">
            <text:p>64.13</text:p>
          </table:table-cell>
          <table:table-cell table:style-name="ce2" office:value-type="float" office:value="69.94" calcext:value-type="float">
            <text:p>69.94</text:p>
          </table:table-cell>
          <table:table-cell table:style-name="ce2" office:value-type="float" office:value="67.54" calcext:value-type="float">
            <text:p>67.54</text:p>
          </table:table-cell>
          <table:table-cell table:style-name="ce2" office:value-type="float" office:value="69.8" calcext:value-type="float">
            <text:p>69.8</text:p>
          </table:table-cell>
          <table:table-cell table:style-name="ce1" office:value-type="float" office:value="69.763" calcext:value-type="float">
            <text:p>69.763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70.58" calcext:value-type="float">
            <text:p>70.58</text:p>
          </table:table-cell>
          <table:table-cell table:style-name="ce2" office:value-type="float" office:value="71.81" calcext:value-type="float">
            <text:p>71.81</text:p>
          </table:table-cell>
          <table:table-cell table:style-name="ce2" office:value-type="float" office:value="70.57" calcext:value-type="float">
            <text:p>70.57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1.56" calcext:value-type="float">
            <text:p>71.56</text:p>
          </table:table-cell>
          <table:table-cell table:style-name="ce1" office:value-type="float" office:value="69.9784791965566" calcext:value-type="float">
            <text:p>69.9784791965566</text:p>
          </table:table-cell>
          <table:table-cell table:style-name="ce1" office:value-type="float" office:value="68.1133428981348" calcext:value-type="float">
            <text:p>68.1133428981348</text:p>
          </table:table-cell>
          <table:table-cell/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70.62" calcext:value-type="float">
            <text:p>70.62</text:p>
          </table:table-cell>
          <table:table-cell table:style-name="ce1" office:value-type="float" office:value="69.9784791965566" calcext:value-type="float">
            <text:p>69.9784791965566</text:p>
          </table:table-cell>
          <table:table-cell table:style-name="ce2" office:value-type="float" office:value="71.56" calcext:value-type="float">
            <text:p>71.56</text:p>
          </table:table-cell>
          <table:table-cell table:style-name="ce1" office:value-type="float" office:value="68.1133428981348" calcext:value-type="float">
            <text:p>68.1133428981348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" office:value-type="string" calcext:value-type="string">
            <text:p>heloc</text:p>
          </table:table-cell>
          <table:table-cell table:style-name="ce1" office:value-type="float" office:value="71.9" calcext:value-type="float">
            <text:p>71.9</text:p>
          </table:table-cell>
          <table:table-cell table:style-name="ce2" office:value-type="float" office:value="64.13" calcext:value-type="float">
            <text:p>64.13</text:p>
          </table:table-cell>
          <table:table-cell table:style-name="ce2" office:value-type="float" office:value="71.95" calcext:value-type="float">
            <text:p>71.95</text:p>
          </table:table-cell>
          <table:table-cell table:style-name="ce2" office:value-type="float" office:value="68.95" calcext:value-type="float">
            <text:p>68.95</text:p>
          </table:table-cell>
          <table:table-cell table:style-name="ce2" office:value-type="float" office:value="69.95" calcext:value-type="float">
            <text:p>69.95</text:p>
          </table:table-cell>
          <table:table-cell table:style-name="ce1" office:value-type="float" office:value="71.095" calcext:value-type="float">
            <text:p>71.095</text:p>
          </table:table-cell>
          <table:table-cell table:style-name="ce2" office:value-type="float" office:value="71.87" calcext:value-type="float">
            <text:p>71.87</text:p>
          </table:table-cell>
          <table:table-cell table:style-name="ce2" office:value-type="float" office:value="71.82" calcext:value-type="float">
            <text:p>71.82</text:p>
          </table:table-cell>
          <table:table-cell table:style-name="ce2" office:value-type="float" office:value="71.86" calcext:value-type="float">
            <text:p>71.86</text:p>
          </table:table-cell>
          <table:table-cell table:style-name="ce2" office:value-type="float" office:value="71.62" calcext:value-type="float">
            <text:p>71.62</text:p>
          </table:table-cell>
          <table:table-cell table:style-name="ce1" office:value-type="float" office:value="71.89" calcext:value-type="float">
            <text:p>71.89</text:p>
          </table:table-cell>
          <table:table-cell table:style-name="ce2" office:value-type="float" office:value="71.98" calcext:value-type="float">
            <text:p>71.98</text:p>
          </table:table-cell>
          <table:table-cell table:style-name="ce2" office:value-type="float" office:value="71.72" calcext:value-type="float">
            <text:p>71.72</text:p>
          </table:table-cell>
          <table:table-cell table:style-name="ce1" office:value-type="float" office:value="70.9523809523809" calcext:value-type="float">
            <text:p>70.9523809523809</text:p>
          </table:table-cell>
          <table:table-cell table:style-name="ce1" office:value-type="float" office:value="67.2380952380952" calcext:value-type="float">
            <text:p>67.2380952380952</text:p>
          </table:table-cell>
          <table:table-cell/>
          <table:table-cell table:style-name="ce1" office:value-type="string" calcext:value-type="string">
            <text:p>heloc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70.9523809523809" calcext:value-type="float">
            <text:p>70.9523809523809</text:p>
          </table:table-cell>
          <table:table-cell table:style-name="ce2" office:value-type="float" office:value="71.72" calcext:value-type="float">
            <text:p>71.72</text:p>
          </table:table-cell>
          <table:table-cell table:style-name="ce1" office:value-type="float" office:value="67.2380952380952" calcext:value-type="float">
            <text:p>67.2380952380952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" office:value-type="string" calcext:value-type="string">
            <text:p>Higgs</text:p>
          </table:table-cell>
          <table:table-cell table:style-name="ce2" office:value-type="float" office:value="75.02" calcext:value-type="float">
            <text:p>75.02</text:p>
          </table:table-cell>
          <table:table-cell table:style-name="ce2" office:value-type="float" office:value="53.34" calcext:value-type="float">
            <text:p>53.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1.57" calcext:value-type="float">
            <text:p>71.57</text:p>
          </table:table-cell>
          <table:table-cell table:style-name="ce1" office:value-type="float" office:value="71.632" calcext:value-type="float">
            <text:p>71.632</text:p>
          </table:table-cell>
          <table:table-cell table:style-name="ce2" office:value-type="float" office:value="70.34" calcext:value-type="float">
            <text:p>70.34</text:p>
          </table:table-cell>
          <table:table-cell table:style-name="ce2" office:value-type="float" office:value="71.04" calcext:value-type="float">
            <text:p>71.04</text:p>
          </table:table-cell>
          <table:table-cell table:style-name="ce2" office:value-type="float" office:value="68.59" calcext:value-type="float">
            <text:p>68.59</text:p>
          </table:table-cell>
          <table:table-cell table:style-name="ce2" office:value-type="float" office:value="70.53" calcext:value-type="float">
            <text:p>70.53</text:p>
          </table:table-cell>
          <table:table-cell table:style-name="ce2" office:value-type="float" office:value="69.37" calcext:value-type="float">
            <text:p>69.37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71.36" calcext:value-type="float">
            <text:p>71.36</text:p>
          </table:table-cell>
          <table:table-cell table:number-columns-repeated="3"/>
          <table:table-cell table:style-name="ce1" office:value-type="string" calcext:value-type="string">
            <text:p>Higgs</text:p>
          </table:table-cell>
          <table:table-cell table:style-name="ce2" office:value-type="float" office:value="75.02" calcext:value-type="float">
            <text:p>75.02</text:p>
          </table:table-cell>
          <table:table-cell/>
          <table:table-cell table:style-name="ce2" office:value-type="float" office:value="71.36" calcext:value-type="float">
            <text:p>71.36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pol</text:p>
          </table:table-cell>
          <table:table-cell table:style-name="ce2" office:value-type="float" office:value="98.91" calcext:value-type="float">
            <text:p>98.91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office:value-type="float" office:value="98.25" calcext:value-type="float">
            <text:p>98.25</text:p>
          </table:table-cell>
          <table:table-cell table:style-name="ce2" office:value-type="float" office:value="97.83" calcext:value-type="float">
            <text:p>97.83</text:p>
          </table:table-cell>
          <table:table-cell table:style-name="ce1" office:value-type="float" office:value="97.686" calcext:value-type="float">
            <text:p>97.686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8.08" calcext:value-type="float">
            <text:p>98.08</text:p>
          </table:table-cell>
          <table:table-cell table:style-name="ce2" office:value-type="float" office:value="94.75" calcext:value-type="float">
            <text:p>94.75</text:p>
          </table:table-cell>
          <table:table-cell table:style-name="ce2" office:value-type="float" office:value="98.17" calcext:value-type="float">
            <text:p>98.17</text:p>
          </table:table-cell>
          <table:table-cell table:style-name="ce2" office:value-type="float" office:value="94.98" calcext:value-type="float">
            <text:p>94.9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8.16" calcext:value-type="float">
            <text:p>98.16</text:p>
          </table:table-cell>
          <table:table-cell table:style-name="ce1" office:value-type="float" office:value="98.6779981114258" calcext:value-type="float">
            <text:p>98.6779981114258</text:p>
          </table:table-cell>
          <table:table-cell table:style-name="ce1" office:value-type="float" office:value="97.3087818696883" calcext:value-type="float">
            <text:p>97.3087818696883</text:p>
          </table:table-cell>
          <table:table-cell/>
          <table:table-cell table:style-name="ce1" office:value-type="string" calcext:value-type="string">
            <text:p>pol</text:p>
          </table:table-cell>
          <table:table-cell table:style-name="ce2" office:value-type="float" office:value="98.91" calcext:value-type="float">
            <text:p>98.91</text:p>
          </table:table-cell>
          <table:table-cell table:style-name="ce1" office:value-type="float" office:value="98.6779981114258" calcext:value-type="float">
            <text:p>98.6779981114258</text:p>
          </table:table-cell>
          <table:table-cell table:style-name="ce2" office:value-type="float" office:value="98.16" calcext:value-type="float">
            <text:p>98.16</text:p>
          </table:table-cell>
          <table:table-cell table:style-name="ce1" office:value-type="float" office:value="97.3087818696883" calcext:value-type="float">
            <text:p>97.3087818696883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" office:value-type="string" calcext:value-type="string">
            <text:p>MiniBooNE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float" office:value="69.56" calcext:value-type="float">
            <text:p>69.56</text:p>
          </table:table-cell>
          <table:table-cell table:style-name="ce2" office:value-type="float" office:value="93.67" calcext:value-type="float">
            <text:p>93.67</text:p>
          </table:table-cell>
          <table:table-cell table:style-name="ce2" office:value-type="float" office:value="89.97" calcext:value-type="float">
            <text:p>89.97</text:p>
          </table:table-cell>
          <table:table-cell table:style-name="ce2" office:value-type="float" office:value="91.98" calcext:value-type="float">
            <text:p>91.98</text:p>
          </table:table-cell>
          <table:table-cell table:style-name="ce1" office:value-type="float" office:value="88.885" calcext:value-type="float">
            <text:p>88.885</text:p>
          </table:table-cell>
          <table:table-cell table:style-name="ce2" office:value-type="float" office:value="93.51" calcext:value-type="float">
            <text:p>93.51</text:p>
          </table:table-cell>
          <table:table-cell table:style-name="ce2" office:value-type="float" office:value="93.31" calcext:value-type="float">
            <text:p>93.31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92.67" calcext:value-type="float">
            <text:p>92.67</text:p>
          </table:table-cell>
          <table:table-cell table:style-name="ce2" office:value-type="float" office:value="93.59" calcext:value-type="float">
            <text:p>93.59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office:value-type="float" office:value="93.68" calcext:value-type="float">
            <text:p>93.68</text:p>
          </table:table-cell>
          <table:table-cell table:style-name="ce1" office:value-type="float" office:value="92.5640858391494" calcext:value-type="float">
            <text:p>92.5640858391494</text:p>
          </table:table-cell>
          <table:table-cell table:style-name="ce1" office:value-type="float" office:value="90.1115387124127" calcext:value-type="float">
            <text:p>90.1115387124127</text:p>
          </table:table-cell>
          <table:table-cell/>
          <table:table-cell table:style-name="ce1" office:value-type="string" calcext:value-type="string">
            <text:p>MiniBooNE</text:p>
          </table:table-cell>
          <table:table-cell table:style-name="ce2" office:value-type="float" office:value="93.66" calcext:value-type="float">
            <text:p>93.66</text:p>
          </table:table-cell>
          <table:table-cell table:style-name="ce1" office:value-type="float" office:value="92.5640858391494" calcext:value-type="float">
            <text:p>92.5640858391494</text:p>
          </table:table-cell>
          <table:table-cell table:style-name="ce2" office:value-type="float" office:value="93.68" calcext:value-type="float">
            <text:p>93.68</text:p>
          </table:table-cell>
          <table:table-cell table:style-name="ce1" office:value-type="float" office:value="90.1115387124127" calcext:value-type="float">
            <text:p>90.1115387124127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" office:value-type="string" calcext:value-type="string">
            <text:p>jannis</text:p>
          </table:table-cell>
          <table:table-cell table:style-name="ce2" office:value-type="float" office:value="78.87" calcext:value-type="float">
            <text:p>78.87</text:p>
          </table:table-cell>
          <table:table-cell table:style-name="ce2" office:value-type="float" office:value="64.28" calcext:value-type="float">
            <text:p>64.28</text:p>
          </table:table-cell>
          <table:table-cell table:style-name="ce2" office:value-type="float" office:value="78.18" calcext:value-type="float">
            <text:p>78.18</text:p>
          </table:table-cell>
          <table:table-cell table:style-name="ce2" office:value-type="float" office:value="74.96" calcext:value-type="float">
            <text:p>74.96</text:p>
          </table:table-cell>
          <table:table-cell table:style-name="ce2" office:value-type="float" office:value="76.8" calcext:value-type="float">
            <text:p>76.8</text:p>
          </table:table-cell>
          <table:table-cell table:style-name="ce1" office:value-type="float" office:value="77.845" calcext:value-type="float">
            <text:p>77.845</text:p>
          </table:table-cell>
          <table:table-cell table:style-name="ce2" office:value-type="float" office:value="76.77" calcext:value-type="float">
            <text:p>76.77</text:p>
          </table:table-cell>
          <table:table-cell table:style-name="ce2" office:value-type="float" office:value="77.27" calcext:value-type="float">
            <text:p>77.27</text:p>
          </table:table-cell>
          <table:table-cell table:style-name="ce2" office:value-type="float" office:value="74.46" calcext:value-type="float">
            <text:p>74.46</text:p>
          </table:table-cell>
          <table:table-cell table:style-name="ce2" office:value-type="float" office:value="77.21" calcext:value-type="float">
            <text:p>77.21</text:p>
          </table:table-cell>
          <table:table-cell table:style-name="ce2" office:value-type="float" office:value="75.03" calcext:value-type="float">
            <text:p>75.03</text:p>
          </table:table-cell>
          <table:table-cell table:style-name="ce2" office:value-type="float" office:value="77.16" calcext:value-type="float">
            <text:p>77.16</text:p>
          </table:table-cell>
          <table:table-cell table:style-name="ce2" office:value-type="float" office:value="77.85" calcext:value-type="float">
            <text:p>77.85</text:p>
          </table:table-cell>
          <table:table-cell table:style-name="ce1" office:value-type="float" office:value="78.8207079060535" calcext:value-type="float">
            <text:p>78.8207079060535</text:p>
          </table:table-cell>
          <table:table-cell table:style-name="ce1" office:value-type="float" office:value="73.3625537545484" calcext:value-type="float">
            <text:p>73.3625537545484</text:p>
          </table:table-cell>
          <table:table-cell/>
          <table:table-cell table:style-name="ce1" office:value-type="string" calcext:value-type="string">
            <text:p>jannis</text:p>
          </table:table-cell>
          <table:table-cell table:style-name="ce2" office:value-type="float" office:value="78.87" calcext:value-type="float">
            <text:p>78.87</text:p>
          </table:table-cell>
          <table:table-cell table:style-name="ce1" office:value-type="float" office:value="78.8207079060535" calcext:value-type="float">
            <text:p>78.8207079060535</text:p>
          </table:table-cell>
          <table:table-cell table:style-name="ce2" office:value-type="float" office:value="77.85" calcext:value-type="float">
            <text:p>77.85</text:p>
          </table:table-cell>
          <table:table-cell table:style-name="ce1" office:value-type="float" office:value="73.3625537545484" calcext:value-type="float">
            <text:p>73.3625537545484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" office:value-type="string" calcext:value-type="string">
            <text:p>Bioresponse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7.84" calcext:value-type="float">
            <text:p>77.84</text:p>
          </table:table-cell>
          <table:table-cell table:style-name="ce2" office:value-type="float" office:value="69.67" calcext:value-type="float">
            <text:p>69.67</text:p>
          </table:table-cell>
          <table:table-cell table:style-name="ce2" office:value-type="float" office:value="69.25" calcext:value-type="float">
            <text:p>69.25</text:p>
          </table:table-cell>
          <table:table-cell table:style-name="ce1" office:value-type="float" office:value="76.87" calcext:value-type="float">
            <text:p>76.87</text:p>
          </table:table-cell>
          <table:table-cell table:style-name="ce2" office:value-type="float" office:value="75.63" calcext:value-type="float">
            <text:p>75.63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9.37" calcext:value-type="float">
            <text:p>79.37</text:p>
          </table:table-cell>
          <table:table-cell table:style-name="ce2" office:value-type="float" office:value="76.72" calcext:value-type="float">
            <text:p>76.72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79.2" calcext:value-type="float">
            <text:p>79.2</text:p>
          </table:table-cell>
          <table:table-cell table:style-name="ce1" office:value-type="float" office:value="77.0083102493074" calcext:value-type="float">
            <text:p>77.0083102493074</text:p>
          </table:table-cell>
          <table:table-cell table:style-name="ce1" office:value-type="float" office:value="76.1772853185595" calcext:value-type="float">
            <text:p>76.1772853185595</text:p>
          </table:table-cell>
          <table:table-cell/>
          <table:table-cell table:style-name="ce1" office:value-type="string" calcext:value-type="string">
            <text:p>Bioresponse</text:p>
          </table:table-cell>
          <table:table-cell table:style-name="ce2" office:value-type="float" office:value="77.29" calcext:value-type="float">
            <text:p>77.29</text:p>
          </table:table-cell>
          <table:table-cell table:style-name="ce1" office:value-type="float" office:value="77.0083102493074" calcext:value-type="float">
            <text:p>77.0083102493074</text:p>
          </table:table-cell>
          <table:table-cell table:style-name="ce2" office:value-type="float" office:value="79.2" calcext:value-type="float">
            <text:p>79.2</text:p>
          </table:table-cell>
          <table:table-cell table:style-name="ce1" office:value-type="float" office:value="76.1772853185595" calcext:value-type="float">
            <text:p>76.1772853185595</text:p>
          </table:table-cell>
          <table:table-cell table:number-columns-repeated="1000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Dataset</text:p>
          </table:table-cell>
          <table:table-cell/>
          <table:table-cell table:style-name="ce1" office:value-type="string" calcext:value-type="string">
            <text:p>Top 3 accuracies</text:p>
          </table:table-cell>
          <table:table-cell table:number-columns-repeated="2"/>
          <table:table-cell table:style-name="ce1" office:value-type="string" calcext:value-type="string">
            <text:p>Top 3 best model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1st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string" calcext:value-type="string">
            <text:p>1st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string" calcext:value-type="string">
            <text:p>3rd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 office:value-type="string" calcext:value-type="string">
            <text:p>electricity</text:p>
          </table:table-cell>
          <table:table-cell table:style-name="ce2" table:formula="of:=TRANSPOSE(sortn(TRANSPOSE([.D7:.P7]); 3; 0; 1; 0))" office:value-type="string" office:string-value="" calcext:value-type="error">
            <text:p>#NAME?</text:p>
          </table:table-cell>
          <table:table-cell table:style-name="ce2" office:value-type="float" office:value="86.65" calcext:value-type="float">
            <text:p>86.65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table:formula="of:=INDEX([.$D$6:.$P$6]; [.L31])" office:value-type="string" office:string-value="" calcext:value-type="error">
            <text:p>#NAME?</text:p>
          </table:table-cell>
          <table:table-cell table:style-name="ce2" table:formula="of:=INDEX([.$D$6:.$P$6]; [.M31])" office:value-type="string" office:string-value="GradientBoosting" calcext:value-type="string">
            <text:p>GradientBoosting</text:p>
          </table:table-cell>
          <table:table-cell table:style-name="ce2" table:formula="of:=INDEX([.$D$6:.$P$6]; [.N31])" office:value-type="string" office:string-value="RandomForest" calcext:value-type="string">
            <text:p>RandomForest</text:p>
          </table:table-cell>
          <table:table-cell table:style-name="ce2" table:formula="of:=MATCH([.F31]; [.$D7:.$P7]; 0)" office:value-type="string" office:string-value="" calcext:value-type="error">
            <text:p>#NAME?</text:p>
          </table:table-cell>
          <table:table-cell table:style-name="ce2" table:formula="of:=MATCH([.G31]; [.$D7:.$P7]; 0)" office:value-type="float" office:value="8" calcext:value-type="float">
            <text:p>8</text:p>
          </table:table-cell>
          <table:table-cell table:style-name="ce2" table:formula="of:=MATCH([.H31]; [.$D7:.$P7]; 0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bank-marketing</text:p>
          </table:table-cell>
          <table:table-cell table:style-name="ce2" table:formula="of:=TRANSPOSE(sortn(TRANSPOSE([.D8:.P8]); 3; 0; 1; 0))" office:value-type="string" office:string-value="" calcext:value-type="error">
            <text:p>#NAME?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table:formula="of:=INDEX([.$D$6:.$P$6]; [.L32])" office:value-type="string" office:string-value="" calcext:value-type="error">
            <text:p>#NAME?</text:p>
          </table:table-cell>
          <table:table-cell table:style-name="ce2" table:formula="of:=INDEX([.$D$6:.$P$6]; [.M32])" office:value-type="string" office:string-value="GradientBoosting" calcext:value-type="string">
            <text:p>GradientBoosting</text:p>
          </table:table-cell>
          <table:table-cell table:style-name="ce2" table:formula="of:=INDEX([.$D$6:.$P$6]; [.N32])" office:value-type="string" office:string-value="RandomForest" calcext:value-type="string">
            <text:p>RandomForest</text:p>
          </table:table-cell>
          <table:table-cell table:style-name="ce2" table:formula="of:=MATCH([.F32]; [.$D8:.$P8]; 0)" office:value-type="string" office:string-value="" calcext:value-type="error">
            <text:p>#NAME?</text:p>
          </table:table-cell>
          <table:table-cell table:style-name="ce2" table:formula="of:=MATCH([.G32]; [.$D8:.$P8]; 0)" office:value-type="float" office:value="8" calcext:value-type="float">
            <text:p>8</text:p>
          </table:table-cell>
          <table:table-cell table:style-name="ce2" table:formula="of:=MATCH([.H32]; [.$D8:.$P8]; 0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Diabetes130US</text:p>
          </table:table-cell>
          <table:table-cell table:style-name="ce2" table:formula="of:=TRANSPOSE(sortn(TRANSPOSE([.D9:.P9]); 3; 0; 1; 0))" office:value-type="string" office:string-value="" calcext:value-type="error">
            <text:p>#NAME?</text:p>
          </table:table-cell>
          <table:table-cell table:style-name="ce2" office:value-type="float" office:value="61.01" calcext:value-type="float">
            <text:p>61.01</text:p>
          </table:table-cell>
          <table:table-cell table:style-name="ce2" office:value-type="float" office:value="60.835" calcext:value-type="float">
            <text:p>60.835</text:p>
          </table:table-cell>
          <table:table-cell table:style-name="ce2" table:formula="of:=INDEX([.$D$6:.$P$6]; [.L33])" office:value-type="string" office:string-value="" calcext:value-type="error">
            <text:p>#NAME?</text:p>
          </table:table-cell>
          <table:table-cell table:style-name="ce2" table:formula="of:=INDEX([.$D$6:.$P$6]; [.M33])" office:value-type="string" office:string-value="DLGN" calcext:value-type="string">
            <text:p>DLGN</text:p>
          </table:table-cell>
          <table:table-cell table:style-name="ce2" table:formula="of:=INDEX([.$D$6:.$P$6]; [.N33])" office:value-type="string" office:string-value="SDT" calcext:value-type="string">
            <text:p>SDT</text:p>
          </table:table-cell>
          <table:table-cell table:style-name="ce2" table:formula="of:=MATCH([.F33]; [.$D9:.$P9]; 0)" office:value-type="string" office:string-value="" calcext:value-type="error">
            <text:p>#NAME?</text:p>
          </table:table-cell>
          <table:table-cell table:style-name="ce2" table:formula="of:=MATCH([.G33]; [.$D9:.$P9]; 0)" office:value-type="float" office:value="1" calcext:value-type="float">
            <text:p>1</text:p>
          </table:table-cell>
          <table:table-cell table:style-name="ce2" table:formula="of:=MATCH([.H33]; [.$D9:.$P9]; 0)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california</text:p>
          </table:table-cell>
          <table:table-cell table:style-name="ce2" table:formula="of:=TRANSPOSE(sortn(TRANSPOSE([.D10:.P10]); 3; 0; 1; 0))" office:value-type="string" office:string-value="" calcext:value-type="error">
            <text:p>#NAME?</text:p>
          </table:table-cell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table:formula="of:=INDEX([.$D$6:.$P$6]; [.L34])" office:value-type="string" office:string-value="" calcext:value-type="error">
            <text:p>#NAME?</text:p>
          </table:table-cell>
          <table:table-cell table:style-name="ce2" table:formula="of:=INDEX([.$D$6:.$P$6]; [.M34])" office:value-type="string" office:string-value="GradientBoosting" calcext:value-type="string">
            <text:p>GradientBoosting</text:p>
          </table:table-cell>
          <table:table-cell table:style-name="ce2" table:formula="of:=INDEX([.$D$6:.$P$6]; [.N34])" office:value-type="string" office:string-value="RandomForest" calcext:value-type="string">
            <text:p>RandomForest</text:p>
          </table:table-cell>
          <table:table-cell table:style-name="ce2" table:formula="of:=MATCH([.F34]; [.$D10:.$P10]; 0)" office:value-type="string" office:string-value="" calcext:value-type="error">
            <text:p>#NAME?</text:p>
          </table:table-cell>
          <table:table-cell table:style-name="ce2" table:formula="of:=MATCH([.G34]; [.$D10:.$P10]; 0)" office:value-type="float" office:value="8" calcext:value-type="float">
            <text:p>8</text:p>
          </table:table-cell>
          <table:table-cell table:style-name="ce2" table:formula="of:=MATCH([.H34]; [.$D10:.$P10]; 0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credit</text:p>
          </table:table-cell>
          <table:table-cell table:style-name="ce2" table:formula="of:=TRANSPOSE(sortn(TRANSPOSE([.D11:.P11]); 3; 0; 1; 0))" office:value-type="string" office:string-value="" calcext:value-type="error">
            <text:p>#NAME?</text:p>
          </table:table-cell>
          <table:table-cell table:style-name="ce2" office:value-type="float" office:value="77.34" calcext:value-type="float">
            <text:p>77.34</text:p>
          </table:table-cell>
          <table:table-cell table:style-name="ce2" office:value-type="float" office:value="77.25" calcext:value-type="float">
            <text:p>77.25</text:p>
          </table:table-cell>
          <table:table-cell table:style-name="ce2" table:formula="of:=INDEX([.$D$6:.$P$6]; [.L35])" office:value-type="string" office:string-value="" calcext:value-type="error">
            <text:p>#NAME?</text:p>
          </table:table-cell>
          <table:table-cell table:style-name="ce2" table:formula="of:=INDEX([.$D$6:.$P$6]; [.M35])" office:value-type="string" office:string-value="XGBoost" calcext:value-type="string">
            <text:p>XGBoost</text:p>
          </table:table-cell>
          <table:table-cell table:style-name="ce2" table:formula="of:=INDEX([.$D$6:.$P$6]; [.N35])" office:value-type="string" office:string-value="RandomForest" calcext:value-type="string">
            <text:p>RandomForest</text:p>
          </table:table-cell>
          <table:table-cell table:style-name="ce2" table:formula="of:=MATCH([.F35]; [.$D11:.$P11]; 0)" office:value-type="string" office:string-value="" calcext:value-type="error">
            <text:p>#NAME?</text:p>
          </table:table-cell>
          <table:table-cell table:style-name="ce2" table:formula="of:=MATCH([.G35]; [.$D11:.$P11]; 0)" office:value-type="float" office:value="13" calcext:value-type="float">
            <text:p>13</text:p>
          </table:table-cell>
          <table:table-cell table:style-name="ce2" table:formula="of:=MATCH([.H35]; [.$D11:.$P11]; 0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covertype</text:p>
          </table:table-cell>
          <table:table-cell table:style-name="ce2" table:formula="of:=TRANSPOSE(sortn(TRANSPOSE([.D12:.P12]); 3; 0; 1; 0))" office:value-type="string" office:string-value="" calcext:value-type="error">
            <text:p>#NAME?</text:p>
          </table:table-cell>
          <table:table-cell table:style-name="ce2" office:value-type="float" office:value="82.986" calcext:value-type="float">
            <text:p>82.986</text:p>
          </table:table-cell>
          <table:table-cell table:style-name="ce2" office:value-type="float" office:value="82.77" calcext:value-type="float">
            <text:p>82.77</text:p>
          </table:table-cell>
          <table:table-cell table:style-name="ce2" table:formula="of:=INDEX([.$D$6:.$P$6]; [.L36])" office:value-type="string" office:string-value="" calcext:value-type="error">
            <text:p>#NAME?</text:p>
          </table:table-cell>
          <table:table-cell table:style-name="ce2" table:formula="of:=INDEX([.$D$6:.$P$6]; [.M36])" office:value-type="string" office:string-value="SDT" calcext:value-type="string">
            <text:p>SDT</text:p>
          </table:table-cell>
          <table:table-cell table:style-name="ce2" table:formula="of:=INDEX([.$D$6:.$P$6]; [.N36])" office:value-type="string" office:string-value="RandomForest" calcext:value-type="string">
            <text:p>RandomForest</text:p>
          </table:table-cell>
          <table:table-cell table:style-name="ce2" table:formula="of:=MATCH([.F36]; [.$D12:.$P12]; 0)" office:value-type="string" office:string-value="" calcext:value-type="error">
            <text:p>#NAME?</text:p>
          </table:table-cell>
          <table:table-cell table:style-name="ce2" table:formula="of:=MATCH([.G36]; [.$D12:.$P12]; 0)" office:value-type="float" office:value="6" calcext:value-type="float">
            <text:p>6</text:p>
          </table:table-cell>
          <table:table-cell table:style-name="ce2" table:formula="of:=MATCH([.H36]; [.$D12:.$P12]; 0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MagicTelescope</text:p>
          </table:table-cell>
          <table:table-cell table:style-name="ce2" table:formula="of:=TRANSPOSE(sortn(TRANSPOSE([.D13:.P13]); 3; 0; 1; 0))" office:value-type="string" office:string-value="" calcext:value-type="error">
            <text:p>#NAME?</text:p>
          </table:table-cell>
          <table:table-cell table:style-name="ce2" office:value-type="float" office:value="85.89" calcext:value-type="float">
            <text:p>85.89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table:formula="of:=INDEX([.$D$6:.$P$6]; [.L37])" office:value-type="string" office:string-value="" calcext:value-type="error">
            <text:p>#NAME?</text:p>
          </table:table-cell>
          <table:table-cell table:style-name="ce2" table:formula="of:=INDEX([.$D$6:.$P$6]; [.M37])" office:value-type="string" office:string-value="FT Transformer" calcext:value-type="string">
            <text:p>FT Transformer</text:p>
          </table:table-cell>
          <table:table-cell table:style-name="ce2" table:formula="of:=INDEX([.$D$6:.$P$6]; [.N37])" office:value-type="string" office:string-value="Resnet" calcext:value-type="string">
            <text:p>Resnet</text:p>
          </table:table-cell>
          <table:table-cell table:style-name="ce2" table:formula="of:=MATCH([.F37]; [.$D13:.$P13]; 0)" office:value-type="string" office:string-value="" calcext:value-type="error">
            <text:p>#NAME?</text:p>
          </table:table-cell>
          <table:table-cell table:style-name="ce2" table:formula="of:=MATCH([.G37]; [.$D13:.$P13]; 0)" office:value-type="float" office:value="7" calcext:value-type="float">
            <text:p>7</text:p>
          </table:table-cell>
          <table:table-cell table:style-name="ce2" table:formula="of:=MATCH([.H37]; [.$D13:.$P13]; 0)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house_16H</text:p>
          </table:table-cell>
          <table:table-cell table:style-name="ce2" table:formula="of:=TRANSPOSE(sortn(TRANSPOSE([.D14:.P14]); 3; 0; 1; 0))" office:value-type="string" office:string-value="" calcext:value-type="error">
            <text:p>#NAME?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table:formula="of:=INDEX([.$D$6:.$P$6]; [.L38])" office:value-type="string" office:string-value="" calcext:value-type="error">
            <text:p>#NAME?</text:p>
          </table:table-cell>
          <table:table-cell table:style-name="ce2" table:formula="of:=INDEX([.$D$6:.$P$6]; [.M38])" office:value-type="string" office:string-value="SAINT" calcext:value-type="string">
            <text:p>SAINT</text:p>
          </table:table-cell>
          <table:table-cell table:style-name="ce2" table:formula="of:=INDEX([.$D$6:.$P$6]; [.N38])" office:value-type="string" office:string-value="GradientBoosting" calcext:value-type="string">
            <text:p>GradientBoosting</text:p>
          </table:table-cell>
          <table:table-cell table:style-name="ce2" table:formula="of:=MATCH([.F38]; [.$D14:.$P14]; 0)" office:value-type="string" office:string-value="" calcext:value-type="error">
            <text:p>#NAME?</text:p>
          </table:table-cell>
          <table:table-cell table:style-name="ce2" table:formula="of:=MATCH([.G38]; [.$D14:.$P14]; 0)" office:value-type="float" office:value="12" calcext:value-type="float">
            <text:p>12</text:p>
          </table:table-cell>
          <table:table-cell table:style-name="ce2" table:formula="of:=MATCH([.H38]; [.$D14:.$P14]; 0)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eye_movements</text:p>
          </table:table-cell>
          <table:table-cell table:style-name="ce2" table:formula="of:=TRANSPOSE(sortn(TRANSPOSE([.D15:.P15]); 3; 0; 1; 0))" office:value-type="string" office:string-value="" calcext:value-type="error">
            <text:p>#NAME?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63.43" calcext:value-type="float">
            <text:p>63.43</text:p>
          </table:table-cell>
          <table:table-cell table:style-name="ce2" table:formula="of:=INDEX([.$D$6:.$P$6]; [.L39])" office:value-type="string" office:string-value="" calcext:value-type="error">
            <text:p>#NAME?</text:p>
          </table:table-cell>
          <table:table-cell table:style-name="ce2" table:formula="of:=INDEX([.$D$6:.$P$6]; [.M39])" office:value-type="string" office:string-value="RandomForest" calcext:value-type="string">
            <text:p>RandomForest</text:p>
          </table:table-cell>
          <table:table-cell table:style-name="ce2" table:formula="of:=INDEX([.$D$6:.$P$6]; [.N39])" office:value-type="string" office:string-value="GradientBoosting" calcext:value-type="string">
            <text:p>GradientBoosting</text:p>
          </table:table-cell>
          <table:table-cell table:style-name="ce2" table:formula="of:=MATCH([.F39]; [.$D15:.$P15]; 0)" office:value-type="string" office:string-value="" calcext:value-type="error">
            <text:p>#NAME?</text:p>
          </table:table-cell>
          <table:table-cell table:style-name="ce2" table:formula="of:=MATCH([.G39]; [.$D15:.$P15]; 0)" office:value-type="float" office:value="10" calcext:value-type="float">
            <text:p>10</text:p>
          </table:table-cell>
          <table:table-cell table:style-name="ce2" table:formula="of:=MATCH([.H39]; [.$D15:.$P15]; 0)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default-of-credit-card-clients</text:p>
          </table:table-cell>
          <table:table-cell table:style-name="ce2" table:formula="of:=TRANSPOSE(sortn(TRANSPOSE([.D16:.P16]); 3; 0; 1; 0))" office:value-type="string" office:string-value="" calcext:value-type="error">
            <text:p>#NAME?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table:formula="of:=INDEX([.$D$6:.$P$6]; [.L40])" office:value-type="string" office:string-value="" calcext:value-type="error">
            <text:p>#NAME?</text:p>
          </table:table-cell>
          <table:table-cell table:style-name="ce2" table:formula="of:=INDEX([.$D$6:.$P$6]; [.M40])" office:value-type="string" office:string-value="GradientBoosting" calcext:value-type="string">
            <text:p>GradientBoosting</text:p>
          </table:table-cell>
          <table:table-cell table:style-name="ce2" table:formula="of:=INDEX([.$D$6:.$P$6]; [.N40])" office:value-type="string" office:string-value="FT Transformer" calcext:value-type="string">
            <text:p>FT Transformer</text:p>
          </table:table-cell>
          <table:table-cell table:style-name="ce2" table:formula="of:=MATCH([.F40]; [.$D16:.$P16]; 0)" office:value-type="string" office:string-value="" calcext:value-type="error">
            <text:p>#NAME?</text:p>
          </table:table-cell>
          <table:table-cell table:style-name="ce2" table:formula="of:=MATCH([.G40]; [.$D16:.$P16]; 0)" office:value-type="float" office:value="8" calcext:value-type="float">
            <text:p>8</text:p>
          </table:table-cell>
          <table:table-cell table:style-name="ce2" table:formula="of:=MATCH([.H40]; [.$D16:.$P16]; 0)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heloc</text:p>
          </table:table-cell>
          <table:table-cell table:style-name="ce2" table:formula="of:=TRANSPOSE(sortn(TRANSPOSE([.D17:.P17]); 3; 0; 1; 0))" office:value-type="string" office:string-value="" calcext:value-type="error">
            <text:p>#NAME?</text:p>
          </table:table-cell>
          <table:table-cell table:style-name="ce2" office:value-type="float" office:value="71.95" calcext:value-type="float">
            <text:p>71.95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table:formula="of:=INDEX([.$D$6:.$P$6]; [.L41])" office:value-type="string" office:string-value="" calcext:value-type="error">
            <text:p>#NAME?</text:p>
          </table:table-cell>
          <table:table-cell table:style-name="ce2" table:formula="of:=INDEX([.$D$6:.$P$6]; [.M41])" office:value-type="string" office:string-value="DLGN VT" calcext:value-type="string">
            <text:p>DLGN VT</text:p>
          </table:table-cell>
          <table:table-cell table:style-name="ce2" table:formula="of:=INDEX([.$D$6:.$P$6]; [.N41])" office:value-type="string" office:string-value="DLGN" calcext:value-type="string">
            <text:p>DLGN</text:p>
          </table:table-cell>
          <table:table-cell table:style-name="ce2" table:formula="of:=MATCH([.F41]; [.$D17:.$P17]; 0)" office:value-type="string" office:string-value="" calcext:value-type="error">
            <text:p>#NAME?</text:p>
          </table:table-cell>
          <table:table-cell table:style-name="ce2" table:formula="of:=MATCH([.G41]; [.$D17:.$P17]; 0)" office:value-type="float" office:value="3" calcext:value-type="float">
            <text:p>3</text:p>
          </table:table-cell>
          <table:table-cell table:style-name="ce2" table:formula="of:=MATCH([.H41]; [.$D17:.$P17]; 0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Higgs</text:p>
          </table:table-cell>
          <table:table-cell table:style-name="ce2" table:formula="of:=TRANSPOSE(sortn(TRANSPOSE([.D18:.P18]); 3; 0; 1; 0))" office:value-type="string" office:string-value="" calcext:value-type="error">
            <text:p>#NAME?</text:p>
          </table:table-cell>
          <table:table-cell table:style-name="ce2" office:value-type="float" office:value="71.632" calcext:value-type="float">
            <text:p>71.632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table:formula="of:=INDEX([.$D$6:.$P$6]; [.L42])" office:value-type="string" office:string-value="" calcext:value-type="error">
            <text:p>#NAME?</text:p>
          </table:table-cell>
          <table:table-cell table:style-name="ce2" table:formula="of:=INDEX([.$D$6:.$P$6]; [.M42])" office:value-type="string" office:string-value="SDT" calcext:value-type="string">
            <text:p>SDT</text:p>
          </table:table-cell>
          <table:table-cell table:style-name="ce2" table:formula="of:=INDEX([.$D$6:.$P$6]; [.N42])" office:value-type="string" office:string-value="TAO" calcext:value-type="string">
            <text:p>TAO</text:p>
          </table:table-cell>
          <table:table-cell table:style-name="ce2" table:formula="of:=MATCH([.F42]; [.$D18:.$P18]; 0)" office:value-type="string" office:string-value="" calcext:value-type="error">
            <text:p>#NAME?</text:p>
          </table:table-cell>
          <table:table-cell table:style-name="ce2" table:formula="of:=MATCH([.G42]; [.$D18:.$P18]; 0)" office:value-type="float" office:value="6" calcext:value-type="float">
            <text:p>6</text:p>
          </table:table-cell>
          <table:table-cell table:style-name="ce2" table:formula="of:=MATCH([.H42]; [.$D18:.$P18]; 0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pol</text:p>
          </table:table-cell>
          <table:table-cell table:style-name="ce2" table:formula="of:=TRANSPOSE(sortn(TRANSPOSE([.D19:.P19]); 3; 0; 1; 0))" office:value-type="string" office:string-value="" calcext:value-type="error">
            <text:p>#NAME?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table:formula="of:=INDEX([.$D$6:.$P$6]; [.L43])" office:value-type="string" office:string-value="" calcext:value-type="error">
            <text:p>#NAME?</text:p>
          </table:table-cell>
          <table:table-cell table:style-name="ce2" table:formula="of:=INDEX([.$D$6:.$P$6]; [.M43])" office:value-type="string" office:string-value="DLGN VT" calcext:value-type="string">
            <text:p>DLGN VT</text:p>
          </table:table-cell>
          <table:table-cell table:style-name="ce2" table:formula="of:=INDEX([.$D$6:.$P$6]; [.N43])" office:value-type="string" office:string-value="FT Transformer" calcext:value-type="string">
            <text:p>FT Transformer</text:p>
          </table:table-cell>
          <table:table-cell table:style-name="ce2" table:formula="of:=MATCH([.F43]; [.$D19:.$P19]; 0)" office:value-type="string" office:string-value="" calcext:value-type="error">
            <text:p>#NAME?</text:p>
          </table:table-cell>
          <table:table-cell table:style-name="ce2" table:formula="of:=MATCH([.G43]; [.$D19:.$P19]; 0)" office:value-type="float" office:value="3" calcext:value-type="float">
            <text:p>3</text:p>
          </table:table-cell>
          <table:table-cell table:style-name="ce2" table:formula="of:=MATCH([.H43]; [.$D19:.$P19]; 0)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MiniBooNE</text:p>
          </table:table-cell>
          <table:table-cell table:style-name="ce2" table:formula="of:=TRANSPOSE(sortn(TRANSPOSE([.D20:.P20]); 3; 0; 1; 0))" office:value-type="string" office:string-value="" calcext:value-type="error">
            <text:p>#NAME?</text:p>
          </table:table-cell>
          <table:table-cell table:style-name="ce2" office:value-type="float" office:value="93.67" calcext:value-type="float">
            <text:p>93.67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table:formula="of:=INDEX([.$D$6:.$P$6]; [.L44])" office:value-type="string" office:string-value="" calcext:value-type="error">
            <text:p>#NAME?</text:p>
          </table:table-cell>
          <table:table-cell table:style-name="ce2" table:formula="of:=INDEX([.$D$6:.$P$6]; [.M44])" office:value-type="string" office:string-value="DLGN VT" calcext:value-type="string">
            <text:p>DLGN VT</text:p>
          </table:table-cell>
          <table:table-cell table:style-name="ce2" table:formula="of:=INDEX([.$D$6:.$P$6]; [.N44])" office:value-type="string" office:string-value="DLGN" calcext:value-type="string">
            <text:p>DLGN</text:p>
          </table:table-cell>
          <table:table-cell table:style-name="ce2" table:formula="of:=MATCH([.F44]; [.$D20:.$P20]; 0)" office:value-type="string" office:string-value="" calcext:value-type="error">
            <text:p>#NAME?</text:p>
          </table:table-cell>
          <table:table-cell table:style-name="ce2" table:formula="of:=MATCH([.G44]; [.$D20:.$P20]; 0)" office:value-type="float" office:value="3" calcext:value-type="float">
            <text:p>3</text:p>
          </table:table-cell>
          <table:table-cell table:style-name="ce2" table:formula="of:=MATCH([.H44]; [.$D20:.$P20]; 0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jannis</text:p>
          </table:table-cell>
          <table:table-cell table:style-name="ce2" table:formula="of:=TRANSPOSE(sortn(TRANSPOSE([.D21:.P21]); 3; 0; 1; 0))" office:value-type="string" office:string-value="" calcext:value-type="error">
            <text:p>#NAME?</text:p>
          </table:table-cell>
          <table:table-cell table:style-name="ce2" office:value-type="float" office:value="78.18" calcext:value-type="float">
            <text:p>78.18</text:p>
          </table:table-cell>
          <table:table-cell table:style-name="ce2" office:value-type="float" office:value="77.85" calcext:value-type="float">
            <text:p>77.85</text:p>
          </table:table-cell>
          <table:table-cell table:style-name="ce2" table:formula="of:=INDEX([.$D$6:.$P$6]; [.L45])" office:value-type="string" office:string-value="" calcext:value-type="error">
            <text:p>#NAME?</text:p>
          </table:table-cell>
          <table:table-cell table:style-name="ce2" table:formula="of:=INDEX([.$D$6:.$P$6]; [.M45])" office:value-type="string" office:string-value="DLGN VT" calcext:value-type="string">
            <text:p>DLGN VT</text:p>
          </table:table-cell>
          <table:table-cell table:style-name="ce2" table:formula="of:=INDEX([.$D$6:.$P$6]; [.N45])" office:value-type="string" office:string-value="XGBoost" calcext:value-type="string">
            <text:p>XGBoost</text:p>
          </table:table-cell>
          <table:table-cell table:style-name="ce2" table:formula="of:=MATCH([.F45]; [.$D21:.$P21]; 0)" office:value-type="string" office:string-value="" calcext:value-type="error">
            <text:p>#NAME?</text:p>
          </table:table-cell>
          <table:table-cell table:style-name="ce2" table:formula="of:=MATCH([.G45]; [.$D21:.$P21]; 0)" office:value-type="float" office:value="3" calcext:value-type="float">
            <text:p>3</text:p>
          </table:table-cell>
          <table:table-cell table:style-name="ce2" table:formula="of:=MATCH([.H45]; [.$D21:.$P21]; 0)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Bioresponse</text:p>
          </table:table-cell>
          <table:table-cell table:style-name="ce2" table:formula="of:=TRANSPOSE(sortn(TRANSPOSE([.D22:.P22]); 3; 0; 1; 0))" office:value-type="string" office:string-value="" calcext:value-type="error">
            <text:p>#NAME?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77.84" calcext:value-type="float">
            <text:p>77.84</text:p>
          </table:table-cell>
          <table:table-cell table:style-name="ce2" table:formula="of:=INDEX([.$D$6:.$P$6]; [.L46])" office:value-type="string" office:string-value="" calcext:value-type="error">
            <text:p>#NAME?</text:p>
          </table:table-cell>
          <table:table-cell table:style-name="ce2" table:formula="of:=INDEX([.$D$6:.$P$6]; [.M46])" office:value-type="string" office:string-value="XGBoost" calcext:value-type="string">
            <text:p>XGBoost</text:p>
          </table:table-cell>
          <table:table-cell table:style-name="ce2" table:formula="of:=INDEX([.$D$6:.$P$6]; [.N46])" office:value-type="string" office:string-value="DLGN VT" calcext:value-type="string">
            <text:p>DLGN VT</text:p>
          </table:table-cell>
          <table:table-cell table:style-name="ce2" table:formula="of:=MATCH([.F46]; [.$D22:.$P22]; 0)" office:value-type="string" office:string-value="" calcext:value-type="error">
            <text:p>#NAME?</text:p>
          </table:table-cell>
          <table:table-cell table:style-name="ce2" table:formula="of:=MATCH([.G46]; [.$D22:.$P22]; 0)" office:value-type="float" office:value="13" calcext:value-type="float">
            <text:p>13</text:p>
          </table:table-cell>
          <table:table-cell table:style-name="ce2" table:formula="of:=MATCH([.H46]; [.$D22:.$P22]; 0)" office:value-type="float" office:value="3" calcext:value-type="float">
            <text:p>3</text:p>
          </table:table-cell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LGN</text:p>
          </table:table-cell>
          <table:table-cell table:style-name="ce1" office:value-type="string" calcext:value-type="string">
            <text:p>DLGN (rotated)</text:p>
          </table:table-cell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LGN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electricity</text:p>
          </table:table-cell>
          <table:table-cell table:style-name="ce2" office:value-type="float" office:value="81.99" calcext:value-type="float">
            <text:p>81.99</text:p>
          </table:table-cell>
          <table:table-cell table:style-name="ce1" office:value-type="float" office:value="80.5469620096522" calcext:value-type="float">
            <text:p>80.5469620096522</text:p>
          </table:table-cell>
          <table:table-cell/>
          <table:table-cell table:style-name="ce1" office:value-type="string" calcext:value-type="string">
            <text:p>electricity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office:value-type="float" office:value="81.94" calcext:value-type="float">
            <text:p>81.94</text:p>
          </table:table-cell>
          <table:table-cell table:style-name="ce2" office:value-type="float" office:value="80.48" calcext:value-type="float">
            <text:p>80.48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81.81" calcext:value-type="float">
            <text:p>81.8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bank-marketing</text:p>
          </table:table-cell>
          <table:table-cell table:style-name="ce2" office:value-type="float" office:value="78.53" calcext:value-type="float">
            <text:p>78.53</text:p>
          </table:table-cell>
          <table:table-cell table:style-name="ce1" office:value-type="float" office:value="78.3078307830783" calcext:value-type="float">
            <text:p>78.3078307830783</text:p>
          </table:table-cell>
          <table:table-cell/>
          <table:table-cell table:style-name="ce1" office:value-type="string" calcext:value-type="string">
            <text:p>bank-marketing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office:value-type="float" office:value="79.33" calcext:value-type="float">
            <text:p>79.33</text:p>
          </table:table-cell>
          <table:table-cell table:style-name="ce2" office:value-type="float" office:value="78.89" calcext:value-type="float">
            <text:p>78.89</text:p>
          </table:table-cell>
          <table:table-cell table:style-name="ce2" office:value-type="float" office:value="78.62" calcext:value-type="float">
            <text:p>78.62</text:p>
          </table:table-cell>
          <table:table-cell table:style-name="ce2" office:value-type="float" office:value="79.13" calcext:value-type="float">
            <text:p>79.1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Diabetes130US</text:p>
          </table:table-cell>
          <table:table-cell table:style-name="ce1" office:value-type="float" office:value="61.01" calcext:value-type="float">
            <text:p>61.01</text:p>
          </table:table-cell>
          <table:table-cell table:style-name="ce1" office:value-type="float" office:value="60.981981378525" calcext:value-type="float">
            <text:p>60.981981378525</text:p>
          </table:table-cell>
          <table:table-cell/>
          <table:table-cell table:style-name="ce1" office:value-type="string" calcext:value-type="string">
            <text:p>Diabetes130US</text:p>
          </table:table-cell>
          <table:table-cell table:style-name="ce1" office:value-type="float" office:value="61.01" calcext:value-type="float">
            <text:p>61.01</text:p>
          </table:table-cell>
          <table:table-cell table:style-name="ce2" office:value-type="float" office:value="60.42" calcext:value-type="float">
            <text:p>60.42</text:p>
          </table:table-cell>
          <table:table-cell table:style-name="ce2" office:value-type="float" office:value="60.33" calcext:value-type="float">
            <text:p>60.33</text:p>
          </table:table-cell>
          <table:table-cell table:style-name="ce2" office:value-type="float" office:value="60.44" calcext:value-type="float">
            <text:p>60.44</text:p>
          </table:table-cell>
          <table:table-cell table:style-name="ce2" office:value-type="float" office:value="60.47" calcext:value-type="float">
            <text:p>60.4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california</text:p>
          </table:table-cell>
          <table:table-cell table:style-name="ce2" office:value-type="float" office:value="88.69" calcext:value-type="float">
            <text:p>88.69</text:p>
          </table:table-cell>
          <table:table-cell table:style-name="ce1" office:value-type="float" office:value="87.5403784033225" calcext:value-type="float">
            <text:p>87.5403784033225</text:p>
          </table:table-cell>
          <table:table-cell/>
          <table:table-cell table:style-name="ce1" office:value-type="string" calcext:value-type="string">
            <text:p>california</text:p>
          </table:table-cell>
          <table:table-cell table:style-name="ce2" office:value-type="float" office:value="88.69" calcext:value-type="float">
            <text:p>88.69</text:p>
          </table:table-cell>
          <table:table-cell table:style-name="ce2" office:value-type="float" office:value="88.64" calcext:value-type="float">
            <text:p>88.64</text:p>
          </table:table-cell>
          <table:table-cell table:style-name="ce2" office:value-type="float" office:value="86.74" calcext:value-type="float">
            <text:p>86.74</text:p>
          </table:table-cell>
          <table:table-cell table:style-name="ce2" office:value-type="float" office:value="87.79" calcext:value-type="float">
            <text:p>87.79</text:p>
          </table:table-cell>
          <table:table-cell table:style-name="ce2" office:value-type="float" office:value="88.81" calcext:value-type="float">
            <text:p>88.8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credit</text:p>
          </table:table-cell>
          <table:table-cell table:style-name="ce2" office:value-type="float" office:value="76.42" calcext:value-type="float">
            <text:p>76.42</text:p>
          </table:table-cell>
          <table:table-cell table:style-name="ce1" office:value-type="float" office:value="74.9643976075192" calcext:value-type="float">
            <text:p>74.9643976075192</text:p>
          </table:table-cell>
          <table:table-cell/>
          <table:table-cell table:style-name="ce1" office:value-type="string" calcext:value-type="string">
            <text:p>credit</text:p>
          </table:table-cell>
          <table:table-cell table:style-name="ce2" office:value-type="float" office:value="76.42" calcext:value-type="float">
            <text:p>76.42</text:p>
          </table:table-cell>
          <table:table-cell table:style-name="ce2" office:value-type="float" office:value="77.53" calcext:value-type="float">
            <text:p>77.53</text:p>
          </table:table-cell>
          <table:table-cell table:style-name="ce2" office:value-type="float" office:value="76.85" calcext:value-type="float">
            <text:p>76.85</text:p>
          </table:table-cell>
          <table:table-cell table:style-name="ce2" office:value-type="float" office:value="77.01" calcext:value-type="float">
            <text:p>77.01</text:p>
          </table:table-cell>
          <table:table-cell table:style-name="ce2" office:value-type="float" office:value="75.99" calcext:value-type="float">
            <text:p>75.9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covertype</text:p>
          </table:table-cell>
          <table:table-cell table:style-name="ce2" office:value-type="float" office:value="94.24" calcext:value-type="float">
            <text:p>94.24</text:p>
          </table:table-cell>
          <table:table-cell table:number-columns-repeated="2"/>
          <table:table-cell table:style-name="ce1" office:value-type="string" calcext:value-type="string">
            <text:p>covertype</text:p>
          </table:table-cell>
          <table:table-cell table:style-name="ce2" office:value-type="float" office:value="94.24" calcext:value-type="float">
            <text:p>94.24</text:p>
          </table:table-cell>
          <table:table-cell table:style-name="ce2" office:value-type="float" office:value="80.52" calcext:value-type="float">
            <text:p>80.52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79.63" calcext:value-type="float">
            <text:p>79.63</text:p>
          </table:table-cell>
          <table:table-cell table:style-name="ce2" office:value-type="float" office:value="80.42" calcext:value-type="float">
            <text:p>80.4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MagicTelescope</text:p>
          </table:table-cell>
          <table:table-cell table:style-name="ce2" office:value-type="float" office:value="85.52" calcext:value-type="float">
            <text:p>85.52</text:p>
          </table:table-cell>
          <table:table-cell table:style-name="ce1" office:value-type="float" office:value="85.4448398576512" calcext:value-type="float">
            <text:p>85.4448398576512</text:p>
          </table:table-cell>
          <table:table-cell/>
          <table:table-cell table:style-name="ce1" office:value-type="string" calcext:value-type="string">
            <text:p>MagicTelescope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85.89" calcext:value-type="float">
            <text:p>85.89</text:p>
          </table:table-cell>
          <table:table-cell table:style-name="ce2" office:value-type="float" office:value="85.41" calcext:value-type="float">
            <text:p>85.41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office:value-type="float" office:value="84.75" calcext:value-type="float">
            <text:p>84.7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house_16H</text:p>
          </table:table-cell>
          <table:table-cell table:style-name="ce2" office:value-type="float" office:value="86.66" calcext:value-type="float">
            <text:p>86.66</text:p>
          </table:table-cell>
          <table:table-cell table:style-name="ce1" office:value-type="float" office:value="85.9209597741707" calcext:value-type="float">
            <text:p>85.9209597741707</text:p>
          </table:table-cell>
          <table:table-cell/>
          <table:table-cell table:style-name="ce1" office:value-type="string" calcext:value-type="string">
            <text:p>house_16H</text:p>
          </table:table-cell>
          <table:table-cell table:style-name="ce2" office:value-type="float" office:value="86.66" calcext:value-type="float">
            <text:p>86.66</text:p>
          </table:table-cell>
          <table:table-cell table:style-name="ce2" office:value-type="float" office:value="87.84" calcext:value-type="float">
            <text:p>87.84</text:p>
          </table:table-cell>
          <table:table-cell table:style-name="ce2" office:value-type="float" office:value="87.72" calcext:value-type="float">
            <text:p>87.72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float" office:value="88.44" calcext:value-type="float">
            <text:p>88.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eye_movements</text:p>
          </table:table-cell>
          <table:table-cell table:style-name="ce2" office:value-type="float" office:value="58.29" calcext:value-type="float">
            <text:p>58.29</text:p>
          </table:table-cell>
          <table:table-cell table:style-name="ce1" office:value-type="float" office:value="56.535334584115" calcext:value-type="float">
            <text:p>56.535334584115</text:p>
          </table:table-cell>
          <table:table-cell/>
          <table:table-cell table:style-name="ce1" office:value-type="string" calcext:value-type="string">
            <text:p>eye_movements</text:p>
          </table:table-cell>
          <table:table-cell table:style-name="ce2" office:value-type="float" office:value="58.29" calcext:value-type="float">
            <text:p>58.29</text:p>
          </table:table-cell>
          <table:table-cell table:style-name="ce2" office:value-type="float" office:value="57.83" calcext:value-type="float">
            <text:p>57.83</text:p>
          </table:table-cell>
          <table:table-cell table:style-name="ce2" office:value-type="float" office:value="58.35" calcext:value-type="float">
            <text:p>58.35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58.45" calcext:value-type="float">
            <text:p>58.4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70.62" calcext:value-type="float">
            <text:p>70.62</text:p>
          </table:table-cell>
          <table:table-cell table:style-name="ce1" office:value-type="float" office:value="69.9784791965566" calcext:value-type="float">
            <text:p>69.9784791965566</text:p>
          </table:table-cell>
          <table:table-cell/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70.62" calcext:value-type="float">
            <text:p>70.62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office:value-type="float" office:value="70.58" calcext:value-type="float">
            <text:p>70.58</text:p>
          </table:table-cell>
          <table:table-cell table:style-name="ce2" office:value-type="float" office:value="70.57" calcext:value-type="float">
            <text:p>70.57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heloc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70.9523809523809" calcext:value-type="float">
            <text:p>70.9523809523809</text:p>
          </table:table-cell>
          <table:table-cell/>
          <table:table-cell table:style-name="ce1" office:value-type="string" calcext:value-type="string">
            <text:p>heloc</text:p>
          </table:table-cell>
          <table:table-cell table:style-name="ce1" office:value-type="float" office:value="71.9" calcext:value-type="float">
            <text:p>71.9</text:p>
          </table:table-cell>
          <table:table-cell table:style-name="ce2" office:value-type="float" office:value="71.87" calcext:value-type="float">
            <text:p>71.87</text:p>
          </table:table-cell>
          <table:table-cell table:style-name="ce2" office:value-type="float" office:value="71.86" calcext:value-type="float">
            <text:p>71.86</text:p>
          </table:table-cell>
          <table:table-cell table:style-name="ce1" office:value-type="float" office:value="71.89" calcext:value-type="float">
            <text:p>71.89</text:p>
          </table:table-cell>
          <table:table-cell table:style-name="ce2" office:value-type="float" office:value="71.98" calcext:value-type="float">
            <text:p>71.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Higgs</text:p>
          </table:table-cell>
          <table:table-cell table:style-name="ce2" office:value-type="float" office:value="75.02" calcext:value-type="float">
            <text:p>75.02</text:p>
          </table:table-cell>
          <table:table-cell table:number-columns-repeated="2"/>
          <table:table-cell table:style-name="ce1" office:value-type="string" calcext:value-type="string">
            <text:p>Higgs</text:p>
          </table:table-cell>
          <table:table-cell table:style-name="ce2" office:value-type="float" office:value="75.02" calcext:value-type="float">
            <text:p>75.02</text:p>
          </table:table-cell>
          <table:table-cell table:style-name="ce2" office:value-type="float" office:value="70.34" calcext:value-type="float">
            <text:p>70.34</text:p>
          </table:table-cell>
          <table:table-cell table:style-name="ce2" office:value-type="float" office:value="68.59" calcext:value-type="float">
            <text:p>68.59</text:p>
          </table:table-cell>
          <table:table-cell table:style-name="ce2" office:value-type="float" office:value="69.37" calcext:value-type="float">
            <text:p>69.37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pol</text:p>
          </table:table-cell>
          <table:table-cell table:style-name="ce2" office:value-type="float" office:value="98.91" calcext:value-type="float">
            <text:p>98.91</text:p>
          </table:table-cell>
          <table:table-cell table:style-name="ce1" office:value-type="float" office:value="98.6779981114258" calcext:value-type="float">
            <text:p>98.6779981114258</text:p>
          </table:table-cell>
          <table:table-cell/>
          <table:table-cell table:style-name="ce1" office:value-type="string" calcext:value-type="string">
            <text:p>pol</text:p>
          </table:table-cell>
          <table:table-cell table:style-name="ce2" office:value-type="float" office:value="98.91" calcext:value-type="float">
            <text:p>98.91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4.75" calcext:value-type="float">
            <text:p>94.75</text:p>
          </table:table-cell>
          <table:table-cell table:style-name="ce2" office:value-type="float" office:value="94.98" calcext:value-type="float">
            <text:p>94.9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MiniBooNE</text:p>
          </table:table-cell>
          <table:table-cell table:style-name="ce2" office:value-type="float" office:value="93.66" calcext:value-type="float">
            <text:p>93.66</text:p>
          </table:table-cell>
          <table:table-cell table:style-name="ce1" office:value-type="float" office:value="92.5640858391494" calcext:value-type="float">
            <text:p>92.5640858391494</text:p>
          </table:table-cell>
          <table:table-cell/>
          <table:table-cell table:style-name="ce1" office:value-type="string" calcext:value-type="string">
            <text:p>MiniBooNE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float" office:value="93.51" calcext:value-type="float">
            <text:p>93.51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93.59" calcext:value-type="float">
            <text:p>93.59</text:p>
          </table:table-cell>
          <table:table-cell table:style-name="ce2" office:value-type="float" office:value="93.65" calcext:value-type="float">
            <text:p>93.6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jannis</text:p>
          </table:table-cell>
          <table:table-cell table:style-name="ce2" office:value-type="float" office:value="78.87" calcext:value-type="float">
            <text:p>78.87</text:p>
          </table:table-cell>
          <table:table-cell table:style-name="ce1" office:value-type="float" office:value="78.8207079060535" calcext:value-type="float">
            <text:p>78.8207079060535</text:p>
          </table:table-cell>
          <table:table-cell/>
          <table:table-cell table:style-name="ce1" office:value-type="string" calcext:value-type="string">
            <text:p>jannis</text:p>
          </table:table-cell>
          <table:table-cell table:style-name="ce2" office:value-type="float" office:value="78.87" calcext:value-type="float">
            <text:p>78.87</text:p>
          </table:table-cell>
          <table:table-cell table:style-name="ce2" office:value-type="float" office:value="76.77" calcext:value-type="float">
            <text:p>76.77</text:p>
          </table:table-cell>
          <table:table-cell table:style-name="ce2" office:value-type="float" office:value="74.46" calcext:value-type="float">
            <text:p>74.46</text:p>
          </table:table-cell>
          <table:table-cell table:style-name="ce2" office:value-type="float" office:value="75.03" calcext:value-type="float">
            <text:p>75.03</text:p>
          </table:table-cell>
          <table:table-cell table:style-name="ce2" office:value-type="float" office:value="77.16" calcext:value-type="float">
            <text:p>77.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Bioresponse</text:p>
          </table:table-cell>
          <table:table-cell table:style-name="ce2" office:value-type="float" office:value="77.29" calcext:value-type="float">
            <text:p>77.29</text:p>
          </table:table-cell>
          <table:table-cell table:style-name="ce1" office:value-type="float" office:value="77.0083102493074" calcext:value-type="float">
            <text:p>77.0083102493074</text:p>
          </table:table-cell>
          <table:table-cell/>
          <table:table-cell table:style-name="ce1" office:value-type="string" calcext:value-type="string">
            <text:p>Bioresponse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office:value-type="float" office:value="75.63" calcext:value-type="float">
            <text:p>75.63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6.72" calcext:value-type="float">
            <text:p>76.72</text:p>
          </table:table-cell>
          <table:table-cell table:style-name="ce2" office:value-type="float" office:value="76.66" calcext:value-type="float">
            <text:p>76.66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4"/>
          <table:table-cell>
            <draw:frame table:end-cell-address="Sheet7.U90" table:end-x="31.32pt" table:end-y="8.22pt" draw:z-index="0" draw:name="Chart 2" draw:style-name="gr1" draw:text-style-name="P1" svg:width="449.97pt" svg:height="278.22pt" svg:x="2.24pt" svg:y="13.49pt">
              <draw:object draw:notify-on-update-of-ranges="Sheet7.W72:Sheet7.W87 Sheet7.X72:Sheet7.X8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1" office:value-type="string" calcext:value-type="string">
            <text:p>Dataset </text:p>
          </table:table-cell>
          <table:table-cell table:number-columns-repeated="2"/>
          <table:table-cell table:style-name="ce2" table:number-matrix-columns-spanned="1" table:number-matrix-rows-spanned="16" table:formula="of:=sort(([.N74:.N89]); 1; 1)" office:value-type="string" office:string-value="" calcext:value-type="error">
            <text:p>#NAME?</text:p>
          </table:table-cell>
          <table:table-cell table:style-name="ce2" table:formula="of:=MATCH([.U72]; [.$N$74:.$N$89]; 0)" office:value-type="string" office:string-value="" calcext:value-type="error">
            <text:p>#NAME?</text:p>
          </table:table-cell>
          <table:table-cell table:style-name="ce2" table:formula="of:=INDEX([.$M$74:.$M$89]; [.V72])" office:value-type="string" office:string-value="" calcext:value-type="error">
            <text:p>#NAME?</text:p>
          </table:table-cell>
          <table:table-cell table:style-name="ce2" table:formula="of:=INDEX([.$S$73:.$S$88]; [.V7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LGN</text:p>
          </table:table-cell>
          <table:table-cell table:style-name="ce1" office:value-type="string" calcext:value-type="string">
            <text:p>MAX</text:p>
          </table:table-cell>
          <table:table-cell table:number-columns-repeated="3"/>
          <table:table-cell table:style-name="ce1" office:value-type="string" calcext:value-type="string">
            <text:p>Dataset </text:p>
          </table:table-cell>
          <table:table-cell table:style-name="ce1" office:value-type="string" calcext:value-type="string">
            <text:p>samples</text:p>
          </table:table-cell>
          <table:table-cell table:style-name="ce1" office:value-type="string" calcext:value-type="string">
            <text:p>features</text:p>
          </table:table-cell>
          <table:table-cell table:number-columns-repeated="2"/>
          <table:table-cell table:style-name="ce1" office:value-type="string" calcext:value-type="string">
            <text:p>electricity</text:p>
          </table:table-cell>
          <table:table-cell table:style-name="ce2" office:value-type="float" office:value="-4.94000000000001" calcext:value-type="float">
            <text:p>-4.94000000000001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73]; [.$N$74:.$N$89]; 0)" office:value-type="string" office:string-value="" calcext:value-type="error">
            <text:p>#NAME?</text:p>
          </table:table-cell>
          <table:table-cell table:style-name="ce2" table:formula="of:=INDEX([.$M$74:.$M$89]; [.V73])" office:value-type="string" office:string-value="" calcext:value-type="error">
            <text:p>#NAME?</text:p>
          </table:table-cell>
          <table:table-cell table:style-name="ce2" table:formula="of:=INDEX([.$S$73:.$S$88]; [.V7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electricity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table:formula="of:=MAX([.G7:.P7])" office:value-type="float" office:value="86.93" calcext:value-type="float">
            <text:p>86.93</text:p>
          </table:table-cell>
          <table:table-cell table:style-name="ce2" table:formula="of:=[.H74]-[.I74]" office:value-type="float" office:value="-4.94000000000001" calcext:value-type="float">
            <text:p>-4.94000000000001</text:p>
          </table:table-cell>
          <table:table-cell table:number-columns-repeated="2"/>
          <table:table-cell table:style-name="ce1" office:value-type="string" calcext:value-type="string">
            <text:p>electricity</text:p>
          </table:table-cell>
          <table:table-cell table:style-name="ce1" office:value-type="float" office:value="38474" calcext:value-type="float">
            <text:p>3847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bank-marketing</text:p>
          </table:table-cell>
          <table:table-cell table:style-name="ce2" office:value-type="float" office:value="-1.77" calcext:value-type="float">
            <text:p>-1.77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74]; [.$N$74:.$N$89]; 0)" office:value-type="string" office:string-value="" calcext:value-type="error">
            <text:p>#NAME?</text:p>
          </table:table-cell>
          <table:table-cell table:style-name="ce2" table:formula="of:=INDEX([.$M$74:.$M$89]; [.V74])" office:value-type="string" office:string-value="" calcext:value-type="error">
            <text:p>#NAME?</text:p>
          </table:table-cell>
          <table:table-cell table:style-name="ce2" table:formula="of:=INDEX([.$S$73:.$S$88]; [.V7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bank-marketing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table:formula="of:=MAX([.G8:.P8])" office:value-type="float" office:value="80.3" calcext:value-type="float">
            <text:p>80.3</text:p>
          </table:table-cell>
          <table:table-cell table:style-name="ce2" table:formula="of:=[.H75]-[.I75]" office:value-type="float" office:value="-1.77" calcext:value-type="float">
            <text:p>-1.77</text:p>
          </table:table-cell>
          <table:table-cell table:number-columns-repeated="2"/>
          <table:table-cell table:style-name="ce1" office:value-type="string" calcext:value-type="string">
            <text:p>bank-marketing</text:p>
          </table:table-cell>
          <table:table-cell table:style-name="ce1" office:value-type="float" office:value="10578" calcext:value-type="float">
            <text:p>1057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Diabetes130US</text:p>
          </table:table-cell>
          <table:table-cell table:style-name="ce2" office:value-type="float" office:value="0.174999999999997" calcext:value-type="float">
            <text:p>0.174999999999997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75]; [.$N$74:.$N$89]; 0)" office:value-type="string" office:string-value="" calcext:value-type="error">
            <text:p>#NAME?</text:p>
          </table:table-cell>
          <table:table-cell table:style-name="ce2" table:formula="of:=INDEX([.$M$74:.$M$89]; [.V75])" office:value-type="string" office:string-value="" calcext:value-type="error">
            <text:p>#NAME?</text:p>
          </table:table-cell>
          <table:table-cell table:style-name="ce2" table:formula="of:=INDEX([.$S$73:.$S$88]; [.V7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Diabetes130US</text:p>
          </table:table-cell>
          <table:table-cell table:style-name="ce1" office:value-type="float" office:value="61.01" calcext:value-type="float">
            <text:p>61.01</text:p>
          </table:table-cell>
          <table:table-cell table:style-name="ce2" table:formula="of:=MAX([.G9:.P9])" office:value-type="float" office:value="60.835" calcext:value-type="float">
            <text:p>60.835</text:p>
          </table:table-cell>
          <table:table-cell table:style-name="ce2" table:formula="of:=[.H76]-[.I76]" office:value-type="float" office:value="0.174999999999997" calcext:value-type="float">
            <text:p>0.174999999999997</text:p>
          </table:table-cell>
          <table:table-cell table:number-columns-repeated="2"/>
          <table:table-cell table:style-name="ce1" office:value-type="string" calcext:value-type="string">
            <text:p>Diabetes130US</text:p>
          </table:table-cell>
          <table:table-cell table:style-name="ce1" office:value-type="float" office:value="71090" calcext:value-type="float">
            <text:p>7109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california</text:p>
          </table:table-cell>
          <table:table-cell table:style-name="ce2" office:value-type="float" office:value="-1.41" calcext:value-type="float">
            <text:p>-1.41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76]; [.$N$74:.$N$89]; 0)" office:value-type="string" office:string-value="" calcext:value-type="error">
            <text:p>#NAME?</text:p>
          </table:table-cell>
          <table:table-cell table:style-name="ce2" table:formula="of:=INDEX([.$M$74:.$M$89]; [.V76])" office:value-type="string" office:string-value="" calcext:value-type="error">
            <text:p>#NAME?</text:p>
          </table:table-cell>
          <table:table-cell table:style-name="ce2" table:formula="of:=INDEX([.$S$73:.$S$88]; [.V7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california</text:p>
          </table:table-cell>
          <table:table-cell table:style-name="ce2" office:value-type="float" office:value="88.69" calcext:value-type="float">
            <text:p>88.69</text:p>
          </table:table-cell>
          <table:table-cell table:style-name="ce2" table:formula="of:=MAX([.G10:.P10])" office:value-type="float" office:value="90.1" calcext:value-type="float">
            <text:p>90.1</text:p>
          </table:table-cell>
          <table:table-cell table:style-name="ce2" table:formula="of:=[.H77]-[.I77]" office:value-type="float" office:value="-1.41" calcext:value-type="float">
            <text:p>-1.41</text:p>
          </table:table-cell>
          <table:table-cell table:number-columns-repeated="2"/>
          <table:table-cell table:style-name="ce1" office:value-type="string" calcext:value-type="string">
            <text:p>california</text:p>
          </table:table-cell>
          <table:table-cell table:style-name="ce1" office:value-type="float" office:value="20634" calcext:value-type="float">
            <text:p>2063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credit</text:p>
          </table:table-cell>
          <table:table-cell table:style-name="ce2" office:value-type="float" office:value="-1.11" calcext:value-type="float">
            <text:p>-1.11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77]; [.$N$74:.$N$89]; 0)" office:value-type="string" office:string-value="" calcext:value-type="error">
            <text:p>#NAME?</text:p>
          </table:table-cell>
          <table:table-cell table:style-name="ce2" table:formula="of:=INDEX([.$M$74:.$M$89]; [.V77])" office:value-type="string" office:string-value="" calcext:value-type="error">
            <text:p>#NAME?</text:p>
          </table:table-cell>
          <table:table-cell table:style-name="ce2" table:formula="of:=INDEX([.$S$73:.$S$88]; [.V7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credit</text:p>
          </table:table-cell>
          <table:table-cell table:style-name="ce2" office:value-type="float" office:value="76.42" calcext:value-type="float">
            <text:p>76.42</text:p>
          </table:table-cell>
          <table:table-cell table:style-name="ce2" table:formula="of:=MAX([.G11:.P11])" office:value-type="float" office:value="77.53" calcext:value-type="float">
            <text:p>77.53</text:p>
          </table:table-cell>
          <table:table-cell table:style-name="ce2" table:formula="of:=[.H78]-[.I78]" office:value-type="float" office:value="-1.11" calcext:value-type="float">
            <text:p>-1.11</text:p>
          </table:table-cell>
          <table:table-cell table:number-columns-repeated="2"/>
          <table:table-cell table:style-name="ce1" office:value-type="string" calcext:value-type="string">
            <text:p>credit</text:p>
          </table:table-cell>
          <table:table-cell table:style-name="ce1" office:value-type="float" office:value="16714" calcext:value-type="float">
            <text:p>1671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covertype</text:p>
          </table:table-cell>
          <table:table-cell table:style-name="ce2" office:value-type="float" office:value="11.254" calcext:value-type="float">
            <text:p>11.254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78]; [.$N$74:.$N$89]; 0)" office:value-type="string" office:string-value="" calcext:value-type="error">
            <text:p>#NAME?</text:p>
          </table:table-cell>
          <table:table-cell table:style-name="ce2" table:formula="of:=INDEX([.$M$74:.$M$89]; [.V78])" office:value-type="string" office:string-value="" calcext:value-type="error">
            <text:p>#NAME?</text:p>
          </table:table-cell>
          <table:table-cell table:style-name="ce2" table:formula="of:=INDEX([.$S$73:.$S$88]; [.V7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covertype</text:p>
          </table:table-cell>
          <table:table-cell table:style-name="ce2" office:value-type="float" office:value="94.24" calcext:value-type="float">
            <text:p>94.24</text:p>
          </table:table-cell>
          <table:table-cell table:style-name="ce2" table:formula="of:=MAX([.G12:.P12])" office:value-type="float" office:value="82.986" calcext:value-type="float">
            <text:p>82.986</text:p>
          </table:table-cell>
          <table:table-cell table:style-name="ce2" table:formula="of:=[.H79]-[.I79]" office:value-type="float" office:value="11.254" calcext:value-type="float">
            <text:p>11.254</text:p>
          </table:table-cell>
          <table:table-cell table:number-columns-repeated="2"/>
          <table:table-cell table:style-name="ce1" office:value-type="string" calcext:value-type="string">
            <text:p>covertype</text:p>
          </table:table-cell>
          <table:table-cell table:style-name="ce1" office:value-type="float" office:value="566602" calcext:value-type="float">
            <text:p>56660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MagicTelescope</text:p>
          </table:table-cell>
          <table:table-cell table:style-name="ce2" office:value-type="float" office:value="-0.439999999999998" calcext:value-type="float">
            <text:p>-0.439999999999998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79]; [.$N$74:.$N$89]; 0)" office:value-type="string" office:string-value="" calcext:value-type="error">
            <text:p>#NAME?</text:p>
          </table:table-cell>
          <table:table-cell table:style-name="ce2" table:formula="of:=INDEX([.$M$74:.$M$89]; [.V79])" office:value-type="string" office:string-value="" calcext:value-type="error">
            <text:p>#NAME?</text:p>
          </table:table-cell>
          <table:table-cell table:style-name="ce2" table:formula="of:=INDEX([.$S$73:.$S$88]; [.V7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MagicTelescope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table:formula="of:=MAX([.G13:.P13])" office:value-type="float" office:value="85.96" calcext:value-type="float">
            <text:p>85.96</text:p>
          </table:table-cell>
          <table:table-cell table:style-name="ce2" table:formula="of:=[.H80]-[.I80]" office:value-type="float" office:value="-0.439999999999998" calcext:value-type="float">
            <text:p>-0.439999999999998</text:p>
          </table:table-cell>
          <table:table-cell table:number-columns-repeated="2"/>
          <table:table-cell table:style-name="ce1" office:value-type="string" calcext:value-type="string">
            <text:p>MagicTelescope</text:p>
          </table:table-cell>
          <table:table-cell table:style-name="ce1" office:value-type="float" office:value="13376" calcext:value-type="float">
            <text:p>1337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house_16H</text:p>
          </table:table-cell>
          <table:table-cell table:style-name="ce2" office:value-type="float" office:value="-2.14" calcext:value-type="float">
            <text:p>-2.14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80]; [.$N$74:.$N$89]; 0)" office:value-type="string" office:string-value="" calcext:value-type="error">
            <text:p>#NAME?</text:p>
          </table:table-cell>
          <table:table-cell table:style-name="ce2" table:formula="of:=INDEX([.$M$74:.$M$89]; [.V80])" office:value-type="string" office:string-value="" calcext:value-type="error">
            <text:p>#NAME?</text:p>
          </table:table-cell>
          <table:table-cell table:style-name="ce2" table:formula="of:=INDEX([.$S$73:.$S$88]; [.V8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house_16H</text:p>
          </table:table-cell>
          <table:table-cell table:style-name="ce2" office:value-type="float" office:value="86.66" calcext:value-type="float">
            <text:p>86.66</text:p>
          </table:table-cell>
          <table:table-cell table:style-name="ce2" table:formula="of:=MAX([.G14:.P14])" office:value-type="float" office:value="88.8" calcext:value-type="float">
            <text:p>88.8</text:p>
          </table:table-cell>
          <table:table-cell table:style-name="ce2" table:formula="of:=[.H81]-[.I81]" office:value-type="float" office:value="-2.14" calcext:value-type="float">
            <text:p>-2.14</text:p>
          </table:table-cell>
          <table:table-cell table:number-columns-repeated="2"/>
          <table:table-cell table:style-name="ce1" office:value-type="string" calcext:value-type="string">
            <text:p>house_16H</text:p>
          </table:table-cell>
          <table:table-cell table:style-name="ce1" office:value-type="float" office:value="13488" calcext:value-type="float">
            <text:p>1348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eye_movements</text:p>
          </table:table-cell>
          <table:table-cell table:style-name="ce2" office:value-type="float" office:value="-7.59" calcext:value-type="float">
            <text:p>-7.59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81]; [.$N$74:.$N$89]; 0)" office:value-type="string" office:string-value="" calcext:value-type="error">
            <text:p>#NAME?</text:p>
          </table:table-cell>
          <table:table-cell table:style-name="ce2" table:formula="of:=INDEX([.$M$74:.$M$89]; [.V81])" office:value-type="string" office:string-value="" calcext:value-type="error">
            <text:p>#NAME?</text:p>
          </table:table-cell>
          <table:table-cell table:style-name="ce2" table:formula="of:=INDEX([.$S$73:.$S$88]; [.V8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eye_movements</text:p>
          </table:table-cell>
          <table:table-cell table:style-name="ce2" office:value-type="float" office:value="58.29" calcext:value-type="float">
            <text:p>58.29</text:p>
          </table:table-cell>
          <table:table-cell table:style-name="ce2" table:formula="of:=MAX([.G15:.P15])" office:value-type="float" office:value="65.88" calcext:value-type="float">
            <text:p>65.88</text:p>
          </table:table-cell>
          <table:table-cell table:style-name="ce2" table:formula="of:=[.H82]-[.I82]" office:value-type="float" office:value="-7.59" calcext:value-type="float">
            <text:p>-7.59</text:p>
          </table:table-cell>
          <table:table-cell table:number-columns-repeated="2"/>
          <table:table-cell table:style-name="ce1" office:value-type="string" calcext:value-type="string">
            <text:p>eye_movements</text:p>
          </table:table-cell>
          <table:table-cell table:style-name="ce1" office:value-type="float" office:value="7608" calcext:value-type="float">
            <text:p>760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-1.19" calcext:value-type="float">
            <text:p>-1.19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82]; [.$N$74:.$N$89]; 0)" office:value-type="string" office:string-value="" calcext:value-type="error">
            <text:p>#NAME?</text:p>
          </table:table-cell>
          <table:table-cell table:style-name="ce2" table:formula="of:=INDEX([.$M$74:.$M$89]; [.V82])" office:value-type="string" office:string-value="" calcext:value-type="error">
            <text:p>#NAME?</text:p>
          </table:table-cell>
          <table:table-cell table:style-name="ce2" table:formula="of:=INDEX([.$S$73:.$S$88]; [.V8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default-of-credit-card-clients</text:p>
          </table:table-cell>
          <table:table-cell table:style-name="ce2" office:value-type="float" office:value="70.62" calcext:value-type="float">
            <text:p>70.62</text:p>
          </table:table-cell>
          <table:table-cell table:style-name="ce2" table:formula="of:=MAX([.G16:.P16])" office:value-type="float" office:value="71.81" calcext:value-type="float">
            <text:p>71.81</text:p>
          </table:table-cell>
          <table:table-cell table:style-name="ce2" table:formula="of:=[.H83]-[.I83]" office:value-type="float" office:value="-1.19" calcext:value-type="float">
            <text:p>-1.19</text:p>
          </table:table-cell>
          <table:table-cell table:number-columns-repeated="2"/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13272" calcext:value-type="float">
            <text:p>1327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" office:value-type="string" calcext:value-type="string">
            <text:p>heloc</text:p>
          </table:table-cell>
          <table:table-cell table:style-name="ce2" office:value-type="float" office:value="-0.0799999999999983" calcext:value-type="float">
            <text:p>-0.079999999999998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83]; [.$N$74:.$N$89]; 0)" office:value-type="string" office:string-value="" calcext:value-type="error">
            <text:p>#NAME?</text:p>
          </table:table-cell>
          <table:table-cell table:style-name="ce2" table:formula="of:=INDEX([.$M$74:.$M$89]; [.V83])" office:value-type="string" office:string-value="" calcext:value-type="error">
            <text:p>#NAME?</text:p>
          </table:table-cell>
          <table:table-cell table:style-name="ce2" table:formula="of:=INDEX([.$S$73:.$S$88]; [.V8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heloc</text:p>
          </table:table-cell>
          <table:table-cell table:style-name="ce1" office:value-type="float" office:value="71.9" calcext:value-type="float">
            <text:p>71.9</text:p>
          </table:table-cell>
          <table:table-cell table:style-name="ce2" table:formula="of:=MAX([.G17:.P17])" office:value-type="float" office:value="71.98" calcext:value-type="float">
            <text:p>71.98</text:p>
          </table:table-cell>
          <table:table-cell table:style-name="ce2" table:formula="of:=[.H84]-[.I84]" office:value-type="float" office:value="-0.0799999999999983" calcext:value-type="float">
            <text:p>-0.079999999999998</text:p>
          </table:table-cell>
          <table:table-cell table:number-columns-repeated="2"/>
          <table:table-cell table:style-name="ce1" office:value-type="string" calcext:value-type="string">
            <text:p>heloc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  <table:table-cell table:style-name="ce1" office:value-type="string" calcext:value-type="string">
            <text:p>Higgs</text:p>
          </table:table-cell>
          <table:table-cell table:style-name="ce2" office:value-type="float" office:value="3.38799999999999" calcext:value-type="float">
            <text:p>3.38799999999999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84]; [.$N$74:.$N$89]; 0)" office:value-type="string" office:string-value="" calcext:value-type="error">
            <text:p>#NAME?</text:p>
          </table:table-cell>
          <table:table-cell table:style-name="ce2" table:formula="of:=INDEX([.$M$74:.$M$89]; [.V84])" office:value-type="string" office:string-value="" calcext:value-type="error">
            <text:p>#NAME?</text:p>
          </table:table-cell>
          <table:table-cell table:style-name="ce2" table:formula="of:=INDEX([.$S$73:.$S$88]; [.V8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Higgs</text:p>
          </table:table-cell>
          <table:table-cell table:style-name="ce2" office:value-type="float" office:value="75.02" calcext:value-type="float">
            <text:p>75.02</text:p>
          </table:table-cell>
          <table:table-cell table:style-name="ce2" table:formula="of:=MAX([.G18:.P18])" office:value-type="float" office:value="71.632" calcext:value-type="float">
            <text:p>71.632</text:p>
          </table:table-cell>
          <table:table-cell table:style-name="ce2" table:formula="of:=[.H85]-[.I85]" office:value-type="float" office:value="3.38799999999999" calcext:value-type="float">
            <text:p>3.38799999999999</text:p>
          </table:table-cell>
          <table:table-cell table:number-columns-repeated="2"/>
          <table:table-cell table:style-name="ce1" office:value-type="string" calcext:value-type="string">
            <text:p>Higgs</text:p>
          </table:table-cell>
          <table:table-cell table:style-name="ce1" office:value-type="float" office:value="940160" calcext:value-type="float">
            <text:p>94016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  <table:table-cell table:style-name="ce1" office:value-type="string" calcext:value-type="string">
            <text:p>pol</text:p>
          </table:table-cell>
          <table:table-cell table:style-name="ce2" office:value-type="float" office:value="0.509999999999991" calcext:value-type="float">
            <text:p>0.509999999999991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85]; [.$N$74:.$N$89]; 0)" office:value-type="string" office:string-value="" calcext:value-type="error">
            <text:p>#NAME?</text:p>
          </table:table-cell>
          <table:table-cell table:style-name="ce2" table:formula="of:=INDEX([.$M$74:.$M$89]; [.V85])" office:value-type="string" office:string-value="" calcext:value-type="error">
            <text:p>#NAME?</text:p>
          </table:table-cell>
          <table:table-cell table:style-name="ce2" table:formula="of:=INDEX([.$S$73:.$S$88]; [.V8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pol</text:p>
          </table:table-cell>
          <table:table-cell table:style-name="ce2" office:value-type="float" office:value="98.91" calcext:value-type="float">
            <text:p>98.91</text:p>
          </table:table-cell>
          <table:table-cell table:style-name="ce2" table:formula="of:=MAX([.G19:.P19])" office:value-type="float" office:value="98.4" calcext:value-type="float">
            <text:p>98.4</text:p>
          </table:table-cell>
          <table:table-cell table:style-name="ce2" table:formula="of:=[.H86]-[.I86]" office:value-type="float" office:value="0.509999999999991" calcext:value-type="float">
            <text:p>0.509999999999991</text:p>
          </table:table-cell>
          <table:table-cell table:number-columns-repeated="2"/>
          <table:table-cell table:style-name="ce1" office:value-type="string" calcext:value-type="string">
            <text:p>pol</text:p>
          </table:table-cell>
          <table:table-cell table:style-name="ce1" office:value-type="float" office:value="10082" calcext:value-type="float">
            <text:p>1008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1" office:value-type="string" calcext:value-type="string">
            <text:p>MiniBooNE</text:p>
          </table:table-cell>
          <table:table-cell table:style-name="ce2" office:value-type="float" office:value="-0.0200000000000102" calcext:value-type="float">
            <text:p>-0.02000000000001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86]; [.$N$74:.$N$89]; 0)" office:value-type="string" office:string-value="" calcext:value-type="error">
            <text:p>#NAME?</text:p>
          </table:table-cell>
          <table:table-cell table:style-name="ce2" table:formula="of:=INDEX([.$M$74:.$M$89]; [.V86])" office:value-type="string" office:string-value="" calcext:value-type="error">
            <text:p>#NAME?</text:p>
          </table:table-cell>
          <table:table-cell table:style-name="ce2" table:formula="of:=INDEX([.$S$73:.$S$88]; [.V8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MiniBooNE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table:formula="of:=MAX([.G20:.P20])" office:value-type="float" office:value="93.68" calcext:value-type="float">
            <text:p>93.68</text:p>
          </table:table-cell>
          <table:table-cell table:style-name="ce2" table:formula="of:=[.H87]-[.I87]" office:value-type="float" office:value="-0.0200000000000102" calcext:value-type="float">
            <text:p>-0.02000000000001</text:p>
          </table:table-cell>
          <table:table-cell table:number-columns-repeated="2"/>
          <table:table-cell table:style-name="ce1" office:value-type="string" calcext:value-type="string">
            <text:p>MiniBooNE</text:p>
          </table:table-cell>
          <table:table-cell table:style-name="ce1" office:value-type="float" office:value="72998" calcext:value-type="float">
            <text:p>7299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jannis</text:p>
          </table:table-cell>
          <table:table-cell table:style-name="ce2" office:value-type="float" office:value="1.02000000000001" calcext:value-type="float">
            <text:p>1.02000000000001</text:p>
          </table:table-cell>
          <table:table-cell/>
          <table:table-cell table:style-name="ce2" office:value-type="string" office:string-value="" calcext:value-type="error">
            <text:p>#NAME?</text:p>
          </table:table-cell>
          <table:table-cell table:style-name="ce2" table:formula="of:=MATCH([.U87]; [.$N$74:.$N$89]; 0)" office:value-type="string" office:string-value="" calcext:value-type="error">
            <text:p>#NAME?</text:p>
          </table:table-cell>
          <table:table-cell table:style-name="ce2" table:formula="of:=INDEX([.$M$74:.$M$89]; [.V87])" office:value-type="string" office:string-value="" calcext:value-type="error">
            <text:p>#NAME?</text:p>
          </table:table-cell>
          <table:table-cell table:style-name="ce2" table:formula="of:=INDEX([.$S$73:.$S$88]; [.V8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jannis</text:p>
          </table:table-cell>
          <table:table-cell table:style-name="ce2" office:value-type="float" office:value="78.87" calcext:value-type="float">
            <text:p>78.87</text:p>
          </table:table-cell>
          <table:table-cell table:style-name="ce2" table:formula="of:=MAX([.G21:.P21])" office:value-type="float" office:value="77.85" calcext:value-type="float">
            <text:p>77.85</text:p>
          </table:table-cell>
          <table:table-cell table:style-name="ce2" table:formula="of:=[.H88]-[.I88]" office:value-type="float" office:value="1.02000000000001" calcext:value-type="float">
            <text:p>1.02000000000001</text:p>
          </table:table-cell>
          <table:table-cell table:number-columns-repeated="2"/>
          <table:table-cell table:style-name="ce1" office:value-type="string" calcext:value-type="string">
            <text:p>jannis</text:p>
          </table:table-cell>
          <table:table-cell table:style-name="ce1" office:value-type="float" office:value="57580" calcext:value-type="float">
            <text:p>5758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/>
          <table:table-cell table:style-name="ce1" office:value-type="string" calcext:value-type="string">
            <text:p>Bioresponse</text:p>
          </table:table-cell>
          <table:table-cell table:style-name="ce2" office:value-type="float" office:value="-2.08" calcext:value-type="float">
            <text:p>-2.08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" office:value-type="string" calcext:value-type="string">
            <text:p>Bioresponse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table:formula="of:=MAX([.G22:.P22])" office:value-type="float" office:value="79.37" calcext:value-type="float">
            <text:p>79.37</text:p>
          </table:table-cell>
          <table:table-cell table:style-name="ce2" table:formula="of:=[.H89]-[.I89]" office:value-type="float" office:value="-2.08" calcext:value-type="float">
            <text:p>-2.08</text:p>
          </table:table-cell>
          <table:table-cell table:number-columns-repeated="2"/>
          <table:table-cell table:style-name="ce1" office:value-type="string" calcext:value-type="string">
            <text:p>Bioresponse</text:p>
          </table:table-cell>
          <table:table-cell table:style-name="ce1" office:value-type="float" office:value="3434" calcext:value-type="float">
            <text:p>3434</text:p>
          </table:table-cell>
          <table:table-cell table:style-name="ce1" office:value-type="float" office:value="419" calcext:value-type="float">
            <text:p>419</text:p>
          </table:table-cell>
          <table:table-cell table:number-columns-repeated="1009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_datasets" table:style-name="ta8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data__keyword</text:p>
          </table:table-cell>
          <table:table-cell table:style-name="ce1" office:value-type="string" calcext:value-type="string">
            <text:p>mean_test_score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Bioresponse</text:p>
          </table:table-cell>
          <table:table-cell table:number-columns-repeated="2" table:style-name="ce1" office:value-type="float" office:value="0.746260387811634" calcext:value-type="float">
            <text:p>0.746260387811634</text:p>
          </table:table-cell>
          <table:table-cell table:style-name="ce2" table:formula="of:=[.C18]" office:value-type="float" office:value="0.765650969529086" calcext:value-type="float">
            <text:p>0.765650969529086</text:p>
          </table:table-cell>
          <table:table-cell table:style-name="ce2" table:formula="of:=[.C34]" office:value-type="float" office:value="0.727700831024931" calcext:value-type="float">
            <text:p>0.727700831024931</text:p>
          </table:table-cell>
          <table:table-cell table:style-name="ce2" table:formula="of:=[.C50]" office:value-type="float" office:value="0.785872576177285" calcext:value-type="float">
            <text:p>0.785872576177285</text:p>
          </table:table-cell>
          <table:table-cell table:style-name="ce2" table:formula="of:=[.C66]" office:value-type="float" office:value="0.742382271468144" calcext:value-type="float">
            <text:p>0.742382271468144</text:p>
          </table:table-cell>
          <table:table-cell table:style-name="ce2" table:formula="of:=[.C82]" office:value-type="float" office:value="0.753739612188366" calcext:value-type="float">
            <text:p>0.753739612188366</text:p>
          </table:table-cell>
          <table:table-cell table:style-name="ce2" table:formula="of:=[.C98]" office:value-type="float" office:value="0.783102493074792" calcext:value-type="float">
            <text:p>0.7831024930747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Diabetes130US</text:p>
          </table:table-cell>
          <table:table-cell table:number-columns-repeated="2" table:style-name="ce1" office:value-type="float" office:value="0.602460070621799" calcext:value-type="float">
            <text:p>0.602460070621799</text:p>
          </table:table-cell>
          <table:table-cell table:style-name="ce2" table:formula="of:=[.C19]" office:value-type="float" office:value="0.60182868367514" calcext:value-type="float">
            <text:p>0.60182868367514</text:p>
          </table:table-cell>
          <table:table-cell table:style-name="ce2" table:formula="of:=[.C35]" office:value-type="float" office:value="0.603255150480556" calcext:value-type="float">
            <text:p>0.603255150480556</text:p>
          </table:table-cell>
          <table:table-cell table:style-name="ce2" table:formula="of:=[.C51]" office:value-type="float" office:value="0.557935598531441" calcext:value-type="float">
            <text:p>0.557935598531441</text:p>
          </table:table-cell>
          <table:table-cell table:style-name="ce2" table:formula="of:=[.C67]" office:value-type="float" office:value="0.602880995252906" calcext:value-type="float">
            <text:p>0.602880995252906</text:p>
          </table:table-cell>
          <table:table-cell table:style-name="ce2" table:formula="of:=[.C83]" office:value-type="float" office:value="0.604424385566962" calcext:value-type="float">
            <text:p>0.604424385566962</text:p>
          </table:table-cell>
          <table:table-cell table:style-name="ce2" table:formula="of:=[.C99]" office:value-type="float" office:value="0.585038467834343" calcext:value-type="float">
            <text:p>0.5850384678343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Higgs</text:p>
          </table:table-cell>
          <table:table-cell table:number-columns-repeated="2" table:style-name="ce1" office:value-type="float" office:value="0.70312" calcext:value-type="float">
            <text:p>0.70312</text:p>
          </table:table-cell>
          <table:table-cell table:style-name="ce2" table:formula="of:=[.C20]" office:value-type="float" office:value="0.70478" calcext:value-type="float">
            <text:p>0.70478</text:p>
          </table:table-cell>
          <table:table-cell table:style-name="ce2" table:formula="of:=[.C36]" office:value-type="float" office:value="0.67516" calcext:value-type="float">
            <text:p>0.67516</text:p>
          </table:table-cell>
          <table:table-cell table:style-name="ce2" table:formula="of:=[.C52]" office:value-type="float" office:value="0.69984" calcext:value-type="float">
            <text:p>0.69984</text:p>
          </table:table-cell>
          <table:table-cell table:style-name="ce2" table:formula="of:=[.C68]" office:value-type="float" office:value="0.67546" calcext:value-type="float">
            <text:p>0.67546</text:p>
          </table:table-cell>
          <table:table-cell table:style-name="ce2" table:formula="of:=[.C84]" office:value-type="float" office:value="0.69668" calcext:value-type="float">
            <text:p>0.69668</text:p>
          </table:table-cell>
          <table:table-cell table:style-name="ce2" table:formula="of:=[.C100]" office:value-type="float" office:value="0.6925" calcext:value-type="float">
            <text:p>0.69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MagicTelescope</text:p>
          </table:table-cell>
          <table:table-cell table:number-columns-repeated="2" table:style-name="ce1" office:value-type="float" office:value="0.855278766310795" calcext:value-type="float">
            <text:p>0.855278766310795</text:p>
          </table:table-cell>
          <table:table-cell table:style-name="ce2" table:formula="of:=[.C21]" office:value-type="float" office:value="0.844365361803084" calcext:value-type="float">
            <text:p>0.844365361803084</text:p>
          </table:table-cell>
          <table:table-cell table:style-name="ce2" table:formula="of:=[.C37]" office:value-type="float" office:value="0.851957295373665" calcext:value-type="float">
            <text:p>0.851957295373665</text:p>
          </table:table-cell>
          <table:table-cell table:style-name="ce2" table:formula="of:=[.C53]" office:value-type="float" office:value="0.851364175563464" calcext:value-type="float">
            <text:p>0.851364175563464</text:p>
          </table:table-cell>
          <table:table-cell table:style-name="ce2" table:formula="of:=[.C69]" office:value-type="float" office:value="0.854804270462633" calcext:value-type="float">
            <text:p>0.854804270462633</text:p>
          </table:table-cell>
          <table:table-cell table:style-name="ce2" table:formula="of:=[.C85]" office:value-type="float" office:value="0.853380782918149" calcext:value-type="float">
            <text:p>0.853380782918149</text:p>
          </table:table-cell>
          <table:table-cell table:style-name="ce2" table:formula="of:=[.C101]" office:value-type="float" office:value="0.853143534994069" calcext:value-type="float">
            <text:p>0.8531435349940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MiniBooNE</text:p>
          </table:table-cell>
          <table:table-cell table:number-columns-repeated="2" table:style-name="ce1" office:value-type="float" office:value="0.931993922764688" calcext:value-type="float">
            <text:p>0.931993922764688</text:p>
          </table:table-cell>
          <table:table-cell table:style-name="ce2" table:formula="of:=[.C22]" office:value-type="float" office:value="0.921630875983582" calcext:value-type="float">
            <text:p>0.921630875983582</text:p>
          </table:table-cell>
          <table:table-cell table:style-name="ce2" table:formula="of:=[.C38]" office:value-type="float" office:value="0.93074672895077" calcext:value-type="float">
            <text:p>0.93074672895077</text:p>
          </table:table-cell>
          <table:table-cell table:style-name="ce2" table:formula="of:=[.C54]" office:value-type="float" office:value="0.92076917843942" calcext:value-type="float">
            <text:p>0.92076917843942</text:p>
          </table:table-cell>
          <table:table-cell table:style-name="ce2" table:formula="of:=[.C70]" office:value-type="float" office:value="0.934465634141364" calcext:value-type="float">
            <text:p>0.934465634141364</text:p>
          </table:table-cell>
          <table:table-cell table:style-name="ce2" table:formula="of:=[.C86]" office:value-type="float" office:value="0.934828454159958" calcext:value-type="float">
            <text:p>0.934828454159958</text:p>
          </table:table-cell>
          <table:table-cell table:style-name="ce2" table:formula="of:=[.C102]" office:value-type="float" office:value="0.932878296560013" calcext:value-type="float">
            <text:p>0.9328782965600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bank-marketing</text:p>
          </table:table-cell>
          <table:table-cell table:number-columns-repeated="2" table:style-name="ce1" office:value-type="float" office:value="0.795829582958296" calcext:value-type="float">
            <text:p>0.795829582958296</text:p>
          </table:table-cell>
          <table:table-cell table:style-name="ce2" table:formula="of:=[.C23]" office:value-type="float" office:value="0.802730273027303" calcext:value-type="float">
            <text:p>0.802730273027303</text:p>
          </table:table-cell>
          <table:table-cell table:style-name="ce2" table:formula="of:=[.C39]" office:value-type="float" office:value="0.788628862886289" calcext:value-type="float">
            <text:p>0.788628862886289</text:p>
          </table:table-cell>
          <table:table-cell table:style-name="ce2" table:formula="of:=[.C55]" office:value-type="float" office:value="0.795829582958296" calcext:value-type="float">
            <text:p>0.795829582958296</text:p>
          </table:table-cell>
          <table:table-cell table:style-name="ce2" table:formula="of:=[.C71]" office:value-type="float" office:value="0.786378637863786" calcext:value-type="float">
            <text:p>0.786378637863786</text:p>
          </table:table-cell>
          <table:table-cell table:style-name="ce2" table:formula="of:=[.C87]" office:value-type="float" office:value="0.789078907890789" calcext:value-type="float">
            <text:p>0.789078907890789</text:p>
          </table:table-cell>
          <table:table-cell table:style-name="ce2" table:formula="of:=[.C103]" office:value-type="float" office:value="0.798079807980798" calcext:value-type="float">
            <text:p>0.7980798079807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california</text:p>
          </table:table-cell>
          <table:table-cell table:number-columns-repeated="2" table:style-name="ce1" office:value-type="float" office:value="0.884605051047824" calcext:value-type="float">
            <text:p>0.884605051047824</text:p>
          </table:table-cell>
          <table:table-cell table:style-name="ce2" table:formula="of:=[.C24]" office:value-type="float" office:value="0.880037614185922" calcext:value-type="float">
            <text:p>0.880037614185922</text:p>
          </table:table-cell>
          <table:table-cell table:style-name="ce2" table:formula="of:=[.C40]" office:value-type="float" office:value="0.866066630843632" calcext:value-type="float">
            <text:p>0.866066630843632</text:p>
          </table:table-cell>
          <table:table-cell table:style-name="ce2" table:formula="of:=[.C56]" office:value-type="float" office:value="0.887560451370231" calcext:value-type="float">
            <text:p>0.887560451370231</text:p>
          </table:table-cell>
          <table:table-cell table:style-name="ce2" table:formula="of:=[.C72]" office:value-type="float" office:value="0.864051585169264" calcext:value-type="float">
            <text:p>0.864051585169264</text:p>
          </table:table-cell>
          <table:table-cell table:style-name="ce2" table:formula="of:=[.C88]" office:value-type="float" office:value="0.879097259537883" calcext:value-type="float">
            <text:p>0.879097259537883</text:p>
          </table:table-cell>
          <table:table-cell table:style-name="ce2" table:formula="of:=[.C104]" office:value-type="float" office:value="0.903009134873724" calcext:value-type="float">
            <text:p>0.9030091348737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covertype</text:p>
          </table:table-cell>
          <table:table-cell table:number-columns-repeated="2" table:style-name="ce1" office:value-type="float" office:value="0.7944" calcext:value-type="float">
            <text:p>0.7944</text:p>
          </table:table-cell>
          <table:table-cell table:style-name="ce2" table:formula="of:=[.C25]" office:value-type="float" office:value="0.76846" calcext:value-type="float">
            <text:p>0.76846</text:p>
          </table:table-cell>
          <table:table-cell table:style-name="ce2" table:formula="of:=[.C41]" office:value-type="float" office:value="0.7727" calcext:value-type="float">
            <text:p>0.7727</text:p>
          </table:table-cell>
          <table:table-cell table:style-name="ce2" table:formula="of:=[.C57]" office:value-type="float" office:value="0.81236" calcext:value-type="float">
            <text:p>0.81236</text:p>
          </table:table-cell>
          <table:table-cell table:style-name="ce2" table:formula="of:=[.C73]" office:value-type="float" office:value="0.78202" calcext:value-type="float">
            <text:p>0.78202</text:p>
          </table:table-cell>
          <table:table-cell table:style-name="ce2" table:formula="of:=[.C89]" office:value-type="float" office:value="0.77752" calcext:value-type="float">
            <text:p>0.77752</text:p>
          </table:table-cell>
          <table:table-cell table:style-name="ce2" table:formula="of:=[.C105]" office:value-type="float" office:value="0.79866" calcext:value-type="float">
            <text:p>0.798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credit</text:p>
          </table:table-cell>
          <table:table-cell table:number-columns-repeated="2" table:style-name="ce1" office:value-type="float" office:value="0.774468085106383" calcext:value-type="float">
            <text:p>0.774468085106383</text:p>
          </table:table-cell>
          <table:table-cell table:style-name="ce2" table:formula="of:=[.C26]" office:value-type="float" office:value="0.775212765957447" calcext:value-type="float">
            <text:p>0.775212765957447</text:p>
          </table:table-cell>
          <table:table-cell table:style-name="ce2" table:formula="of:=[.C42]" office:value-type="float" office:value="0.770957446808511" calcext:value-type="float">
            <text:p>0.770957446808511</text:p>
          </table:table-cell>
          <table:table-cell table:style-name="ce2" table:formula="of:=[.C58]" office:value-type="float" office:value="0.763510638297872" calcext:value-type="float">
            <text:p>0.763510638297872</text:p>
          </table:table-cell>
          <table:table-cell table:style-name="ce2" table:formula="of:=[.C74]" office:value-type="float" office:value="0.77063829787234" calcext:value-type="float">
            <text:p>0.77063829787234</text:p>
          </table:table-cell>
          <table:table-cell table:style-name="ce2" table:formula="of:=[.C90]" office:value-type="float" office:value="0.774148936170213" calcext:value-type="float">
            <text:p>0.774148936170213</text:p>
          </table:table-cell>
          <table:table-cell table:style-name="ce2" table:formula="of:=[.C106]" office:value-type="float" office:value="0.759148936170213" calcext:value-type="float">
            <text:p>0.7591489361702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default-of-credit-card-clients</text:p>
          </table:table-cell>
          <table:table-cell table:number-columns-repeated="2" table:style-name="ce1" office:value-type="float" office:value="0.713653754184601" calcext:value-type="float">
            <text:p>0.713653754184601</text:p>
          </table:table-cell>
          <table:table-cell table:style-name="ce2" table:formula="of:=[.C27]" office:value-type="float" office:value="0.718436154949785" calcext:value-type="float">
            <text:p>0.718436154949785</text:p>
          </table:table-cell>
          <table:table-cell table:style-name="ce2" table:formula="of:=[.C43]" office:value-type="float" office:value="0.70767575322812" calcext:value-type="float">
            <text:p>0.70767575322812</text:p>
          </table:table-cell>
          <table:table-cell table:style-name="ce2" table:formula="of:=[.C59]" office:value-type="float" office:value="0.702893352462936" calcext:value-type="float">
            <text:p>0.702893352462936</text:p>
          </table:table-cell>
          <table:table-cell table:style-name="ce2" table:formula="of:=[.C75]" office:value-type="float" office:value="0.709349593495935" calcext:value-type="float">
            <text:p>0.709349593495935</text:p>
          </table:table-cell>
          <table:table-cell table:style-name="ce2" table:formula="of:=[.C91]" office:value-type="float" office:value="0.713295074127212" calcext:value-type="float">
            <text:p>0.713295074127212</text:p>
          </table:table-cell>
          <table:table-cell table:style-name="ce2" table:formula="of:=[.C107]" office:value-type="float" office:value="0.697393591582975" calcext:value-type="float">
            <text:p>0.6973935915829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electricity</text:p>
          </table:table-cell>
          <table:table-cell table:number-columns-repeated="2" table:style-name="ce1" office:value-type="float" office:value="0.808197872767409" calcext:value-type="float">
            <text:p>0.808197872767409</text:p>
          </table:table-cell>
          <table:table-cell table:style-name="ce2" table:formula="of:=[.C28]" office:value-type="float" office:value="0.821593417619908" calcext:value-type="float">
            <text:p>0.821593417619908</text:p>
          </table:table-cell>
          <table:table-cell table:style-name="ce2" table:formula="of:=[.C44]" office:value-type="float" office:value="0.810505719446117" calcext:value-type="float">
            <text:p>0.810505719446117</text:p>
          </table:table-cell>
          <table:table-cell table:style-name="ce2" table:formula="of:=[.C60]" office:value-type="float" office:value="0.845775637166366" calcext:value-type="float">
            <text:p>0.845775637166366</text:p>
          </table:table-cell>
          <table:table-cell table:style-name="ce2" table:formula="of:=[.C76]" office:value-type="float" office:value="0.806191049568533" calcext:value-type="float">
            <text:p>0.806191049568533</text:p>
          </table:table-cell>
          <table:table-cell table:style-name="ce2" table:formula="of:=[.C92]" office:value-type="float" office:value="0.80980333132651" calcext:value-type="float">
            <text:p>0.80980333132651</text:p>
          </table:table-cell>
          <table:table-cell table:style-name="ce2" table:formula="of:=[.C108]" office:value-type="float" office:value="0.861127834637768" calcext:value-type="float">
            <text:p>0.8611278346377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eye_movements</text:p>
          </table:table-cell>
          <table:table-cell table:number-columns-repeated="2" table:style-name="ce1" office:value-type="float" office:value="0.586408171774025" calcext:value-type="float">
            <text:p>0.586408171774025</text:p>
          </table:table-cell>
          <table:table-cell table:style-name="ce2" table:formula="of:=[.C29]" office:value-type="float" office:value="0.623306233062331" calcext:value-type="float">
            <text:p>0.623306233062331</text:p>
          </table:table-cell>
          <table:table-cell table:style-name="ce2" table:formula="of:=[.C45]" office:value-type="float" office:value="0.580779653950386" calcext:value-type="float">
            <text:p>0.580779653950386</text:p>
          </table:table-cell>
          <table:table-cell table:style-name="ce2" table:formula="of:=[.C61]" office:value-type="float" office:value="0.63081092349385" calcext:value-type="float">
            <text:p>0.63081092349385</text:p>
          </table:table-cell>
          <table:table-cell table:style-name="ce2" table:formula="of:=[.C77]" office:value-type="float" office:value="0.585157390035439" calcext:value-type="float">
            <text:p>0.585157390035439</text:p>
          </table:table-cell>
          <table:table-cell table:style-name="ce2" table:formula="of:=[.C93]" office:value-type="float" office:value="0.579945799457995" calcext:value-type="float">
            <text:p>0.579945799457995</text:p>
          </table:table-cell>
          <table:table-cell table:style-name="ce2" table:formula="of:=[.C109]" office:value-type="float" office:value="0.647488013341672" calcext:value-type="float">
            <text:p>0.6474880133416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heloc</text:p>
          </table:table-cell>
          <table:table-cell table:number-columns-repeated="2" table:style-name="ce1" office:value-type="float" office:value="0.717460317460317" calcext:value-type="float">
            <text:p>0.717460317460317</text:p>
          </table:table-cell>
          <table:table-cell table:style-name="ce2" table:formula="of:=[.C30]" office:value-type="float" office:value="0.715714285714286" calcext:value-type="float">
            <text:p>0.715714285714286</text:p>
          </table:table-cell>
          <table:table-cell table:style-name="ce2" table:formula="of:=[.C46]" office:value-type="float" office:value="0.715079365079365" calcext:value-type="float">
            <text:p>0.715079365079365</text:p>
          </table:table-cell>
          <table:table-cell table:style-name="ce2" table:formula="of:=[.C62]" office:value-type="float" office:value="0.717301587301587" calcext:value-type="float">
            <text:p>0.717301587301587</text:p>
          </table:table-cell>
          <table:table-cell table:style-name="ce2" table:formula="of:=[.C78]" office:value-type="float" office:value="0.718571428571429" calcext:value-type="float">
            <text:p>0.718571428571429</text:p>
          </table:table-cell>
          <table:table-cell table:style-name="ce2" table:formula="of:=[.C94]" office:value-type="float" office:value="0.714603174603175" calcext:value-type="float">
            <text:p>0.714603174603175</text:p>
          </table:table-cell>
          <table:table-cell table:style-name="ce2" table:formula="of:=[.C110]" office:value-type="float" office:value="0.694761904761905" calcext:value-type="float">
            <text:p>0.6947619047619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house_16H</text:p>
          </table:table-cell>
          <table:table-cell table:number-columns-repeated="2" table:style-name="ce1" office:value-type="float" office:value="0.881633133309801" calcext:value-type="float">
            <text:p>0.881633133309801</text:p>
          </table:table-cell>
          <table:table-cell table:style-name="ce2" table:formula="of:=[.C31]" office:value-type="float" office:value="0.876691375455936" calcext:value-type="float">
            <text:p>0.876691375455936</text:p>
          </table:table-cell>
          <table:table-cell table:style-name="ce2" table:formula="of:=[.C47]" office:value-type="float" office:value="0.876456053653371" calcext:value-type="float">
            <text:p>0.876456053653371</text:p>
          </table:table-cell>
          <table:table-cell table:style-name="ce2" table:formula="of:=[.C63]" office:value-type="float" office:value="0.878220967172608" calcext:value-type="float">
            <text:p>0.878220967172608</text:p>
          </table:table-cell>
          <table:table-cell table:style-name="ce2" table:formula="of:=[.C79]" office:value-type="float" office:value="0.875514766443111" calcext:value-type="float">
            <text:p>0.875514766443111</text:p>
          </table:table-cell>
          <table:table-cell table:style-name="ce2" table:formula="of:=[.C95]" office:value-type="float" office:value="0.884221673138016" calcext:value-type="float">
            <text:p>0.884221673138016</text:p>
          </table:table-cell>
          <table:table-cell table:style-name="ce2" table:formula="of:=[.C111]" office:value-type="float" office:value="0.881633133309801" calcext:value-type="float">
            <text:p>0.8816331333098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jannis</text:p>
          </table:table-cell>
          <table:table-cell table:number-columns-repeated="2" table:style-name="ce1" office:value-type="float" office:value="0.756170059448748" calcext:value-type="float">
            <text:p>0.756170059448748</text:p>
          </table:table-cell>
          <table:table-cell table:style-name="ce2" table:formula="of:=[.C32]" office:value-type="float" office:value="0.761754638803819" calcext:value-type="float">
            <text:p>0.761754638803819</text:p>
          </table:table-cell>
          <table:table-cell table:style-name="ce2" table:formula="of:=[.C48]" office:value-type="float" office:value="0.741758241758242" calcext:value-type="float">
            <text:p>0.741758241758242</text:p>
          </table:table-cell>
          <table:table-cell table:style-name="ce2" table:formula="of:=[.C64]" office:value-type="float" office:value="0.761064072539482" calcext:value-type="float">
            <text:p>0.761064072539482</text:p>
          </table:table-cell>
          <table:table-cell table:style-name="ce2" table:formula="of:=[.C80]" office:value-type="float" office:value="0.744940851498229" calcext:value-type="float">
            <text:p>0.744940851498229</text:p>
          </table:table-cell>
          <table:table-cell table:style-name="ce2" table:formula="of:=[.C96]" office:value-type="float" office:value="0.766828799615685" calcext:value-type="float">
            <text:p>0.766828799615685</text:p>
          </table:table-cell>
          <table:table-cell table:style-name="ce2" table:formula="of:=[.C112]" office:value-type="float" office:value="0.760013210832883" calcext:value-type="float">
            <text:p>0.7600132108328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pol</text:p>
          </table:table-cell>
          <table:table-cell table:number-columns-repeated="2" table:style-name="ce1" office:value-type="float" office:value="0.977966635190431" calcext:value-type="float">
            <text:p>0.977966635190431</text:p>
          </table:table-cell>
          <table:table-cell table:style-name="ce2" table:formula="of:=[.C33]" office:value-type="float" office:value="0.967107333962858" calcext:value-type="float">
            <text:p>0.967107333962858</text:p>
          </table:table-cell>
          <table:table-cell table:style-name="ce2" table:formula="of:=[.C49]" office:value-type="float" office:value="0.915328926660371" calcext:value-type="float">
            <text:p>0.915328926660371</text:p>
          </table:table-cell>
          <table:table-cell table:style-name="ce2" table:formula="of:=[.C65]" office:value-type="float" office:value="0.980327352848599" calcext:value-type="float">
            <text:p>0.980327352848599</text:p>
          </table:table-cell>
          <table:table-cell table:style-name="ce2" table:formula="of:=[.C81]" office:value-type="float" office:value="0.936575385583884" calcext:value-type="float">
            <text:p>0.936575385583884</text:p>
          </table:table-cell>
          <table:table-cell table:style-name="ce2" table:formula="of:=[.C97]" office:value-type="float" office:value="0.971828769279194" calcext:value-type="float">
            <text:p>0.971828769279194</text:p>
          </table:table-cell>
          <table:table-cell table:style-name="ce2" table:formula="of:=[.C113]" office:value-type="float" office:value="0.983474976392823" calcext:value-type="float">
            <text:p>0.9834749763928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65650969529086" calcext:value-type="float">
            <text:p>0.7656509695290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182868367514" calcext:value-type="float">
            <text:p>0.601828683675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70478" calcext:value-type="float">
            <text:p>0.704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44365361803084" calcext:value-type="float">
            <text:p>0.8443653618030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21630875983582" calcext:value-type="float">
            <text:p>0.9216308759835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802730273027303" calcext:value-type="float">
            <text:p>0.8027302730273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80037614185922" calcext:value-type="float">
            <text:p>0.8800376141859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76846" calcext:value-type="float">
            <text:p>0.768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75212765957447" calcext:value-type="float">
            <text:p>0.7752127659574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18436154949785" calcext:value-type="float">
            <text:p>0.7184361549497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21593417619908" calcext:value-type="float">
            <text:p>0.8215934176199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623306233062331" calcext:value-type="float">
            <text:p>0.6233062330623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5714285714286" calcext:value-type="float">
            <text:p>0.7157142857142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76691375455936" calcext:value-type="float">
            <text:p>0.8766913754559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61754638803819" calcext:value-type="float">
            <text:p>0.7617546388038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67107333962858" calcext:value-type="float">
            <text:p>0.9671073339628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27700831024931" calcext:value-type="float">
            <text:p>0.7277008310249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3255150480556" calcext:value-type="float">
            <text:p>0.6032551504805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67516" calcext:value-type="float">
            <text:p>0.675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1957295373665" calcext:value-type="float">
            <text:p>0.851957295373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3074672895077" calcext:value-type="float">
            <text:p>0.930746728950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788628862886289" calcext:value-type="float">
            <text:p>0.7886288628862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66066630843632" calcext:value-type="float">
            <text:p>0.8660666308436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7727" calcext:value-type="float">
            <text:p>0.77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70957446808511" calcext:value-type="float">
            <text:p>0.7709574468085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0767575322812" calcext:value-type="float">
            <text:p>0.707675753228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10505719446117" calcext:value-type="float">
            <text:p>0.8105057194461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580779653950386" calcext:value-type="float">
            <text:p>0.5807796539503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5079365079365" calcext:value-type="float">
            <text:p>0.7150793650793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76456053653371" calcext:value-type="float">
            <text:p>0.8764560536533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41758241758242" calcext:value-type="float">
            <text:p>0.7417582417582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15328926660371" calcext:value-type="float">
            <text:p>0.9153289266603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85872576177285" calcext:value-type="float">
            <text:p>0.7858725761772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557935598531441" calcext:value-type="float">
            <text:p>0.5579355985314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69984" calcext:value-type="float">
            <text:p>0.699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1364175563464" calcext:value-type="float">
            <text:p>0.8513641755634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2076917843942" calcext:value-type="float">
            <text:p>0.920769178439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795829582958296" calcext:value-type="float">
            <text:p>0.7958295829582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87560451370231" calcext:value-type="float">
            <text:p>0.8875604513702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81236" calcext:value-type="float">
            <text:p>0.812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63510638297872" calcext:value-type="float">
            <text:p>0.7635106382978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02893352462936" calcext:value-type="float">
            <text:p>0.7028933524629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45775637166366" calcext:value-type="float">
            <text:p>0.8457756371663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63081092349385" calcext:value-type="float">
            <text:p>0.630810923493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7301587301587" calcext:value-type="float">
            <text:p>0.7173015873015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78220967172608" calcext:value-type="float">
            <text:p>0.8782209671726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61064072539482" calcext:value-type="float">
            <text:p>0.7610640725394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80327352848599" calcext:value-type="float">
            <text:p>0.9803273528485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42382271468144" calcext:value-type="float">
            <text:p>0.7423822714681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2880995252906" calcext:value-type="float">
            <text:p>0.6028809952529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67546" calcext:value-type="float">
            <text:p>0.675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4804270462633" calcext:value-type="float">
            <text:p>0.8548042704626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34465634141364" calcext:value-type="float">
            <text:p>0.9344656341413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786378637863786" calcext:value-type="float">
            <text:p>0.7863786378637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64051585169264" calcext:value-type="float">
            <text:p>0.8640515851692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78202" calcext:value-type="float">
            <text:p>0.782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7063829787234" calcext:value-type="float">
            <text:p>0.770638297872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09349593495935" calcext:value-type="float">
            <text:p>0.7093495934959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06191049568533" calcext:value-type="float">
            <text:p>0.8061910495685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585157390035439" calcext:value-type="float">
            <text:p>0.5851573900354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8571428571429" calcext:value-type="float">
            <text:p>0.7185714285714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75514766443111" calcext:value-type="float">
            <text:p>0.875514766443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44940851498229" calcext:value-type="float">
            <text:p>0.7449408514982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36575385583884" calcext:value-type="float">
            <text:p>0.9365753855838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53739612188366" calcext:value-type="float">
            <text:p>0.7537396121883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4424385566962" calcext:value-type="float">
            <text:p>0.6044243855669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69668" calcext:value-type="float">
            <text:p>0.696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3380782918149" calcext:value-type="float">
            <text:p>0.8533807829181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34828454159958" calcext:value-type="float">
            <text:p>0.9348284541599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789078907890789" calcext:value-type="float">
            <text:p>0.7890789078907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79097259537883" calcext:value-type="float">
            <text:p>0.8790972595378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77752" calcext:value-type="float">
            <text:p>0.777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74148936170213" calcext:value-type="float">
            <text:p>0.7741489361702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13295074127212" calcext:value-type="float">
            <text:p>0.7132950741272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0980333132651" calcext:value-type="float">
            <text:p>0.80980333132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579945799457995" calcext:value-type="float">
            <text:p>0.5799457994579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4603174603175" calcext:value-type="float">
            <text:p>0.7146031746031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84221673138016" calcext:value-type="float">
            <text:p>0.8842216731380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66828799615685" calcext:value-type="float">
            <text:p>0.7668287996156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71828769279194" calcext:value-type="float">
            <text:p>0.9718287692791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83102493074792" calcext:value-type="float">
            <text:p>0.7831024930747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585038467834343" calcext:value-type="float">
            <text:p>0.5850384678343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6925" calcext:value-type="float">
            <text:p>0.69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3143534994069" calcext:value-type="float">
            <text:p>0.8531435349940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32878296560013" calcext:value-type="float">
            <text:p>0.9328782965600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798079807980798" calcext:value-type="float">
            <text:p>0.7980798079807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903009134873724" calcext:value-type="float">
            <text:p>0.9030091348737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79866" calcext:value-type="float">
            <text:p>0.798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59148936170213" calcext:value-type="float">
            <text:p>0.7591489361702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697393591582975" calcext:value-type="float">
            <text:p>0.6973935915829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61127834637768" calcext:value-type="float">
            <text:p>0.8611278346377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647488013341672" calcext:value-type="float">
            <text:p>0.6474880133416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694761904761905" calcext:value-type="float">
            <text:p>0.6947619047619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81633133309801" calcext:value-type="float">
            <text:p>0.8816331333098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60013210832883" calcext:value-type="float">
            <text:p>0.7600132108328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83474976392823" calcext:value-type="float">
            <text:p>0.983474976392823</text:p>
          </table:table-cell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_datasets (1)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data__keyword</text:p>
          </table:table-cell>
          <table:table-cell table:style-name="ce1" office:value-type="string" calcext:value-type="string">
            <text:p>mean_test_score</text:p>
          </table:table-cell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XGBoos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Bioresponse</text:p>
          </table:table-cell>
          <table:table-cell table:number-columns-repeated="2" table:style-name="ce1" office:value-type="float" office:value="0.756288088642659" calcext:value-type="float">
            <text:p>0.756288088642659</text:p>
          </table:table-cell>
          <table:table-cell table:style-name="ce2" table:formula="of:=[.C18]" office:value-type="float" office:value="0.767996306555863" calcext:value-type="float">
            <text:p>0.767996306555863</text:p>
          </table:table-cell>
          <table:table-cell table:style-name="ce2" table:formula="of:=[.C34]" office:value-type="float" office:value="0.765983379501385" calcext:value-type="float">
            <text:p>0.765983379501385</text:p>
          </table:table-cell>
          <table:table-cell table:style-name="ce2" table:formula="of:=[.C50]" office:value-type="float" office:value="0.793721144967682" calcext:value-type="float">
            <text:p>0.793721144967682</text:p>
          </table:table-cell>
          <table:table-cell table:style-name="ce2" table:formula="of:=[.C66]" office:value-type="float" office:value="0.767220683287165" calcext:value-type="float">
            <text:p>0.767220683287165</text:p>
          </table:table-cell>
          <table:table-cell table:style-name="ce2" table:formula="of:=[.C82]" office:value-type="float" office:value="0.766648199445983" calcext:value-type="float">
            <text:p>0.766648199445983</text:p>
          </table:table-cell>
          <table:table-cell table:style-name="ce2" table:formula="of:=[.C98]" office:value-type="float" office:value="0.79196675900277" calcext:value-type="float">
            <text:p>0.791966759002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Diabetes130US</text:p>
          </table:table-cell>
          <table:table-cell table:number-columns-repeated="2" table:style-name="ce1" office:value-type="float" office:value="0.604167153847953" calcext:value-type="float">
            <text:p>0.604167153847953</text:p>
          </table:table-cell>
          <table:table-cell table:style-name="ce2" table:formula="of:=[.C19]" office:value-type="float" office:value="0.603978517254012" calcext:value-type="float">
            <text:p>0.603978517254012</text:p>
          </table:table-cell>
          <table:table-cell table:style-name="ce2" table:formula="of:=[.C35]" office:value-type="float" office:value="0.603331540506201" calcext:value-type="float">
            <text:p>0.603331540506201</text:p>
          </table:table-cell>
          <table:table-cell table:style-name="ce2" table:formula="of:=[.C51]" office:value-type="float" office:value="0.604736181590004" calcext:value-type="float">
            <text:p>0.604736181590004</text:p>
          </table:table-cell>
          <table:table-cell table:style-name="ce2" table:formula="of:=[.C67]" office:value-type="float" office:value="0.604449329248805" calcext:value-type="float">
            <text:p>0.604449329248805</text:p>
          </table:table-cell>
          <table:table-cell table:style-name="ce2" table:formula="of:=[.C83]" office:value-type="float" office:value="0.604656673604128" calcext:value-type="float">
            <text:p>0.604656673604128</text:p>
          </table:table-cell>
          <table:table-cell table:style-name="ce2" table:formula="of:=[.C99]" office:value-type="float" office:value="0.605906975656526" calcext:value-type="float">
            <text:p>0.6059069756565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Higgs</text:p>
          </table:table-cell>
          <table:table-cell table:number-columns-repeated="2" table:style-name="ce1" office:value-type="float" office:value="0.703373333333333" calcext:value-type="float">
            <text:p>0.703373333333333</text:p>
          </table:table-cell>
          <table:table-cell table:style-name="ce2" table:formula="of:=[.C20]" office:value-type="float" office:value="0.710354666666667" calcext:value-type="float">
            <text:p>0.710354666666667</text:p>
          </table:table-cell>
          <table:table-cell table:style-name="ce2" table:formula="of:=[.C36]" office:value-type="float" office:value="0.685917333333333" calcext:value-type="float">
            <text:p>0.685917333333333</text:p>
          </table:table-cell>
          <table:table-cell table:style-name="ce2" table:formula="of:=[.C52]" office:value-type="float" office:value="0.705314666666667" calcext:value-type="float">
            <text:p>0.705314666666667</text:p>
          </table:table-cell>
          <table:table-cell table:style-name="ce2" table:formula="of:=[.C68]" office:value-type="float" office:value="0.693676" calcext:value-type="float">
            <text:p>0.693676</text:p>
          </table:table-cell>
          <table:table-cell table:style-name="ce2" table:formula="of:=[.C84]" office:value-type="float" office:value="0.706032" calcext:value-type="float">
            <text:p>0.706032</text:p>
          </table:table-cell>
          <table:table-cell table:style-name="ce2" table:formula="of:=[.C100]" office:value-type="float" office:value="0.713621333333333" calcext:value-type="float">
            <text:p>0.7136213333333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MagicTelescope</text:p>
          </table:table-cell>
          <table:table-cell table:number-columns-repeated="2" table:style-name="ce1" office:value-type="float" office:value="0.858916567813365" calcext:value-type="float">
            <text:p>0.858916567813365</text:p>
          </table:table-cell>
          <table:table-cell table:style-name="ce2" table:formula="of:=[.C21]" office:value-type="float" office:value="0.853602214313958" calcext:value-type="float">
            <text:p>0.853602214313958</text:p>
          </table:table-cell>
          <table:table-cell table:style-name="ce2" table:formula="of:=[.C37]" office:value-type="float" office:value="0.854092526690391" calcext:value-type="float">
            <text:p>0.854092526690391</text:p>
          </table:table-cell>
          <table:table-cell table:style-name="ce2" table:formula="of:=[.C53]" office:value-type="float" office:value="0.854306049822064" calcext:value-type="float">
            <text:p>0.854306049822064</text:p>
          </table:table-cell>
          <table:table-cell table:style-name="ce2" table:formula="of:=[.C69]" office:value-type="float" office:value="0.857153024911032" calcext:value-type="float">
            <text:p>0.857153024911032</text:p>
          </table:table-cell>
          <table:table-cell table:style-name="ce2" table:formula="of:=[.C85]" office:value-type="float" office:value="0.847465401344405" calcext:value-type="float">
            <text:p>0.847465401344405</text:p>
          </table:table-cell>
          <table:table-cell table:style-name="ce2" table:formula="of:=[.C101]" office:value-type="float" office:value="0.859604586793199" calcext:value-type="float">
            <text:p>0.8596045867931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MiniBooNE</text:p>
          </table:table-cell>
          <table:table-cell table:number-columns-repeated="2" table:style-name="ce1" office:value-type="float" office:value="0.935086963423207" calcext:value-type="float">
            <text:p>0.935086963423207</text:p>
          </table:table-cell>
          <table:table-cell table:style-name="ce2" table:formula="of:=[.C22]" office:value-type="float" office:value="0.933109594321867" calcext:value-type="float">
            <text:p>0.933109594321867</text:p>
          </table:table-cell>
          <table:table-cell table:style-name="ce2" table:formula="of:=[.C38]" office:value-type="float" office:value="0.934987187918093" calcext:value-type="float">
            <text:p>0.934987187918093</text:p>
          </table:table-cell>
          <table:table-cell table:style-name="ce2" table:formula="of:=[.C54]" office:value-type="float" office:value="0.926714891494138" calcext:value-type="float">
            <text:p>0.926714891494138</text:p>
          </table:table-cell>
          <table:table-cell table:style-name="ce2" table:formula="of:=[.C70]" office:value-type="float" office:value="0.935924472966129" calcext:value-type="float">
            <text:p>0.935924472966129</text:p>
          </table:table-cell>
          <table:table-cell table:style-name="ce2" table:formula="of:=[.C86]" office:value-type="float" office:value="0.936464167743789" calcext:value-type="float">
            <text:p>0.936464167743789</text:p>
          </table:table-cell>
          <table:table-cell table:style-name="ce2" table:formula="of:=[.C102]" office:value-type="float" office:value="0.936802799761143" calcext:value-type="float">
            <text:p>0.9368027997611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bank-marketing</text:p>
          </table:table-cell>
          <table:table-cell table:number-columns-repeated="2" table:style-name="ce1" office:value-type="float" office:value="0.793279327932793" calcext:value-type="float">
            <text:p>0.793279327932793</text:p>
          </table:table-cell>
          <table:table-cell table:style-name="ce2" table:formula="of:=[.C23]" office:value-type="float" office:value="0.802010201020102" calcext:value-type="float">
            <text:p>0.802010201020102</text:p>
          </table:table-cell>
          <table:table-cell table:style-name="ce2" table:formula="of:=[.C39]" office:value-type="float" office:value="0.788888888888889" calcext:value-type="float">
            <text:p>0.788888888888889</text:p>
          </table:table-cell>
          <table:table-cell table:style-name="ce2" table:formula="of:=[.C55]" office:value-type="float" office:value="0.798019801980198" calcext:value-type="float">
            <text:p>0.798019801980198</text:p>
          </table:table-cell>
          <table:table-cell table:style-name="ce2" table:formula="of:=[.C71]" office:value-type="float" office:value="0.786228622862286" calcext:value-type="float">
            <text:p>0.786228622862286</text:p>
          </table:table-cell>
          <table:table-cell table:style-name="ce2" table:formula="of:=[.C87]" office:value-type="float" office:value="0.791349134913491" calcext:value-type="float">
            <text:p>0.791349134913491</text:p>
          </table:table-cell>
          <table:table-cell table:style-name="ce2" table:formula="of:=[.C103]" office:value-type="float" office:value="0.803020302030203" calcext:value-type="float">
            <text:p>0.8030203020302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california</text:p>
          </table:table-cell>
          <table:table-cell table:number-columns-repeated="2" table:style-name="ce1" office:value-type="float" office:value="0.886360379724163" calcext:value-type="float">
            <text:p>0.886360379724163</text:p>
          </table:table-cell>
          <table:table-cell table:style-name="ce2" table:formula="of:=[.C24]" office:value-type="float" office:value="0.897474476088125" calcext:value-type="float">
            <text:p>0.897474476088125</text:p>
          </table:table-cell>
          <table:table-cell table:style-name="ce2" table:formula="of:=[.C40]" office:value-type="float" office:value="0.867409994626545" calcext:value-type="float">
            <text:p>0.867409994626545</text:p>
          </table:table-cell>
          <table:table-cell table:style-name="ce2" table:formula="of:=[.C56]" office:value-type="float" office:value="0.892629410711087" calcext:value-type="float">
            <text:p>0.892629410711087</text:p>
          </table:table-cell>
          <table:table-cell table:style-name="ce2" table:formula="of:=[.C72]" office:value-type="float" office:value="0.877924055167473" calcext:value-type="float">
            <text:p>0.877924055167473</text:p>
          </table:table-cell>
          <table:table-cell table:style-name="ce2" table:formula="of:=[.C88]" office:value-type="float" office:value="0.888053018090632" calcext:value-type="float">
            <text:p>0.888053018090632</text:p>
          </table:table-cell>
          <table:table-cell table:style-name="ce2" table:formula="of:=[.C104]" office:value-type="float" office:value="0.901029912233566" calcext:value-type="float">
            <text:p>0.9010299122335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covertype</text:p>
          </table:table-cell>
          <table:table-cell table:number-columns-repeated="2" table:style-name="ce1" office:value-type="float" office:value="0.805168" calcext:value-type="float">
            <text:p>0.805168</text:p>
          </table:table-cell>
          <table:table-cell table:style-name="ce2" table:formula="of:=[.C25]" office:value-type="float" office:value="0.818154666666667" calcext:value-type="float">
            <text:p>0.818154666666667</text:p>
          </table:table-cell>
          <table:table-cell table:style-name="ce2" table:formula="of:=[.C41]" office:value-type="float" office:value="0.783978666666667" calcext:value-type="float">
            <text:p>0.783978666666667</text:p>
          </table:table-cell>
          <table:table-cell table:style-name="ce2" table:formula="of:=[.C57]" office:value-type="float" office:value="0.827733333333333" calcext:value-type="float">
            <text:p>0.827733333333333</text:p>
          </table:table-cell>
          <table:table-cell table:style-name="ce2" table:formula="of:=[.C73]" office:value-type="float" office:value="0.796322666666667" calcext:value-type="float">
            <text:p>0.796322666666667</text:p>
          </table:table-cell>
          <table:table-cell table:style-name="ce2" table:formula="of:=[.C89]" office:value-type="float" office:value="0.804177333333333" calcext:value-type="float">
            <text:p>0.804177333333333</text:p>
          </table:table-cell>
          <table:table-cell table:style-name="ce2" table:formula="of:=[.C105]" office:value-type="float" office:value="0.818293333333333" calcext:value-type="float">
            <text:p>0.8182933333333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credit</text:p>
          </table:table-cell>
          <table:table-cell table:number-columns-repeated="2" table:style-name="ce1" office:value-type="float" office:value="0.775340425531915" calcext:value-type="float">
            <text:p>0.775340425531915</text:p>
          </table:table-cell>
          <table:table-cell table:style-name="ce2" table:formula="of:=[.C26]" office:value-type="float" office:value="0.772283687943262" calcext:value-type="float">
            <text:p>0.772283687943262</text:p>
          </table:table-cell>
          <table:table-cell table:style-name="ce2" table:formula="of:=[.C42]" office:value-type="float" office:value="0.768489361702128" calcext:value-type="float">
            <text:p>0.768489361702128</text:p>
          </table:table-cell>
          <table:table-cell table:style-name="ce2" table:formula="of:=[.C58]" office:value-type="float" office:value="0.772482269503546" calcext:value-type="float">
            <text:p>0.772482269503546</text:p>
          </table:table-cell>
          <table:table-cell table:style-name="ce2" table:formula="of:=[.C74]" office:value-type="float" office:value="0.770113475177305" calcext:value-type="float">
            <text:p>0.770113475177305</text:p>
          </table:table-cell>
          <table:table-cell table:style-name="ce2" table:formula="of:=[.C90]" office:value-type="float" office:value="0.759893617021277" calcext:value-type="float">
            <text:p>0.759893617021277</text:p>
          </table:table-cell>
          <table:table-cell table:style-name="ce2" table:formula="of:=[.C106]" office:value-type="float" office:value="0.77341134751773" calcext:value-type="float">
            <text:p>0.773411347517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default-of-credit-card-clients</text:p>
          </table:table-cell>
          <table:table-cell table:number-columns-repeated="2" table:style-name="ce1" office:value-type="float" office:value="0.715686274509804" calcext:value-type="float">
            <text:p>0.715686274509804</text:p>
          </table:table-cell>
          <table:table-cell table:style-name="ce2" table:formula="of:=[.C27]" office:value-type="float" office:value="0.717216642754663" calcext:value-type="float">
            <text:p>0.717216642754663</text:p>
          </table:table-cell>
          <table:table-cell table:style-name="ce2" table:formula="of:=[.C43]" office:value-type="float" office:value="0.705762792922047" calcext:value-type="float">
            <text:p>0.705762792922047</text:p>
          </table:table-cell>
          <table:table-cell table:style-name="ce2" table:formula="of:=[.C59]" office:value-type="float" office:value="0.718077474892396" calcext:value-type="float">
            <text:p>0.718077474892396</text:p>
          </table:table-cell>
          <table:table-cell table:style-name="ce2" table:formula="of:=[.C75]" office:value-type="float" office:value="0.705651203570859" calcext:value-type="float">
            <text:p>0.705651203570859</text:p>
          </table:table-cell>
          <table:table-cell table:style-name="ce2" table:formula="of:=[.C91]" office:value-type="float" office:value="0.715040650406504" calcext:value-type="float">
            <text:p>0.715040650406504</text:p>
          </table:table-cell>
          <table:table-cell table:style-name="ce2" table:formula="of:=[.C107]" office:value-type="float" office:value="0.715566714490674" calcext:value-type="float">
            <text:p>0.7155667144906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electricity</text:p>
          </table:table-cell>
          <table:table-cell table:number-columns-repeated="2" table:style-name="ce1" office:value-type="float" office:value="0.819372533279818" calcext:value-type="float">
            <text:p>0.819372533279818</text:p>
          </table:table-cell>
          <table:table-cell table:style-name="ce2" table:formula="of:=[.C28]" office:value-type="float" office:value="0.86653622315874" calcext:value-type="float">
            <text:p>0.86653622315874</text:p>
          </table:table-cell>
          <table:table-cell table:style-name="ce2" table:formula="of:=[.C44]" office:value-type="float" office:value="0.80478627332932" calcext:value-type="float">
            <text:p>0.80478627332932</text:p>
          </table:table-cell>
          <table:table-cell table:style-name="ce2" table:formula="of:=[.C60]" office:value-type="float" office:value="0.860997391129842" calcext:value-type="float">
            <text:p>0.860997391129842</text:p>
          </table:table-cell>
          <table:table-cell table:style-name="ce2" table:formula="of:=[.C76]" office:value-type="float" office:value="0.81055923473142" calcext:value-type="float">
            <text:p>0.81055923473142</text:p>
          </table:table-cell>
          <table:table-cell table:style-name="ce2" table:formula="of:=[.C92]" office:value-type="float" office:value="0.818054719379223" calcext:value-type="float">
            <text:p>0.818054719379223</text:p>
          </table:table-cell>
          <table:table-cell table:style-name="ce2" table:formula="of:=[.C108]" office:value-type="float" office:value="0.869335741521172" calcext:value-type="float">
            <text:p>0.8693357415211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eye_movements</text:p>
          </table:table-cell>
          <table:table-cell table:number-columns-repeated="2" table:style-name="ce1" office:value-type="float" office:value="0.578319783197832" calcext:value-type="float">
            <text:p>0.578319783197832</text:p>
          </table:table-cell>
          <table:table-cell table:style-name="ce2" table:formula="of:=[.C29]" office:value-type="float" office:value="0.634271419637273" calcext:value-type="float">
            <text:p>0.634271419637273</text:p>
          </table:table-cell>
          <table:table-cell table:style-name="ce2" table:formula="of:=[.C45]" office:value-type="float" office:value="0.58346188590091" calcext:value-type="float">
            <text:p>0.58346188590091</text:p>
          </table:table-cell>
          <table:table-cell table:style-name="ce2" table:formula="of:=[.C61]" office:value-type="float" office:value="0.650767841011743" calcext:value-type="float">
            <text:p>0.650767841011743</text:p>
          </table:table-cell>
          <table:table-cell table:style-name="ce2" table:formula="of:=[.C77]" office:value-type="float" office:value="0.581182683621708" calcext:value-type="float">
            <text:p>0.581182683621708</text:p>
          </table:table-cell>
          <table:table-cell table:style-name="ce2" table:formula="of:=[.C93]" office:value-type="float" office:value="0.584490306441526" calcext:value-type="float">
            <text:p>0.584490306441526</text:p>
          </table:table-cell>
          <table:table-cell table:style-name="ce2" table:formula="of:=[.C109]" office:value-type="float" office:value="0.658828434438191" calcext:value-type="float">
            <text:p>0.6588284344381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heloc</text:p>
          </table:table-cell>
          <table:table-cell table:number-columns-repeated="2" table:style-name="ce1" office:value-type="float" office:value="0.718730158730159" calcext:value-type="float">
            <text:p>0.718730158730159</text:p>
          </table:table-cell>
          <table:table-cell table:style-name="ce2" table:formula="of:=[.C30]" office:value-type="float" office:value="0.71815873015873" calcext:value-type="float">
            <text:p>0.71815873015873</text:p>
          </table:table-cell>
          <table:table-cell table:style-name="ce2" table:formula="of:=[.C46]" office:value-type="float" office:value="0.718571428571429" calcext:value-type="float">
            <text:p>0.718571428571429</text:p>
          </table:table-cell>
          <table:table-cell table:style-name="ce2" table:formula="of:=[.C62]" office:value-type="float" office:value="0.716190476190476" calcext:value-type="float">
            <text:p>0.716190476190476</text:p>
          </table:table-cell>
          <table:table-cell table:style-name="ce2" table:formula="of:=[.C78]" office:value-type="float" office:value="0.718962962962963" calcext:value-type="float">
            <text:p>0.718962962962963</text:p>
          </table:table-cell>
          <table:table-cell table:style-name="ce2" table:formula="of:=[.C94]" office:value-type="float" office:value="0.719798941798942" calcext:value-type="float">
            <text:p>0.719798941798942</text:p>
          </table:table-cell>
          <table:table-cell table:style-name="ce2" table:formula="of:=[.C110]" office:value-type="float" office:value="0.717216931216931" calcext:value-type="float">
            <text:p>0.7172169312169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house_16H</text:p>
          </table:table-cell>
          <table:table-cell table:number-columns-repeated="2" table:style-name="ce1" office:value-type="float" office:value="0.878424912734831" calcext:value-type="float">
            <text:p>0.878424912734831</text:p>
          </table:table-cell>
          <table:table-cell table:style-name="ce2" table:formula="of:=[.C31]" office:value-type="float" office:value="0.882041024434247" calcext:value-type="float">
            <text:p>0.882041024434247</text:p>
          </table:table-cell>
          <table:table-cell table:style-name="ce2" table:formula="of:=[.C47]" office:value-type="float" office:value="0.877162019061066" calcext:value-type="float">
            <text:p>0.877162019061066</text:p>
          </table:table-cell>
          <table:table-cell table:style-name="ce2" table:formula="of:=[.C63]" office:value-type="float" office:value="0.879554457387144" calcext:value-type="float">
            <text:p>0.879554457387144</text:p>
          </table:table-cell>
          <table:table-cell table:style-name="ce2" table:formula="of:=[.C79]" office:value-type="float" office:value="0.873373338039769" calcext:value-type="float">
            <text:p>0.873373338039769</text:p>
          </table:table-cell>
          <table:table-cell table:style-name="ce2" table:formula="of:=[.C95]" office:value-type="float" office:value="0.884362866219555" calcext:value-type="float">
            <text:p>0.884362866219555</text:p>
          </table:table-cell>
          <table:table-cell table:style-name="ce2" table:formula="of:=[.C111]" office:value-type="float" office:value="0.888002510099227" calcext:value-type="float">
            <text:p>0.8880025100992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jannis</text:p>
          </table:table-cell>
          <table:table-cell table:number-columns-repeated="2" table:style-name="ce1" office:value-type="float" office:value="0.767733541504033" calcext:value-type="float">
            <text:p>0.767733541504033</text:p>
          </table:table-cell>
          <table:table-cell table:style-name="ce2" table:formula="of:=[.C32]" office:value-type="float" office:value="0.772741648151484" calcext:value-type="float">
            <text:p>0.772741648151484</text:p>
          </table:table-cell>
          <table:table-cell table:style-name="ce2" table:formula="of:=[.C48]" office:value-type="float" office:value="0.744590564262695" calcext:value-type="float">
            <text:p>0.744590564262695</text:p>
          </table:table-cell>
          <table:table-cell table:style-name="ce2" table:formula="of:=[.C64]" office:value-type="float" office:value="0.772105126203487" calcext:value-type="float">
            <text:p>0.772105126203487</text:p>
          </table:table-cell>
          <table:table-cell table:style-name="ce2" table:formula="of:=[.C80]" office:value-type="float" office:value="0.750311255229288" calcext:value-type="float">
            <text:p>0.750311255229288</text:p>
          </table:table-cell>
          <table:table-cell table:style-name="ce2" table:formula="of:=[.C96]" office:value-type="float" office:value="0.771602714225665" calcext:value-type="float">
            <text:p>0.771602714225665</text:p>
          </table:table-cell>
          <table:table-cell table:style-name="ce2" table:formula="of:=[.C112]" office:value-type="float" office:value="0.778510378510379" calcext:value-type="float">
            <text:p>0.7785103785103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T Transformer</text:p>
          </table:table-cell>
          <table:table-cell table:style-name="ce1" office:value-type="string" calcext:value-type="string">
            <text:p>pol</text:p>
          </table:table-cell>
          <table:table-cell table:number-columns-repeated="2" table:style-name="ce1" office:value-type="float" office:value="0.984010072395342" calcext:value-type="float">
            <text:p>0.984010072395342</text:p>
          </table:table-cell>
          <table:table-cell table:style-name="ce2" table:formula="of:=[.C33]" office:value-type="float" office:value="0.98075752806631" calcext:value-type="float">
            <text:p>0.98075752806631</text:p>
          </table:table-cell>
          <table:table-cell table:style-name="ce2" table:formula="of:=[.C49]" office:value-type="float" office:value="0.947539607596265" calcext:value-type="float">
            <text:p>0.947539607596265</text:p>
          </table:table-cell>
          <table:table-cell table:style-name="ce2" table:formula="of:=[.C65]" office:value-type="float" office:value="0.981733291365019" calcext:value-type="float">
            <text:p>0.981733291365019</text:p>
          </table:table-cell>
          <table:table-cell table:style-name="ce2" table:formula="of:=[.C81]" office:value-type="float" office:value="0.949774420312664" calcext:value-type="float">
            <text:p>0.949774420312664</text:p>
          </table:table-cell>
          <table:table-cell table:style-name="ce2" table:formula="of:=[.C97]" office:value-type="float" office:value="0.980012590494177" calcext:value-type="float">
            <text:p>0.980012590494177</text:p>
          </table:table-cell>
          <table:table-cell table:style-name="ce2" table:formula="of:=[.C113]" office:value-type="float" office:value="0.981638862658693" calcext:value-type="float">
            <text:p>0.9816388626586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67996306555863" calcext:value-type="float">
            <text:p>0.7679963065558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3978517254012" calcext:value-type="float">
            <text:p>0.6039785172540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710354666666667" calcext:value-type="float">
            <text:p>0.710354666666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3602214313958" calcext:value-type="float">
            <text:p>0.8536022143139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33109594321867" calcext:value-type="float">
            <text:p>0.9331095943218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802010201020102" calcext:value-type="float">
            <text:p>0.802010201020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97474476088125" calcext:value-type="float">
            <text:p>0.89747447608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818154666666667" calcext:value-type="float">
            <text:p>0.818154666666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72283687943262" calcext:value-type="float">
            <text:p>0.7722836879432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17216642754663" calcext:value-type="float">
            <text:p>0.7172166427546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6653622315874" calcext:value-type="float">
            <text:p>0.866536223158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634271419637273" calcext:value-type="float">
            <text:p>0.6342714196372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815873015873" calcext:value-type="float">
            <text:p>0.718158730158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82041024434247" calcext:value-type="float">
            <text:p>0.8820410244342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72741648151484" calcext:value-type="float">
            <text:p>0.7727416481514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dientBoostingTree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8075752806631" calcext:value-type="float">
            <text:p>0.980757528066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65983379501385" calcext:value-type="float">
            <text:p>0.7659833795013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3331540506201" calcext:value-type="float">
            <text:p>0.6033315405062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685917333333333" calcext:value-type="float">
            <text:p>0.685917333333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4092526690391" calcext:value-type="float">
            <text:p>0.8540925266903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34987187918093" calcext:value-type="float">
            <text:p>0.9349871879180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788888888888889" calcext:value-type="float">
            <text:p>0.7888888888888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67409994626545" calcext:value-type="float">
            <text:p>0.8674099946265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783978666666667" calcext:value-type="float">
            <text:p>0.783978666666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68489361702128" calcext:value-type="float">
            <text:p>0.7684893617021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05762792922047" calcext:value-type="float">
            <text:p>0.7057627929220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0478627332932" calcext:value-type="float">
            <text:p>0.804786273329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58346188590091" calcext:value-type="float">
            <text:p>0.583461885900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8571428571429" calcext:value-type="float">
            <text:p>0.7185714285714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77162019061066" calcext:value-type="float">
            <text:p>0.8771620190610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44590564262695" calcext:value-type="float">
            <text:p>0.7445905642626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47539607596265" calcext:value-type="float">
            <text:p>0.9475396075962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93721144967682" calcext:value-type="float">
            <text:p>0.7937211449676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4736181590004" calcext:value-type="float">
            <text:p>0.6047361815900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705314666666667" calcext:value-type="float">
            <text:p>0.705314666666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4306049822064" calcext:value-type="float">
            <text:p>0.8543060498220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26714891494138" calcext:value-type="float">
            <text:p>0.9267148914941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798019801980198" calcext:value-type="float">
            <text:p>0.7980198019801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92629410711087" calcext:value-type="float">
            <text:p>0.8926294107110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827733333333333" calcext:value-type="float">
            <text:p>0.827733333333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72482269503546" calcext:value-type="float">
            <text:p>0.7724822695035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18077474892396" calcext:value-type="float">
            <text:p>0.7180774748923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60997391129842" calcext:value-type="float">
            <text:p>0.8609973911298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650767841011743" calcext:value-type="float">
            <text:p>0.6507678410117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6190476190476" calcext:value-type="float">
            <text:p>0.7161904761904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79554457387144" calcext:value-type="float">
            <text:p>0.8795544573871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72105126203487" calcext:value-type="float">
            <text:p>0.7721051262034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81733291365019" calcext:value-type="float">
            <text:p>0.9817332913650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67220683287165" calcext:value-type="float">
            <text:p>0.7672206832871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4449329248805" calcext:value-type="float">
            <text:p>0.6044493292488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693676" calcext:value-type="float">
            <text:p>0.6936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7153024911032" calcext:value-type="float">
            <text:p>0.8571530249110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35924472966129" calcext:value-type="float">
            <text:p>0.9359244729661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786228622862286" calcext:value-type="float">
            <text:p>0.7862286228622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77924055167473" calcext:value-type="float">
            <text:p>0.8779240551674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796322666666667" calcext:value-type="float">
            <text:p>0.796322666666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70113475177305" calcext:value-type="float">
            <text:p>0.7701134751773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05651203570859" calcext:value-type="float">
            <text:p>0.7056512035708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1055923473142" calcext:value-type="float">
            <text:p>0.810559234731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581182683621708" calcext:value-type="float">
            <text:p>0.5811826836217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8962962962963" calcext:value-type="float">
            <text:p>0.7189629629629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73373338039769" calcext:value-type="float">
            <text:p>0.8733733380397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50311255229288" calcext:value-type="float">
            <text:p>0.7503112552292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net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49774420312664" calcext:value-type="float">
            <text:p>0.9497744203126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66648199445983" calcext:value-type="float">
            <text:p>0.7666481994459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4656673604128" calcext:value-type="float">
            <text:p>0.6046566736041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706032" calcext:value-type="float">
            <text:p>0.7060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47465401344405" calcext:value-type="float">
            <text:p>0.8474654013444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36464167743789" calcext:value-type="float">
            <text:p>0.9364641677437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791349134913491" calcext:value-type="float">
            <text:p>0.7913491349134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888053018090632" calcext:value-type="float">
            <text:p>0.8880530180906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804177333333333" calcext:value-type="float">
            <text:p>0.804177333333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59893617021277" calcext:value-type="float">
            <text:p>0.7598936170212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15040650406504" calcext:value-type="float">
            <text:p>0.7150406504065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18054719379223" calcext:value-type="float">
            <text:p>0.8180547193792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584490306441526" calcext:value-type="float">
            <text:p>0.5844903064415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9798941798942" calcext:value-type="float">
            <text:p>0.7197989417989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84362866219555" calcext:value-type="float">
            <text:p>0.8843628662195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71602714225665" calcext:value-type="float">
            <text:p>0.771602714225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INT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80012590494177" calcext:value-type="float">
            <text:p>0.9800125904941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Bioresponse</text:p>
          </table:table-cell>
          <table:table-cell table:style-name="ce1" office:value-type="float" office:value="0.79196675900277" calcext:value-type="float">
            <text:p>0.791966759002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Diabetes130US</text:p>
          </table:table-cell>
          <table:table-cell table:style-name="ce1" office:value-type="float" office:value="0.605906975656526" calcext:value-type="float">
            <text:p>0.6059069756565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Higgs</text:p>
          </table:table-cell>
          <table:table-cell table:style-name="ce1" office:value-type="float" office:value="0.713621333333333" calcext:value-type="float">
            <text:p>0.713621333333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agicTelescope</text:p>
          </table:table-cell>
          <table:table-cell table:style-name="ce1" office:value-type="float" office:value="0.859604586793199" calcext:value-type="float">
            <text:p>0.8596045867931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MiniBooNE</text:p>
          </table:table-cell>
          <table:table-cell table:style-name="ce1" office:value-type="float" office:value="0.936802799761143" calcext:value-type="float">
            <text:p>0.9368027997611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bank-marketing</text:p>
          </table:table-cell>
          <table:table-cell table:style-name="ce1" office:value-type="float" office:value="0.803020302030203" calcext:value-type="float">
            <text:p>0.8030203020302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float" office:value="0.901029912233566" calcext:value-type="float">
            <text:p>0.9010299122335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covertype</text:p>
          </table:table-cell>
          <table:table-cell table:style-name="ce1" office:value-type="float" office:value="0.818293333333333" calcext:value-type="float">
            <text:p>0.818293333333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float" office:value="0.77341134751773" calcext:value-type="float">
            <text:p>0.773411347517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default-of-credit-card-clients</text:p>
          </table:table-cell>
          <table:table-cell table:style-name="ce1" office:value-type="float" office:value="0.715566714490674" calcext:value-type="float">
            <text:p>0.7155667144906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float" office:value="0.869335741521172" calcext:value-type="float">
            <text:p>0.8693357415211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eye_movements</text:p>
          </table:table-cell>
          <table:table-cell table:style-name="ce1" office:value-type="float" office:value="0.658828434438191" calcext:value-type="float">
            <text:p>0.6588284344381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heloc</text:p>
          </table:table-cell>
          <table:table-cell table:style-name="ce1" office:value-type="float" office:value="0.717216931216931" calcext:value-type="float">
            <text:p>0.7172169312169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house_16H</text:p>
          </table:table-cell>
          <table:table-cell table:style-name="ce1" office:value-type="float" office:value="0.888002510099227" calcext:value-type="float">
            <text:p>0.8880025100992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jannis</text:p>
          </table:table-cell>
          <table:table-cell table:style-name="ce1" office:value-type="float" office:value="0.778510378510379" calcext:value-type="float">
            <text:p>0.7785103785103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0.981638862658693" calcext:value-type="float">
            <text:p>0.981638862658693</text:p>
          </table:table-cell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_5f_datasets" style:display-name="PageStyle_res_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_5f_datasets_20__28_1_29_" style:display-name="PageStyle_res_datasets (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6334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facf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ef908c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bce87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8cc195"/>
      <style:text-properties fo:font-size="10pt" style:font-size-asian="10pt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6.935cm" svg:height="9.816cm" xlink:href=".." xlink:type="simple" chart:class="chart:bar" chart:column-mapping="0 1 2 3 4 5" chart:style-name="ch1">
        <chart:legend chart:legend-position="end" svg:x="24.54cm" svg:y="3.364cm" style:legend-expansion="high" chart:style-name="ch2"/>
        <chart:plot-area chart:style-name="ch3" table:cell-range-address="Sheet1.A2:Sheet1.K19" chart:data-source-has-labels="both" svg:x="1.598cm" svg:y="0.196cm" svg:width="22.404cm" svg:height="8.394cm">
          <chartooo:coordinate-region svg:x="2.255cm" svg:y="0.196cm" svg:width="21.747cm" svg:height="4.803cm"/>
          <chart:axis chart:dimension="x" chart:name="primary-x" chart:style-name="ch4" chartooo:axis-type="text">
            <chart:title svg:x="12.14cm" svg:y="8.787cm" chart:style-name="ch5">
              <text:p>Dataset</text:p>
            </chart:title>
            <chart:categories table:cell-range-address="Sheet1.A3:Sheet1.A19"/>
          </chart:axis>
          <chart:axis chart:dimension="y" chart:name="primary-y" chart:style-name="ch6">
            <chart:title svg:x="0.451cm" svg:y="5.397cm" chart:style-name="ch7">
              <text:p>% Accuracy</text:p>
            </chart:title>
            <chart:grid chart:style-name="ch8" chart:class="major"/>
          </chart:axis>
          <chart:series chart:style-name="ch9" chart:values-cell-range-address="Sheet1.B3:Sheet1.B19" chart:label-cell-address="Sheet1.B2:Sheet1.B2" chart:class="chart:bar">
            <chart:data-point/>
          </chart:series>
          <chart:series chart:style-name="ch10" chart:values-cell-range-address="Sheet1.C3:Sheet1.C19" chart:label-cell-address="Sheet1.C2:Sheet1.C2" chart:class="chart:bar">
            <chart:data-point chart:repeated="16"/>
          </chart:series>
          <chart:series chart:style-name="ch11" chart:values-cell-range-address="Sheet1.D3:Sheet1.D19" chart:label-cell-address="Sheet1.D2:Sheet1.D2" chart:class="chart:bar">
            <chart:data-point chart:repeated="16"/>
          </chart:series>
          <chart:series chart:style-name="ch12" chart:values-cell-range-address="Sheet1.E3:Sheet1.E19" chart:label-cell-address="Sheet1.E2:Sheet1.E2" chart:class="chart:bar">
            <chart:data-point/>
          </chart:series>
          <chart:series chart:style-name="ch13" chart:values-cell-range-address="Sheet1.F3:Sheet1.F19" chart:label-cell-address="Sheet1.F2:Sheet1.F2" chart:class="chart:bar">
            <chart:data-point/>
          </chart:series>
          <chart:series chart:style-name="ch14" chart:values-cell-range-address="Sheet1.G3:Sheet1.G19" chart:label-cell-address="Sheet1.G2:Sheet1.G2" chart:class="chart:bar">
            <chart:data-point/>
          </chart:series>
          <chart:series chart:style-name="ch15" chart:values-cell-range-address="Sheet1.H3:Sheet1.H19" chart:label-cell-address="Sheet1.H2:Sheet1.H2" chart:class="chart:bar">
            <chart:data-point chart:repeated="16"/>
          </chart:series>
          <chart:series chart:style-name="ch16" chart:values-cell-range-address="Sheet1.I3:Sheet1.I19" chart:label-cell-address="Sheet1.I2:Sheet1.I2" chart:class="chart:bar">
            <chart:data-point chart:repeated="16"/>
          </chart:series>
          <chart:series chart:style-name="ch17" chart:values-cell-range-address="Sheet1.J3:Sheet1.J19" chart:label-cell-address="Sheet1.J2:Sheet1.J2" chart:class="chart:bar">
            <chart:data-point chart:repeated="16"/>
          </chart:series>
          <chart:series chart:style-name="ch18" chart:values-cell-range-address="Sheet1.K3:Sheet1.K19" chart:label-cell-address="Sheet1.K2:Sheet1.K2" chart:class="chart:bar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  <table:table-column table:visibility="collapse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:Sheet1.B2</svg:desc>
                </draw:g>
              </table:table-cell>
              <table:table-cell office:value-type="string">
                <text:p>DLGN</text:p>
                <draw:g>
                  <svg:desc>Sheet1.C2:Sheet1.C2</svg:desc>
                </draw:g>
              </table:table-cell>
              <table:table-cell office:value-type="string">
                <text:p>DLGN VT</text:p>
                <draw:g>
                  <svg:desc>Sheet1.D2:Sheet1.D2</svg:desc>
                </draw:g>
              </table:table-cell>
              <table:table-cell office:value-type="string">
                <text:p/>
                <draw:g>
                  <svg:desc>Sheet1.E2:Sheet1.E2</svg:desc>
                </draw:g>
              </table:table-cell>
              <table:table-cell office:value-type="string">
                <text:p/>
                <draw:g>
                  <svg:desc>Sheet1.F2:Sheet1.F2</svg:desc>
                </draw:g>
              </table:table-cell>
              <table:table-cell office:value-type="string">
                <text:p/>
                <draw:g>
                  <svg:desc>Sheet1.G2:Sheet1.G2</svg:desc>
                </draw:g>
              </table:table-cell>
              <table:table-cell office:value-type="string">
                <text:p>LCN</text:p>
                <draw:g>
                  <svg:desc>Sheet1.H2:Sheet1.H2</svg:desc>
                </draw:g>
              </table:table-cell>
              <table:table-cell office:value-type="string">
                <text:p>LatentTree</text:p>
                <draw:g>
                  <svg:desc>Sheet1.I2:Sheet1.I2</svg:desc>
                </draw:g>
              </table:table-cell>
              <table:table-cell office:value-type="string">
                <text:p>TAO</text:p>
                <draw:g>
                  <svg:desc>Sheet1.J2:Sheet1.J2</svg:desc>
                </draw:g>
              </table:table-cell>
              <table:table-cell office:value-type="string">
                <text:p>SD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lectricity</text:p>
                <draw:g>
                  <svg:desc>Sheet1.A3:Sheet1.A19</svg:desc>
                </draw:g>
              </table:table-cell>
              <table:table-cell office:value-type="float" office:value="NaN">
                <text:p>NaN</text:p>
                <draw:g>
                  <svg:desc>Sheet1.B3:Sheet1.B19</svg:desc>
                </draw:g>
              </table:table-cell>
              <table:table-cell office:value-type="float" office:value="81.99">
                <text:p>81.99</text:p>
                <draw:g>
                  <svg:desc>Sheet1.C3:Sheet1.C19</svg:desc>
                </draw:g>
              </table:table-cell>
              <table:table-cell office:value-type="float" office:value="80.44">
                <text:p>80.44</text:p>
                <draw:g>
                  <svg:desc>Sheet1.D3:Sheet1.D19</svg:desc>
                </draw:g>
              </table:table-cell>
              <table:table-cell office:value-type="float" office:value="NaN">
                <text:p>NaN</text:p>
                <draw:g>
                  <svg:desc>Sheet1.E3:Sheet1.E19</svg:desc>
                </draw:g>
              </table:table-cell>
              <table:table-cell office:value-type="float" office:value="NaN">
                <text:p>NaN</text:p>
                <draw:g>
                  <svg:desc>Sheet1.F3:Sheet1.F19</svg:desc>
                </draw:g>
              </table:table-cell>
              <table:table-cell office:value-type="float" office:value="NaN">
                <text:p>NaN</text:p>
                <draw:g>
                  <svg:desc>Sheet1.G3:Sheet1.G19</svg:desc>
                </draw:g>
              </table:table-cell>
              <table:table-cell office:value-type="float" office:value="69.19">
                <text:p>69.19</text:p>
                <draw:g>
                  <svg:desc>Sheet1.H3:Sheet1.H19</svg:desc>
                </draw:g>
              </table:table-cell>
              <table:table-cell office:value-type="float" office:value="76.61">
                <text:p>76.61</text:p>
                <draw:g>
                  <svg:desc>Sheet1.I3:Sheet1.I19</svg:desc>
                </draw:g>
              </table:table-cell>
              <table:table-cell office:value-type="float" office:value="81.52">
                <text:p>81.52</text:p>
                <draw:g>
                  <svg:desc>Sheet1.J3:Sheet1.J19</svg:desc>
                </draw:g>
              </table:table-cell>
              <table:table-cell office:value-type="float" office:value="76.414">
                <text:p>76.414</text:p>
                <draw:g>
                  <svg:desc>Sheet1.K3:Sheet1.K19</svg:desc>
                </draw:g>
              </table:table-cell>
            </table:table-row>
            <table:table-row>
              <table:table-cell office:value-type="string">
                <text:p>bank-marketing</text:p>
              </table:table-cell>
              <table:table-cell office:value-type="float" office:value="NaN">
                <text:p>NaN</text:p>
              </table:table-cell>
              <table:table-cell office:value-type="float" office:value="78.53">
                <text:p>78.53</text:p>
              </table:table-cell>
              <table:table-cell office:value-type="float" office:value="77.95">
                <text:p>77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95">
                <text:p>72.95</text:p>
              </table:table-cell>
              <table:table-cell office:value-type="float" office:value="77.81">
                <text:p>77.81</text:p>
              </table:table-cell>
              <table:table-cell office:value-type="float" office:value="77.41">
                <text:p>77.41</text:p>
              </table:table-cell>
              <table:table-cell office:value-type="float" office:value="77.768">
                <text:p>77.768</text:p>
              </table:table-cell>
            </table:table-row>
            <table:table-row>
              <table:table-cell office:value-type="string">
                <text:p>Diabetes130US</text:p>
              </table:table-cell>
              <table:table-cell office:value-type="float" office:value="NaN">
                <text:p>NaN</text:p>
              </table:table-cell>
              <table:table-cell office:value-type="float" office:value="61.01">
                <text:p>61.01</text:p>
              </table:table-cell>
              <table:table-cell office:value-type="float" office:value="61.08">
                <text:p>6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87">
                <text:p>58.87</text:p>
              </table:table-cell>
              <table:table-cell office:value-type="float" office:value="60.66">
                <text:p>60.66</text:p>
              </table:table-cell>
              <table:table-cell office:value-type="float" office:value="60.51">
                <text:p>60.51</text:p>
              </table:table-cell>
              <table:table-cell office:value-type="float" office:value="60.835">
                <text:p>60.835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NaN">
                <text:p>NaN</text:p>
              </table:table-cell>
              <table:table-cell office:value-type="float" office:value="88.69">
                <text:p>88.69</text:p>
              </table:table-cell>
              <table:table-cell office:value-type="float" office:value="87.66">
                <text:p>87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74">
                <text:p>67.74</text:p>
              </table:table-cell>
              <table:table-cell office:value-type="float" office:value="85.93">
                <text:p>85.93</text:p>
              </table:table-cell>
              <table:table-cell office:value-type="float" office:value="86.46">
                <text:p>86.46</text:p>
              </table:table-cell>
              <table:table-cell office:value-type="float" office:value="84.656">
                <text:p>84.656</text:p>
              </table:table-cell>
            </table:table-row>
            <table:table-row>
              <table:table-cell office:value-type="string">
                <text:p>credit</text:p>
              </table:table-cell>
              <table:table-cell office:value-type="float" office:value="NaN">
                <text:p>NaN</text:p>
              </table:table-cell>
              <table:table-cell office:value-type="float" office:value="76.42">
                <text:p>76.42</text:p>
              </table:table-cell>
              <table:table-cell office:value-type="float" office:value="75.51">
                <text:p>75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92">
                <text:p>60.92</text:p>
              </table:table-cell>
              <table:table-cell office:value-type="float" office:value="51.32">
                <text:p>51.32</text:p>
              </table:table-cell>
              <table:table-cell office:value-type="float" office:value="76.42">
                <text:p>76.42</text:p>
              </table:table-cell>
              <table:table-cell office:value-type="float" office:value="73.284">
                <text:p>73.284</text:p>
              </table:table-cell>
            </table:table-row>
            <table:table-row>
              <table:table-cell office:value-type="string">
                <text:p>covertype</text:p>
              </table:table-cell>
              <table:table-cell office:value-type="float" office:value="NaN">
                <text:p>NaN</text:p>
              </table:table-cell>
              <table:table-cell office:value-type="float" office:value="94.24">
                <text:p>94.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65">
                <text:p>66.65</text:p>
              </table:table-cell>
              <table:table-cell office:value-type="float" office:value="78.83">
                <text:p>78.83</text:p>
              </table:table-cell>
              <table:table-cell office:value-type="float" office:value="81.86">
                <text:p>81.86</text:p>
              </table:table-cell>
              <table:table-cell office:value-type="float" office:value="82.986">
                <text:p>82.986</text:p>
              </table:table-cell>
            </table:table-row>
            <table:table-row>
              <table:table-cell office:value-type="string">
                <text:p>MagicTelescope</text:p>
              </table:table-cell>
              <table:table-cell office:value-type="float" office:value="NaN">
                <text:p>NaN</text:p>
              </table:table-cell>
              <table:table-cell office:value-type="float" office:value="85.52">
                <text:p>85.52</text:p>
              </table:table-cell>
              <table:table-cell office:value-type="float" office:value="84.7">
                <text:p>8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04">
                <text:p>68.04</text:p>
              </table:table-cell>
              <table:table-cell office:value-type="float" office:value="82.46">
                <text:p>82.46</text:p>
              </table:table-cell>
              <table:table-cell office:value-type="float" office:value="83.49">
                <text:p>83.49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house_16H</text:p>
              </table:table-cell>
              <table:table-cell office:value-type="float" office:value="NaN">
                <text:p>NaN</text:p>
              </table:table-cell>
              <table:table-cell office:value-type="float" office:value="86.66">
                <text:p>86.66</text:p>
              </table:table-cell>
              <table:table-cell office:value-type="float" office:value="86.8">
                <text:p>8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91">
                <text:p>71.91</text:p>
              </table:table-cell>
              <table:table-cell office:value-type="float" office:value="84.93">
                <text:p>84.93</text:p>
              </table:table-cell>
              <table:table-cell office:value-type="float" office:value="85.53">
                <text:p>85.53</text:p>
              </table:table-cell>
              <table:table-cell office:value-type="float" office:value="84.721">
                <text:p>84.721</text:p>
              </table:table-cell>
            </table:table-row>
            <table:table-row>
              <table:table-cell office:value-type="string">
                <text:p>eye_movements</text:p>
              </table:table-cell>
              <table:table-cell office:value-type="float" office:value="NaN">
                <text:p>NaN</text:p>
              </table:table-cell>
              <table:table-cell office:value-type="float" office:value="58.29">
                <text:p>58.29</text:p>
              </table:table-cell>
              <table:table-cell office:value-type="float" office:value="56.72">
                <text:p>56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5">
                <text:p>52.35</text:p>
              </table:table-cell>
              <table:table-cell office:value-type="float" office:value="53.41">
                <text:p>53.41</text:p>
              </table:table-cell>
              <table:table-cell office:value-type="float" office:value="56.47">
                <text:p>56.47</text:p>
              </table:table-cell>
              <table:table-cell office:value-type="float" office:value="55.097">
                <text:p>55.097</text:p>
              </table:table-cell>
            </table:table-row>
            <table:table-row>
              <table:table-cell office:value-type="string">
                <text:p>default-of-credit-card-clients</text:p>
              </table:table-cell>
              <table:table-cell office:value-type="float" office:value="NaN">
                <text:p>NaN</text:p>
              </table:table-cell>
              <table:table-cell office:value-type="float" office:value="70.62">
                <text:p>70.62</text:p>
              </table:table-cell>
              <table:table-cell office:value-type="float" office:value="69.94">
                <text:p>69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13">
                <text:p>64.13</text:p>
              </table:table-cell>
              <table:table-cell office:value-type="float" office:value="67.54">
                <text:p>67.54</text:p>
              </table:table-cell>
              <table:table-cell office:value-type="float" office:value="69.8">
                <text:p>69.8</text:p>
              </table:table-cell>
              <table:table-cell office:value-type="float" office:value="69.763">
                <text:p>69.763</text:p>
              </table:table-cell>
            </table:table-row>
            <table:table-row>
              <table:table-cell office:value-type="string">
                <text:p>heloc</text:p>
              </table:table-cell>
              <table:table-cell office:value-type="float" office:value="NaN">
                <text:p>NaN</text:p>
              </table:table-cell>
              <table:table-cell office:value-type="float" office:value="71.9">
                <text:p>71.9</text:p>
              </table:table-cell>
              <table:table-cell office:value-type="float" office:value="71.95">
                <text:p>71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13">
                <text:p>64.13</text:p>
              </table:table-cell>
              <table:table-cell office:value-type="float" office:value="68.95">
                <text:p>68.95</text:p>
              </table:table-cell>
              <table:table-cell office:value-type="float" office:value="69.95">
                <text:p>69.95</text:p>
              </table:table-cell>
              <table:table-cell office:value-type="float" office:value="71.095">
                <text:p>71.095</text:p>
              </table:table-cell>
            </table:table-row>
            <table:table-row>
              <table:table-cell office:value-type="string">
                <text:p>Higgs</text:p>
              </table:table-cell>
              <table:table-cell office:value-type="float" office:value="NaN">
                <text:p>NaN</text:p>
              </table:table-cell>
              <table:table-cell office:value-type="float" office:value="75.02">
                <text:p>7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34">
                <text:p>53.34</text:p>
              </table:table-cell>
              <table:table-cell office:value-type="float" office:value="71">
                <text:p>71</text:p>
              </table:table-cell>
              <table:table-cell office:value-type="float" office:value="71.57">
                <text:p>71.57</text:p>
              </table:table-cell>
              <table:table-cell office:value-type="float" office:value="71.632">
                <text:p>71.632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NaN">
                <text:p>NaN</text:p>
              </table:table-cell>
              <table:table-cell office:value-type="float" office:value="98.91">
                <text:p>98.91</text:p>
              </table:table-cell>
              <table:table-cell office:value-type="float" office:value="98.54">
                <text:p>98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">
                <text:p>83.9</text:p>
              </table:table-cell>
              <table:table-cell office:value-type="float" office:value="98.25">
                <text:p>98.25</text:p>
              </table:table-cell>
              <table:table-cell office:value-type="float" office:value="97.83">
                <text:p>97.83</text:p>
              </table:table-cell>
              <table:table-cell office:value-type="float" office:value="97.686">
                <text:p>97.686</text:p>
              </table:table-cell>
            </table:table-row>
            <table:table-row>
              <table:table-cell office:value-type="string">
                <text:p>MiniBooNE</text:p>
              </table:table-cell>
              <table:table-cell office:value-type="float" office:value="NaN">
                <text:p>NaN</text:p>
              </table:table-cell>
              <table:table-cell office:value-type="float" office:value="93.66">
                <text:p>93.66</text:p>
              </table:table-cell>
              <table:table-cell office:value-type="float" office:value="93.67">
                <text:p>9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56">
                <text:p>69.56</text:p>
              </table:table-cell>
              <table:table-cell office:value-type="float" office:value="89.97">
                <text:p>89.97</text:p>
              </table:table-cell>
              <table:table-cell office:value-type="float" office:value="91.98">
                <text:p>91.98</text:p>
              </table:table-cell>
              <table:table-cell office:value-type="float" office:value="88.885">
                <text:p>88.885</text:p>
              </table:table-cell>
            </table:table-row>
            <table:table-row>
              <table:table-cell office:value-type="string">
                <text:p>jannis</text:p>
              </table:table-cell>
              <table:table-cell office:value-type="float" office:value="NaN">
                <text:p>NaN</text:p>
              </table:table-cell>
              <table:table-cell office:value-type="float" office:value="78.87">
                <text:p>78.87</text:p>
              </table:table-cell>
              <table:table-cell office:value-type="float" office:value="78.18">
                <text:p>78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28">
                <text:p>64.28</text:p>
              </table:table-cell>
              <table:table-cell office:value-type="float" office:value="74.96">
                <text:p>74.96</text:p>
              </table:table-cell>
              <table:table-cell office:value-type="float" office:value="76.8">
                <text:p>76.8</text:p>
              </table:table-cell>
              <table:table-cell office:value-type="float" office:value="77.845">
                <text:p>77.845</text:p>
              </table:table-cell>
            </table:table-row>
            <table:table-row>
              <table:table-cell office:value-type="string">
                <text:p>Bioresponse</text:p>
              </table:table-cell>
              <table:table-cell office:value-type="float" office:value="NaN">
                <text:p>NaN</text:p>
              </table:table-cell>
              <table:table-cell office:value-type="float" office:value="77.29">
                <text:p>77.29</text:p>
              </table:table-cell>
              <table:table-cell office:value-type="float" office:value="77.84">
                <text:p>77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69.67">
                <text:p>69.67</text:p>
              </table:table-cell>
              <table:table-cell office:value-type="float" office:value="69.25">
                <text:p>69.25</text:p>
              </table:table-cell>
              <table:table-cell office:value-type="float" office:value="76.87">
                <text:p>76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Sheet7.W72:Sheet7.X87" chart:data-source-has-labels="column" svg:x="1.377cm" svg:y="0.196cm" svg:width="11.329cm" svg:height="8.394cm">
          <chartooo:coordinate-region svg:x="2.065cm" svg:y="0.196cm" svg:width="10.073cm" svg:height="6.842cm"/>
          <chart:axis chart:dimension="x" chart:name="primary-x" chart:style-name="ch4" chartooo:axis-type="text">
            <chart:title svg:x="6.381cm" svg:y="8.787cm" chart:style-name="ch5">
              <text:p>Dataset</text:p>
            </chart:title>
            <chart:categories table:cell-range-address="Sheet7.W72:Sheet7.W87"/>
          </chart:axis>
          <chart:axis chart:dimension="y" chart:name="primary-y" chart:style-name="ch6">
            <chart:title svg:x="0.451cm" svg:y="6.495cm" chart:style-name="ch7">
              <text:p>DLGN acc % - max acc %</text:p>
            </chart:title>
            <chart:grid chart:style-name="ch8" chart:class="major"/>
          </chart:axis>
          <chart:series chart:style-name="ch9" chart:values-cell-range-address="Sheet7.X72:Sheet7.X87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Sheet7.W72:Sheet7.W87</svg:desc>
                </draw:g>
              </table:table-cell>
              <table:table-cell office:value-type="float" office:value="NaN">
                <text:p>NaN</text:p>
                <draw:g>
                  <svg:desc>Sheet7.X72:Sheet7.X87</svg:desc>
                </draw:g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maximum="9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squar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113cm" svg:height="9.975cm" xlink:href=".." xlink:type="simple" chart:class="chart:scatter" chart:style-name="ch1">
        <chart:legend chart:legend-position="end" svg:x="13.876cm" svg:y="4.688cm" style:legend-expansion="high" chart:style-name="ch2"/>
        <chart:plot-area chart:style-name="ch3" table:cell-range-address="Sheet7.Z7:Sheet7.AA10 Sheet7.AA6:Sheet7.AA6" chart:data-source-has-labels="row" svg:x="0.322cm" svg:y="0.199cm" svg:width="13.232cm" svg:height="8.547cm">
          <chartooo:coordinate-region svg:x="0.793cm" svg:y="0.398cm" svg:width="12.521cm" svg:height="7.851cm"/>
          <chart:axis chart:dimension="x" chart:name="primary-x" chart:style-name="ch4">
            <chart:title svg:x="6.278cm" svg:y="8.946cm" chart:style-name="ch5">
              <text:p>Dataset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7.AA7:Sheet7.AA10" chart:label-cell-address="Sheet7.AA6:Sheet7.AA6" chart:class="chart:scatter">
            <chart:domain table:cell-range-address="Sheet7.Z7:Sheet7.Z10"/>
            <chart:data-point chart:repeated="2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electricity</text:p>
                <draw:g>
                  <svg:desc>Sheet7.AA6:Sheet7.A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7.Z7:Sheet7.Z10</svg:desc>
                </draw:g>
              </table:table-cell>
              <table:table-cell office:value-type="float" office:value="81.99">
                <text:p>81.99</text:p>
                <draw:g>
                  <svg:desc>Sheet7.AA7:Sheet7.A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0.5469620096522">
                <text:p>80.5469620096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6.93">
                <text:p>86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.8539784680113">
                <text:p>79.8539784680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